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31314" calcext:value-type="float">
            <text:p>0.2313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2114" calcext:value-type="float">
            <text:p>0.292114</text:p>
          </table:table-cell>
          <table:table-cell table:number-columns-repeated="3" office:value-type="float" office:value="0.328" calcext:value-type="float">
            <text:p>0.328</text:p>
          </table:table-cell>
          <table:table-cell office:value-type="float" office:value="0.372343" calcext:value-type="float">
            <text:p>0.37234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47771" calcext:value-type="float">
            <text:p>0.4477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339954" calcext:value-type="float">
            <text:p>0.3399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243429" calcext:value-type="float">
            <text:p>0.2434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286" calcext:value-type="float">
            <text:p>0.306286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352686" calcext:value-type="float">
            <text:p>0.352686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74971" calcext:value-type="float">
            <text:p>0.4749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350537" calcext:value-type="float">
            <text:p>0.3505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48914" calcext:value-type="float">
            <text:p>0.2489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2743" calcext:value-type="float">
            <text:p>0.322743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2571" calcext:value-type="float">
            <text:p>0.332571</text:p>
          </table:table-cell>
          <table:table-cell office:value-type="float" office:value="0.396571" calcext:value-type="float">
            <text:p>0.396571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521829" calcext:value-type="float">
            <text:p>0.521829</text:p>
          </table:table-cell>
          <table:table-cell office:value-type="float" office:value="0.656" calcext:value-type="float">
            <text:p>0.656</text:p>
          </table:table-cell>
          <table:table-cell office:value-type="float" office:value="0.362263" calcext:value-type="float">
            <text:p>0.3622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3657" calcext:value-type="float">
            <text:p>0.2836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3943" calcext:value-type="float">
            <text:p>0.333943</text:p>
          </table:table-cell>
          <table:table-cell office:value-type="float" office:value="0.395429" calcext:value-type="float">
            <text:p>0.39542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524571" calcext:value-type="float">
            <text:p>0.524571</text:p>
          </table:table-cell>
          <table:table-cell office:value-type="float" office:value="0.656" calcext:value-type="float">
            <text:p>0.656</text:p>
          </table:table-cell>
          <table:table-cell office:value-type="float" office:value="0.37216" calcext:value-type="float">
            <text:p>0.372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71086" calcext:value-type="float">
            <text:p>0.271086</text:p>
          </table:table-cell>
          <table:table-cell office:value-type="float" office:value="0.310171" calcext:value-type="float">
            <text:p>0.3101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2171" calcext:value-type="float">
            <text:p>0.382171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15086" calcext:value-type="float">
            <text:p>0.415086</text:p>
          </table:table-cell>
          <table:table-cell office:value-type="float" office:value="0.569829" calcext:value-type="float">
            <text:p>0.569829</text:p>
          </table:table-cell>
          <table:table-cell office:value-type="float" office:value="0.672" calcext:value-type="float">
            <text:p>0.672</text:p>
          </table:table-cell>
          <table:table-cell office:value-type="float" office:value="0.387634" calcext:value-type="float">
            <text:p>0.3876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6" calcext:value-type="float">
            <text:p>0.136</text:p>
          </table:table-cell>
          <table:table-cell office:value-type="float" office:value="0.262857" calcext:value-type="float">
            <text:p>0.262857</text:p>
          </table:table-cell>
          <table:table-cell office:value-type="float" office:value="0.322057" calcext:value-type="float">
            <text:p>0.322057</text:p>
          </table:table-cell>
          <table:table-cell office:value-type="float" office:value="0.335314" calcext:value-type="float">
            <text:p>0.335314</text:p>
          </table:table-cell>
          <table:table-cell office:value-type="float" office:value="0.399314" calcext:value-type="float">
            <text:p>0.399314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51886" calcext:value-type="float">
            <text:p>0.451886</text:p>
          </table:table-cell>
          <table:table-cell office:value-type="float" office:value="0.597714" calcext:value-type="float">
            <text:p>0.597714</text:p>
          </table:table-cell>
          <table:table-cell office:value-type="float" office:value="0.672" calcext:value-type="float">
            <text:p>0.672</text:p>
          </table:table-cell>
          <table:table-cell office:value-type="float" office:value="0.396914" calcext:value-type="float">
            <text:p>0.3969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74971" calcext:value-type="float">
            <text:p>0.27497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08" calcext:value-type="float">
            <text:p>0.3808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610743" calcext:value-type="float">
            <text:p>0.610743</text:p>
          </table:table-cell>
          <table:table-cell office:value-type="float" office:value="0.672" calcext:value-type="float">
            <text:p>0.672</text:p>
          </table:table-cell>
          <table:table-cell office:value-type="float" office:value="0.404731" calcext:value-type="float">
            <text:p>0.4047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6" calcext:value-type="float">
            <text:p>0.216</text:p>
          </table:table-cell>
          <table:table-cell office:value-type="float" office:value="0.287086" calcext:value-type="float">
            <text:p>0.287086</text:p>
          </table:table-cell>
          <table:table-cell office:value-type="float" office:value="0.338286" calcext:value-type="float">
            <text:p>0.338286</text:p>
          </table:table-cell>
          <table:table-cell table:number-columns-repeated="6" office:value-type="float" office:value="0.4" calcext:value-type="float">
            <text:p>0.4</text:p>
          </table:table-cell>
          <table:table-cell office:value-type="float" office:value="0.482971" calcext:value-type="float">
            <text:p>0.482971</text:p>
          </table:table-cell>
          <table:table-cell office:value-type="float" office:value="0.638629" calcext:value-type="float">
            <text:p>0.638629</text:p>
          </table:table-cell>
          <table:table-cell office:value-type="float" office:value="0.672" calcext:value-type="float">
            <text:p>0.672</text:p>
          </table:table-cell>
          <table:table-cell office:value-type="float" office:value="0.414697" calcext:value-type="float">
            <text:p>0.4146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4" calcext:value-type="float">
            <text:p>0.264</text:p>
          </table:table-cell>
          <table:table-cell office:value-type="float" office:value="0.289829" calcext:value-type="float">
            <text:p>0.289829</text:p>
          </table:table-cell>
          <table:table-cell office:value-type="float" office:value="0.3472" calcext:value-type="float">
            <text:p>0.3472</text:p>
          </table:table-cell>
          <table:table-cell table:number-columns-repeated="6" office:value-type="float" office:value="0.4" calcext:value-type="float">
            <text:p>0.4</text:p>
          </table:table-cell>
          <table:table-cell office:value-type="float" office:value="0.470171" calcext:value-type="float">
            <text:p>0.470171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672" calcext:value-type="float">
            <text:p>0.672</text:p>
          </table:table-cell>
          <table:table-cell office:value-type="float" office:value="0.414469" calcext:value-type="float">
            <text:p>0.4144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359543" calcext:value-type="float">
            <text:p>0.359543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00229" calcext:value-type="float">
            <text:p>0.400229</text:p>
          </table:table-cell>
          <table:table-cell office:value-type="float" office:value="0.500343" calcext:value-type="float">
            <text:p>0.500343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72" calcext:value-type="float">
            <text:p>0.672</text:p>
          </table:table-cell>
          <table:table-cell office:value-type="float" office:value="0.418286" calcext:value-type="float">
            <text:p>0.4182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8" calcext:value-type="float">
            <text:p>0.208</text:p>
          </table:table-cell>
          <table:table-cell office:value-type="float" office:value="0.269486" calcext:value-type="float">
            <text:p>0.269486</text:p>
          </table:table-cell>
          <table:table-cell office:value-type="float" office:value="0.342629" calcext:value-type="float">
            <text:p>0.342629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05486" calcext:value-type="float">
            <text:p>0.405486</text:p>
          </table:table-cell>
          <table:table-cell office:value-type="float" office:value="0.534629" calcext:value-type="float">
            <text:p>0.534629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688" calcext:value-type="float">
            <text:p>0.688</text:p>
          </table:table-cell>
          <table:table-cell office:value-type="float" office:value="0.420411" calcext:value-type="float">
            <text:p>0.4204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65714" calcext:value-type="float">
            <text:p>0.365714</text:p>
          </table:table-cell>
          <table:table-cell table:number-columns-repeated="5" office:value-type="float" office:value="0.4" calcext:value-type="float">
            <text:p>0.4</text:p>
          </table:table-cell>
          <table:table-cell office:value-type="float" office:value="0.453029" calcext:value-type="float">
            <text:p>0.453029</text:p>
          </table:table-cell>
          <table:table-cell office:value-type="float" office:value="0.590629" calcext:value-type="float">
            <text:p>0.590629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704" calcext:value-type="float">
            <text:p>0.704</text:p>
          </table:table-cell>
          <table:table-cell office:value-type="float" office:value="0.435657" calcext:value-type="float">
            <text:p>0.4356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87086" calcext:value-type="float">
            <text:p>0.287086</text:p>
          </table:table-cell>
          <table:table-cell office:value-type="float" office:value="0.355429" calcext:value-type="float">
            <text:p>0.35542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503086" calcext:value-type="float">
            <text:p>0.503086</text:p>
          </table:table-cell>
          <table:table-cell office:value-type="float" office:value="0.608686" calcext:value-type="float">
            <text:p>0.608686</text:p>
          </table:table-cell>
          <table:table-cell office:value-type="float" office:value="0.661486" calcext:value-type="float">
            <text:p>0.661486</text:p>
          </table:table-cell>
          <table:table-cell office:value-type="float" office:value="0.704" calcext:value-type="float">
            <text:p>0.704</text:p>
          </table:table-cell>
          <table:table-cell office:value-type="float" office:value="0.442537" calcext:value-type="float">
            <text:p>0.4425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7543" calcext:value-type="float">
            <text:p>0.287543</text:p>
          </table:table-cell>
          <table:table-cell office:value-type="float" office:value="0.374857" calcext:value-type="float">
            <text:p>0.374857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445714" calcext:value-type="float">
            <text:p>0.445714</text:p>
          </table:table-cell>
          <table:table-cell office:value-type="float" office:value="0.548343" calcext:value-type="float">
            <text:p>0.548343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63543" calcext:value-type="float">
            <text:p>0.663543</text:p>
          </table:table-cell>
          <table:table-cell office:value-type="float" office:value="0.704" calcext:value-type="float">
            <text:p>0.704</text:p>
          </table:table-cell>
          <table:table-cell office:value-type="float" office:value="0.455406" calcext:value-type="float">
            <text:p>0.4554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9429" calcext:value-type="float">
            <text:p>0.299429</text:p>
          </table:table-cell>
          <table:table-cell office:value-type="float" office:value="0.380343" calcext:value-type="float">
            <text:p>0.380343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08457" calcext:value-type="float">
            <text:p>0.408457</text:p>
          </table:table-cell>
          <table:table-cell office:value-type="float" office:value="0.495314" calcext:value-type="float">
            <text:p>0.495314</text:p>
          </table:table-cell>
          <table:table-cell office:value-type="float" office:value="0.599086" calcext:value-type="float">
            <text:p>0.599086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65829" calcext:value-type="float">
            <text:p>0.665829</text:p>
          </table:table-cell>
          <table:table-cell office:value-type="float" office:value="0.704" calcext:value-type="float">
            <text:p>0.704</text:p>
          </table:table-cell>
          <table:table-cell office:value-type="float" office:value="0.469349" calcext:value-type="float">
            <text:p>0.4693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2743" calcext:value-type="float">
            <text:p>0.282743</text:p>
          </table:table-cell>
          <table:table-cell office:value-type="float" office:value="0.344" calcext:value-type="float">
            <text:p>0.34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19657" calcext:value-type="float">
            <text:p>0.419657</text:p>
          </table:table-cell>
          <table:table-cell office:value-type="float" office:value="0.509486" calcext:value-type="float">
            <text:p>0.509486</text:p>
          </table:table-cell>
          <table:table-cell office:value-type="float" office:value="0.608914" calcext:value-type="float">
            <text:p>0.608914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04" calcext:value-type="float">
            <text:p>0.704</text:p>
          </table:table-cell>
          <table:table-cell office:value-type="float" office:value="0.46768" calcext:value-type="float">
            <text:p>0.467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4171" calcext:value-type="float">
            <text:p>0.294171</text:p>
          </table:table-cell>
          <table:table-cell office:value-type="float" office:value="0.349714" calcext:value-type="float">
            <text:p>0.349714</text:p>
          </table:table-cell>
          <table:table-cell office:value-type="float" office:value="0.399543" calcext:value-type="float">
            <text:p>0.39954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22857" calcext:value-type="float">
            <text:p>0.422857</text:p>
          </table:table-cell>
          <table:table-cell office:value-type="float" office:value="0.521143" calcext:value-type="float">
            <text:p>0.521143</text:p>
          </table:table-cell>
          <table:table-cell office:value-type="float" office:value="0.610057" calcext:value-type="float">
            <text:p>0.610057</text:p>
          </table:table-cell>
          <table:table-cell office:value-type="float" office:value="0.646629" calcext:value-type="float">
            <text:p>0.646629</text:p>
          </table:table-cell>
          <table:table-cell office:value-type="float" office:value="0.666057" calcext:value-type="float">
            <text:p>0.666057</text:p>
          </table:table-cell>
          <table:table-cell office:value-type="float" office:value="0.704" calcext:value-type="float">
            <text:p>0.704</text:p>
          </table:table-cell>
          <table:table-cell office:value-type="float" office:value="0.471017" calcext:value-type="float">
            <text:p>0.4710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057" calcext:value-type="float">
            <text:p>0.306057</text:p>
          </table:table-cell>
          <table:table-cell office:value-type="float" office:value="0.362743" calcext:value-type="float">
            <text:p>0.362743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42743" calcext:value-type="float">
            <text:p>0.442743</text:p>
          </table:table-cell>
          <table:table-cell office:value-type="float" office:value="0.557029" calcext:value-type="float">
            <text:p>0.55702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69029" calcext:value-type="float">
            <text:p>0.669029</text:p>
          </table:table-cell>
          <table:table-cell office:value-type="float" office:value="0.688" calcext:value-type="float">
            <text:p>0.688</text:p>
          </table:table-cell>
          <table:table-cell office:value-type="float" office:value="0.481897" calcext:value-type="float">
            <text:p>0.48189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4914" calcext:value-type="float">
            <text:p>0.304914</text:p>
          </table:table-cell>
          <table:table-cell office:value-type="float" office:value="0.375543" calcext:value-type="float">
            <text:p>0.375543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452343" calcext:value-type="float">
            <text:p>0.452343</text:p>
          </table:table-cell>
          <table:table-cell office:value-type="float" office:value="0.569371" calcext:value-type="float">
            <text:p>0.569371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736" calcext:value-type="float">
            <text:p>0.736</text:p>
          </table:table-cell>
          <table:table-cell office:value-type="float" office:value="0.48544" calcext:value-type="float">
            <text:p>0.485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0.307429" calcext:value-type="float">
            <text:p>0.307429</text:p>
          </table:table-cell>
          <table:table-cell office:value-type="float" office:value="0.395429" calcext:value-type="float">
            <text:p>0.39542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07771" calcext:value-type="float">
            <text:p>0.407771</text:p>
          </table:table-cell>
          <table:table-cell office:value-type="float" office:value="0.498514" calcext:value-type="float">
            <text:p>0.498514</text:p>
          </table:table-cell>
          <table:table-cell office:value-type="float" office:value="0.586743" calcext:value-type="float">
            <text:p>0.586743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904" calcext:value-type="float">
            <text:p>0.904</text:p>
          </table:table-cell>
          <table:table-cell office:value-type="float" office:value="0.496846" calcext:value-type="float">
            <text:p>0.4968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95886" calcext:value-type="float">
            <text:p>0.39588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10857" calcext:value-type="float">
            <text:p>0.510857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627429" calcext:value-type="float">
            <text:p>0.627429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90057" calcext:value-type="float">
            <text:p>0.690057</text:p>
          </table:table-cell>
          <table:table-cell office:value-type="float" office:value="0.904" calcext:value-type="float">
            <text:p>0.904</text:p>
          </table:table-cell>
          <table:table-cell office:value-type="float" office:value="0.497623" calcext:value-type="float">
            <text:p>0.49762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0914" calcext:value-type="float">
            <text:p>0.320914</text:p>
          </table:table-cell>
          <table:table-cell office:value-type="float" office:value="0.395886" calcext:value-type="float">
            <text:p>0.39588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34286" calcext:value-type="float">
            <text:p>0.434286</text:p>
          </table:table-cell>
          <table:table-cell office:value-type="float" office:value="0.513371" calcext:value-type="float">
            <text:p>0.513371</text:p>
          </table:table-cell>
          <table:table-cell office:value-type="float" office:value="0.581943" calcext:value-type="float">
            <text:p>0.581943</text:p>
          </table:table-cell>
          <table:table-cell office:value-type="float" office:value="0.627429" calcext:value-type="float">
            <text:p>0.627429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904" calcext:value-type="float">
            <text:p>0.904</text:p>
          </table:table-cell>
          <table:table-cell office:value-type="float" office:value="0.502766" calcext:value-type="float">
            <text:p>0.5027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293257" calcext:value-type="float">
            <text:p>0.293257</text:p>
          </table:table-cell>
          <table:table-cell office:value-type="float" office:value="0.3824" calcext:value-type="float">
            <text:p>0.382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4629" calcext:value-type="float">
            <text:p>0.414629</text:p>
          </table:table-cell>
          <table:table-cell office:value-type="float" office:value="0.496229" calcext:value-type="float">
            <text:p>0.496229</text:p>
          </table:table-cell>
          <table:table-cell office:value-type="float" office:value="0.575086" calcext:value-type="float">
            <text:p>0.575086</text:p>
          </table:table-cell>
          <table:table-cell office:value-type="float" office:value="0.624914" calcext:value-type="float">
            <text:p>0.624914</text:p>
          </table:table-cell>
          <table:table-cell office:value-type="float" office:value="0.651429" calcext:value-type="float">
            <text:p>0.651429</text:p>
          </table:table-cell>
          <table:table-cell office:value-type="float" office:value="0.709943" calcext:value-type="float">
            <text:p>0.7099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494789" calcext:value-type="float">
            <text:p>0.49478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3143" calcext:value-type="float">
            <text:p>0.313143</text:p>
          </table:table-cell>
          <table:table-cell office:value-type="float" office:value="0.382171" calcext:value-type="float">
            <text:p>0.382171</text:p>
          </table:table-cell>
          <table:table-cell office:value-type="float" office:value="0.4" calcext:value-type="float">
            <text:p>0.4</text:p>
          </table:table-cell>
          <table:table-cell office:value-type="float" office:value="0.410743" calcext:value-type="float">
            <text:p>0.410743</text:p>
          </table:table-cell>
          <table:table-cell office:value-type="float" office:value="0.474743" calcext:value-type="float">
            <text:p>0.474743</text:p>
          </table:table-cell>
          <table:table-cell office:value-type="float" office:value="0.544457" calcext:value-type="float">
            <text:p>0.544457</text:p>
          </table:table-cell>
          <table:table-cell office:value-type="float" office:value="0.601829" calcext:value-type="float">
            <text:p>0.601829</text:p>
          </table:table-cell>
          <table:table-cell office:value-type="float" office:value="0.638171" calcext:value-type="float">
            <text:p>0.638171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728914" calcext:value-type="float">
            <text:p>0.7289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515246" calcext:value-type="float">
            <text:p>0.5152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11543" calcext:value-type="float">
            <text:p>0.311543</text:p>
          </table:table-cell>
          <table:table-cell office:value-type="float" office:value="0.384457" calcext:value-type="float">
            <text:p>0.384457</text:p>
          </table:table-cell>
          <table:table-cell office:value-type="float" office:value="0.4" calcext:value-type="float">
            <text:p>0.4</text:p>
          </table:table-cell>
          <table:table-cell office:value-type="float" office:value="0.413486" calcext:value-type="float">
            <text:p>0.4134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618971" calcext:value-type="float">
            <text:p>0.618971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740571" calcext:value-type="float">
            <text:p>0.7405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523291" calcext:value-type="float">
            <text:p>0.52329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1771" calcext:value-type="float">
            <text:p>0.311771</text:p>
          </table:table-cell>
          <table:table-cell office:value-type="float" office:value="0.384" calcext:value-type="float">
            <text:p>0.384</text:p>
          </table:table-cell>
          <table:table-cell office:value-type="float" office:value="0.4" calcext:value-type="float">
            <text:p>0.4</text:p>
          </table:table-cell>
          <table:table-cell office:value-type="float" office:value="0.413714" calcext:value-type="float">
            <text:p>0.413714</text:p>
          </table:table-cell>
          <table:table-cell office:value-type="float" office:value="0.490514" calcext:value-type="float">
            <text:p>0.490514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3086" calcext:value-type="float">
            <text:p>0.623086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60343" calcext:value-type="float">
            <text:p>0.660343</text:p>
          </table:table-cell>
          <table:table-cell office:value-type="float" office:value="0.748343" calcext:value-type="float">
            <text:p>0.7483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525074" calcext:value-type="float">
            <text:p>0.5250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0171" calcext:value-type="float">
            <text:p>0.310171</text:p>
          </table:table-cell>
          <table:table-cell office:value-type="float" office:value="0.375543" calcext:value-type="float">
            <text:p>0.375543</text:p>
          </table:table-cell>
          <table:table-cell office:value-type="float" office:value="0.4" calcext:value-type="float">
            <text:p>0.4</text:p>
          </table:table-cell>
          <table:table-cell office:value-type="float" office:value="0.402057" calcext:value-type="float">
            <text:p>0.402057</text:p>
          </table:table-cell>
          <table:table-cell office:value-type="float" office:value="0.480686" calcext:value-type="float">
            <text:p>0.480686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4686" calcext:value-type="float">
            <text:p>0.624686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661486" calcext:value-type="float">
            <text:p>0.661486</text:p>
          </table:table-cell>
          <table:table-cell office:value-type="float" office:value="0.752229" calcext:value-type="float">
            <text:p>0.7522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52256" calcext:value-type="float">
            <text:p>0.522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4" calcext:value-type="float">
            <text:p>0.4</text:p>
          </table:table-cell>
          <table:table-cell office:value-type="float" office:value="0.402286" calcext:value-type="float">
            <text:p>0.402286</text:p>
          </table:table-cell>
          <table:table-cell office:value-type="float" office:value="0.447086" calcext:value-type="float">
            <text:p>0.447086</text:p>
          </table:table-cell>
          <table:table-cell office:value-type="float" office:value="0.542171" calcext:value-type="float">
            <text:p>0.542171</text:p>
          </table:table-cell>
          <table:table-cell office:value-type="float" office:value="0.613943" calcext:value-type="float">
            <text:p>0.613943</text:p>
          </table:table-cell>
          <table:table-cell office:value-type="float" office:value="0.642514" calcext:value-type="float">
            <text:p>0.642514</text:p>
          </table:table-cell>
          <table:table-cell office:value-type="float" office:value="0.662171" calcext:value-type="float">
            <text:p>0.662171</text:p>
          </table:table-cell>
          <table:table-cell office:value-type="float" office:value="0.757943" calcext:value-type="float">
            <text:p>0.7579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514811" calcext:value-type="float">
            <text:p>0.5148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3968" calcext:value-type="float">
            <text:p>0.3968</text:p>
          </table:table-cell>
          <table:table-cell office:value-type="float" office:value="0.4" calcext:value-type="float">
            <text:p>0.4</text:p>
          </table:table-cell>
          <table:table-cell office:value-type="float" office:value="0.410743" calcext:value-type="float">
            <text:p>0.410743</text:p>
          </table:table-cell>
          <table:table-cell office:value-type="float" office:value="0.474743" calcext:value-type="float">
            <text:p>0.474743</text:p>
          </table:table-cell>
          <table:table-cell office:value-type="float" office:value="0.565943" calcext:value-type="float">
            <text:p>0.565943</text:p>
          </table:table-cell>
          <table:table-cell office:value-type="float" office:value="0.619429" calcext:value-type="float">
            <text:p>0.619429</text:p>
          </table:table-cell>
          <table:table-cell office:value-type="float" office:value="0.645029" calcext:value-type="float">
            <text:p>0.645029</text:p>
          </table:table-cell>
          <table:table-cell office:value-type="float" office:value="0.661714" calcext:value-type="float">
            <text:p>0.661714</text:p>
          </table:table-cell>
          <table:table-cell office:value-type="float" office:value="0.778514" calcext:value-type="float">
            <text:p>0.7785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528251" calcext:value-type="float">
            <text:p>0.52825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4514" calcext:value-type="float">
            <text:p>0.354514</text:p>
          </table:table-cell>
          <table:table-cell office:value-type="float" office:value="0.4" calcext:value-type="float">
            <text:p>0.4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432686" calcext:value-type="float">
            <text:p>0.432686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8514" calcext:value-type="float">
            <text:p>0.578514</text:p>
          </table:table-cell>
          <table:table-cell office:value-type="float" office:value="0.627429" calcext:value-type="float">
            <text:p>0.627429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64457" calcext:value-type="float">
            <text:p>0.664457</text:p>
          </table:table-cell>
          <table:table-cell office:value-type="float" office:value="0.795657" calcext:value-type="float">
            <text:p>0.795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541006" calcext:value-type="float">
            <text:p>0.54100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3829" calcext:value-type="float">
            <text:p>0.313829</text:p>
          </table:table-cell>
          <table:table-cell office:value-type="float" office:value="0.399543" calcext:value-type="float">
            <text:p>0.399543</text:p>
          </table:table-cell>
          <table:table-cell office:value-type="float" office:value="0.402743" calcext:value-type="float">
            <text:p>0.402743</text:p>
          </table:table-cell>
          <table:table-cell office:value-type="float" office:value="0.450057" calcext:value-type="float">
            <text:p>0.450057</text:p>
          </table:table-cell>
          <table:table-cell office:value-type="float" office:value="0.525486" calcext:value-type="float">
            <text:p>0.525486</text:p>
          </table:table-cell>
          <table:table-cell office:value-type="float" office:value="0.581486" calcext:value-type="float">
            <text:p>0.581486</text:p>
          </table:table-cell>
          <table:table-cell office:value-type="float" office:value="0.626057" calcext:value-type="float">
            <text:p>0.626057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541646" calcext:value-type="float">
            <text:p>0.5416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95886" calcext:value-type="float">
            <text:p>0.39588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78171" calcext:value-type="float">
            <text:p>0.478171</text:p>
          </table:table-cell>
          <table:table-cell office:value-type="float" office:value="0.549257" calcext:value-type="float">
            <text:p>0.549257</text:p>
          </table:table-cell>
          <table:table-cell office:value-type="float" office:value="0.605943" calcext:value-type="float">
            <text:p>0.605943</text:p>
          </table:table-cell>
          <table:table-cell office:value-type="float" office:value="0.634971" calcext:value-type="float">
            <text:p>0.634971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21486" calcext:value-type="float">
            <text:p>0.821486</text:p>
          </table:table-cell>
          <table:table-cell office:value-type="float" office:value="0.92" calcext:value-type="float">
            <text:p>0.92</text:p>
          </table:table-cell>
          <table:table-cell office:value-type="float" office:value="0.551657" calcext:value-type="float">
            <text:p>0.5516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7771" calcext:value-type="float">
            <text:p>0.327771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471771" calcext:value-type="float">
            <text:p>0.471771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612114" calcext:value-type="float">
            <text:p>0.612114</text:p>
          </table:table-cell>
          <table:table-cell office:value-type="float" office:value="0.635886" calcext:value-type="float">
            <text:p>0.635886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67657" calcext:value-type="float">
            <text:p>0.667657</text:p>
          </table:table-cell>
          <table:table-cell office:value-type="float" office:value="0.818743" calcext:value-type="float">
            <text:p>0.818743</text:p>
          </table:table-cell>
          <table:table-cell office:value-type="float" office:value="0.92" calcext:value-type="float">
            <text:p>0.92</text:p>
          </table:table-cell>
          <table:table-cell office:value-type="float" office:value="0.55376" calcext:value-type="float">
            <text:p>0.5537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64" calcext:value-type="float">
            <text:p>0.264</text:p>
          </table:table-cell>
          <table:table-cell office:value-type="float" office:value="0.324571" calcext:value-type="float">
            <text:p>0.324571</text:p>
          </table:table-cell>
          <table:table-cell office:value-type="float" office:value="0.399086" calcext:value-type="float">
            <text:p>0.399086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76114" calcext:value-type="float">
            <text:p>0.476114</text:p>
          </table:table-cell>
          <table:table-cell office:value-type="float" office:value="0.540343" calcext:value-type="float">
            <text:p>0.540343</text:p>
          </table:table-cell>
          <table:table-cell office:value-type="float" office:value="0.602971" calcext:value-type="float">
            <text:p>0.602971</text:p>
          </table:table-cell>
          <table:table-cell office:value-type="float" office:value="0.632457" calcext:value-type="float">
            <text:p>0.632457</text:p>
          </table:table-cell>
          <table:table-cell office:value-type="float" office:value="0.650057" calcext:value-type="float">
            <text:p>0.650057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815771" calcext:value-type="float">
            <text:p>0.815771</text:p>
          </table:table-cell>
          <table:table-cell office:value-type="float" office:value="0.92" calcext:value-type="float">
            <text:p>0.92</text:p>
          </table:table-cell>
          <table:table-cell office:value-type="float" office:value="0.551383" calcext:value-type="float">
            <text:p>0.55138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4743" calcext:value-type="float">
            <text:p>0.314743</text:p>
          </table:table-cell>
          <table:table-cell office:value-type="float" office:value="0.395429" calcext:value-type="float">
            <text:p>0.395429</text:p>
          </table:table-cell>
          <table:table-cell office:value-type="float" office:value="0.408" calcext:value-type="float">
            <text:p>0.408</text:p>
          </table:table-cell>
          <table:table-cell office:value-type="float" office:value="0.477257" calcext:value-type="float">
            <text:p>0.477257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602057" calcext:value-type="float">
            <text:p>0.602057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649829" calcext:value-type="float">
            <text:p>0.649829</text:p>
          </table:table-cell>
          <table:table-cell office:value-type="float" office:value="0.666971" calcext:value-type="float">
            <text:p>0.666971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92" calcext:value-type="float">
            <text:p>0.92</text:p>
          </table:table-cell>
          <table:table-cell office:value-type="float" office:value="0.552251" calcext:value-type="float">
            <text:p>0.5522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29371" calcext:value-type="float">
            <text:p>0.329371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410514" calcext:value-type="float">
            <text:p>0.410514</text:p>
          </table:table-cell>
          <table:table-cell office:value-type="float" office:value="0.487086" calcext:value-type="float">
            <text:p>0.487086</text:p>
          </table:table-cell>
          <table:table-cell office:value-type="float" office:value="0.554057" calcext:value-type="float">
            <text:p>0.554057</text:p>
          </table:table-cell>
          <table:table-cell office:value-type="float" office:value="0.605714" calcext:value-type="float">
            <text:p>0.605714</text:p>
          </table:table-cell>
          <table:table-cell office:value-type="float" office:value="0.633143" calcext:value-type="float">
            <text:p>0.633143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21714" calcext:value-type="float">
            <text:p>0.821714</text:p>
          </table:table-cell>
          <table:table-cell office:value-type="float" office:value="0.92" calcext:value-type="float">
            <text:p>0.92</text:p>
          </table:table-cell>
          <table:table-cell office:value-type="float" office:value="0.555177" calcext:value-type="float">
            <text:p>0.5551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4" calcext:value-type="float">
            <text:p>0.144</text:p>
          </table:table-cell>
          <table:table-cell office:value-type="float" office:value="0.304229" calcext:value-type="float">
            <text:p>0.304229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400457" calcext:value-type="float">
            <text:p>0.400457</text:p>
          </table:table-cell>
          <table:table-cell office:value-type="float" office:value="0.448457" calcext:value-type="float">
            <text:p>0.448457</text:p>
          </table:table-cell>
          <table:table-cell office:value-type="float" office:value="0.519314" calcext:value-type="float">
            <text:p>0.519314</text:p>
          </table:table-cell>
          <table:table-cell office:value-type="float" office:value="0.586743" calcext:value-type="float">
            <text:p>0.586743</text:p>
          </table:table-cell>
          <table:table-cell office:value-type="float" office:value="0.629029" calcext:value-type="float">
            <text:p>0.629029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66286" calcext:value-type="float">
            <text:p>0.666286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92" calcext:value-type="float">
            <text:p>0.92</text:p>
          </table:table-cell>
          <table:table-cell office:value-type="float" office:value="0.542126" calcext:value-type="float">
            <text:p>0.54212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32" calcext:value-type="float">
            <text:p>0.232</text:p>
          </table:table-cell>
          <table:table-cell office:value-type="float" office:value="0.315886" calcext:value-type="float">
            <text:p>0.315886</text:p>
          </table:table-cell>
          <table:table-cell office:value-type="float" office:value="0.395429" calcext:value-type="float">
            <text:p>0.395429</text:p>
          </table:table-cell>
          <table:table-cell office:value-type="float" office:value="0.403429" calcext:value-type="float">
            <text:p>0.403429</text:p>
          </table:table-cell>
          <table:table-cell office:value-type="float" office:value="0.450971" calcext:value-type="float">
            <text:p>0.450971</text:p>
          </table:table-cell>
          <table:table-cell office:value-type="float" office:value="0.515886" calcext:value-type="float">
            <text:p>0.515886</text:p>
          </table:table-cell>
          <table:table-cell office:value-type="float" office:value="0.595429" calcext:value-type="float">
            <text:p>0.595429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75886" calcext:value-type="float">
            <text:p>0.67588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92" calcext:value-type="float">
            <text:p>0.92</text:p>
          </table:table-cell>
          <table:table-cell office:value-type="float" office:value="0.547909" calcext:value-type="float">
            <text:p>0.54790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6571" calcext:value-type="float">
            <text:p>0.316571</text:p>
          </table:table-cell>
          <table:table-cell office:value-type="float" office:value="0.395429" calcext:value-type="float">
            <text:p>0.395429</text:p>
          </table:table-cell>
          <table:table-cell office:value-type="float" office:value="0.401829" calcext:value-type="float">
            <text:p>0.401829</text:p>
          </table:table-cell>
          <table:table-cell office:value-type="float" office:value="0.452571" calcext:value-type="float">
            <text:p>0.452571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605943" calcext:value-type="float">
            <text:p>0.605943</text:p>
          </table:table-cell>
          <table:table-cell office:value-type="float" office:value="0.638629" calcext:value-type="float">
            <text:p>0.638629</text:p>
          </table:table-cell>
          <table:table-cell office:value-type="float" office:value="0.656914" calcext:value-type="float">
            <text:p>0.656914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554194" calcext:value-type="float">
            <text:p>0.55419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8343" calcext:value-type="float">
            <text:p>0.308343</text:p>
          </table:table-cell>
          <table:table-cell office:value-type="float" office:value="0.387429" calcext:value-type="float">
            <text:p>0.387429</text:p>
          </table:table-cell>
          <table:table-cell office:value-type="float" office:value="0.408457" calcext:value-type="float">
            <text:p>0.408457</text:p>
          </table:table-cell>
          <table:table-cell office:value-type="float" office:value="0.476114" calcext:value-type="float">
            <text:p>0.476114</text:p>
          </table:table-cell>
          <table:table-cell office:value-type="float" office:value="0.546286" calcext:value-type="float">
            <text:p>0.54628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02629" calcext:value-type="float">
            <text:p>0.702629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560297" calcext:value-type="float">
            <text:p>0.56029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9029" calcext:value-type="float">
            <text:p>0.309029</text:p>
          </table:table-cell>
          <table:table-cell office:value-type="float" office:value="0.396571" calcext:value-type="float">
            <text:p>0.396571</text:p>
          </table:table-cell>
          <table:table-cell office:value-type="float" office:value="0.418514" calcext:value-type="float">
            <text:p>0.418514</text:p>
          </table:table-cell>
          <table:table-cell office:value-type="float" office:value="0.498971" calcext:value-type="float">
            <text:p>0.498971</text:p>
          </table:table-cell>
          <table:table-cell office:value-type="float" office:value="0.568229" calcext:value-type="float">
            <text:p>0.568229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649829" calcext:value-type="float">
            <text:p>0.649829</text:p>
          </table:table-cell>
          <table:table-cell office:value-type="float" office:value="0.663086" calcext:value-type="float">
            <text:p>0.663086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44" calcext:value-type="float">
            <text:p>0.944</text:p>
          </table:table-cell>
          <table:table-cell office:value-type="float" office:value="0.574491" calcext:value-type="float">
            <text:p>0.57449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8571" calcext:value-type="float">
            <text:p>0.308571</text:p>
          </table:table-cell>
          <table:table-cell office:value-type="float" office:value="0.398171" calcext:value-type="float">
            <text:p>0.398171</text:p>
          </table:table-cell>
          <table:table-cell office:value-type="float" office:value="0.440229" calcext:value-type="float">
            <text:p>0.44022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86514" calcext:value-type="float">
            <text:p>0.586514</text:p>
          </table:table-cell>
          <table:table-cell office:value-type="float" office:value="0.634514" calcext:value-type="float">
            <text:p>0.634514</text:p>
          </table:table-cell>
          <table:table-cell office:value-type="float" office:value="0.652571" calcext:value-type="float">
            <text:p>0.652571</text:p>
          </table:table-cell>
          <table:table-cell office:value-type="float" office:value="0.664914" calcext:value-type="float">
            <text:p>0.664914</text:p>
          </table:table-cell>
          <table:table-cell office:value-type="float" office:value="0.738057" calcext:value-type="float">
            <text:p>0.738057</text:p>
          </table:table-cell>
          <table:table-cell office:value-type="float" office:value="0.889143" calcext:value-type="float">
            <text:p>0.8891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2469" calcext:value-type="float">
            <text:p>0.58246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971" calcext:value-type="float">
            <text:p>0.306971</text:p>
          </table:table-cell>
          <table:table-cell office:value-type="float" office:value="0.399543" calcext:value-type="float">
            <text:p>0.399543</text:p>
          </table:table-cell>
          <table:table-cell office:value-type="float" office:value="0.44" calcext:value-type="float">
            <text:p>0.44</text:p>
          </table:table-cell>
          <table:table-cell office:value-type="float" office:value="0.535086" calcext:value-type="float">
            <text:p>0.535086</text:p>
          </table:table-cell>
          <table:table-cell office:value-type="float" office:value="0.598857" calcext:value-type="float">
            <text:p>0.598857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55086" calcext:value-type="float">
            <text:p>0.655086</text:p>
          </table:table-cell>
          <table:table-cell office:value-type="float" office:value="0.680457" calcext:value-type="float">
            <text:p>0.680457</text:p>
          </table:table-cell>
          <table:table-cell office:value-type="float" office:value="0.756343" calcext:value-type="float">
            <text:p>0.756343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928" calcext:value-type="float">
            <text:p>0.5892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057" calcext:value-type="float">
            <text:p>0.306057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90171" calcext:value-type="float">
            <text:p>0.590171</text:p>
          </table:table-cell>
          <table:table-cell office:value-type="float" office:value="0.627886" calcext:value-type="float">
            <text:p>0.627886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762514" calcext:value-type="float">
            <text:p>0.762514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5966" calcext:value-type="float">
            <text:p>0.58596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2171" calcext:value-type="float">
            <text:p>0.302171</text:p>
          </table:table-cell>
          <table:table-cell office:value-type="float" office:value="0.389257" calcext:value-type="float">
            <text:p>0.389257</text:p>
          </table:table-cell>
          <table:table-cell office:value-type="float" office:value="0.448457" calcext:value-type="float">
            <text:p>0.44845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94971" calcext:value-type="float">
            <text:p>0.594971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669943" calcext:value-type="float">
            <text:p>0.669943</text:p>
          </table:table-cell>
          <table:table-cell office:value-type="float" office:value="0.750171" calcext:value-type="float">
            <text:p>0.750171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7063" calcext:value-type="float">
            <text:p>0.5870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6743" calcext:value-type="float">
            <text:p>0.306743</text:p>
          </table:table-cell>
          <table:table-cell office:value-type="float" office:value="0.396343" calcext:value-type="float">
            <text:p>0.396343</text:p>
          </table:table-cell>
          <table:table-cell office:value-type="float" office:value="0.455543" calcext:value-type="float">
            <text:p>0.455543</text:p>
          </table:table-cell>
          <table:table-cell office:value-type="float" office:value="0.523886" calcext:value-type="float">
            <text:p>0.523886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29257" calcext:value-type="float">
            <text:p>0.629257</text:p>
          </table:table-cell>
          <table:table-cell office:value-type="float" office:value="0.653257" calcext:value-type="float">
            <text:p>0.653257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754514" calcext:value-type="float">
            <text:p>0.754514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7611" calcext:value-type="float">
            <text:p>0.58761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7029" calcext:value-type="float">
            <text:p>0.317029</text:p>
          </table:table-cell>
          <table:table-cell office:value-type="float" office:value="0.399314" calcext:value-type="float">
            <text:p>0.399314</text:p>
          </table:table-cell>
          <table:table-cell office:value-type="float" office:value="0.423543" calcext:value-type="float">
            <text:p>0.423543</text:p>
          </table:table-cell>
          <table:table-cell office:value-type="float" office:value="0.501714" calcext:value-type="float">
            <text:p>0.5017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34971" calcext:value-type="float">
            <text:p>0.634971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90743" calcext:value-type="float">
            <text:p>0.690743</text:p>
          </table:table-cell>
          <table:table-cell office:value-type="float" office:value="0.789943" calcext:value-type="float">
            <text:p>0.789943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5888" calcext:value-type="float">
            <text:p>0.588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5086" calcext:value-type="float">
            <text:p>0.335086</text:p>
          </table:table-cell>
          <table:table-cell office:value-type="float" office:value="0.4" calcext:value-type="float">
            <text:p>0.4</text:p>
          </table:table-cell>
          <table:table-cell office:value-type="float" office:value="0.436114" calcext:value-type="float">
            <text:p>0.43611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82629" calcext:value-type="float">
            <text:p>0.582629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802514" calcext:value-type="float">
            <text:p>0.80251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44" calcext:value-type="float">
            <text:p>0.944</text:p>
          </table:table-cell>
          <table:table-cell office:value-type="float" office:value="0.596686" calcext:value-type="float">
            <text:p>0.59668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4229" calcext:value-type="float">
            <text:p>0.344229</text:p>
          </table:table-cell>
          <table:table-cell office:value-type="float" office:value="0.400229" calcext:value-type="float">
            <text:p>0.400229</text:p>
          </table:table-cell>
          <table:table-cell office:value-type="float" office:value="0.437029" calcext:value-type="float">
            <text:p>0.437029</text:p>
          </table:table-cell>
          <table:table-cell office:value-type="float" office:value="0.524114" calcext:value-type="float">
            <text:p>0.524114</text:p>
          </table:table-cell>
          <table:table-cell office:value-type="float" office:value="0.592" calcext:value-type="float">
            <text:p>0.592</text:p>
          </table:table-cell>
          <table:table-cell office:value-type="float" office:value="0.635429" calcext:value-type="float">
            <text:p>0.635429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696686" calcext:value-type="float">
            <text:p>0.696686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600274" calcext:value-type="float">
            <text:p>0.60027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4629" calcext:value-type="float">
            <text:p>0.334629</text:p>
          </table:table-cell>
          <table:table-cell office:value-type="float" office:value="0.418057" calcext:value-type="float">
            <text:p>0.418057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557943" calcext:value-type="float">
            <text:p>0.557943</text:p>
          </table:table-cell>
          <table:table-cell office:value-type="float" office:value="0.609371" calcext:value-type="float">
            <text:p>0.609371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61257" calcext:value-type="float">
            <text:p>0.661257</text:p>
          </table:table-cell>
          <table:table-cell office:value-type="float" office:value="0.704914" calcext:value-type="float">
            <text:p>0.704914</text:p>
          </table:table-cell>
          <table:table-cell office:value-type="float" office:value="0.797486" calcext:value-type="float">
            <text:p>0.79748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613257" calcext:value-type="float">
            <text:p>0.6132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7371" calcext:value-type="float">
            <text:p>0.337371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537829" calcext:value-type="float">
            <text:p>0.537829</text:p>
          </table:table-cell>
          <table:table-cell office:value-type="float" office:value="0.610057" calcext:value-type="float">
            <text:p>0.610057</text:p>
          </table:table-cell>
          <table:table-cell office:value-type="float" office:value="0.648914" calcext:value-type="float">
            <text:p>0.648914</text:p>
          </table:table-cell>
          <table:table-cell office:value-type="float" office:value="0.672914" calcext:value-type="float">
            <text:p>0.672914</text:p>
          </table:table-cell>
          <table:table-cell office:value-type="float" office:value="0.738057" calcext:value-type="float">
            <text:p>0.738057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615337" calcext:value-type="float">
            <text:p>0.61533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2743" calcext:value-type="float">
            <text:p>0.362743</text:p>
          </table:table-cell>
          <table:table-cell office:value-type="float" office:value="0.412571" calcext:value-type="float">
            <text:p>0.412571</text:p>
          </table:table-cell>
          <table:table-cell office:value-type="float" office:value="0.494857" calcext:value-type="float">
            <text:p>0.494857</text:p>
          </table:table-cell>
          <table:table-cell office:value-type="float" office:value="0.575086" calcext:value-type="float">
            <text:p>0.575086</text:p>
          </table:table-cell>
          <table:table-cell office:value-type="float" office:value="0.631086" calcext:value-type="float">
            <text:p>0.631086</text:p>
          </table:table-cell>
          <table:table-cell office:value-type="float" office:value="0.658514" calcext:value-type="float">
            <text:p>0.658514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762514" calcext:value-type="float">
            <text:p>0.762514</text:p>
          </table:table-cell>
          <table:table-cell office:value-type="float" office:value="0.837714" calcext:value-type="float">
            <text:p>0.837714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44" calcext:value-type="float">
            <text:p>0.944</text:p>
          </table:table-cell>
          <table:table-cell office:value-type="float" office:value="0.633966" calcext:value-type="float">
            <text:p>0.63396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" calcext:value-type="float">
            <text:p>0.36</text:p>
          </table:table-cell>
          <table:table-cell office:value-type="float" office:value="0.434286" calcext:value-type="float">
            <text:p>0.434286</text:p>
          </table:table-cell>
          <table:table-cell office:value-type="float" office:value="0.514971" calcext:value-type="float">
            <text:p>0.514971</text:p>
          </table:table-cell>
          <table:table-cell office:value-type="float" office:value="0.589714" calcext:value-type="float">
            <text:p>0.589714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60114" calcext:value-type="float">
            <text:p>0.660114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752914" calcext:value-type="float">
            <text:p>0.752914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908114" calcext:value-type="float">
            <text:p>0.9081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638171" calcext:value-type="float">
            <text:p>0.63817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5486" calcext:value-type="float">
            <text:p>0.365486</text:p>
          </table:table-cell>
          <table:table-cell office:value-type="float" office:value="0.442514" calcext:value-type="float">
            <text:p>0.442514</text:p>
          </table:table-cell>
          <table:table-cell office:value-type="float" office:value="0.558629" calcext:value-type="float">
            <text:p>0.55862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41829" calcext:value-type="float">
            <text:p>0.641829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44" calcext:value-type="float">
            <text:p>0.944</text:p>
          </table:table-cell>
          <table:table-cell office:value-type="float" office:value="0.648434" calcext:value-type="float">
            <text:p>0.64843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9829" calcext:value-type="float">
            <text:p>0.369829</text:p>
          </table:table-cell>
          <table:table-cell office:value-type="float" office:value="0.422171" calcext:value-type="float">
            <text:p>0.422171</text:p>
          </table:table-cell>
          <table:table-cell office:value-type="float" office:value="0.528229" calcext:value-type="float">
            <text:p>0.528229</text:p>
          </table:table-cell>
          <table:table-cell office:value-type="float" office:value="0.596114" calcext:value-type="float">
            <text:p>0.596114</text:p>
          </table:table-cell>
          <table:table-cell office:value-type="float" office:value="0.636114" calcext:value-type="float">
            <text:p>0.636114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88457" calcext:value-type="float">
            <text:p>0.688457</text:p>
          </table:table-cell>
          <table:table-cell office:value-type="float" office:value="0.762057" calcext:value-type="float">
            <text:p>0.762057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64304" calcext:value-type="float">
            <text:p>0.643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office:value-type="float" office:value="0.425371" calcext:value-type="float">
            <text:p>0.425371</text:p>
          </table:table-cell>
          <table:table-cell office:value-type="float" office:value="0.536457" calcext:value-type="float">
            <text:p>0.536457</text:p>
          </table:table-cell>
          <table:table-cell office:value-type="float" office:value="0.602743" calcext:value-type="float">
            <text:p>0.602743</text:p>
          </table:table-cell>
          <table:table-cell office:value-type="float" office:value="0.638857" calcext:value-type="float">
            <text:p>0.638857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685943" calcext:value-type="float">
            <text:p>0.685943</text:p>
          </table:table-cell>
          <table:table-cell office:value-type="float" office:value="0.749714" calcext:value-type="float">
            <text:p>0.749714</text:p>
          </table:table-cell>
          <table:table-cell office:value-type="float" office:value="0.839086" calcext:value-type="float">
            <text:p>0.839086</text:p>
          </table:table-cell>
          <table:table-cell office:value-type="float" office:value="0.914514" calcext:value-type="float">
            <text:p>0.9145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642949" calcext:value-type="float">
            <text:p>0.64294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0571" calcext:value-type="float">
            <text:p>0.380571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520686" calcext:value-type="float">
            <text:p>0.520686</text:p>
          </table:table-cell>
          <table:table-cell office:value-type="float" office:value="0.586057" calcext:value-type="float">
            <text:p>0.586057</text:p>
          </table:table-cell>
          <table:table-cell office:value-type="float" office:value="0.626514" calcext:value-type="float">
            <text:p>0.626514</text:p>
          </table:table-cell>
          <table:table-cell office:value-type="float" office:value="0.653029" calcext:value-type="float">
            <text:p>0.653029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36457" calcext:value-type="float">
            <text:p>0.736457</text:p>
          </table:table-cell>
          <table:table-cell office:value-type="float" office:value="0.825829" calcext:value-type="float">
            <text:p>0.825829</text:p>
          </table:table-cell>
          <table:table-cell office:value-type="float" office:value="0.910629" calcext:value-type="float">
            <text:p>0.910629</text:p>
          </table:table-cell>
          <table:table-cell office:value-type="float" office:value="0.952" calcext:value-type="float">
            <text:p>0.952</text:p>
          </table:table-cell>
          <table:table-cell office:value-type="float" office:value="0.634217" calcext:value-type="float">
            <text:p>0.63421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424457" calcext:value-type="float">
            <text:p>0.424457</text:p>
          </table:table-cell>
          <table:table-cell office:value-type="float" office:value="0.512686" calcext:value-type="float">
            <text:p>0.512686</text:p>
          </table:table-cell>
          <table:table-cell office:value-type="float" office:value="0.569143" calcext:value-type="float">
            <text:p>0.569143</text:p>
          </table:table-cell>
          <table:table-cell office:value-type="float" office:value="0.623086" calcext:value-type="float">
            <text:p>0.623086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677486" calcext:value-type="float">
            <text:p>0.677486</text:p>
          </table:table-cell>
          <table:table-cell office:value-type="float" office:value="0.741029" calcext:value-type="float">
            <text:p>0.741029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63104" calcext:value-type="float">
            <text:p>0.6310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office:value-type="float" office:value="0.450971" calcext:value-type="float">
            <text:p>0.450971</text:p>
          </table:table-cell>
          <table:table-cell office:value-type="float" office:value="0.530971" calcext:value-type="float">
            <text:p>0.53097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69943" calcext:value-type="float">
            <text:p>0.669943</text:p>
          </table:table-cell>
          <table:table-cell office:value-type="float" office:value="0.722971" calcext:value-type="float">
            <text:p>0.7229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6" calcext:value-type="float">
            <text:p>0.96</text:p>
          </table:table-cell>
          <table:table-cell office:value-type="float" office:value="0.655269" calcext:value-type="float">
            <text:p>0.6552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5429" calcext:value-type="float">
            <text:p>0.355429</text:p>
          </table:table-cell>
          <table:table-cell office:value-type="float" office:value="0.442286" calcext:value-type="float">
            <text:p>0.442286</text:p>
          </table:table-cell>
          <table:table-cell office:value-type="float" office:value="0.528457" calcext:value-type="float">
            <text:p>0.528457</text:p>
          </table:table-cell>
          <table:table-cell office:value-type="float" office:value="0.581714" calcext:value-type="float">
            <text:p>0.581714</text:p>
          </table:table-cell>
          <table:table-cell office:value-type="float" office:value="0.624686" calcext:value-type="float">
            <text:p>0.624686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6" calcext:value-type="float">
            <text:p>0.96</text:p>
          </table:table-cell>
          <table:table-cell office:value-type="float" office:value="0.643131" calcext:value-type="float">
            <text:p>0.64313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428114" calcext:value-type="float">
            <text:p>0.428114</text:p>
          </table:table-cell>
          <table:table-cell office:value-type="float" office:value="0.517029" calcext:value-type="float">
            <text:p>0.517029</text:p>
          </table:table-cell>
          <table:table-cell office:value-type="float" office:value="0.569829" calcext:value-type="float">
            <text:p>0.569829</text:p>
          </table:table-cell>
          <table:table-cell office:value-type="float" office:value="0.614857" calcext:value-type="float">
            <text:p>0.614857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693029" calcext:value-type="float">
            <text:p>0.693029</text:p>
          </table:table-cell>
          <table:table-cell office:value-type="float" office:value="0.762057" calcext:value-type="float">
            <text:p>0.762057</text:p>
          </table:table-cell>
          <table:table-cell office:value-type="float" office:value="0.839543" calcext:value-type="float">
            <text:p>0.839543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6" calcext:value-type="float">
            <text:p>0.96</text:p>
          </table:table-cell>
          <table:table-cell office:value-type="float" office:value="0.633531" calcext:value-type="float">
            <text:p>0.63353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6971" calcext:value-type="float">
            <text:p>0.346971</text:p>
          </table:table-cell>
          <table:table-cell office:value-type="float" office:value="0.416686" calcext:value-type="float">
            <text:p>0.416686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567086" calcext:value-type="float">
            <text:p>0.567086</text:p>
          </table:table-cell>
          <table:table-cell office:value-type="float" office:value="0.618057" calcext:value-type="float">
            <text:p>0.618057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681371" calcext:value-type="float">
            <text:p>0.681371</text:p>
          </table:table-cell>
          <table:table-cell office:value-type="float" office:value="0.754286" calcext:value-type="float">
            <text:p>0.754286</text:p>
          </table:table-cell>
          <table:table-cell office:value-type="float" office:value="0.831543" calcext:value-type="float">
            <text:p>0.831543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6" calcext:value-type="float">
            <text:p>0.96</text:p>
          </table:table-cell>
          <table:table-cell office:value-type="float" office:value="0.627429" calcext:value-type="float">
            <text:p>0.62742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5543" calcext:value-type="float">
            <text:p>0.335543</text:p>
          </table:table-cell>
          <table:table-cell office:value-type="float" office:value="0.423314" calcext:value-type="float">
            <text:p>0.423314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573029" calcext:value-type="float">
            <text:p>0.573029</text:p>
          </table:table-cell>
          <table:table-cell office:value-type="float" office:value="0.629943" calcext:value-type="float">
            <text:p>0.629943</text:p>
          </table:table-cell>
          <table:table-cell office:value-type="float" office:value="0.659657" calcext:value-type="float">
            <text:p>0.659657</text:p>
          </table:table-cell>
          <table:table-cell office:value-type="float" office:value="0.709943" calcext:value-type="float">
            <text:p>0.709943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50057" calcext:value-type="float">
            <text:p>0.850057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6" calcext:value-type="float">
            <text:p>0.96</text:p>
          </table:table-cell>
          <table:table-cell office:value-type="float" office:value="0.639451" calcext:value-type="float">
            <text:p>0.63945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31771" calcext:value-type="float">
            <text:p>0.43177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82171" calcext:value-type="float">
            <text:p>0.582171</text:p>
          </table:table-cell>
          <table:table-cell office:value-type="float" office:value="0.623543" calcext:value-type="float">
            <text:p>0.623543</text:p>
          </table:table-cell>
          <table:table-cell office:value-type="float" office:value="0.661257" calcext:value-type="float">
            <text:p>0.661257</text:p>
          </table:table-cell>
          <table:table-cell office:value-type="float" office:value="0.710857" calcext:value-type="float">
            <text:p>0.710857</text:p>
          </table:table-cell>
          <table:table-cell office:value-type="float" office:value="0.785829" calcext:value-type="float">
            <text:p>0.785829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6" calcext:value-type="float">
            <text:p>0.96</text:p>
          </table:table-cell>
          <table:table-cell office:value-type="float" office:value="0.647017" calcext:value-type="float">
            <text:p>0.64701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29486" calcext:value-type="float">
            <text:p>0.429486</text:p>
          </table:table-cell>
          <table:table-cell office:value-type="float" office:value="0.511771" calcext:value-type="float">
            <text:p>0.511771</text:p>
          </table:table-cell>
          <table:table-cell office:value-type="float" office:value="0.562743" calcext:value-type="float">
            <text:p>0.562743</text:p>
          </table:table-cell>
          <table:table-cell office:value-type="float" office:value="0.613029" calcext:value-type="float">
            <text:p>0.613029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710857" calcext:value-type="float">
            <text:p>0.710857</text:p>
          </table:table-cell>
          <table:table-cell office:value-type="float" office:value="0.786514" calcext:value-type="float">
            <text:p>0.786514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6" calcext:value-type="float">
            <text:p>0.96</text:p>
          </table:table-cell>
          <table:table-cell office:value-type="float" office:value="0.638423" calcext:value-type="float">
            <text:p>0.63842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1314" calcext:value-type="float">
            <text:p>0.351314</text:p>
          </table:table-cell>
          <table:table-cell office:value-type="float" office:value="0.450057" calcext:value-type="float">
            <text:p>0.450057</text:p>
          </table:table-cell>
          <table:table-cell office:value-type="float" office:value="0.516114" calcext:value-type="float">
            <text:p>0.516114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625829" calcext:value-type="float">
            <text:p>0.625829</text:p>
          </table:table-cell>
          <table:table-cell office:value-type="float" office:value="0.666286" calcext:value-type="float">
            <text:p>0.666286</text:p>
          </table:table-cell>
          <table:table-cell office:value-type="float" office:value="0.730743" calcext:value-type="float">
            <text:p>0.730743</text:p>
          </table:table-cell>
          <table:table-cell office:value-type="float" office:value="0.792" calcext:value-type="float">
            <text:p>0.792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6" calcext:value-type="float">
            <text:p>0.96</text:p>
          </table:table-cell>
          <table:table-cell office:value-type="float" office:value="0.649326" calcext:value-type="float">
            <text:p>0.64932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2914" calcext:value-type="float">
            <text:p>0.352914</text:p>
          </table:table-cell>
          <table:table-cell office:value-type="float" office:value="0.452343" calcext:value-type="float">
            <text:p>0.452343</text:p>
          </table:table-cell>
          <table:table-cell office:value-type="float" office:value="0.525486" calcext:value-type="float">
            <text:p>0.525486</text:p>
          </table:table-cell>
          <table:table-cell office:value-type="float" office:value="0.582171" calcext:value-type="float">
            <text:p>0.582171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66286" calcext:value-type="float">
            <text:p>0.666286</text:p>
          </table:table-cell>
          <table:table-cell office:value-type="float" office:value="0.723886" calcext:value-type="float">
            <text:p>0.723886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64" calcext:value-type="float">
            <text:p>0.864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6" calcext:value-type="float">
            <text:p>0.96</text:p>
          </table:table-cell>
          <table:table-cell office:value-type="float" office:value="0.650331" calcext:value-type="float">
            <text:p>0.65033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8114" calcext:value-type="float">
            <text:p>0.348114</text:p>
          </table:table-cell>
          <table:table-cell office:value-type="float" office:value="0.434057" calcext:value-type="float">
            <text:p>0.434057</text:p>
          </table:table-cell>
          <table:table-cell office:value-type="float" office:value="0.535314" calcext:value-type="float">
            <text:p>0.535314</text:p>
          </table:table-cell>
          <table:table-cell office:value-type="float" office:value="0.595657" calcext:value-type="float">
            <text:p>0.595657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741029" calcext:value-type="float">
            <text:p>0.741029</text:p>
          </table:table-cell>
          <table:table-cell office:value-type="float" office:value="0.797029" calcext:value-type="float">
            <text:p>0.797029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6" calcext:value-type="float">
            <text:p>0.96</text:p>
          </table:table-cell>
          <table:table-cell office:value-type="float" office:value="0.65664" calcext:value-type="float">
            <text:p>0.6566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4571" calcext:value-type="float">
            <text:p>0.364571</text:p>
          </table:table-cell>
          <table:table-cell office:value-type="float" office:value="0.458743" calcext:value-type="float">
            <text:p>0.458743</text:p>
          </table:table-cell>
          <table:table-cell office:value-type="float" office:value="0.557029" calcext:value-type="float">
            <text:p>0.557029</text:p>
          </table:table-cell>
          <table:table-cell office:value-type="float" office:value="0.617143" calcext:value-type="float">
            <text:p>0.617143</text:p>
          </table:table-cell>
          <table:table-cell office:value-type="float" office:value="0.650514" calcext:value-type="float">
            <text:p>0.650514</text:p>
          </table:table-cell>
          <table:table-cell office:value-type="float" office:value="0.683429" calcext:value-type="float">
            <text:p>0.683429</text:p>
          </table:table-cell>
          <table:table-cell office:value-type="float" office:value="0.751086" calcext:value-type="float">
            <text:p>0.751086</text:p>
          </table:table-cell>
          <table:table-cell office:value-type="float" office:value="0.811429" calcext:value-type="float">
            <text:p>0.811429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929829" calcext:value-type="float">
            <text:p>0.929829</text:p>
          </table:table-cell>
          <table:table-cell office:value-type="float" office:value="0.96" calcext:value-type="float">
            <text:p>0.96</text:p>
          </table:table-cell>
          <table:table-cell office:value-type="float" office:value="0.669486" calcext:value-type="float">
            <text:p>0.66948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6629" calcext:value-type="float">
            <text:p>0.366629</text:p>
          </table:table-cell>
          <table:table-cell office:value-type="float" office:value="0.465371" calcext:value-type="float">
            <text:p>0.465371</text:p>
          </table:table-cell>
          <table:table-cell office:value-type="float" office:value="0.546514" calcext:value-type="float">
            <text:p>0.546514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51657" calcext:value-type="float">
            <text:p>0.651657</text:p>
          </table:table-cell>
          <table:table-cell office:value-type="float" office:value="0.691657" calcext:value-type="float">
            <text:p>0.691657</text:p>
          </table:table-cell>
          <table:table-cell office:value-type="float" office:value="0.758857" calcext:value-type="float">
            <text:p>0.758857</text:p>
          </table:table-cell>
          <table:table-cell office:value-type="float" office:value="0.819429" calcext:value-type="float">
            <text:p>0.819429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6" calcext:value-type="float">
            <text:p>0.96</text:p>
          </table:table-cell>
          <table:table-cell office:value-type="float" office:value="0.670971" calcext:value-type="float">
            <text:p>0.6709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6743" calcext:value-type="float">
            <text:p>0.386743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575314" calcext:value-type="float">
            <text:p>0.575314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777371" calcext:value-type="float">
            <text:p>0.777371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6" calcext:value-type="float">
            <text:p>0.96</text:p>
          </table:table-cell>
          <table:table-cell office:value-type="float" office:value="0.68752" calcext:value-type="float">
            <text:p>0.6875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7943" calcext:value-type="float">
            <text:p>0.357943</text:p>
          </table:table-cell>
          <table:table-cell office:value-type="float" office:value="0.482743" calcext:value-type="float">
            <text:p>0.482743</text:p>
          </table:table-cell>
          <table:table-cell office:value-type="float" office:value="0.577829" calcext:value-type="float">
            <text:p>0.577829</text:p>
          </table:table-cell>
          <table:table-cell office:value-type="float" office:value="0.633829" calcext:value-type="float">
            <text:p>0.633829</text:p>
          </table:table-cell>
          <table:table-cell office:value-type="float" office:value="0.669486" calcext:value-type="float">
            <text:p>0.669486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784" calcext:value-type="float">
            <text:p>0.784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6" calcext:value-type="float">
            <text:p>0.96</text:p>
          </table:table-cell>
          <table:table-cell office:value-type="float" office:value="0.687726" calcext:value-type="float">
            <text:p>0.68772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5429" calcext:value-type="float">
            <text:p>0.355429</text:p>
          </table:table-cell>
          <table:table-cell office:value-type="float" office:value="0.487543" calcext:value-type="float">
            <text:p>0.487543</text:p>
          </table:table-cell>
          <table:table-cell office:value-type="float" office:value="0.588114" calcext:value-type="float">
            <text:p>0.588114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74743" calcext:value-type="float">
            <text:p>0.674743</text:p>
          </table:table-cell>
          <table:table-cell office:value-type="float" office:value="0.724114" calcext:value-type="float">
            <text:p>0.724114</text:p>
          </table:table-cell>
          <table:table-cell office:value-type="float" office:value="0.781486" calcext:value-type="float">
            <text:p>0.781486</text:p>
          </table:table-cell>
          <table:table-cell office:value-type="float" office:value="0.828114" calcext:value-type="float">
            <text:p>0.828114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6" calcext:value-type="float">
            <text:p>0.96</text:p>
          </table:table-cell>
          <table:table-cell office:value-type="float" office:value="0.689097" calcext:value-type="float">
            <text:p>0.68909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3257" calcext:value-type="float">
            <text:p>0.373257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584914" calcext:value-type="float">
            <text:p>0.584914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83657" calcext:value-type="float">
            <text:p>0.683657</text:p>
          </table:table-cell>
          <table:table-cell office:value-type="float" office:value="0.744914" calcext:value-type="float">
            <text:p>0.744914</text:p>
          </table:table-cell>
          <table:table-cell office:value-type="float" office:value="0.802743" calcext:value-type="float">
            <text:p>0.802743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6" calcext:value-type="float">
            <text:p>0.96</text:p>
          </table:table-cell>
          <table:table-cell office:value-type="float" office:value="0.701874" calcext:value-type="float">
            <text:p>0.7018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8" calcext:value-type="float">
            <text:p>0.28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509714" calcext:value-type="float">
            <text:p>0.509714</text:p>
          </table:table-cell>
          <table:table-cell office:value-type="float" office:value="0.599314" calcext:value-type="float">
            <text:p>0.599314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41943" calcext:value-type="float">
            <text:p>0.741943</text:p>
          </table:table-cell>
          <table:table-cell office:value-type="float" office:value="0.792686" calcext:value-type="float">
            <text:p>0.792686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933257" calcext:value-type="float">
            <text:p>0.933257</text:p>
          </table:table-cell>
          <table:table-cell office:value-type="float" office:value="0.96" calcext:value-type="float">
            <text:p>0.96</text:p>
          </table:table-cell>
          <table:table-cell office:value-type="float" office:value="0.700137" calcext:value-type="float">
            <text:p>0.70013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9314" calcext:value-type="float">
            <text:p>0.359314</text:p>
          </table:table-cell>
          <table:table-cell office:value-type="float" office:value="0.482743" calcext:value-type="float">
            <text:p>0.482743</text:p>
          </table:table-cell>
          <table:table-cell office:value-type="float" office:value="0.573257" calcext:value-type="float">
            <text:p>0.57325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25714" calcext:value-type="float">
            <text:p>0.725714</text:p>
          </table:table-cell>
          <table:table-cell office:value-type="float" office:value="0.786514" calcext:value-type="float">
            <text:p>0.786514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6" calcext:value-type="float">
            <text:p>0.96</text:p>
          </table:table-cell>
          <table:table-cell office:value-type="float" office:value="0.689166" calcext:value-type="float">
            <text:p>0.68916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512229" calcext:value-type="float">
            <text:p>0.512229</text:p>
          </table:table-cell>
          <table:table-cell office:value-type="float" office:value="0.592229" calcext:value-type="float">
            <text:p>0.592229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85257" calcext:value-type="float">
            <text:p>0.685257</text:p>
          </table:table-cell>
          <table:table-cell office:value-type="float" office:value="0.732343" calcext:value-type="float">
            <text:p>0.732343</text:p>
          </table:table-cell>
          <table:table-cell office:value-type="float" office:value="0.792" calcext:value-type="float">
            <text:p>0.792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6" calcext:value-type="float">
            <text:p>0.96</text:p>
          </table:table-cell>
          <table:table-cell office:value-type="float" office:value="0.700617" calcext:value-type="float">
            <text:p>0.70061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0343" calcext:value-type="float">
            <text:p>0.340343</text:p>
          </table:table-cell>
          <table:table-cell office:value-type="float" office:value="0.467886" calcext:value-type="float">
            <text:p>0.467886</text:p>
          </table:table-cell>
          <table:table-cell office:value-type="float" office:value="0.575086" calcext:value-type="float">
            <text:p>0.575086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703314" calcext:value-type="float">
            <text:p>0.703314</text:p>
          </table:table-cell>
          <table:table-cell office:value-type="float" office:value="0.765257" calcext:value-type="float">
            <text:p>0.765257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926171" calcext:value-type="float">
            <text:p>0.926171</text:p>
          </table:table-cell>
          <table:table-cell office:value-type="float" office:value="0.96" calcext:value-type="float">
            <text:p>0.96</text:p>
          </table:table-cell>
          <table:table-cell office:value-type="float" office:value="0.678011" calcext:value-type="float">
            <text:p>0.67801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4457" calcext:value-type="float">
            <text:p>0.344457</text:p>
          </table:table-cell>
          <table:table-cell office:value-type="float" office:value="0.461714" calcext:value-type="float">
            <text:p>0.461714</text:p>
          </table:table-cell>
          <table:table-cell office:value-type="float" office:value="0.559543" calcext:value-type="float">
            <text:p>0.559543</text:p>
          </table:table-cell>
          <table:table-cell office:value-type="float" office:value="0.619886" calcext:value-type="float">
            <text:p>0.619886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705829" calcext:value-type="float">
            <text:p>0.705829</text:p>
          </table:table-cell>
          <table:table-cell office:value-type="float" office:value="0.769371" calcext:value-type="float">
            <text:p>0.769371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6" calcext:value-type="float">
            <text:p>0.96</text:p>
          </table:table-cell>
          <table:table-cell office:value-type="float" office:value="0.676937" calcext:value-type="float">
            <text:p>0.67693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8" calcext:value-type="float">
            <text:p>0.28</text:p>
          </table:table-cell>
          <table:table-cell office:value-type="float" office:value="0.346743" calcext:value-type="float">
            <text:p>0.346743</text:p>
          </table:table-cell>
          <table:table-cell office:value-type="float" office:value="0.451429" calcext:value-type="float">
            <text:p>0.451429</text:p>
          </table:table-cell>
          <table:table-cell office:value-type="float" office:value="0.559543" calcext:value-type="float">
            <text:p>0.559543</text:p>
          </table:table-cell>
          <table:table-cell office:value-type="float" office:value="0.615771" calcext:value-type="float">
            <text:p>0.615771</text:p>
          </table:table-cell>
          <table:table-cell office:value-type="float" office:value="0.656686" calcext:value-type="float">
            <text:p>0.656686</text:p>
          </table:table-cell>
          <table:table-cell office:value-type="float" office:value="0.700571" calcext:value-type="float">
            <text:p>0.700571</text:p>
          </table:table-cell>
          <table:table-cell office:value-type="float" office:value="0.767771" calcext:value-type="float">
            <text:p>0.767771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6" calcext:value-type="float">
            <text:p>0.96</text:p>
          </table:table-cell>
          <table:table-cell office:value-type="float" office:value="0.673509" calcext:value-type="float">
            <text:p>0.6735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0914" calcext:value-type="float">
            <text:p>0.360914</text:p>
          </table:table-cell>
          <table:table-cell office:value-type="float" office:value="0.474514" calcext:value-type="float">
            <text:p>0.474514</text:p>
          </table:table-cell>
          <table:table-cell office:value-type="float" office:value="0.579657" calcext:value-type="float">
            <text:p>0.579657</text:p>
          </table:table-cell>
          <table:table-cell office:value-type="float" office:value="0.638857" calcext:value-type="float">
            <text:p>0.638857</text:p>
          </table:table-cell>
          <table:table-cell office:value-type="float" office:value="0.665829" calcext:value-type="float">
            <text:p>0.665829</text:p>
          </table:table-cell>
          <table:table-cell office:value-type="float" office:value="0.706743" calcext:value-type="float">
            <text:p>0.706743</text:p>
          </table:table-cell>
          <table:table-cell office:value-type="float" office:value="0.780343" calcext:value-type="float">
            <text:p>0.780343</text:p>
          </table:table-cell>
          <table:table-cell office:value-type="float" office:value="0.835429" calcext:value-type="float">
            <text:p>0.835429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928457" calcext:value-type="float">
            <text:p>0.928457</text:p>
          </table:table-cell>
          <table:table-cell office:value-type="float" office:value="0.96" calcext:value-type="float">
            <text:p>0.96</text:p>
          </table:table-cell>
          <table:table-cell office:value-type="float" office:value="0.684229" calcext:value-type="float">
            <text:p>0.68422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36686" calcext:value-type="float">
            <text:p>0.336686</text:p>
          </table:table-cell>
          <table:table-cell office:value-type="float" office:value="0.442057" calcext:value-type="float">
            <text:p>0.442057</text:p>
          </table:table-cell>
          <table:table-cell office:value-type="float" office:value="0.563886" calcext:value-type="float">
            <text:p>0.563886</text:p>
          </table:table-cell>
          <table:table-cell office:value-type="float" office:value="0.640229" calcext:value-type="float">
            <text:p>0.640229</text:p>
          </table:table-cell>
          <table:table-cell office:value-type="float" office:value="0.669257" calcext:value-type="float">
            <text:p>0.669257</text:p>
          </table:table-cell>
          <table:table-cell office:value-type="float" office:value="0.733029" calcext:value-type="float">
            <text:p>0.733029</text:p>
          </table:table-cell>
          <table:table-cell office:value-type="float" office:value="0.789486" calcext:value-type="float">
            <text:p>0.789486</text:p>
          </table:table-cell>
          <table:table-cell office:value-type="float" office:value="0.840229" calcext:value-type="float">
            <text:p>0.840229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6" calcext:value-type="float">
            <text:p>0.96</text:p>
          </table:table-cell>
          <table:table-cell office:value-type="float" office:value="0.682766" calcext:value-type="float">
            <text:p>0.68276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8" calcext:value-type="float">
            <text:p>0.28</text:p>
          </table:table-cell>
          <table:table-cell office:value-type="float" office:value="0.420114" calcext:value-type="float">
            <text:p>0.420114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3543" calcext:value-type="float">
            <text:p>0.663543</text:p>
          </table:table-cell>
          <table:table-cell office:value-type="float" office:value="0.721143" calcext:value-type="float">
            <text:p>0.721143</text:p>
          </table:table-cell>
          <table:table-cell office:value-type="float" office:value="0.768686" calcext:value-type="float">
            <text:p>0.768686</text:p>
          </table:table-cell>
          <table:table-cell office:value-type="float" office:value="0.813714" calcext:value-type="float">
            <text:p>0.813714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2704" calcext:value-type="float">
            <text:p>0.727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" calcext:value-type="float">
            <text:p>0.28</text:p>
          </table:table-cell>
          <table:table-cell office:value-type="float" office:value="0.399086" calcext:value-type="float">
            <text:p>0.399086</text:p>
          </table:table-cell>
          <table:table-cell office:value-type="float" office:value="0.542629" calcext:value-type="float">
            <text:p>0.542629</text:p>
          </table:table-cell>
          <table:table-cell office:value-type="float" office:value="0.626514" calcext:value-type="float">
            <text:p>0.626514</text:p>
          </table:table-cell>
          <table:table-cell office:value-type="float" office:value="0.660343" calcext:value-type="float">
            <text:p>0.660343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61829" calcext:value-type="float">
            <text:p>0.761829</text:p>
          </table:table-cell>
          <table:table-cell office:value-type="float" office:value="0.805257" calcext:value-type="float">
            <text:p>0.805257</text:p>
          </table:table-cell>
          <table:table-cell office:value-type="float" office:value="0.848457" calcext:value-type="float">
            <text:p>0.848457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16114" calcext:value-type="float">
            <text:p>0.71611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0171" calcext:value-type="float">
            <text:p>0.390171</text:p>
          </table:table-cell>
          <table:table-cell office:value-type="float" office:value="0.533257" calcext:value-type="float">
            <text:p>0.533257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738286" calcext:value-type="float">
            <text:p>0.738286</text:p>
          </table:table-cell>
          <table:table-cell office:value-type="float" office:value="0.790171" calcext:value-type="float">
            <text:p>0.790171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0432" calcext:value-type="float">
            <text:p>0.7043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36457" calcext:value-type="float">
            <text:p>0.536457</text:p>
          </table:table-cell>
          <table:table-cell office:value-type="float" office:value="0.609371" calcext:value-type="float">
            <text:p>0.609371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695543" calcext:value-type="float">
            <text:p>0.695543</text:p>
          </table:table-cell>
          <table:table-cell office:value-type="float" office:value="0.752229" calcext:value-type="float">
            <text:p>0.752229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935314" calcext:value-type="float">
            <text:p>0.9353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14949" calcext:value-type="float">
            <text:p>0.71494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8" calcext:value-type="float">
            <text:p>0.408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712914" calcext:value-type="float">
            <text:p>0.712914</text:p>
          </table:table-cell>
          <table:table-cell office:value-type="float" office:value="0.770057" calcext:value-type="float">
            <text:p>0.770057</text:p>
          </table:table-cell>
          <table:table-cell office:value-type="float" office:value="0.819657" calcext:value-type="float">
            <text:p>0.819657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35314" calcext:value-type="float">
            <text:p>0.9353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23406" calcext:value-type="float">
            <text:p>0.7234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8" calcext:value-type="float">
            <text:p>0.28</text:p>
          </table:table-cell>
          <table:table-cell office:value-type="float" office:value="0.391543" calcext:value-type="float">
            <text:p>0.391543</text:p>
          </table:table-cell>
          <table:table-cell office:value-type="float" office:value="0.554057" calcext:value-type="float">
            <text:p>0.554057</text:p>
          </table:table-cell>
          <table:table-cell office:value-type="float" office:value="0.620114" calcext:value-type="float">
            <text:p>0.620114</text:p>
          </table:table-cell>
          <table:table-cell office:value-type="float" office:value="0.660343" calcext:value-type="float">
            <text:p>0.66034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74857" calcext:value-type="float">
            <text:p>0.774857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724023" calcext:value-type="float">
            <text:p>0.72402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585143" calcext:value-type="float">
            <text:p>0.585143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749714" calcext:value-type="float">
            <text:p>0.749714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41943" calcext:value-type="float">
            <text:p>0.9419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8091" calcext:value-type="float">
            <text:p>0.74809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8" calcext:value-type="float">
            <text:p>0.28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641371" calcext:value-type="float">
            <text:p>0.641371</text:p>
          </table:table-cell>
          <table:table-cell office:value-type="float" office:value="0.680686" calcext:value-type="float">
            <text:p>0.680686</text:p>
          </table:table-cell>
          <table:table-cell office:value-type="float" office:value="0.737829" calcext:value-type="float">
            <text:p>0.737829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40457" calcext:value-type="float">
            <text:p>0.840457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38651" calcext:value-type="float">
            <text:p>0.73865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435886" calcext:value-type="float">
            <text:p>0.435886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644343" calcext:value-type="float">
            <text:p>0.644343</text:p>
          </table:table-cell>
          <table:table-cell office:value-type="float" office:value="0.681143" calcext:value-type="float">
            <text:p>0.681143</text:p>
          </table:table-cell>
          <table:table-cell office:value-type="float" office:value="0.735543" calcext:value-type="float">
            <text:p>0.735543</text:p>
          </table:table-cell>
          <table:table-cell office:value-type="float" office:value="0.796343" calcext:value-type="float">
            <text:p>0.796343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4251" calcext:value-type="float">
            <text:p>0.74425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2629" calcext:value-type="float">
            <text:p>0.422629</text:p>
          </table:table-cell>
          <table:table-cell office:value-type="float" office:value="0.572571" calcext:value-type="float">
            <text:p>0.572571</text:p>
          </table:table-cell>
          <table:table-cell office:value-type="float" office:value="0.637257" calcext:value-type="float">
            <text:p>0.637257</text:p>
          </table:table-cell>
          <table:table-cell office:value-type="float" office:value="0.682743" calcext:value-type="float">
            <text:p>0.682743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8" calcext:value-type="float">
            <text:p>0.88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096" calcext:value-type="float">
            <text:p>0.7409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" calcext:value-type="float">
            <text:p>0.44</text:p>
          </table:table-cell>
          <table:table-cell office:value-type="float" office:value="0.575771" calcext:value-type="float">
            <text:p>0.575771</text:p>
          </table:table-cell>
          <table:table-cell office:value-type="float" office:value="0.647314" calcext:value-type="float">
            <text:p>0.647314</text:p>
          </table:table-cell>
          <table:table-cell office:value-type="float" office:value="0.690514" calcext:value-type="float">
            <text:p>0.690514</text:p>
          </table:table-cell>
          <table:table-cell office:value-type="float" office:value="0.737143" calcext:value-type="float">
            <text:p>0.737143</text:p>
          </table:table-cell>
          <table:table-cell office:value-type="float" office:value="0.788114" calcext:value-type="float">
            <text:p>0.788114</text:p>
          </table:table-cell>
          <table:table-cell office:value-type="float" office:value="0.831086" calcext:value-type="float">
            <text:p>0.831086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904" calcext:value-type="float">
            <text:p>0.90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1874" calcext:value-type="float">
            <text:p>0.7418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89714" calcext:value-type="float">
            <text:p>0.589714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695543" calcext:value-type="float">
            <text:p>0.695543</text:p>
          </table:table-cell>
          <table:table-cell office:value-type="float" office:value="0.740571" calcext:value-type="float">
            <text:p>0.740571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29029" calcext:value-type="float">
            <text:p>0.829029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6789" calcext:value-type="float">
            <text:p>0.7467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5943" calcext:value-type="float">
            <text:p>0.485943</text:p>
          </table:table-cell>
          <table:table-cell office:value-type="float" office:value="0.617371" calcext:value-type="float">
            <text:p>0.617371</text:p>
          </table:table-cell>
          <table:table-cell office:value-type="float" office:value="0.665829" calcext:value-type="float">
            <text:p>0.665829</text:p>
          </table:table-cell>
          <table:table-cell office:value-type="float" office:value="0.716343" calcext:value-type="float">
            <text:p>0.716343</text:p>
          </table:table-cell>
          <table:table-cell office:value-type="float" office:value="0.763886" calcext:value-type="float">
            <text:p>0.763886</text:p>
          </table:table-cell>
          <table:table-cell office:value-type="float" office:value="0.807086" calcext:value-type="float">
            <text:p>0.807086</text:p>
          </table:table-cell>
          <table:table-cell office:value-type="float" office:value="0.844571" calcext:value-type="float">
            <text:p>0.844571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42171" calcext:value-type="float">
            <text:p>0.942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62811" calcext:value-type="float">
            <text:p>0.76281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2229" calcext:value-type="float">
            <text:p>0.512229</text:p>
          </table:table-cell>
          <table:table-cell office:value-type="float" office:value="0.623314" calcext:value-type="float">
            <text:p>0.623314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735771" calcext:value-type="float">
            <text:p>0.735771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45143" calcext:value-type="float">
            <text:p>0.945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52" calcext:value-type="float">
            <text:p>0.775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6" calcext:value-type="float">
            <text:p>0.33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745143" calcext:value-type="float">
            <text:p>0.74514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861486" calcext:value-type="float">
            <text:p>0.861486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92" calcext:value-type="float">
            <text:p>0.779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36" calcext:value-type="float">
            <text:p>0.336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712457" calcext:value-type="float">
            <text:p>0.712457</text:p>
          </table:table-cell>
          <table:table-cell office:value-type="float" office:value="0.765029" calcext:value-type="float">
            <text:p>0.765029</text:p>
          </table:table-cell>
          <table:table-cell office:value-type="float" office:value="0.812114" calcext:value-type="float">
            <text:p>0.812114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44457" calcext:value-type="float">
            <text:p>0.944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3349" calcext:value-type="float">
            <text:p>0.79334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8743" calcext:value-type="float">
            <text:p>0.458743</text:p>
          </table:table-cell>
          <table:table-cell office:value-type="float" office:value="0.626057" calcext:value-type="float">
            <text:p>0.626057</text:p>
          </table:table-cell>
          <table:table-cell office:value-type="float" office:value="0.719543" calcext:value-type="float">
            <text:p>0.719543</text:p>
          </table:table-cell>
          <table:table-cell office:value-type="float" office:value="0.778971" calcext:value-type="float">
            <text:p>0.778971</text:p>
          </table:table-cell>
          <table:table-cell office:value-type="float" office:value="0.821714" calcext:value-type="float">
            <text:p>0.821714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8" calcext:value-type="float">
            <text:p>0.88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0743" calcext:value-type="float">
            <text:p>0.79074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7371" calcext:value-type="float">
            <text:p>0.457371</text:p>
          </table:table-cell>
          <table:table-cell office:value-type="float" office:value="0.637714" calcext:value-type="float">
            <text:p>0.637714</text:p>
          </table:table-cell>
          <table:table-cell office:value-type="float" office:value="0.708343" calcext:value-type="float">
            <text:p>0.708343</text:p>
          </table:table-cell>
          <table:table-cell office:value-type="float" office:value="0.763886" calcext:value-type="float">
            <text:p>0.763886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84983" calcext:value-type="float">
            <text:p>0.7849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2" calcext:value-type="float">
            <text:p>0.352</text:p>
          </table:table-cell>
          <table:table-cell office:value-type="float" office:value="0.562743" calcext:value-type="float">
            <text:p>0.562743</text:p>
          </table:table-cell>
          <table:table-cell office:value-type="float" office:value="0.700571" calcext:value-type="float">
            <text:p>0.700571</text:p>
          </table:table-cell>
          <table:table-cell office:value-type="float" office:value="0.765486" calcext:value-type="float">
            <text:p>0.765486</text:p>
          </table:table-cell>
          <table:table-cell office:value-type="float" office:value="0.809143" calcext:value-type="float">
            <text:p>0.809143</text:p>
          </table:table-cell>
          <table:table-cell office:value-type="float" office:value="0.845943" calcext:value-type="float">
            <text:p>0.845943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25029" calcext:value-type="float">
            <text:p>0.925029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208" calcext:value-type="float">
            <text:p>0.8220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36" calcext:value-type="float">
            <text:p>0.336</text:p>
          </table:table-cell>
          <table:table-cell office:value-type="float" office:value="0.529371" calcext:value-type="float">
            <text:p>0.529371</text:p>
          </table:table-cell>
          <table:table-cell office:value-type="float" office:value="0.690057" calcext:value-type="float">
            <text:p>0.690057</text:p>
          </table:table-cell>
          <table:table-cell office:value-type="float" office:value="0.757486" calcext:value-type="float">
            <text:p>0.757486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27886" calcext:value-type="float">
            <text:p>0.827886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904229" calcext:value-type="float">
            <text:p>0.90422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46514" calcext:value-type="float">
            <text:p>0.946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2046" calcext:value-type="float">
            <text:p>0.81204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52" calcext:value-type="float">
            <text:p>0.352</text:p>
          </table:table-cell>
          <table:table-cell office:value-type="float" office:value="0.557486" calcext:value-type="float">
            <text:p>0.557486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758629" calcext:value-type="float">
            <text:p>0.758629</text:p>
          </table:table-cell>
          <table:table-cell office:value-type="float" office:value="0.799771" calcext:value-type="float">
            <text:p>0.799771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67886" calcext:value-type="float">
            <text:p>0.867886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7189" calcext:value-type="float">
            <text:p>0.81718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" calcext:value-type="float">
            <text:p>0.32</text:p>
          </table:table-cell>
          <table:table-cell office:value-type="float" office:value="0.519771" calcext:value-type="float">
            <text:p>0.519771</text:p>
          </table:table-cell>
          <table:table-cell office:value-type="float" office:value="0.672914" calcext:value-type="float">
            <text:p>0.672914</text:p>
          </table:table-cell>
          <table:table-cell office:value-type="float" office:value="0.761371" calcext:value-type="float">
            <text:p>0.761371</text:p>
          </table:table-cell>
          <table:table-cell office:value-type="float" office:value="0.808457" calcext:value-type="float">
            <text:p>0.808457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4011" calcext:value-type="float">
            <text:p>0.81401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44" calcext:value-type="float">
            <text:p>0.344</text:p>
          </table:table-cell>
          <table:table-cell office:value-type="float" office:value="0.557714" calcext:value-type="float">
            <text:p>0.557714</text:p>
          </table:table-cell>
          <table:table-cell office:value-type="float" office:value="0.688686" calcext:value-type="float">
            <text:p>0.688686</text:p>
          </table:table-cell>
          <table:table-cell office:value-type="float" office:value="0.756571" calcext:value-type="float">
            <text:p>0.756571</text:p>
          </table:table-cell>
          <table:table-cell office:value-type="float" office:value="0.813714" calcext:value-type="float">
            <text:p>0.813714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9634" calcext:value-type="float">
            <text:p>0.81963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4171" calcext:value-type="float">
            <text:p>0.534171</text:p>
          </table:table-cell>
          <table:table-cell office:value-type="float" office:value="0.674286" calcext:value-type="float">
            <text:p>0.674286</text:p>
          </table:table-cell>
          <table:table-cell office:value-type="float" office:value="0.741029" calcext:value-type="float">
            <text:p>0.741029</text:p>
          </table:table-cell>
          <table:table-cell office:value-type="float" office:value="0.794743" calcext:value-type="float">
            <text:p>0.794743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45143" calcext:value-type="float">
            <text:p>0.945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9029" calcext:value-type="float">
            <text:p>0.80902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4" calcext:value-type="float">
            <text:p>0.384</text:p>
          </table:table-cell>
          <table:table-cell office:value-type="float" office:value="0.557486" calcext:value-type="float">
            <text:p>0.557486</text:p>
          </table:table-cell>
          <table:table-cell office:value-type="float" office:value="0.688229" calcext:value-type="float">
            <text:p>0.688229</text:p>
          </table:table-cell>
          <table:table-cell office:value-type="float" office:value="0.753829" calcext:value-type="float">
            <text:p>0.753829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32" calcext:value-type="float">
            <text:p>0.832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901257" calcext:value-type="float">
            <text:p>0.901257</text:p>
          </table:table-cell>
          <table:table-cell office:value-type="float" office:value="0.920457" calcext:value-type="float">
            <text:p>0.920457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6" calcext:value-type="float">
            <text:p>0.96</text:p>
          </table:table-cell>
          <table:table-cell office:value-type="float" office:value="0.81424" calcext:value-type="float">
            <text:p>0.8142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2" calcext:value-type="float">
            <text:p>0.392</text:p>
          </table:table-cell>
          <table:table-cell office:value-type="float" office:value="0.594971" calcext:value-type="float">
            <text:p>0.594971</text:p>
          </table:table-cell>
          <table:table-cell office:value-type="float" office:value="0.697829" calcext:value-type="float">
            <text:p>0.697829</text:p>
          </table:table-cell>
          <table:table-cell office:value-type="float" office:value="0.759771" calcext:value-type="float">
            <text:p>0.759771</text:p>
          </table:table-cell>
          <table:table-cell office:value-type="float" office:value="0.803657" calcext:value-type="float">
            <text:p>0.803657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18857" calcext:value-type="float">
            <text:p>0.918857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6" calcext:value-type="float">
            <text:p>0.96</text:p>
          </table:table-cell>
          <table:table-cell office:value-type="float" office:value="0.818149" calcext:value-type="float">
            <text:p>0.81814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5257" calcext:value-type="float">
            <text:p>0.565257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747429" calcext:value-type="float">
            <text:p>0.747429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8" calcext:value-type="float">
            <text:p>0.88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6" calcext:value-type="float">
            <text:p>0.96</text:p>
          </table:table-cell>
          <table:table-cell office:value-type="float" office:value="0.809166" calcext:value-type="float">
            <text:p>0.80916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61371" calcext:value-type="float">
            <text:p>0.561371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.765486" calcext:value-type="float">
            <text:p>0.765486</text:p>
          </table:table-cell>
          <table:table-cell office:value-type="float" office:value="0.810514" calcext:value-type="float">
            <text:p>0.810514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9771" calcext:value-type="float">
            <text:p>0.919771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9954" calcext:value-type="float">
            <text:p>0.81995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2" calcext:value-type="float">
            <text:p>0.392</text:p>
          </table:table-cell>
          <table:table-cell office:value-type="float" office:value="0.550857" calcext:value-type="float">
            <text:p>0.550857</text:p>
          </table:table-cell>
          <table:table-cell office:value-type="float" office:value="0.685943" calcext:value-type="float">
            <text:p>0.685943</text:p>
          </table:table-cell>
          <table:table-cell office:value-type="float" office:value="0.745829" calcext:value-type="float">
            <text:p>0.745829</text:p>
          </table:table-cell>
          <table:table-cell office:value-type="float" office:value="0.791543" calcext:value-type="float">
            <text:p>0.791543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38514" calcext:value-type="float">
            <text:p>0.938514</text:p>
          </table:table-cell>
          <table:table-cell office:value-type="float" office:value="0.96" calcext:value-type="float">
            <text:p>0.96</text:p>
          </table:table-cell>
          <table:table-cell office:value-type="float" office:value="0.810811" calcext:value-type="float">
            <text:p>0.81081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2" calcext:value-type="float">
            <text:p>0.392</text:p>
          </table:table-cell>
          <table:table-cell office:value-type="float" office:value="0.560229" calcext:value-type="float">
            <text:p>0.560229</text:p>
          </table:table-cell>
          <table:table-cell office:value-type="float" office:value="0.687086" calcext:value-type="float">
            <text:p>0.687086</text:p>
          </table:table-cell>
          <table:table-cell office:value-type="float" office:value="0.757029" calcext:value-type="float">
            <text:p>0.757029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2" calcext:value-type="float">
            <text:p>0.92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6" calcext:value-type="float">
            <text:p>0.96</text:p>
          </table:table-cell>
          <table:table-cell office:value-type="float" office:value="0.812617" calcext:value-type="float">
            <text:p>0.81261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" calcext:value-type="float">
            <text:p>0.4</text:p>
          </table:table-cell>
          <table:table-cell office:value-type="float" office:value="0.548571" calcext:value-type="float">
            <text:p>0.548571</text:p>
          </table:table-cell>
          <table:table-cell office:value-type="float" office:value="0.670857" calcext:value-type="float">
            <text:p>0.670857</text:p>
          </table:table-cell>
          <table:table-cell office:value-type="float" office:value="0.741486" calcext:value-type="float">
            <text:p>0.741486</text:p>
          </table:table-cell>
          <table:table-cell office:value-type="float" office:value="0.787886" calcext:value-type="float">
            <text:p>0.787886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6" calcext:value-type="float">
            <text:p>0.96</text:p>
          </table:table-cell>
          <table:table-cell office:value-type="float" office:value="0.807589" calcext:value-type="float">
            <text:p>0.8075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5143" calcext:value-type="float">
            <text:p>0.545143</text:p>
          </table:table-cell>
          <table:table-cell office:value-type="float" office:value="0.689829" calcext:value-type="float">
            <text:p>0.68982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800229" calcext:value-type="float">
            <text:p>0.800229</text:p>
          </table:table-cell>
          <table:table-cell office:value-type="float" office:value="0.832229" calcext:value-type="float">
            <text:p>0.832229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6" calcext:value-type="float">
            <text:p>0.96</text:p>
          </table:table-cell>
          <table:table-cell office:value-type="float" office:value="0.809211" calcext:value-type="float">
            <text:p>0.80921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6686" calcext:value-type="float">
            <text:p>0.536686</text:p>
          </table:table-cell>
          <table:table-cell office:value-type="float" office:value="0.699429" calcext:value-type="float">
            <text:p>0.699429</text:p>
          </table:table-cell>
          <table:table-cell office:value-type="float" office:value="0.771657" calcext:value-type="float">
            <text:p>0.771657</text:p>
          </table:table-cell>
          <table:table-cell office:value-type="float" office:value="0.809829" calcext:value-type="float">
            <text:p>0.809829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6" calcext:value-type="float">
            <text:p>0.96</text:p>
          </table:table-cell>
          <table:table-cell office:value-type="float" office:value="0.814309" calcext:value-type="float">
            <text:p>0.81430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5257" calcext:value-type="float">
            <text:p>0.565257</text:p>
          </table:table-cell>
          <table:table-cell office:value-type="float" office:value="0.703771" calcext:value-type="float">
            <text:p>0.703771</text:p>
          </table:table-cell>
          <table:table-cell office:value-type="float" office:value="0.768457" calcext:value-type="float">
            <text:p>0.768457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41486" calcext:value-type="float">
            <text:p>0.9414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7051" calcext:value-type="float">
            <text:p>0.81705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8914" calcext:value-type="float">
            <text:p>0.608914</text:p>
          </table:table-cell>
          <table:table-cell office:value-type="float" office:value="0.717029" calcext:value-type="float">
            <text:p>0.717029</text:p>
          </table:table-cell>
          <table:table-cell office:value-type="float" office:value="0.771657" calcext:value-type="float">
            <text:p>0.771657</text:p>
          </table:table-cell>
          <table:table-cell office:value-type="float" office:value="0.805943" calcext:value-type="float">
            <text:p>0.805943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4663" calcext:value-type="float">
            <text:p>0.82466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08" calcext:value-type="float">
            <text:p>0.408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719314" calcext:value-type="float">
            <text:p>0.71931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817829" calcext:value-type="float">
            <text:p>0.817829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2" calcext:value-type="float">
            <text:p>0.92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6" calcext:value-type="float">
            <text:p>0.96</text:p>
          </table:table-cell>
          <table:table-cell office:value-type="float" office:value="0.828891" calcext:value-type="float">
            <text:p>0.82889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775543" calcext:value-type="float">
            <text:p>0.775543</text:p>
          </table:table-cell>
          <table:table-cell office:value-type="float" office:value="0.818057" calcext:value-type="float">
            <text:p>0.818057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2263" calcext:value-type="float">
            <text:p>0.82226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3771" calcext:value-type="float">
            <text:p>0.583771</text:p>
          </table:table-cell>
          <table:table-cell office:value-type="float" office:value="0.717714" calcext:value-type="float">
            <text:p>0.717714</text:p>
          </table:table-cell>
          <table:table-cell office:value-type="float" office:value="0.782171" calcext:value-type="float">
            <text:p>0.782171</text:p>
          </table:table-cell>
          <table:table-cell office:value-type="float" office:value="0.816686" calcext:value-type="float">
            <text:p>0.816686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2" calcext:value-type="float">
            <text:p>0.92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528" calcext:value-type="float">
            <text:p>0.8252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8" calcext:value-type="float">
            <text:p>0.328</text:p>
          </table:table-cell>
          <table:table-cell office:value-type="float" office:value="0.614629" calcext:value-type="float">
            <text:p>0.614629</text:p>
          </table:table-cell>
          <table:table-cell office:value-type="float" office:value="0.744686" calcext:value-type="float">
            <text:p>0.744686</text:p>
          </table:table-cell>
          <table:table-cell office:value-type="float" office:value="0.795886" calcext:value-type="float">
            <text:p>0.795886</text:p>
          </table:table-cell>
          <table:table-cell office:value-type="float" office:value="0.825371" calcext:value-type="float">
            <text:p>0.825371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904914" calcext:value-type="float">
            <text:p>0.90491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43086" calcext:value-type="float">
            <text:p>0.943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35109" calcext:value-type="float">
            <text:p>0.83510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5143" calcext:value-type="float">
            <text:p>0.625143</text:p>
          </table:table-cell>
          <table:table-cell office:value-type="float" office:value="0.737829" calcext:value-type="float">
            <text:p>0.737829</text:p>
          </table:table-cell>
          <table:table-cell office:value-type="float" office:value="0.784457" calcext:value-type="float">
            <text:p>0.784457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3143" calcext:value-type="float">
            <text:p>0.873143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904229" calcext:value-type="float">
            <text:p>0.904229</text:p>
          </table:table-cell>
          <table:table-cell office:value-type="float" office:value="0.919543" calcext:value-type="float">
            <text:p>0.919543</text:p>
          </table:table-cell>
          <table:table-cell office:value-type="float" office:value="0.936686" calcext:value-type="float">
            <text:p>0.936686</text:p>
          </table:table-cell>
          <table:table-cell office:value-type="float" office:value="0.96" calcext:value-type="float">
            <text:p>0.96</text:p>
          </table:table-cell>
          <table:table-cell office:value-type="float" office:value="0.834217" calcext:value-type="float">
            <text:p>0.83421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1829" calcext:value-type="float">
            <text:p>0.601829</text:p>
          </table:table-cell>
          <table:table-cell office:value-type="float" office:value="0.725029" calcext:value-type="float">
            <text:p>0.725029</text:p>
          </table:table-cell>
          <table:table-cell office:value-type="float" office:value="0.772571" calcext:value-type="float">
            <text:p>0.772571</text:p>
          </table:table-cell>
          <table:table-cell office:value-type="float" office:value="0.812571" calcext:value-type="float">
            <text:p>0.812571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6571" calcext:value-type="float">
            <text:p>0.916571</text:p>
          </table:table-cell>
          <table:table-cell office:value-type="float" office:value="0.936914" calcext:value-type="float">
            <text:p>0.936914</text:p>
          </table:table-cell>
          <table:table-cell office:value-type="float" office:value="0.96" calcext:value-type="float">
            <text:p>0.96</text:p>
          </table:table-cell>
          <table:table-cell office:value-type="float" office:value="0.825074" calcext:value-type="float">
            <text:p>0.82507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6343" calcext:value-type="float">
            <text:p>0.59634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807314" calcext:value-type="float">
            <text:p>0.807314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4743" calcext:value-type="float">
            <text:p>0.91474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1966" calcext:value-type="float">
            <text:p>0.82196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741714" calcext:value-type="float">
            <text:p>0.741714</text:p>
          </table:table-cell>
          <table:table-cell office:value-type="float" office:value="0.792229" calcext:value-type="float">
            <text:p>0.792229</text:p>
          </table:table-cell>
          <table:table-cell office:value-type="float" office:value="0.824686" calcext:value-type="float">
            <text:p>0.824686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35314" calcext:value-type="float">
            <text:p>0.9353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291" calcext:value-type="float">
            <text:p>0.83129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755429" calcext:value-type="float">
            <text:p>0.755429</text:p>
          </table:table-cell>
          <table:table-cell office:value-type="float" office:value="0.796114" calcext:value-type="float">
            <text:p>0.796114</text:p>
          </table:table-cell>
          <table:table-cell office:value-type="float" office:value="0.823771" calcext:value-type="float">
            <text:p>0.823771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38514" calcext:value-type="float">
            <text:p>0.9385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6411" calcext:value-type="float">
            <text:p>0.83641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52" calcext:value-type="float">
            <text:p>0.352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743086" calcext:value-type="float">
            <text:p>0.743086</text:p>
          </table:table-cell>
          <table:table-cell office:value-type="float" office:value="0.783771" calcext:value-type="float">
            <text:p>0.783771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48686" calcext:value-type="float">
            <text:p>0.848686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36" calcext:value-type="float">
            <text:p>0.8313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6" calcext:value-type="float">
            <text:p>0.376</text:p>
          </table:table-cell>
          <table:table-cell office:value-type="float" office:value="0.595429" calcext:value-type="float">
            <text:p>0.595429</text:p>
          </table:table-cell>
          <table:table-cell office:value-type="float" office:value="0.723886" calcext:value-type="float">
            <text:p>0.723886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05943" calcext:value-type="float">
            <text:p>0.805943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863314" calcext:value-type="float">
            <text:p>0.863314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3337" calcext:value-type="float">
            <text:p>0.82333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3314" calcext:value-type="float">
            <text:p>0.583314</text:p>
          </table:table-cell>
          <table:table-cell office:value-type="float" office:value="0.714057" calcext:value-type="float">
            <text:p>0.714057</text:p>
          </table:table-cell>
          <table:table-cell office:value-type="float" office:value="0.770743" calcext:value-type="float">
            <text:p>0.770743</text:p>
          </table:table-cell>
          <table:table-cell office:value-type="float" office:value="0.808457" calcext:value-type="float">
            <text:p>0.808457</text:p>
          </table:table-cell>
          <table:table-cell office:value-type="float" office:value="0.842743" calcext:value-type="float">
            <text:p>0.842743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208" calcext:value-type="float">
            <text:p>0.8220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622629" calcext:value-type="float">
            <text:p>0.622629</text:p>
          </table:table-cell>
          <table:table-cell office:value-type="float" office:value="0.743314" calcext:value-type="float">
            <text:p>0.743314</text:p>
          </table:table-cell>
          <table:table-cell office:value-type="float" office:value="0.786971" calcext:value-type="float">
            <text:p>0.786971</text:p>
          </table:table-cell>
          <table:table-cell office:value-type="float" office:value="0.816914" calcext:value-type="float">
            <text:p>0.816914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36229" calcext:value-type="float">
            <text:p>0.936229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474" calcext:value-type="float">
            <text:p>0.83147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" calcext:value-type="float">
            <text:p>0.4</text:p>
          </table:table-cell>
          <table:table-cell office:value-type="float" office:value="0.588343" calcext:value-type="float">
            <text:p>0.588343</text:p>
          </table:table-cell>
          <table:table-cell office:value-type="float" office:value="0.722057" calcext:value-type="float">
            <text:p>0.722057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09829" calcext:value-type="float">
            <text:p>0.809829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14743" calcext:value-type="float">
            <text:p>0.914743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1691" calcext:value-type="float">
            <text:p>0.82169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44" calcext:value-type="float">
            <text:p>0.344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732571" calcext:value-type="float">
            <text:p>0.732571</text:p>
          </table:table-cell>
          <table:table-cell office:value-type="float" office:value="0.781943" calcext:value-type="float">
            <text:p>0.781943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9531" calcext:value-type="float">
            <text:p>0.8295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99543" calcext:value-type="float">
            <text:p>0.599543</text:p>
          </table:table-cell>
          <table:table-cell office:value-type="float" office:value="0.717943" calcext:value-type="float">
            <text:p>0.717943</text:p>
          </table:table-cell>
          <table:table-cell office:value-type="float" office:value="0.775086" calcext:value-type="float">
            <text:p>0.77508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52" calcext:value-type="float">
            <text:p>0.952</text:p>
          </table:table-cell>
          <table:table-cell office:value-type="float" office:value="0.82512" calcext:value-type="float">
            <text:p>0.8251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32" calcext:value-type="float">
            <text:p>0.432</text:p>
          </table:table-cell>
          <table:table-cell office:value-type="float" office:value="0.602514" calcext:value-type="float">
            <text:p>0.602514</text:p>
          </table:table-cell>
          <table:table-cell office:value-type="float" office:value="0.730057" calcext:value-type="float">
            <text:p>0.730057</text:p>
          </table:table-cell>
          <table:table-cell office:value-type="float" office:value="0.791314" calcext:value-type="float">
            <text:p>0.791314</text:p>
          </table:table-cell>
          <table:table-cell office:value-type="float" office:value="0.829257" calcext:value-type="float">
            <text:p>0.829257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3136" calcext:value-type="float">
            <text:p>0.8313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32" calcext:value-type="float">
            <text:p>0.432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755886" calcext:value-type="float">
            <text:p>0.75588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83429" calcext:value-type="float">
            <text:p>0.883429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8549" calcext:value-type="float">
            <text:p>0.84854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626971" calcext:value-type="float">
            <text:p>0.626971</text:p>
          </table:table-cell>
          <table:table-cell office:value-type="float" office:value="0.747429" calcext:value-type="float">
            <text:p>0.747429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8" calcext:value-type="float">
            <text:p>0.88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42629" calcext:value-type="float">
            <text:p>0.9426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3771" calcext:value-type="float">
            <text:p>0.84377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97714" calcext:value-type="float">
            <text:p>0.597714</text:p>
          </table:table-cell>
          <table:table-cell office:value-type="float" office:value="0.737371" calcext:value-type="float">
            <text:p>0.737371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37646" calcext:value-type="float">
            <text:p>0.83764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" calcext:value-type="float">
            <text:p>0.4</text:p>
          </table:table-cell>
          <table:table-cell office:value-type="float" office:value="0.625829" calcext:value-type="float">
            <text:p>0.625829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81486" calcext:value-type="float">
            <text:p>0.781486</text:p>
          </table:table-cell>
          <table:table-cell office:value-type="float" office:value="0.826514" calcext:value-type="float">
            <text:p>0.826514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6" calcext:value-type="float">
            <text:p>0.96</text:p>
          </table:table-cell>
          <table:table-cell office:value-type="float" office:value="0.836434" calcext:value-type="float">
            <text:p>0.83643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" calcext:value-type="float">
            <text:p>0.4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744914" calcext:value-type="float">
            <text:p>0.744914</text:p>
          </table:table-cell>
          <table:table-cell office:value-type="float" office:value="0.809371" calcext:value-type="float">
            <text:p>0.809371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6" calcext:value-type="float">
            <text:p>0.96</text:p>
          </table:table-cell>
          <table:table-cell office:value-type="float" office:value="0.845874" calcext:value-type="float">
            <text:p>0.84587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736686" calcext:value-type="float">
            <text:p>0.736686</text:p>
          </table:table-cell>
          <table:table-cell office:value-type="float" office:value="0.797714" calcext:value-type="float">
            <text:p>0.797714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6" calcext:value-type="float">
            <text:p>0.96</text:p>
          </table:table-cell>
          <table:table-cell office:value-type="float" office:value="0.844366" calcext:value-type="float">
            <text:p>0.8443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6971" calcext:value-type="float">
            <text:p>0.626971</text:p>
          </table:table-cell>
          <table:table-cell office:value-type="float" office:value="0.758857" calcext:value-type="float">
            <text:p>0.758857</text:p>
          </table:table-cell>
          <table:table-cell office:value-type="float" office:value="0.816" calcext:value-type="float">
            <text:p>0.816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905143" calcext:value-type="float">
            <text:p>0.905143</text:p>
          </table:table-cell>
          <table:table-cell office:value-type="float" office:value="0.917029" calcext:value-type="float">
            <text:p>0.917029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0171" calcext:value-type="float">
            <text:p>0.85017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64" calcext:value-type="float">
            <text:p>0.464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64114" calcext:value-type="float">
            <text:p>0.764114</text:p>
          </table:table-cell>
          <table:table-cell office:value-type="float" office:value="0.816457" calcext:value-type="float">
            <text:p>0.816457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71314" calcext:value-type="float">
            <text:p>0.871314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0286" calcext:value-type="float">
            <text:p>0.930286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3691" calcext:value-type="float">
            <text:p>0.85369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649829" calcext:value-type="float">
            <text:p>0.649829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55771" calcext:value-type="float">
            <text:p>0.855771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6" calcext:value-type="float">
            <text:p>0.96</text:p>
          </table:table-cell>
          <table:table-cell office:value-type="float" office:value="0.847931" calcext:value-type="float">
            <text:p>0.84793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84" calcext:value-type="float">
            <text:p>0.384</text:p>
          </table:table-cell>
          <table:table-cell office:value-type="float" office:value="0.622629" calcext:value-type="float">
            <text:p>0.622629</text:p>
          </table:table-cell>
          <table:table-cell office:value-type="float" office:value="0.749486" calcext:value-type="float">
            <text:p>0.749486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44229" calcext:value-type="float">
            <text:p>0.944229</text:p>
          </table:table-cell>
          <table:table-cell office:value-type="float" office:value="0.96" calcext:value-type="float">
            <text:p>0.96</text:p>
          </table:table-cell>
          <table:table-cell office:value-type="float" office:value="0.843246" calcext:value-type="float">
            <text:p>0.84324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1543" calcext:value-type="float">
            <text:p>0.631543</text:p>
          </table:table-cell>
          <table:table-cell office:value-type="float" office:value="0.752914" calcext:value-type="float">
            <text:p>0.752914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37257" calcext:value-type="float">
            <text:p>0.837257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6" calcext:value-type="float">
            <text:p>0.96</text:p>
          </table:table-cell>
          <table:table-cell office:value-type="float" office:value="0.844686" calcext:value-type="float">
            <text:p>0.84468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" calcext:value-type="float">
            <text:p>0.44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752229" calcext:value-type="float">
            <text:p>0.752229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09714" calcext:value-type="float">
            <text:p>0.909714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41486" calcext:value-type="float">
            <text:p>0.941486</text:p>
          </table:table-cell>
          <table:table-cell office:value-type="float" office:value="0.96" calcext:value-type="float">
            <text:p>0.96</text:p>
          </table:table-cell>
          <table:table-cell office:value-type="float" office:value="0.844206" calcext:value-type="float">
            <text:p>0.84420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" calcext:value-type="float">
            <text:p>0.4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738971" calcext:value-type="float">
            <text:p>0.738971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4389" calcext:value-type="float">
            <text:p>0.84438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56" calcext:value-type="float">
            <text:p>0.456</text:p>
          </table:table-cell>
          <table:table-cell office:value-type="float" office:value="0.662171" calcext:value-type="float">
            <text:p>0.662171</text:p>
          </table:table-cell>
          <table:table-cell office:value-type="float" office:value="0.772114" calcext:value-type="float">
            <text:p>0.772114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43086" calcext:value-type="float">
            <text:p>0.943086</text:p>
          </table:table-cell>
          <table:table-cell office:value-type="float" office:value="0.96" calcext:value-type="float">
            <text:p>0.96</text:p>
          </table:table-cell>
          <table:table-cell office:value-type="float" office:value="0.855131" calcext:value-type="float">
            <text:p>0.85513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" calcext:value-type="float">
            <text:p>0.4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29829" calcext:value-type="float">
            <text:p>0.929829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6" calcext:value-type="float">
            <text:p>0.96</text:p>
          </table:table-cell>
          <table:table-cell office:value-type="float" office:value="0.86208" calcext:value-type="float">
            <text:p>0.8620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6" calcext:value-type="float">
            <text:p>0.57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97257" calcext:value-type="float">
            <text:p>0.797257</text:p>
          </table:table-cell>
          <table:table-cell office:value-type="float" office:value="0.834057" calcext:value-type="float">
            <text:p>0.834057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7029" calcext:value-type="float">
            <text:p>0.917029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6" calcext:value-type="float">
            <text:p>0.96</text:p>
          </table:table-cell>
          <table:table-cell office:value-type="float" office:value="0.865166" calcext:value-type="float">
            <text:p>0.8651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64" calcext:value-type="float">
            <text:p>0.464</text:p>
          </table:table-cell>
          <table:table-cell office:value-type="float" office:value="0.707429" calcext:value-type="float">
            <text:p>0.707429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44686" calcext:value-type="float">
            <text:p>0.944686</text:p>
          </table:table-cell>
          <table:table-cell office:value-type="float" office:value="0.952" calcext:value-type="float">
            <text:p>0.952</text:p>
          </table:table-cell>
          <table:table-cell office:value-type="float" office:value="0.871749" calcext:value-type="float">
            <text:p>0.87174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94857" calcext:value-type="float">
            <text:p>0.694857</text:p>
          </table:table-cell>
          <table:table-cell office:value-type="float" office:value="0.801371" calcext:value-type="float">
            <text:p>0.801371</text:p>
          </table:table-cell>
          <table:table-cell office:value-type="float" office:value="0.840457" calcext:value-type="float">
            <text:p>0.840457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68274" calcext:value-type="float">
            <text:p>0.86827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8" calcext:value-type="float">
            <text:p>0.328</text:p>
          </table:table-cell>
          <table:table-cell office:value-type="float" office:value="0.711543" calcext:value-type="float">
            <text:p>0.711543</text:p>
          </table:table-cell>
          <table:table-cell office:value-type="float" office:value="0.806629" calcext:value-type="float">
            <text:p>0.806629</text:p>
          </table:table-cell>
          <table:table-cell office:value-type="float" office:value="0.836343" calcext:value-type="float">
            <text:p>0.836343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8" calcext:value-type="float">
            <text:p>0.88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04" calcext:value-type="float">
            <text:p>0.870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6" calcext:value-type="float">
            <text:p>0.616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0514" calcext:value-type="float">
            <text:p>0.87051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52" calcext:value-type="float">
            <text:p>0.552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783771" calcext:value-type="float">
            <text:p>0.783771</text:p>
          </table:table-cell>
          <table:table-cell office:value-type="float" office:value="0.824914" calcext:value-type="float">
            <text:p>0.824914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862446" calcext:value-type="float">
            <text:p>0.86244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3257" calcext:value-type="float">
            <text:p>0.693257</text:p>
          </table:table-cell>
          <table:table-cell office:value-type="float" office:value="0.790629" calcext:value-type="float">
            <text:p>0.790629</text:p>
          </table:table-cell>
          <table:table-cell office:value-type="float" office:value="0.829257" calcext:value-type="float">
            <text:p>0.829257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6" calcext:value-type="float">
            <text:p>0.96</text:p>
          </table:table-cell>
          <table:table-cell office:value-type="float" office:value="0.865577" calcext:value-type="float">
            <text:p>0.86557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28" calcext:value-type="float">
            <text:p>0.328</text:p>
          </table:table-cell>
          <table:table-cell office:value-type="float" office:value="0.681829" calcext:value-type="float">
            <text:p>0.681829</text:p>
          </table:table-cell>
          <table:table-cell office:value-type="float" office:value="0.780571" calcext:value-type="float">
            <text:p>0.780571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853029" calcext:value-type="float">
            <text:p>0.853029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47886" calcext:value-type="float">
            <text:p>0.947886</text:p>
          </table:table-cell>
          <table:table-cell office:value-type="float" office:value="0.96" calcext:value-type="float">
            <text:p>0.96</text:p>
          </table:table-cell>
          <table:table-cell office:value-type="float" office:value="0.86352" calcext:value-type="float">
            <text:p>0.8635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44" calcext:value-type="float">
            <text:p>0.544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791543" calcext:value-type="float">
            <text:p>0.791543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8" calcext:value-type="float">
            <text:p>0.88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46286" calcext:value-type="float">
            <text:p>0.946286</text:p>
          </table:table-cell>
          <table:table-cell office:value-type="float" office:value="0.96" calcext:value-type="float">
            <text:p>0.96</text:p>
          </table:table-cell>
          <table:table-cell office:value-type="float" office:value="0.868046" calcext:value-type="float">
            <text:p>0.86804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7943" calcext:value-type="float">
            <text:p>0.717943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22971" calcext:value-type="float">
            <text:p>0.922971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7657" calcext:value-type="float">
            <text:p>0.947657</text:p>
          </table:table-cell>
          <table:table-cell office:value-type="float" office:value="0.96" calcext:value-type="float">
            <text:p>0.96</text:p>
          </table:table-cell>
          <table:table-cell office:value-type="float" office:value="0.869531" calcext:value-type="float">
            <text:p>0.86953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96229" calcext:value-type="float">
            <text:p>0.696229</text:p>
          </table:table-cell>
          <table:table-cell office:value-type="float" office:value="0.789714" calcext:value-type="float">
            <text:p>0.789714</text:p>
          </table:table-cell>
          <table:table-cell office:value-type="float" office:value="0.829029" calcext:value-type="float">
            <text:p>0.829029</text:p>
          </table:table-cell>
          <table:table-cell office:value-type="float" office:value="0.855314" calcext:value-type="float">
            <text:p>0.855314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07429" calcext:value-type="float">
            <text:p>0.907429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46743" calcext:value-type="float">
            <text:p>0.946743</text:p>
          </table:table-cell>
          <table:table-cell office:value-type="float" office:value="0.96" calcext:value-type="float">
            <text:p>0.96</text:p>
          </table:table-cell>
          <table:table-cell office:value-type="float" office:value="0.864389" calcext:value-type="float">
            <text:p>0.86438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" calcext:value-type="float">
            <text:p>0.6</text:p>
          </table:table-cell>
          <table:table-cell office:value-type="float" office:value="0.722743" calcext:value-type="float">
            <text:p>0.722743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51543" calcext:value-type="float">
            <text:p>0.9515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74263" calcext:value-type="float">
            <text:p>0.87426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48" calcext:value-type="float">
            <text:p>0.448</text:p>
          </table:table-cell>
          <table:table-cell office:value-type="float" office:value="0.738286" calcext:value-type="float">
            <text:p>0.738286</text:p>
          </table:table-cell>
          <table:table-cell office:value-type="float" office:value="0.824457" calcext:value-type="float">
            <text:p>0.824457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14743" calcext:value-type="float">
            <text:p>0.914743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0937" calcext:value-type="float">
            <text:p>0.88093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2" calcext:value-type="float">
            <text:p>0.52</text:p>
          </table:table-cell>
          <table:table-cell office:value-type="float" office:value="0.716114" calcext:value-type="float">
            <text:p>0.716114</text:p>
          </table:table-cell>
          <table:table-cell office:value-type="float" office:value="0.817371" calcext:value-type="float">
            <text:p>0.817371</text:p>
          </table:table-cell>
          <table:table-cell office:value-type="float" office:value="0.861029" calcext:value-type="float">
            <text:p>0.861029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6" calcext:value-type="float">
            <text:p>0.96</text:p>
          </table:table-cell>
          <table:table-cell office:value-type="float" office:value="0.879383" calcext:value-type="float">
            <text:p>0.87938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84" calcext:value-type="float">
            <text:p>0.584</text:p>
          </table:table-cell>
          <table:table-cell office:value-type="float" office:value="0.722743" calcext:value-type="float">
            <text:p>0.722743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6" calcext:value-type="float">
            <text:p>0.96</text:p>
          </table:table-cell>
          <table:table-cell office:value-type="float" office:value="0.879269" calcext:value-type="float">
            <text:p>0.87926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" calcext:value-type="float">
            <text:p>0.4</text:p>
          </table:table-cell>
          <table:table-cell office:value-type="float" office:value="0.758629" calcext:value-type="float">
            <text:p>0.758629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903086" calcext:value-type="float">
            <text:p>0.90308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" calcext:value-type="float">
            <text:p>0.96</text:p>
          </table:table-cell>
          <table:table-cell office:value-type="float" office:value="0.890354" calcext:value-type="float">
            <text:p>0.8903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96" calcext:value-type="float">
            <text:p>0.496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824457" calcext:value-type="float">
            <text:p>0.824457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88686" calcext:value-type="float">
            <text:p>0.888686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2" calcext:value-type="float">
            <text:p>0.92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40343" calcext:value-type="float">
            <text:p>0.940343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9349" calcext:value-type="float">
            <text:p>0.88934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744457" calcext:value-type="float">
            <text:p>0.744457</text:p>
          </table:table-cell>
          <table:table-cell office:value-type="float" office:value="0.84" calcext:value-type="float">
            <text:p>0.84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19771" calcext:value-type="float">
            <text:p>0.919771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49943" calcext:value-type="float">
            <text:p>0.9499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3166" calcext:value-type="float">
            <text:p>0.8931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6" calcext:value-type="float">
            <text:p>0.36</text:p>
          </table:table-cell>
          <table:table-cell office:value-type="float" office:value="0.758171" calcext:value-type="float">
            <text:p>0.758171</text:p>
          </table:table-cell>
          <table:table-cell office:value-type="float" office:value="0.832229" calcext:value-type="float">
            <text:p>0.832229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9486" calcext:value-type="float">
            <text:p>0.949486</text:p>
          </table:table-cell>
          <table:table-cell office:value-type="float" office:value="0.96" calcext:value-type="float">
            <text:p>0.96</text:p>
          </table:table-cell>
          <table:table-cell office:value-type="float" office:value="0.892777" calcext:value-type="float">
            <text:p>0.8927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825371" calcext:value-type="float">
            <text:p>0.825371</text:p>
          </table:table-cell>
          <table:table-cell office:value-type="float" office:value="0.861714" calcext:value-type="float">
            <text:p>0.861714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47886" calcext:value-type="float">
            <text:p>0.947886</text:p>
          </table:table-cell>
          <table:table-cell office:value-type="float" office:value="0.96" calcext:value-type="float">
            <text:p>0.96</text:p>
          </table:table-cell>
          <table:table-cell office:value-type="float" office:value="0.88624" calcext:value-type="float">
            <text:p>0.8862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16" calcext:value-type="float">
            <text:p>0.416</text:p>
          </table:table-cell>
          <table:table-cell office:value-type="float" office:value="0.738286" calcext:value-type="float">
            <text:p>0.738286</text:p>
          </table:table-cell>
          <table:table-cell office:value-type="float" office:value="0.831086" calcext:value-type="float">
            <text:p>0.83108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2971" calcext:value-type="float">
            <text:p>0.92297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6" calcext:value-type="float">
            <text:p>0.96</text:p>
          </table:table-cell>
          <table:table-cell office:value-type="float" office:value="0.887794" calcext:value-type="float">
            <text:p>0.88779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88" calcext:value-type="float">
            <text:p>0.488</text:p>
          </table:table-cell>
          <table:table-cell office:value-type="float" office:value="0.757029" calcext:value-type="float">
            <text:p>0.757029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2057" calcext:value-type="float">
            <text:p>0.922057</text:p>
          </table:table-cell>
          <table:table-cell office:value-type="float" office:value="0.930743" calcext:value-type="float">
            <text:p>0.930743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0217" calcext:value-type="float">
            <text:p>0.89021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04" calcext:value-type="float">
            <text:p>0.504</text:p>
          </table:table-cell>
          <table:table-cell office:value-type="float" office:value="0.755657" calcext:value-type="float">
            <text:p>0.755657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33257" calcext:value-type="float">
            <text:p>0.933257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12" calcext:value-type="float">
            <text:p>0.891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72" calcext:value-type="float">
            <text:p>0.272</text:p>
          </table:table-cell>
          <table:table-cell office:value-type="float" office:value="0.723886" calcext:value-type="float">
            <text:p>0.723886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914057" calcext:value-type="float">
            <text:p>0.914057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87703" calcext:value-type="float">
            <text:p>0.88770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6" calcext:value-type="float">
            <text:p>0.576</text:p>
          </table:table-cell>
          <table:table-cell office:value-type="float" office:value="0.768" calcext:value-type="float">
            <text:p>0.768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11771" calcext:value-type="float">
            <text:p>0.91177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1657" calcext:value-type="float">
            <text:p>0.931657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" calcext:value-type="float">
            <text:p>0.96</text:p>
          </table:table-cell>
          <table:table-cell office:value-type="float" office:value="0.891634" calcext:value-type="float">
            <text:p>0.8916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12" calcext:value-type="float">
            <text:p>0.512</text:p>
          </table:table-cell>
          <table:table-cell office:value-type="float" office:value="0.754971" calcext:value-type="float">
            <text:p>0.754971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89143" calcext:value-type="float">
            <text:p>0.889143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14743" calcext:value-type="float">
            <text:p>0.914743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23" calcext:value-type="float">
            <text:p>0.89282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" calcext:value-type="float">
            <text:p>0.4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2" calcext:value-type="float">
            <text:p>0.92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" calcext:value-type="float">
            <text:p>0.96</text:p>
          </table:table-cell>
          <table:table-cell office:value-type="float" office:value="0.887726" calcext:value-type="float">
            <text:p>0.88772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2" calcext:value-type="float">
            <text:p>0.52</text:p>
          </table:table-cell>
          <table:table-cell office:value-type="float" office:value="0.756343" calcext:value-type="float">
            <text:p>0.756343</text:p>
          </table:table-cell>
          <table:table-cell office:value-type="float" office:value="0.834743" calcext:value-type="float">
            <text:p>0.834743</text:p>
          </table:table-cell>
          <table:table-cell office:value-type="float" office:value="0.861486" calcext:value-type="float">
            <text:p>0.861486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19543" calcext:value-type="float">
            <text:p>0.919543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0857" calcext:value-type="float">
            <text:p>0.950857</text:p>
          </table:table-cell>
          <table:table-cell office:value-type="float" office:value="0.96" calcext:value-type="float">
            <text:p>0.96</text:p>
          </table:table-cell>
          <table:table-cell office:value-type="float" office:value="0.888046" calcext:value-type="float">
            <text:p>0.88804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92" calcext:value-type="float">
            <text:p>0.392</text:p>
          </table:table-cell>
          <table:table-cell office:value-type="float" office:value="0.733029" calcext:value-type="float">
            <text:p>0.733029</text:p>
          </table:table-cell>
          <table:table-cell office:value-type="float" office:value="0.827429" calcext:value-type="float">
            <text:p>0.827429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7029" calcext:value-type="float">
            <text:p>0.917029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8514" calcext:value-type="float">
            <text:p>0.938514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2834" calcext:value-type="float">
            <text:p>0.88283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730286" calcext:value-type="float">
            <text:p>0.730286</text:p>
          </table:table-cell>
          <table:table-cell office:value-type="float" office:value="0.827429" calcext:value-type="float">
            <text:p>0.827429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5543" calcext:value-type="float">
            <text:p>0.895543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8229" calcext:value-type="float">
            <text:p>0.928229</text:p>
          </table:table-cell>
          <table:table-cell office:value-type="float" office:value="0.936229" calcext:value-type="float">
            <text:p>0.936229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3109" calcext:value-type="float">
            <text:p>0.88310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64" calcext:value-type="float">
            <text:p>0.464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826286" calcext:value-type="float">
            <text:p>0.826286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2" calcext:value-type="float">
            <text:p>0.92</text:p>
          </table:table-cell>
          <table:table-cell office:value-type="float" office:value="0.931657" calcext:value-type="float">
            <text:p>0.931657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2674" calcext:value-type="float">
            <text:p>0.88267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" calcext:value-type="float">
            <text:p>0.44</text:p>
          </table:table-cell>
          <table:table-cell office:value-type="float" office:value="0.749714" calcext:value-type="float">
            <text:p>0.749714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0629" calcext:value-type="float">
            <text:p>0.9506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0423" calcext:value-type="float">
            <text:p>0.89042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84" calcext:value-type="float">
            <text:p>0.584</text:p>
          </table:table-cell>
          <table:table-cell office:value-type="float" office:value="0.794971" calcext:value-type="float">
            <text:p>0.794971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11771" calcext:value-type="float">
            <text:p>0.911771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314" calcext:value-type="float">
            <text:p>0.94331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272" calcext:value-type="float">
            <text:p>0.9027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28" calcext:value-type="float">
            <text:p>0.528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88457" calcext:value-type="float">
            <text:p>0.88845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36229" calcext:value-type="float">
            <text:p>0.9362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" calcext:value-type="float">
            <text:p>0.96</text:p>
          </table:table-cell>
          <table:table-cell office:value-type="float" office:value="0.902537" calcext:value-type="float">
            <text:p>0.90253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28" calcext:value-type="float">
            <text:p>0.528</text:p>
          </table:table-cell>
          <table:table-cell office:value-type="float" office:value="0.768914" calcext:value-type="float">
            <text:p>0.768914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629" calcext:value-type="float">
            <text:p>0.950629</text:p>
          </table:table-cell>
          <table:table-cell office:value-type="float" office:value="0.96" calcext:value-type="float">
            <text:p>0.96</text:p>
          </table:table-cell>
          <table:table-cell office:value-type="float" office:value="0.899909" calcext:value-type="float">
            <text:p>0.89990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6" calcext:value-type="float">
            <text:p>0.616</text:p>
          </table:table-cell>
          <table:table-cell office:value-type="float" office:value="0.780114" calcext:value-type="float">
            <text:p>0.780114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229" calcext:value-type="float">
            <text:p>0.9362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" calcext:value-type="float">
            <text:p>0.96</text:p>
          </table:table-cell>
          <table:table-cell office:value-type="float" office:value="0.899177" calcext:value-type="float">
            <text:p>0.89917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6743" calcext:value-type="float">
            <text:p>0.906743</text:p>
          </table:table-cell>
          <table:table-cell office:value-type="float" office:value="0.92" calcext:value-type="float">
            <text:p>0.92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457" calcext:value-type="float">
            <text:p>0.952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9269" calcext:value-type="float">
            <text:p>0.89926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68" calcext:value-type="float">
            <text:p>0.568</text:p>
          </table:table-cell>
          <table:table-cell office:value-type="float" office:value="0.791086" calcext:value-type="float">
            <text:p>0.791086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457" calcext:value-type="float">
            <text:p>0.952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1874" calcext:value-type="float">
            <text:p>0.90187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76" calcext:value-type="float">
            <text:p>0.576</text:p>
          </table:table-cell>
          <table:table-cell office:value-type="float" office:value="0.781257" calcext:value-type="float">
            <text:p>0.781257</text:p>
          </table:table-cell>
          <table:table-cell office:value-type="float" office:value="0.842286" calcext:value-type="float">
            <text:p>0.842286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88914" calcext:value-type="float">
            <text:p>0.888914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7074" calcext:value-type="float">
            <text:p>0.89707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48" calcext:value-type="float">
            <text:p>0.448</text:p>
          </table:table-cell>
          <table:table-cell office:value-type="float" office:value="0.754971" calcext:value-type="float">
            <text:p>0.754971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5543" calcext:value-type="float">
            <text:p>0.89554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56" calcext:value-type="float">
            <text:p>0.456</text:p>
          </table:table-cell>
          <table:table-cell office:value-type="float" office:value="0.725029" calcext:value-type="float">
            <text:p>0.725029</text:p>
          </table:table-cell>
          <table:table-cell office:value-type="float" office:value="0.833371" calcext:value-type="float">
            <text:p>0.833371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1223" calcext:value-type="float">
            <text:p>0.89122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56" calcext:value-type="float">
            <text:p>0.456</text:p>
          </table:table-cell>
          <table:table-cell office:value-type="float" office:value="0.766629" calcext:value-type="float">
            <text:p>0.766629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686" calcext:value-type="float">
            <text:p>0.9526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1874" calcext:value-type="float">
            <text:p>0.90187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92" calcext:value-type="float">
            <text:p>0.392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0743" calcext:value-type="float">
            <text:p>0.9307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7063" calcext:value-type="float">
            <text:p>0.90706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48" calcext:value-type="float">
            <text:p>0.448</text:p>
          </table:table-cell>
          <table:table-cell office:value-type="float" office:value="0.775314" calcext:value-type="float">
            <text:p>0.775314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90514" calcext:value-type="float">
            <text:p>0.89051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907337" calcext:value-type="float">
            <text:p>0.90733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5029" calcext:value-type="float">
            <text:p>0.92502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629" calcext:value-type="float">
            <text:p>0.942629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10629" calcext:value-type="float">
            <text:p>0.9106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9029" calcext:value-type="float">
            <text:p>0.749029</text:p>
          </table:table-cell>
          <table:table-cell office:value-type="float" office:value="0.858971" calcext:value-type="float">
            <text:p>0.858971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908114" calcext:value-type="float">
            <text:p>0.908114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0286" calcext:value-type="float">
            <text:p>0.9302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171" calcext:value-type="float">
            <text:p>0.942171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0368" calcext:value-type="float">
            <text:p>0.9036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84" calcext:value-type="float">
            <text:p>0.384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0743" calcext:value-type="float">
            <text:p>0.9307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486" calcext:value-type="float">
            <text:p>0.941486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909143" calcext:value-type="float">
            <text:p>0.90914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" calcext:value-type="float">
            <text:p>0.6</text:p>
          </table:table-cell>
          <table:table-cell office:value-type="float" office:value="0.806629" calcext:value-type="float">
            <text:p>0.806629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3143" calcext:value-type="float">
            <text:p>0.953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48" calcext:value-type="float">
            <text:p>0.912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36" calcext:value-type="float">
            <text:p>0.336</text:p>
          </table:table-cell>
          <table:table-cell office:value-type="float" office:value="0.816914" calcext:value-type="float">
            <text:p>0.816914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15657" calcext:value-type="float">
            <text:p>0.915657</text:p>
          </table:table-cell>
          <table:table-cell office:value-type="float" office:value="0.925486" calcext:value-type="float">
            <text:p>0.925486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486" calcext:value-type="float">
            <text:p>0.9414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914" calcext:value-type="float">
            <text:p>0.9529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5909" calcext:value-type="float">
            <text:p>0.91590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36" calcext:value-type="float">
            <text:p>0.336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14057" calcext:value-type="float">
            <text:p>0.914057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8914" calcext:value-type="float">
            <text:p>0.928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229" calcext:value-type="float">
            <text:p>0.9522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168" calcext:value-type="float">
            <text:p>0.9116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816686" calcext:value-type="float">
            <text:p>0.816686</text:p>
          </table:table-cell>
          <table:table-cell office:value-type="float" office:value="0.879086" calcext:value-type="float">
            <text:p>0.879086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457" calcext:value-type="float">
            <text:p>0.952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4309" calcext:value-type="float">
            <text:p>0.91430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14743" calcext:value-type="float">
            <text:p>0.914743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0286" calcext:value-type="float">
            <text:p>0.9302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343" calcext:value-type="float">
            <text:p>0.940343</text:p>
          </table:table-cell>
          <table:table-cell office:value-type="float" office:value="0.944686" calcext:value-type="float">
            <text:p>0.944686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344" calcext:value-type="float">
            <text:p>0.9134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802514" calcext:value-type="float">
            <text:p>0.802514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0971" calcext:value-type="float">
            <text:p>0.9309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943" calcext:value-type="float">
            <text:p>0.941943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571" calcext:value-type="float">
            <text:p>0.91257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96" calcext:value-type="float">
            <text:p>0.696</text:p>
          </table:table-cell>
          <table:table-cell office:value-type="float" office:value="0.813486" calcext:value-type="float">
            <text:p>0.813486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44229" calcext:value-type="float">
            <text:p>0.944229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869" calcext:value-type="float">
            <text:p>0.91286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814629" calcext:value-type="float">
            <text:p>0.814629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97371" calcext:value-type="float">
            <text:p>0.897371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8857" calcext:value-type="float">
            <text:p>0.918857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229" calcext:value-type="float">
            <text:p>0.9522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0971" calcext:value-type="float">
            <text:p>0.91097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2" calcext:value-type="float">
            <text:p>0.32</text:p>
          </table:table-cell>
          <table:table-cell office:value-type="float" office:value="0.804114" calcext:value-type="float">
            <text:p>0.804114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36914" calcext:value-type="float">
            <text:p>0.9369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314" calcext:value-type="float">
            <text:p>0.9513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0423" calcext:value-type="float">
            <text:p>0.91042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72" calcext:value-type="float">
            <text:p>0.672</text:p>
          </table:table-cell>
          <table:table-cell office:value-type="float" office:value="0.804571" calcext:value-type="float">
            <text:p>0.804571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36686" calcext:value-type="float">
            <text:p>0.9366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543" calcext:value-type="float">
            <text:p>0.9515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8183" calcext:value-type="float">
            <text:p>0.90818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72" calcext:value-type="float">
            <text:p>0.672</text:p>
          </table:table-cell>
          <table:table-cell office:value-type="float" office:value="0.818743" calcext:value-type="float">
            <text:p>0.818743</text:p>
          </table:table-cell>
          <table:table-cell office:value-type="float" office:value="0.869486" calcext:value-type="float">
            <text:p>0.869486</text:p>
          </table:table-cell>
          <table:table-cell office:value-type="float" office:value="0.890514" calcext:value-type="float">
            <text:p>0.890514</text:p>
          </table:table-cell>
          <table:table-cell office:value-type="float" office:value="0.906743" calcext:value-type="float">
            <text:p>0.906743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50629" calcext:value-type="float">
            <text:p>0.9506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9394" calcext:value-type="float">
            <text:p>0.90939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72" calcext:value-type="float">
            <text:p>0.672</text:p>
          </table:table-cell>
          <table:table-cell office:value-type="float" office:value="0.813943" calcext:value-type="float">
            <text:p>0.813943</text:p>
          </table:table-cell>
          <table:table-cell office:value-type="float" office:value="0.866514" calcext:value-type="float">
            <text:p>0.866514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1886" calcext:value-type="float">
            <text:p>0.9318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7451" calcext:value-type="float">
            <text:p>0.90745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48" calcext:value-type="float">
            <text:p>0.648</text:p>
          </table:table-cell>
          <table:table-cell office:value-type="float" office:value="0.816229" calcext:value-type="float">
            <text:p>0.816229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88457" calcext:value-type="float">
            <text:p>0.888457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31657" calcext:value-type="float">
            <text:p>0.9316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8091" calcext:value-type="float">
            <text:p>0.90809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728" calcext:value-type="float">
            <text:p>0.72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1771" calcext:value-type="float">
            <text:p>0.911771</text:p>
          </table:table-cell>
          <table:table-cell office:value-type="float" office:value="0.921829" calcext:value-type="float">
            <text:p>0.9218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663" calcext:value-type="float">
            <text:p>0.91266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56" calcext:value-type="float">
            <text:p>0.656</text:p>
          </table:table-cell>
          <table:table-cell office:value-type="float" office:value="0.829029" calcext:value-type="float">
            <text:p>0.829029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2" calcext:value-type="float">
            <text:p>0.9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771" calcext:value-type="float">
            <text:p>0.9517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3211" calcext:value-type="float">
            <text:p>0.91321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" calcext:value-type="float">
            <text:p>0.92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5383" calcext:value-type="float">
            <text:p>0.91538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24" calcext:value-type="float">
            <text:p>0.424</text:p>
          </table:table-cell>
          <table:table-cell office:value-type="float" office:value="0.829943" calcext:value-type="float">
            <text:p>0.829943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" calcext:value-type="float">
            <text:p>0.92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37371" calcext:value-type="float">
            <text:p>0.9373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4606" calcext:value-type="float">
            <text:p>0.91460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6" calcext:value-type="float">
            <text:p>0.76</text:p>
          </table:table-cell>
          <table:table-cell office:value-type="float" office:value="0.840229" calcext:value-type="float">
            <text:p>0.840229</text:p>
          </table:table-cell>
          <table:table-cell office:value-type="float" office:value="0.884571" calcext:value-type="float">
            <text:p>0.884571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" calcext:value-type="float">
            <text:p>0.92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5246" calcext:value-type="float">
            <text:p>0.91524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36" calcext:value-type="float">
            <text:p>0.736</text:p>
          </table:table-cell>
          <table:table-cell office:value-type="float" office:value="0.841143" calcext:value-type="float">
            <text:p>0.841143</text:p>
          </table:table-cell>
          <table:table-cell office:value-type="float" office:value="0.878857" calcext:value-type="float">
            <text:p>0.878857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4057" calcext:value-type="float">
            <text:p>0.91405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" calcext:value-type="float">
            <text:p>0.6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5143" calcext:value-type="float">
            <text:p>0.905143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22057" calcext:value-type="float">
            <text:p>0.922057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629" calcext:value-type="float">
            <text:p>0.9506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5131" calcext:value-type="float">
            <text:p>0.91513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16" calcext:value-type="float">
            <text:p>0.416</text:p>
          </table:table-cell>
          <table:table-cell office:value-type="float" office:value="0.794743" calcext:value-type="float">
            <text:p>0.794743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28914" calcext:value-type="float">
            <text:p>0.928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1474" calcext:value-type="float">
            <text:p>0.91147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24" calcext:value-type="float">
            <text:p>0.624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686" calcext:value-type="float">
            <text:p>0.9526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9474" calcext:value-type="float">
            <text:p>0.91947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904686" calcext:value-type="float">
            <text:p>0.90468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771" calcext:value-type="float">
            <text:p>0.9517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24" calcext:value-type="float">
            <text:p>0.922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832229" calcext:value-type="float">
            <text:p>0.832229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19771" calcext:value-type="float">
            <text:p>0.91977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629" calcext:value-type="float">
            <text:p>0.9506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8903" calcext:value-type="float">
            <text:p>0.91890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24" calcext:value-type="float">
            <text:p>0.624</text:p>
          </table:table-cell>
          <table:table-cell office:value-type="float" office:value="0.846629" calcext:value-type="float">
            <text:p>0.846629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10629" calcext:value-type="float">
            <text:p>0.910629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857" calcext:value-type="float">
            <text:p>0.9508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0343" calcext:value-type="float">
            <text:p>0.92034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" calcext:value-type="float">
            <text:p>0.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3371" calcext:value-type="float">
            <text:p>0.9533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2766" calcext:value-type="float">
            <text:p>0.92276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901257" calcext:value-type="float">
            <text:p>0.901257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143" calcext:value-type="float">
            <text:p>0.945143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5349" calcext:value-type="float">
            <text:p>0.92534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2" calcext:value-type="float">
            <text:p>0.52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29829" calcext:value-type="float">
            <text:p>0.929829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3589" calcext:value-type="float">
            <text:p>0.92358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29371" calcext:value-type="float">
            <text:p>0.929371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2811" calcext:value-type="float">
            <text:p>0.92281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768" calcext:value-type="float">
            <text:p>0.768</text:p>
          </table:table-cell>
          <table:table-cell office:value-type="float" office:value="0.856457" calcext:value-type="float">
            <text:p>0.856457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2971" calcext:value-type="float">
            <text:p>0.922971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4229" calcext:value-type="float">
            <text:p>0.944229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3703" calcext:value-type="float">
            <text:p>0.92370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16" calcext:value-type="float">
            <text:p>0.816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0743" calcext:value-type="float">
            <text:p>0.9307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6914" calcext:value-type="float">
            <text:p>0.936914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3954" calcext:value-type="float">
            <text:p>0.92395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3543" calcext:value-type="float">
            <text:p>0.92354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784" calcext:value-type="float">
            <text:p>0.784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5657" calcext:value-type="float">
            <text:p>0.915657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6914" calcext:value-type="float">
            <text:p>0.9369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5463" calcext:value-type="float">
            <text:p>0.92546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" calcext:value-type="float">
            <text:p>0.6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89143" calcext:value-type="float">
            <text:p>0.889143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0457" calcext:value-type="float">
            <text:p>0.920457</text:p>
          </table:table-cell>
          <table:table-cell office:value-type="float" office:value="0.928686" calcext:value-type="float">
            <text:p>0.928686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3314" calcext:value-type="float">
            <text:p>0.943314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112" calcext:value-type="float">
            <text:p>0.921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44" calcext:value-type="float">
            <text:p>0.544</text:p>
          </table:table-cell>
          <table:table-cell office:value-type="float" office:value="0.823771" calcext:value-type="float">
            <text:p>0.823771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4057" calcext:value-type="float">
            <text:p>0.914057</text:p>
          </table:table-cell>
          <table:table-cell office:value-type="float" office:value="0.92" calcext:value-type="float">
            <text:p>0.92</text:p>
          </table:table-cell>
          <table:table-cell office:value-type="float" office:value="0.928229" calcext:value-type="float">
            <text:p>0.928229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3086" calcext:value-type="float">
            <text:p>0.943086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9543" calcext:value-type="float">
            <text:p>0.91954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864914" calcext:value-type="float">
            <text:p>0.864914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28686" calcext:value-type="float">
            <text:p>0.928686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5669" calcext:value-type="float">
            <text:p>0.92566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" calcext:value-type="float">
            <text:p>0.6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28" calcext:value-type="float">
            <text:p>0.928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4434" calcext:value-type="float">
            <text:p>0.92443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84" calcext:value-type="float">
            <text:p>0.584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28" calcext:value-type="float">
            <text:p>0.928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3086" calcext:value-type="float">
            <text:p>0.943086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2377" calcext:value-type="float">
            <text:p>0.92237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96" calcext:value-type="float">
            <text:p>0.696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29371" calcext:value-type="float">
            <text:p>0.929371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942629" calcext:value-type="float">
            <text:p>0.942629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54057" calcext:value-type="float">
            <text:p>0.9540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2743" calcext:value-type="float">
            <text:p>0.92274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64" calcext:value-type="float">
            <text:p>0.664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5314" calcext:value-type="float">
            <text:p>0.9353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943" calcext:value-type="float">
            <text:p>0.941943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1486" calcext:value-type="float">
            <text:p>0.92148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72" calcext:value-type="float">
            <text:p>0.672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90514" calcext:value-type="float">
            <text:p>0.890514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53829" calcext:value-type="float">
            <text:p>0.953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9657" calcext:value-type="float">
            <text:p>0.91965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8" calcext:value-type="float">
            <text:p>0.328</text:p>
          </table:table-cell>
          <table:table-cell office:value-type="float" office:value="0.816229" calcext:value-type="float">
            <text:p>0.816229</text:p>
          </table:table-cell>
          <table:table-cell office:value-type="float" office:value="0.886857" calcext:value-type="float">
            <text:p>0.886857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5314" calcext:value-type="float">
            <text:p>0.91531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92" calcext:value-type="float">
            <text:p>0.592</text:p>
          </table:table-cell>
          <table:table-cell office:value-type="float" office:value="0.802057" calcext:value-type="float">
            <text:p>0.802057</text:p>
          </table:table-cell>
          <table:table-cell office:value-type="float" office:value="0.887086" calcext:value-type="float">
            <text:p>0.88708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45143" calcext:value-type="float">
            <text:p>0.945143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344" calcext:value-type="float">
            <text:p>0.9134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777829" calcext:value-type="float">
            <text:p>0.777829</text:p>
          </table:table-cell>
          <table:table-cell office:value-type="float" office:value="0.891657" calcext:value-type="float">
            <text:p>0.891657</text:p>
          </table:table-cell>
          <table:table-cell office:value-type="float" office:value="0.906514" calcext:value-type="float">
            <text:p>0.906514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28686" calcext:value-type="float">
            <text:p>0.9286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2114" calcext:value-type="float">
            <text:p>0.9121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84" calcext:value-type="float">
            <text:p>0.584</text:p>
          </table:table-cell>
          <table:table-cell office:value-type="float" office:value="0.792" calcext:value-type="float">
            <text:p>0.792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26171" calcext:value-type="float">
            <text:p>0.926171</text:p>
          </table:table-cell>
          <table:table-cell office:value-type="float" office:value="0.930971" calcext:value-type="float">
            <text:p>0.9309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3371" calcext:value-type="float">
            <text:p>0.9533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3509" calcext:value-type="float">
            <text:p>0.91350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821029" calcext:value-type="float">
            <text:p>0.821029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36914" calcext:value-type="float">
            <text:p>0.9369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9383" calcext:value-type="float">
            <text:p>0.91938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24" calcext:value-type="float">
            <text:p>0.624</text:p>
          </table:table-cell>
          <table:table-cell office:value-type="float" office:value="0.823771" calcext:value-type="float">
            <text:p>0.823771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4114" calcext:value-type="float">
            <text:p>0.924114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0457" calcext:value-type="float">
            <text:p>0.9204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788114" calcext:value-type="float">
            <text:p>0.788114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28686" calcext:value-type="float">
            <text:p>0.92868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286" calcext:value-type="float">
            <text:p>0.946286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16686" calcext:value-type="float">
            <text:p>0.91668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88" calcext:value-type="float">
            <text:p>0.488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903314" calcext:value-type="float">
            <text:p>0.903314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6514" calcext:value-type="float">
            <text:p>0.946514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1371" calcext:value-type="float">
            <text:p>0.92137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829943" calcext:value-type="float">
            <text:p>0.829943</text:p>
          </table:table-cell>
          <table:table-cell office:value-type="float" office:value="0.904914" calcext:value-type="float">
            <text:p>0.904914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943" calcext:value-type="float">
            <text:p>0.9419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6343" calcext:value-type="float">
            <text:p>0.9563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4091" calcext:value-type="float">
            <text:p>0.92409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96" calcext:value-type="float">
            <text:p>0.696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26171" calcext:value-type="float">
            <text:p>0.926171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37143" calcext:value-type="float">
            <text:p>0.937143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592" calcext:value-type="float">
            <text:p>0.9259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2" calcext:value-type="float">
            <text:p>0.672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9543" calcext:value-type="float">
            <text:p>0.91954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936457" calcext:value-type="float">
            <text:p>0.936457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1543" calcext:value-type="float">
            <text:p>0.951543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8366" calcext:value-type="float">
            <text:p>0.92836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56114" calcext:value-type="float">
            <text:p>0.956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7291" calcext:value-type="float">
            <text:p>0.92729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84" calcext:value-type="float">
            <text:p>0.784</text:p>
          </table:table-cell>
          <table:table-cell office:value-type="float" office:value="0.872914" calcext:value-type="float">
            <text:p>0.872914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36457" calcext:value-type="float">
            <text:p>0.936457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9394" calcext:value-type="float">
            <text:p>0.9293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28" calcext:value-type="float">
            <text:p>0.328</text:p>
          </table:table-cell>
          <table:table-cell office:value-type="float" office:value="0.858743" calcext:value-type="float">
            <text:p>0.858743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7246" calcext:value-type="float">
            <text:p>0.92724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04" calcext:value-type="float">
            <text:p>0.704</text:p>
          </table:table-cell>
          <table:table-cell office:value-type="float" office:value="0.867657" calcext:value-type="float">
            <text:p>0.867657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943" calcext:value-type="float">
            <text:p>0.9419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7566" calcext:value-type="float">
            <text:p>0.92756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" calcext:value-type="float">
            <text:p>0.792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7131" calcext:value-type="float">
            <text:p>0.92713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92" calcext:value-type="float">
            <text:p>0.792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906057" calcext:value-type="float">
            <text:p>0.906057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30743" calcext:value-type="float">
            <text:p>0.9307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629" calcext:value-type="float">
            <text:p>0.9426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7771" calcext:value-type="float">
            <text:p>0.92777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88" calcext:value-type="float">
            <text:p>0.488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086" calcext:value-type="float">
            <text:p>0.9430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857" calcext:value-type="float">
            <text:p>0.950857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4914" calcext:value-type="float">
            <text:p>0.92491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" calcext:value-type="float">
            <text:p>0.656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38514" calcext:value-type="float">
            <text:p>0.938514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7223" calcext:value-type="float">
            <text:p>0.92722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2" calcext:value-type="float">
            <text:p>0.592</text:p>
          </table:table-cell>
          <table:table-cell office:value-type="float" office:value="0.815771" calcext:value-type="float">
            <text:p>0.815771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22057" calcext:value-type="float">
            <text:p>0.922057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0206" calcext:value-type="float">
            <text:p>0.9202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" calcext:value-type="float">
            <text:p>0.6</text:p>
          </table:table-cell>
          <table:table-cell office:value-type="float" office:value="0.796114" calcext:value-type="float">
            <text:p>0.796114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23886" calcext:value-type="float">
            <text:p>0.923886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36457" calcext:value-type="float">
            <text:p>0.936457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54057" calcext:value-type="float">
            <text:p>0.954057</text:p>
          </table:table-cell>
          <table:table-cell office:value-type="float" office:value="0.96" calcext:value-type="float">
            <text:p>0.96</text:p>
          </table:table-cell>
          <table:table-cell office:value-type="float" office:value="0.918354" calcext:value-type="float">
            <text:p>0.91835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64" calcext:value-type="float">
            <text:p>0.464</text:p>
          </table:table-cell>
          <table:table-cell office:value-type="float" office:value="0.744" calcext:value-type="float">
            <text:p>0.744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09943" calcext:value-type="float">
            <text:p>0.909943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31657" calcext:value-type="float">
            <text:p>0.9316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2629" calcext:value-type="float">
            <text:p>0.9426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7886" calcext:value-type="float">
            <text:p>0.947886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" calcext:value-type="float">
            <text:p>0.96</text:p>
          </table:table-cell>
          <table:table-cell office:value-type="float" office:value="0.912686" calcext:value-type="float">
            <text:p>0.91268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376" calcext:value-type="float">
            <text:p>0.9376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0663" calcext:value-type="float">
            <text:p>0.9206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16" calcext:value-type="float">
            <text:p>0.416</text:p>
          </table:table-cell>
          <table:table-cell office:value-type="float" office:value="0.719086" calcext:value-type="float">
            <text:p>0.719086</text:p>
          </table:table-cell>
          <table:table-cell office:value-type="float" office:value="0.883657" calcext:value-type="float">
            <text:p>0.883657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0457" calcext:value-type="float">
            <text:p>0.920457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6914" calcext:value-type="float">
            <text:p>0.936914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1771" calcext:value-type="float">
            <text:p>0.951771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" calcext:value-type="float">
            <text:p>0.96</text:p>
          </table:table-cell>
          <table:table-cell office:value-type="float" office:value="0.909737" calcext:value-type="float">
            <text:p>0.90973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2" calcext:value-type="float">
            <text:p>0.352</text:p>
          </table:table-cell>
          <table:table-cell office:value-type="float" office:value="0.663086" calcext:value-type="float">
            <text:p>0.663086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1829" calcext:value-type="float">
            <text:p>0.921829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37143" calcext:value-type="float">
            <text:p>0.937143</text:p>
          </table:table-cell>
          <table:table-cell table:number-columns-repeated="2" office:value-type="float" office:value="0.944" calcext:value-type="float">
            <text:p>0.944</text:p>
          </table:table-cell>
          <table:table-cell office:value-type="float" office:value="0.951543" calcext:value-type="float">
            <text:p>0.951543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" calcext:value-type="float">
            <text:p>0.96</text:p>
          </table:table-cell>
          <table:table-cell office:value-type="float" office:value="0.90368" calcext:value-type="float">
            <text:p>0.9036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610971" calcext:value-type="float">
            <text:p>0.610971</text:p>
          </table:table-cell>
          <table:table-cell office:value-type="float" office:value="0.824686" calcext:value-type="float">
            <text:p>0.824686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0103" calcext:value-type="float">
            <text:p>0.89010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589943" calcext:value-type="float">
            <text:p>0.589943</text:p>
          </table:table-cell>
          <table:table-cell office:value-type="float" office:value="0.792" calcext:value-type="float">
            <text:p>0.792</text:p>
          </table:table-cell>
          <table:table-cell office:value-type="float" office:value="0.888914" calcext:value-type="float">
            <text:p>0.888914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56114" calcext:value-type="float">
            <text:p>0.956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288" calcext:value-type="float">
            <text:p>0.8828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8" calcext:value-type="float">
            <text:p>0.28</text:p>
          </table:table-cell>
          <table:table-cell office:value-type="float" office:value="0.577371" calcext:value-type="float">
            <text:p>0.577371</text:p>
          </table:table-cell>
          <table:table-cell office:value-type="float" office:value="0.771657" calcext:value-type="float">
            <text:p>0.771657</text:p>
          </table:table-cell>
          <table:table-cell office:value-type="float" office:value="0.872457" calcext:value-type="float">
            <text:p>0.872457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486" calcext:value-type="float">
            <text:p>0.949486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87792" calcext:value-type="float">
            <text:p>0.8779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564114" calcext:value-type="float">
            <text:p>0.564114</text:p>
          </table:table-cell>
          <table:table-cell office:value-type="float" office:value="0.768686" calcext:value-type="float">
            <text:p>0.768686</text:p>
          </table:table-cell>
          <table:table-cell office:value-type="float" office:value="0.879543" calcext:value-type="float">
            <text:p>0.879543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20686" calcext:value-type="float">
            <text:p>0.920686</text:p>
          </table:table-cell>
          <table:table-cell office:value-type="float" office:value="0.930971" calcext:value-type="float">
            <text:p>0.93097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6114" calcext:value-type="float">
            <text:p>0.87611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32" calcext:value-type="float">
            <text:p>0.432</text:p>
          </table:table-cell>
          <table:table-cell office:value-type="float" office:value="0.600686" calcext:value-type="float">
            <text:p>0.600686</text:p>
          </table:table-cell>
          <table:table-cell office:value-type="float" office:value="0.779429" calcext:value-type="float">
            <text:p>0.779429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486" calcext:value-type="float">
            <text:p>0.949486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1989" calcext:value-type="float">
            <text:p>0.88198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1429" calcext:value-type="float">
            <text:p>0.651429</text:p>
          </table:table-cell>
          <table:table-cell office:value-type="float" office:value="0.856" calcext:value-type="float">
            <text:p>0.85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792" calcext:value-type="float">
            <text:p>0.8979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04" calcext:value-type="float">
            <text:p>0.504</text:p>
          </table:table-cell>
          <table:table-cell office:value-type="float" office:value="0.689829" calcext:value-type="float">
            <text:p>0.689829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2103" calcext:value-type="float">
            <text:p>0.90210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8" calcext:value-type="float">
            <text:p>0.28</text:p>
          </table:table-cell>
          <table:table-cell office:value-type="float" office:value="0.666286" calcext:value-type="float">
            <text:p>0.666286</text:p>
          </table:table-cell>
          <table:table-cell office:value-type="float" office:value="0.836114" calcext:value-type="float">
            <text:p>0.83611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36686" calcext:value-type="float">
            <text:p>0.9366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424" calcext:value-type="float">
            <text:p>0.8942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32" calcext:value-type="float">
            <text:p>0.432</text:p>
          </table:table-cell>
          <table:table-cell office:value-type="float" office:value="0.665143" calcext:value-type="float">
            <text:p>0.665143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96914" calcext:value-type="float">
            <text:p>0.89691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57029" calcext:value-type="float">
            <text:p>0.9570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8926" calcext:value-type="float">
            <text:p>0.89892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12" calcext:value-type="float">
            <text:p>0.512</text:p>
          </table:table-cell>
          <table:table-cell office:value-type="float" office:value="0.699886" calcext:value-type="float">
            <text:p>0.699886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14514" calcext:value-type="float">
            <text:p>0.914514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1314" calcext:value-type="float">
            <text:p>0.951314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0176" calcext:value-type="float">
            <text:p>0.9017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96" calcext:value-type="float">
            <text:p>0.496</text:p>
          </table:table-cell>
          <table:table-cell office:value-type="float" office:value="0.672686" calcext:value-type="float">
            <text:p>0.672686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9744" calcext:value-type="float">
            <text:p>0.897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68" calcext:value-type="float">
            <text:p>0.368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813943" calcext:value-type="float">
            <text:p>0.81394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23429" calcext:value-type="float">
            <text:p>0.923429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57029" calcext:value-type="float">
            <text:p>0.9570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0331" calcext:value-type="float">
            <text:p>0.89033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" calcext:value-type="float">
            <text:p>0.4</text:p>
          </table:table-cell>
          <table:table-cell office:value-type="float" office:value="0.577371" calcext:value-type="float">
            <text:p>0.577371</text:p>
          </table:table-cell>
          <table:table-cell office:value-type="float" office:value="0.785371" calcext:value-type="float">
            <text:p>0.785371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20914" calcext:value-type="float">
            <text:p>0.920914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36686" calcext:value-type="float">
            <text:p>0.9366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76" calcext:value-type="float">
            <text:p>0.976</text:p>
          </table:table-cell>
          <table:table-cell office:value-type="float" office:value="0.878354" calcext:value-type="float">
            <text:p>0.87835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96" calcext:value-type="float">
            <text:p>0.296</text:p>
          </table:table-cell>
          <table:table-cell office:value-type="float" office:value="0.590629" calcext:value-type="float">
            <text:p>0.590629</text:p>
          </table:table-cell>
          <table:table-cell office:value-type="float" office:value="0.825143" calcext:value-type="float">
            <text:p>0.825143</text:p>
          </table:table-cell>
          <table:table-cell office:value-type="float" office:value="0.887543" calcext:value-type="float">
            <text:p>0.887543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57943" calcext:value-type="float">
            <text:p>0.9579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86126" calcext:value-type="float">
            <text:p>0.88612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20114" calcext:value-type="float">
            <text:p>0.620114</text:p>
          </table:table-cell>
          <table:table-cell office:value-type="float" office:value="0.837486" calcext:value-type="float">
            <text:p>0.837486</text:p>
          </table:table-cell>
          <table:table-cell office:value-type="float" office:value="0.889143" calcext:value-type="float">
            <text:p>0.88914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38514" calcext:value-type="float">
            <text:p>0.9385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57029" calcext:value-type="float">
            <text:p>0.9570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0651" calcext:value-type="float">
            <text:p>0.89065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" calcext:value-type="float">
            <text:p>0.4</text:p>
          </table:table-cell>
          <table:table-cell office:value-type="float" office:value="0.626286" calcext:value-type="float">
            <text:p>0.626286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38286" calcext:value-type="float">
            <text:p>0.9382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0903" calcext:value-type="float">
            <text:p>0.89090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" calcext:value-type="float">
            <text:p>0.4</text:p>
          </table:table-cell>
          <table:table-cell office:value-type="float" office:value="0.631771" calcext:value-type="float">
            <text:p>0.631771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22057" calcext:value-type="float">
            <text:p>0.922057</text:p>
          </table:table-cell>
          <table:table-cell office:value-type="float" office:value="0.930743" calcext:value-type="float">
            <text:p>0.930743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0629" calcext:value-type="float">
            <text:p>0.950629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92229" calcext:value-type="float">
            <text:p>0.8922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7771" calcext:value-type="float">
            <text:p>0.607771</text:p>
          </table:table-cell>
          <table:table-cell office:value-type="float" office:value="0.820114" calcext:value-type="float">
            <text:p>0.820114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7886" calcext:value-type="float">
            <text:p>0.947886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4114" calcext:value-type="float">
            <text:p>0.88411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3943" calcext:value-type="float">
            <text:p>0.573943</text:p>
          </table:table-cell>
          <table:table-cell office:value-type="float" office:value="0.777371" calcext:value-type="float">
            <text:p>0.777371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46286" calcext:value-type="float">
            <text:p>0.946286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2709" calcext:value-type="float">
            <text:p>0.87270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8229" calcext:value-type="float">
            <text:p>0.568229</text:p>
          </table:table-cell>
          <table:table-cell office:value-type="float" office:value="0.719314" calcext:value-type="float">
            <text:p>0.719314</text:p>
          </table:table-cell>
          <table:table-cell office:value-type="float" office:value="0.828114" calcext:value-type="float">
            <text:p>0.828114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9543" calcext:value-type="float">
            <text:p>0.919543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8309" calcext:value-type="float">
            <text:p>0.858309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9257" calcext:value-type="float">
            <text:p>0.589257</text:p>
          </table:table-cell>
          <table:table-cell office:value-type="float" office:value="0.700114" calcext:value-type="float">
            <text:p>0.700114</text:p>
          </table:table-cell>
          <table:table-cell office:value-type="float" office:value="0.809143" calcext:value-type="float">
            <text:p>0.80914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46286" calcext:value-type="float">
            <text:p>0.946286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5909" calcext:value-type="float">
            <text:p>0.85590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8171" calcext:value-type="float">
            <text:p>0.558171</text:p>
          </table:table-cell>
          <table:table-cell office:value-type="float" office:value="0.695086" calcext:value-type="float">
            <text:p>0.695086</text:p>
          </table:table-cell>
          <table:table-cell office:value-type="float" office:value="0.807314" calcext:value-type="float">
            <text:p>0.80731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28457" calcext:value-type="float">
            <text:p>0.928457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6286" calcext:value-type="float">
            <text:p>0.946286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232" calcext:value-type="float">
            <text:p>0.8523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4" calcext:value-type="float">
            <text:p>0.44</text:p>
          </table:table-cell>
          <table:table-cell office:value-type="float" office:value="0.599543" calcext:value-type="float">
            <text:p>0.599543</text:p>
          </table:table-cell>
          <table:table-cell office:value-type="float" office:value="0.695771" calcext:value-type="float">
            <text:p>0.695771</text:p>
          </table:table-cell>
          <table:table-cell office:value-type="float" office:value="0.818514" calcext:value-type="float">
            <text:p>0.818514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30286" calcext:value-type="float">
            <text:p>0.930286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8674" calcext:value-type="float">
            <text:p>0.85867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24" calcext:value-type="float">
            <text:p>0.424</text:p>
          </table:table-cell>
          <table:table-cell office:value-type="float" office:value="0.569829" calcext:value-type="float">
            <text:p>0.569829</text:p>
          </table:table-cell>
          <table:table-cell office:value-type="float" office:value="0.677714" calcext:value-type="float">
            <text:p>0.677714</text:p>
          </table:table-cell>
          <table:table-cell office:value-type="float" office:value="0.808229" calcext:value-type="float">
            <text:p>0.808229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904229" calcext:value-type="float">
            <text:p>0.904229</text:p>
          </table:table-cell>
          <table:table-cell office:value-type="float" office:value="0.920457" calcext:value-type="float">
            <text:p>0.920457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40343" calcext:value-type="float">
            <text:p>0.940343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312" calcext:value-type="float">
            <text:p>0.8531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4" calcext:value-type="float">
            <text:p>0.44</text:p>
          </table:table-cell>
          <table:table-cell office:value-type="float" office:value="0.544686" calcext:value-type="float">
            <text:p>0.544686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799771" calcext:value-type="float">
            <text:p>0.799771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29829" calcext:value-type="float">
            <text:p>0.929829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704" calcext:value-type="float">
            <text:p>0.8470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4286" calcext:value-type="float">
            <text:p>0.554286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.819657" calcext:value-type="float">
            <text:p>0.819657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28914" calcext:value-type="float">
            <text:p>0.928914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3394" calcext:value-type="float">
            <text:p>0.85339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0171" calcext:value-type="float">
            <text:p>0.550171</text:p>
          </table:table-cell>
          <table:table-cell office:value-type="float" office:value="0.720457" calcext:value-type="float">
            <text:p>0.720457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8857" calcext:value-type="float">
            <text:p>0.9588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3669" calcext:value-type="float">
            <text:p>0.85366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84" calcext:value-type="float">
            <text:p>0.384</text:p>
          </table:table-cell>
          <table:table-cell office:value-type="float" office:value="0.568" calcext:value-type="float">
            <text:p>0.568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50971" calcext:value-type="float">
            <text:p>0.850971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8343" calcext:value-type="float">
            <text:p>0.908343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8629" calcext:value-type="float">
            <text:p>0.9586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6583" calcext:value-type="float">
            <text:p>0.84658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9257" calcext:value-type="float">
            <text:p>0.589257</text:p>
          </table:table-cell>
          <table:table-cell office:value-type="float" office:value="0.698057" calcext:value-type="float">
            <text:p>0.698057</text:p>
          </table:table-cell>
          <table:table-cell office:value-type="float" office:value="0.788343" calcext:value-type="float">
            <text:p>0.788343</text:p>
          </table:table-cell>
          <table:table-cell office:value-type="float" office:value="0.851657" calcext:value-type="float">
            <text:p>0.851657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9829" calcext:value-type="float">
            <text:p>0.929829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49029" calcext:value-type="float">
            <text:p>0.949029</text:p>
          </table:table-cell>
          <table:table-cell office:value-type="float" office:value="0.959086" calcext:value-type="float">
            <text:p>0.9590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0743" calcext:value-type="float">
            <text:p>0.85074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6" calcext:value-type="float">
            <text:p>0.36</text:p>
          </table:table-cell>
          <table:table-cell office:value-type="float" office:value="0.599771" calcext:value-type="float">
            <text:p>0.599771</text:p>
          </table:table-cell>
          <table:table-cell office:value-type="float" office:value="0.746514" calcext:value-type="float">
            <text:p>0.746514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5657" calcext:value-type="float">
            <text:p>0.915657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49486" calcext:value-type="float">
            <text:p>0.949486</text:p>
          </table:table-cell>
          <table:table-cell office:value-type="float" office:value="0.960229" calcext:value-type="float">
            <text:p>0.9602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432" calcext:value-type="float">
            <text:p>0.8643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6" calcext:value-type="float">
            <text:p>0.36</text:p>
          </table:table-cell>
          <table:table-cell office:value-type="float" office:value="0.600229" calcext:value-type="float">
            <text:p>0.600229</text:p>
          </table:table-cell>
          <table:table-cell office:value-type="float" office:value="0.744" calcext:value-type="float">
            <text:p>0.744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1886" calcext:value-type="float">
            <text:p>0.931886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7886" calcext:value-type="float">
            <text:p>0.947886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6288" calcext:value-type="float">
            <text:p>0.8628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08" calcext:value-type="float">
            <text:p>0.408</text:p>
          </table:table-cell>
          <table:table-cell office:value-type="float" office:value="0.610057" calcext:value-type="float">
            <text:p>0.610057</text:p>
          </table:table-cell>
          <table:table-cell office:value-type="float" office:value="0.733943" calcext:value-type="float">
            <text:p>0.733943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61669" calcext:value-type="float">
            <text:p>0.86166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776686" calcext:value-type="float">
            <text:p>0.776686</text:p>
          </table:table-cell>
          <table:table-cell office:value-type="float" office:value="0.845486" calcext:value-type="float">
            <text:p>0.845486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49029" calcext:value-type="float">
            <text:p>0.949029</text:p>
          </table:table-cell>
          <table:table-cell office:value-type="float" office:value="0.959314" calcext:value-type="float">
            <text:p>0.9593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3463" calcext:value-type="float">
            <text:p>0.87346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24" calcext:value-type="float">
            <text:p>0.424</text:p>
          </table:table-cell>
          <table:table-cell office:value-type="float" office:value="0.631314" calcext:value-type="float">
            <text:p>0.631314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42057" calcext:value-type="float">
            <text:p>0.842057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29371" calcext:value-type="float">
            <text:p>0.929371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0263" calcext:value-type="float">
            <text:p>0.87026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666743" calcext:value-type="float">
            <text:p>0.666743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903314" calcext:value-type="float">
            <text:p>0.903314</text:p>
          </table:table-cell>
          <table:table-cell office:value-type="float" office:value="0.916571" calcext:value-type="float">
            <text:p>0.916571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9257" calcext:value-type="float">
            <text:p>0.949257</text:p>
          </table:table-cell>
          <table:table-cell office:value-type="float" office:value="0.960457" calcext:value-type="float">
            <text:p>0.960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81417" calcext:value-type="float">
            <text:p>0.88141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92" calcext:value-type="float">
            <text:p>0.392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791543" calcext:value-type="float">
            <text:p>0.791543</text:p>
          </table:table-cell>
          <table:table-cell office:value-type="float" office:value="0.855543" calcext:value-type="float">
            <text:p>0.855543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29829" calcext:value-type="float">
            <text:p>0.929829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61143" calcext:value-type="float">
            <text:p>0.961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568" calcext:value-type="float">
            <text:p>0.8756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36" calcext:value-type="float">
            <text:p>0.336</text:p>
          </table:table-cell>
          <table:table-cell office:value-type="float" office:value="0.587886" calcext:value-type="float">
            <text:p>0.587886</text:p>
          </table:table-cell>
          <table:table-cell office:value-type="float" office:value="0.758629" calcext:value-type="float">
            <text:p>0.758629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77257" calcext:value-type="float">
            <text:p>0.877257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5943" calcext:value-type="float">
            <text:p>0.92594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62057" calcext:value-type="float">
            <text:p>0.9620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4069" calcext:value-type="float">
            <text:p>0.864069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759771" calcext:value-type="float">
            <text:p>0.759771</text:p>
          </table:table-cell>
          <table:table-cell office:value-type="float" office:value="0.830857" calcext:value-type="float">
            <text:p>0.830857</text:p>
          </table:table-cell>
          <table:table-cell office:value-type="float" office:value="0.875657" calcext:value-type="float">
            <text:p>0.875657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3086" calcext:value-type="float">
            <text:p>0.943086</text:p>
          </table:table-cell>
          <table:table-cell office:value-type="float" office:value="0.959771" calcext:value-type="float">
            <text:p>0.9597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1097" calcext:value-type="float">
            <text:p>0.86109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92" calcext:value-type="float">
            <text:p>0.392</text:p>
          </table:table-cell>
          <table:table-cell office:value-type="float" office:value="0.611886" calcext:value-type="float">
            <text:p>0.611886</text:p>
          </table:table-cell>
          <table:table-cell office:value-type="float" office:value="0.746971" calcext:value-type="float">
            <text:p>0.746971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903086" calcext:value-type="float">
            <text:p>0.903086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31657" calcext:value-type="float">
            <text:p>0.931657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7737" calcext:value-type="float">
            <text:p>0.85773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38286" calcext:value-type="float">
            <text:p>0.738286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856686" calcext:value-type="float">
            <text:p>0.856686</text:p>
          </table:table-cell>
          <table:table-cell office:value-type="float" office:value="0.885257" calcext:value-type="float">
            <text:p>0.885257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2" calcext:value-type="float">
            <text:p>0.92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59314" calcext:value-type="float">
            <text:p>0.95931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5566" calcext:value-type="float">
            <text:p>0.85556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4" calcext:value-type="float">
            <text:p>0.4</text:p>
          </table:table-cell>
          <table:table-cell office:value-type="float" office:value="0.614857" calcext:value-type="float">
            <text:p>0.614857</text:p>
          </table:table-cell>
          <table:table-cell office:value-type="float" office:value="0.722514" calcext:value-type="float">
            <text:p>0.722514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8171" calcext:value-type="float">
            <text:p>0.9581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4766" calcext:value-type="float">
            <text:p>0.85476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594286" calcext:value-type="float">
            <text:p>0.59428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16686" calcext:value-type="float">
            <text:p>0.816686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84343" calcext:value-type="float">
            <text:p>0.88434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34171" calcext:value-type="float">
            <text:p>0.934171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6" calcext:value-type="float">
            <text:p>0.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5337" calcext:value-type="float">
            <text:p>0.85533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4057" calcext:value-type="float">
            <text:p>0.514057</text:p>
          </table:table-cell>
          <table:table-cell office:value-type="float" office:value="0.673371" calcext:value-type="float">
            <text:p>0.673371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8" calcext:value-type="float">
            <text:p>0.88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44229" calcext:value-type="float">
            <text:p>0.944229</text:p>
          </table:table-cell>
          <table:table-cell office:value-type="float" office:value="0.958857" calcext:value-type="float">
            <text:p>0.9588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3632" calcext:value-type="float">
            <text:p>0.8363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7657" calcext:value-type="float">
            <text:p>0.547657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43314" calcext:value-type="float">
            <text:p>0.943314</text:p>
          </table:table-cell>
          <table:table-cell office:value-type="float" office:value="0.96" calcext:value-type="float">
            <text:p>0.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34309" calcext:value-type="float">
            <text:p>0.834309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" calcext:value-type="float">
            <text:p>0.4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709257" calcext:value-type="float">
            <text:p>0.709257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838857" calcext:value-type="float">
            <text:p>0.838857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28914" calcext:value-type="float">
            <text:p>0.928914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2903" calcext:value-type="float">
            <text:p>0.842903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8971" calcext:value-type="float">
            <text:p>0.578971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786514" calcext:value-type="float">
            <text:p>0.786514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908114" calcext:value-type="float">
            <text:p>0.908114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0549" calcext:value-type="float">
            <text:p>0.84054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84914" calcext:value-type="float">
            <text:p>0.584914</text:p>
          </table:table-cell>
          <table:table-cell office:value-type="float" office:value="0.730971" calcext:value-type="float">
            <text:p>0.730971</text:p>
          </table:table-cell>
          <table:table-cell office:value-type="float" office:value="0.800229" calcext:value-type="float">
            <text:p>0.800229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16571" calcext:value-type="float">
            <text:p>0.916571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58171" calcext:value-type="float">
            <text:p>0.9581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9394" calcext:value-type="float">
            <text:p>0.84939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2114" calcext:value-type="float">
            <text:p>0.652114</text:p>
          </table:table-cell>
          <table:table-cell office:value-type="float" office:value="0.776457" calcext:value-type="float">
            <text:p>0.776457</text:p>
          </table:table-cell>
          <table:table-cell office:value-type="float" office:value="0.830629" calcext:value-type="float">
            <text:p>0.830629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9097" calcext:value-type="float">
            <text:p>0.86909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" calcext:value-type="float">
            <text:p>0.4</text:p>
          </table:table-cell>
          <table:table-cell office:value-type="float" office:value="0.650514" calcext:value-type="float">
            <text:p>0.650514</text:p>
          </table:table-cell>
          <table:table-cell office:value-type="float" office:value="0.789943" calcext:value-type="float">
            <text:p>0.789943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6171" calcext:value-type="float">
            <text:p>0.926171</text:p>
          </table:table-cell>
          <table:table-cell office:value-type="float" office:value="0.935314" calcext:value-type="float">
            <text:p>0.935314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8" calcext:value-type="float">
            <text:p>0.968</text:p>
          </table:table-cell>
          <table:table-cell office:value-type="float" office:value="0.874034" calcext:value-type="float">
            <text:p>0.87403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9143" calcext:value-type="float">
            <text:p>0.649143</text:p>
          </table:table-cell>
          <table:table-cell office:value-type="float" office:value="0.788343" calcext:value-type="float">
            <text:p>0.788343</text:p>
          </table:table-cell>
          <table:table-cell office:value-type="float" office:value="0.841829" calcext:value-type="float">
            <text:p>0.841829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6629" calcext:value-type="float">
            <text:p>0.926629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59543" calcext:value-type="float">
            <text:p>0.9595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73051" calcext:value-type="float">
            <text:p>0.87305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52" calcext:value-type="float">
            <text:p>0.352</text:p>
          </table:table-cell>
          <table:table-cell office:value-type="float" office:value="0.621486" calcext:value-type="float">
            <text:p>0.621486</text:p>
          </table:table-cell>
          <table:table-cell office:value-type="float" office:value="0.766171" calcext:value-type="float">
            <text:p>0.76617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9886" calcext:value-type="float">
            <text:p>0.859886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6286" calcext:value-type="float">
            <text:p>0.946286</text:p>
          </table:table-cell>
          <table:table-cell office:value-type="float" office:value="0.958629" calcext:value-type="float">
            <text:p>0.9586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2811" calcext:value-type="float">
            <text:p>0.86281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665371" calcext:value-type="float">
            <text:p>0.665371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76571" calcext:value-type="float">
            <text:p>0.876571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907429" calcext:value-type="float">
            <text:p>0.907429</text:p>
          </table:table-cell>
          <table:table-cell office:value-type="float" office:value="0.925029" calcext:value-type="float">
            <text:p>0.925029</text:p>
          </table:table-cell>
          <table:table-cell office:value-type="float" office:value="0.937371" calcext:value-type="float">
            <text:p>0.937371</text:p>
          </table:table-cell>
          <table:table-cell office:value-type="float" office:value="0.947657" calcext:value-type="float">
            <text:p>0.947657</text:p>
          </table:table-cell>
          <table:table-cell office:value-type="float" office:value="0.96" calcext:value-type="float">
            <text:p>0.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7536" calcext:value-type="float">
            <text:p>0.8753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7486" calcext:value-type="float">
            <text:p>0.637486</text:p>
          </table:table-cell>
          <table:table-cell office:value-type="float" office:value="0.781486" calcext:value-type="float">
            <text:p>0.781486</text:p>
          </table:table-cell>
          <table:table-cell office:value-type="float" office:value="0.838171" calcext:value-type="float">
            <text:p>0.838171</text:p>
          </table:table-cell>
          <table:table-cell office:value-type="float" office:value="0.8752" calcext:value-type="float">
            <text:p>0.8752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36914" calcext:value-type="float">
            <text:p>0.936914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59314" calcext:value-type="float">
            <text:p>0.95931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7088" calcext:value-type="float">
            <text:p>0.8708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28" calcext:value-type="float">
            <text:p>0.528</text:p>
          </table:table-cell>
          <table:table-cell office:value-type="float" office:value="0.666514" calcext:value-type="float">
            <text:p>0.666514</text:p>
          </table:table-cell>
          <table:table-cell office:value-type="float" office:value="0.771886" calcext:value-type="float">
            <text:p>0.771886</text:p>
          </table:table-cell>
          <table:table-cell office:value-type="float" office:value="0.837257" calcext:value-type="float">
            <text:p>0.837257</text:p>
          </table:table-cell>
          <table:table-cell office:value-type="float" office:value="0.869943" calcext:value-type="float">
            <text:p>0.869943</text:p>
          </table:table-cell>
          <table:table-cell office:value-type="float" office:value="0.888686" calcext:value-type="float">
            <text:p>0.888686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" calcext:value-type="float">
            <text:p>0.92</text:p>
          </table:table-cell>
          <table:table-cell office:value-type="float" office:value="0.933257" calcext:value-type="float">
            <text:p>0.933257</text:p>
          </table:table-cell>
          <table:table-cell office:value-type="float" office:value="0.944914" calcext:value-type="float">
            <text:p>0.944914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6944" calcext:value-type="float">
            <text:p>0.8694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24" calcext:value-type="float">
            <text:p>0.424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818743" calcext:value-type="float">
            <text:p>0.818743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900571" calcext:value-type="float">
            <text:p>0.900571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44457" calcext:value-type="float">
            <text:p>0.944457</text:p>
          </table:table-cell>
          <table:table-cell office:value-type="float" office:value="0.957257" calcext:value-type="float">
            <text:p>0.957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9977" calcext:value-type="float">
            <text:p>0.85997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602514" calcext:value-type="float">
            <text:p>0.602514</text:p>
          </table:table-cell>
          <table:table-cell office:value-type="float" office:value="0.729829" calcext:value-type="float">
            <text:p>0.729829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42171" calcext:value-type="float">
            <text:p>0.942171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1131" calcext:value-type="float">
            <text:p>0.85113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4" calcext:value-type="float">
            <text:p>0.4</text:p>
          </table:table-cell>
          <table:table-cell office:value-type="float" office:value="0.564343" calcext:value-type="float">
            <text:p>0.564343</text:p>
          </table:table-cell>
          <table:table-cell office:value-type="float" office:value="0.725486" calcext:value-type="float">
            <text:p>0.725486</text:p>
          </table:table-cell>
          <table:table-cell office:value-type="float" office:value="0.802286" calcext:value-type="float">
            <text:p>0.802286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907657" calcext:value-type="float">
            <text:p>0.907657</text:p>
          </table:table-cell>
          <table:table-cell office:value-type="float" office:value="0.927543" calcext:value-type="float">
            <text:p>0.927543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4594" calcext:value-type="float">
            <text:p>0.84459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732343" calcext:value-type="float">
            <text:p>0.732343</text:p>
          </table:table-cell>
          <table:table-cell office:value-type="float" office:value="0.805029" calcext:value-type="float">
            <text:p>0.805029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77486" calcext:value-type="float">
            <text:p>0.877486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28686" calcext:value-type="float">
            <text:p>0.928686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57029" calcext:value-type="float">
            <text:p>0.9570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2411" calcext:value-type="float">
            <text:p>0.85241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" calcext:value-type="float">
            <text:p>0.4</text:p>
          </table:table-cell>
          <table:table-cell office:value-type="float" office:value="0.627429" calcext:value-type="float">
            <text:p>0.627429</text:p>
          </table:table-cell>
          <table:table-cell office:value-type="float" office:value="0.756343" calcext:value-type="float">
            <text:p>0.756343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57829" calcext:value-type="float">
            <text:p>0.857829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5143" calcext:value-type="float">
            <text:p>0.905143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064" calcext:value-type="float">
            <text:p>0.8606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4" calcext:value-type="float">
            <text:p>0.4</text:p>
          </table:table-cell>
          <table:table-cell office:value-type="float" office:value="0.602286" calcext:value-type="float">
            <text:p>0.602286</text:p>
          </table:table-cell>
          <table:table-cell office:value-type="float" office:value="0.726171" calcext:value-type="float">
            <text:p>0.726171</text:p>
          </table:table-cell>
          <table:table-cell office:value-type="float" office:value="0.8112" calcext:value-type="float">
            <text:p>0.8112</text:p>
          </table:table-cell>
          <table:table-cell office:value-type="float" office:value="0.849371" calcext:value-type="float">
            <text:p>0.849371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14971" calcext:value-type="float">
            <text:p>0.914971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53829" calcext:value-type="float">
            <text:p>0.953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9509" calcext:value-type="float">
            <text:p>0.84950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432" calcext:value-type="float">
            <text:p>0.432</text:p>
          </table:table-cell>
          <table:table-cell office:value-type="float" office:value="0.615543" calcext:value-type="float">
            <text:p>0.615543</text:p>
          </table:table-cell>
          <table:table-cell office:value-type="float" office:value="0.753829" calcext:value-type="float">
            <text:p>0.753829</text:p>
          </table:table-cell>
          <table:table-cell office:value-type="float" office:value="0.827657" calcext:value-type="float">
            <text:p>0.827657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905143" calcext:value-type="float">
            <text:p>0.905143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60206" calcext:value-type="float">
            <text:p>0.86020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1257" calcext:value-type="float">
            <text:p>0.541257</text:p>
          </table:table-cell>
          <table:table-cell office:value-type="float" office:value="0.734857" calcext:value-type="float">
            <text:p>0.734857</text:p>
          </table:table-cell>
          <table:table-cell office:value-type="float" office:value="0.809143" calcext:value-type="float">
            <text:p>0.809143</text:p>
          </table:table-cell>
          <table:table-cell office:value-type="float" office:value="0.843886" calcext:value-type="float">
            <text:p>0.843886</text:p>
          </table:table-cell>
          <table:table-cell office:value-type="float" office:value="0.873371" calcext:value-type="float">
            <text:p>0.873371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30971" calcext:value-type="float">
            <text:p>0.930971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6343" calcext:value-type="float">
            <text:p>0.9563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4503" calcext:value-type="float">
            <text:p>0.84450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9257" calcext:value-type="float">
            <text:p>0.589257</text:p>
          </table:table-cell>
          <table:table-cell office:value-type="float" office:value="0.746971" calcext:value-type="float">
            <text:p>0.746971</text:p>
          </table:table-cell>
          <table:table-cell office:value-type="float" office:value="0.808229" calcext:value-type="float">
            <text:p>0.808229</text:p>
          </table:table-cell>
          <table:table-cell office:value-type="float" office:value="0.849829" calcext:value-type="float">
            <text:p>0.849829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59314" calcext:value-type="float">
            <text:p>0.9593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3623" calcext:value-type="float">
            <text:p>0.85362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464" calcext:value-type="float">
            <text:p>0.464</text:p>
          </table:table-cell>
          <table:table-cell office:value-type="float" office:value="0.614171" calcext:value-type="float">
            <text:p>0.614171</text:p>
          </table:table-cell>
          <table:table-cell office:value-type="float" office:value="0.741486" calcext:value-type="float">
            <text:p>0.741486</text:p>
          </table:table-cell>
          <table:table-cell office:value-type="float" office:value="0.808457" calcext:value-type="float">
            <text:p>0.808457</text:p>
          </table:table-cell>
          <table:table-cell office:value-type="float" office:value="0.852343" calcext:value-type="float">
            <text:p>0.852343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0457" calcext:value-type="float">
            <text:p>0.920457</text:p>
          </table:table-cell>
          <table:table-cell office:value-type="float" office:value="0.932114" calcext:value-type="float">
            <text:p>0.9321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6" calcext:value-type="float">
            <text:p>0.9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584" calcext:value-type="float">
            <text:p>0.85584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424" calcext:value-type="float">
            <text:p>0.424</text:p>
          </table:table-cell>
          <table:table-cell office:value-type="float" office:value="0.567086" calcext:value-type="float">
            <text:p>0.567086</text:p>
          </table:table-cell>
          <table:table-cell office:value-type="float" office:value="0.717943" calcext:value-type="float">
            <text:p>0.717943</text:p>
          </table:table-cell>
          <table:table-cell office:value-type="float" office:value="0.801371" calcext:value-type="float">
            <text:p>0.801371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6446" calcext:value-type="float">
            <text:p>0.84644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6286" calcext:value-type="float">
            <text:p>0.546286</text:p>
          </table:table-cell>
          <table:table-cell office:value-type="float" office:value="0.698286" calcext:value-type="float">
            <text:p>0.698286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66286" calcext:value-type="float">
            <text:p>0.866286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35634" calcext:value-type="float">
            <text:p>0.83563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44" calcext:value-type="float">
            <text:p>0.344</text:p>
          </table:table-cell>
          <table:table-cell office:value-type="float" office:value="0.552914" calcext:value-type="float">
            <text:p>0.552914</text:p>
          </table:table-cell>
          <table:table-cell office:value-type="float" office:value="0.688686" calcext:value-type="float">
            <text:p>0.688686</text:p>
          </table:table-cell>
          <table:table-cell office:value-type="float" office:value="0.761829" calcext:value-type="float">
            <text:p>0.761829</text:p>
          </table:table-cell>
          <table:table-cell office:value-type="float" office:value="0.822171" calcext:value-type="float">
            <text:p>0.822171</text:p>
          </table:table-cell>
          <table:table-cell office:value-type="float" office:value="0.861943" calcext:value-type="float">
            <text:p>0.861943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31566" calcext:value-type="float">
            <text:p>0.83156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536457" calcext:value-type="float">
            <text:p>0.536457</text:p>
          </table:table-cell>
          <table:table-cell office:value-type="float" office:value="0.697371" calcext:value-type="float">
            <text:p>0.697371</text:p>
          </table:table-cell>
          <table:table-cell office:value-type="float" office:value="0.775771" calcext:value-type="float">
            <text:p>0.775771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912229" calcext:value-type="float">
            <text:p>0.912229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31954" calcext:value-type="float">
            <text:p>0.83195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" calcext:value-type="float">
            <text:p>0.4</text:p>
          </table:table-cell>
          <table:table-cell office:value-type="float" office:value="0.593829" calcext:value-type="float">
            <text:p>0.593829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797257" calcext:value-type="float">
            <text:p>0.797257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8857" calcext:value-type="float">
            <text:p>0.918857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928" calcext:value-type="float">
            <text:p>0.8492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36" calcext:value-type="float">
            <text:p>0.336</text:p>
          </table:table-cell>
          <table:table-cell office:value-type="float" office:value="0.578743" calcext:value-type="float">
            <text:p>0.578743</text:p>
          </table:table-cell>
          <table:table-cell office:value-type="float" office:value="0.717943" calcext:value-type="float">
            <text:p>0.717943</text:p>
          </table:table-cell>
          <table:table-cell office:value-type="float" office:value="0.795886" calcext:value-type="float">
            <text:p>0.795886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77714" calcext:value-type="float">
            <text:p>0.87771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6114" calcext:value-type="float">
            <text:p>0.956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6309" calcext:value-type="float">
            <text:p>0.84630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584" calcext:value-type="float">
            <text:p>0.584</text:p>
          </table:table-cell>
          <table:table-cell office:value-type="float" office:value="0.720229" calcext:value-type="float">
            <text:p>0.720229</text:p>
          </table:table-cell>
          <table:table-cell office:value-type="float" office:value="0.795657" calcext:value-type="float">
            <text:p>0.795657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0.926857" calcext:value-type="float">
            <text:p>0.926857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52686" calcext:value-type="float">
            <text:p>0.9526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5143" calcext:value-type="float">
            <text:p>0.84514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9886" calcext:value-type="float">
            <text:p>0.579886</text:p>
          </table:table-cell>
          <table:table-cell office:value-type="float" office:value="0.736229" calcext:value-type="float">
            <text:p>0.736229</text:p>
          </table:table-cell>
          <table:table-cell office:value-type="float" office:value="0.797943" calcext:value-type="float">
            <text:p>0.797943</text:p>
          </table:table-cell>
          <table:table-cell office:value-type="float" office:value="0.847771" calcext:value-type="float">
            <text:p>0.847771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15657" calcext:value-type="float">
            <text:p>0.915657</text:p>
          </table:table-cell>
          <table:table-cell office:value-type="float" office:value="0.929829" calcext:value-type="float">
            <text:p>0.929829</text:p>
          </table:table-cell>
          <table:table-cell office:value-type="float" office:value="0.939886" calcext:value-type="float">
            <text:p>0.939886</text:p>
          </table:table-cell>
          <table:table-cell office:value-type="float" office:value="0.953143" calcext:value-type="float">
            <text:p>0.953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8389" calcext:value-type="float">
            <text:p>0.84838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11886" calcext:value-type="float">
            <text:p>0.611886</text:p>
          </table:table-cell>
          <table:table-cell office:value-type="float" office:value="0.731657" calcext:value-type="float">
            <text:p>0.731657</text:p>
          </table:table-cell>
          <table:table-cell office:value-type="float" office:value="0.799543" calcext:value-type="float">
            <text:p>0.799543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2343" calcext:value-type="float">
            <text:p>0.932343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0263" calcext:value-type="float">
            <text:p>0.85026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594743" calcext:value-type="float">
            <text:p>0.594743</text:p>
          </table:table-cell>
          <table:table-cell office:value-type="float" office:value="0.736686" calcext:value-type="float">
            <text:p>0.736686</text:p>
          </table:table-cell>
          <table:table-cell office:value-type="float" office:value="0.797714" calcext:value-type="float">
            <text:p>0.797714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0857" calcext:value-type="float">
            <text:p>0.910857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2457" calcext:value-type="float">
            <text:p>0.952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6766" calcext:value-type="float">
            <text:p>0.84676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2" calcext:value-type="float">
            <text:p>0.5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731886" calcext:value-type="float">
            <text:p>0.731886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76114" calcext:value-type="float">
            <text:p>0.876114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7486" calcext:value-type="float">
            <text:p>0.917486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41943" calcext:value-type="float">
            <text:p>0.941943</text:p>
          </table:table-cell>
          <table:table-cell office:value-type="float" office:value="0.954057" calcext:value-type="float">
            <text:p>0.9540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52846" calcext:value-type="float">
            <text:p>0.85284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2114" calcext:value-type="float">
            <text:p>0.612114</text:p>
          </table:table-cell>
          <table:table-cell office:value-type="float" office:value="0.704914" calcext:value-type="float">
            <text:p>0.704914</text:p>
          </table:table-cell>
          <table:table-cell office:value-type="float" office:value="0.790629" calcext:value-type="float">
            <text:p>0.790629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75886" calcext:value-type="float">
            <text:p>0.875886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30514" calcext:value-type="float">
            <text:p>0.930514</text:p>
          </table:table-cell>
          <table:table-cell office:value-type="float" office:value="0.941486" calcext:value-type="float">
            <text:p>0.941486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5989" calcext:value-type="float">
            <text:p>0.84598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464" calcext:value-type="float">
            <text:p>0.464</text:p>
          </table:table-cell>
          <table:table-cell office:value-type="float" office:value="0.646171" calcext:value-type="float">
            <text:p>0.646171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53143" calcext:value-type="float">
            <text:p>0.953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6368" calcext:value-type="float">
            <text:p>0.8636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830171" calcext:value-type="float">
            <text:p>0.830171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905371" calcext:value-type="float">
            <text:p>0.905371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0343" calcext:value-type="float">
            <text:p>0.940343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66834" calcext:value-type="float">
            <text:p>0.86683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68" calcext:value-type="float">
            <text:p>0.368</text:p>
          </table:table-cell>
          <table:table-cell office:value-type="float" office:value="0.608457" calcext:value-type="float">
            <text:p>0.608457</text:p>
          </table:table-cell>
          <table:table-cell office:value-type="float" office:value="0.759543" calcext:value-type="float">
            <text:p>0.759543</text:p>
          </table:table-cell>
          <table:table-cell office:value-type="float" office:value="0.821257" calcext:value-type="float">
            <text:p>0.821257</text:p>
          </table:table-cell>
          <table:table-cell office:value-type="float" office:value="0.860343" calcext:value-type="float">
            <text:p>0.860343</text:p>
          </table:table-cell>
          <table:table-cell office:value-type="float" office:value="0.884114" calcext:value-type="float">
            <text:p>0.884114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30057" calcext:value-type="float">
            <text:p>0.930057</text:p>
          </table:table-cell>
          <table:table-cell office:value-type="float" office:value="0.939429" calcext:value-type="float">
            <text:p>0.939429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792" calcext:value-type="float">
            <text:p>0.8579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1829" calcext:value-type="float">
            <text:p>0.601829</text:p>
          </table:table-cell>
          <table:table-cell office:value-type="float" office:value="0.733714" calcext:value-type="float">
            <text:p>0.733714</text:p>
          </table:table-cell>
          <table:table-cell office:value-type="float" office:value="0.794971" calcext:value-type="float">
            <text:p>0.794971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72229" calcext:value-type="float">
            <text:p>0.872229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31657" calcext:value-type="float">
            <text:p>0.931657</text:p>
          </table:table-cell>
          <table:table-cell office:value-type="float" office:value="0.941486" calcext:value-type="float">
            <text:p>0.941486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84" calcext:value-type="float">
            <text:p>0.984</text:p>
          </table:table-cell>
          <table:table-cell office:value-type="float" office:value="0.84912" calcext:value-type="float">
            <text:p>0.8491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88" calcext:value-type="float">
            <text:p>0.288</text:p>
          </table:table-cell>
          <table:table-cell office:value-type="float" office:value="0.588114" calcext:value-type="float">
            <text:p>0.588114</text:p>
          </table:table-cell>
          <table:table-cell office:value-type="float" office:value="0.712229" calcext:value-type="float">
            <text:p>0.712229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914057" calcext:value-type="float">
            <text:p>0.914057</text:p>
          </table:table-cell>
          <table:table-cell office:value-type="float" office:value="0.930971" calcext:value-type="float">
            <text:p>0.930971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54057" calcext:value-type="float">
            <text:p>0.95405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40503" calcext:value-type="float">
            <text:p>0.84050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288" calcext:value-type="float">
            <text:p>0.288</text:p>
          </table:table-cell>
          <table:table-cell office:value-type="float" office:value="0.566857" calcext:value-type="float">
            <text:p>0.566857</text:p>
          </table:table-cell>
          <table:table-cell office:value-type="float" office:value="0.687543" calcext:value-type="float">
            <text:p>0.68754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13714" calcext:value-type="float">
            <text:p>0.813714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82971" calcext:value-type="float">
            <text:p>0.882971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29966" calcext:value-type="float">
            <text:p>0.82996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575771" calcext:value-type="float">
            <text:p>0.575771</text:p>
          </table:table-cell>
          <table:table-cell office:value-type="float" office:value="0.705371" calcext:value-type="float">
            <text:p>0.705371</text:p>
          </table:table-cell>
          <table:table-cell office:value-type="float" office:value="0.776457" calcext:value-type="float">
            <text:p>0.776457</text:p>
          </table:table-cell>
          <table:table-cell office:value-type="float" office:value="0.818971" calcext:value-type="float">
            <text:p>0.818971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1486" calcext:value-type="float">
            <text:p>0.901486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84" calcext:value-type="float">
            <text:p>0.984</text:p>
          </table:table-cell>
          <table:table-cell office:value-type="float" office:value="0.833486" calcext:value-type="float">
            <text:p>0.83348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600686" calcext:value-type="float">
            <text:p>0.60068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86743" calcext:value-type="float">
            <text:p>0.786743</text:p>
          </table:table-cell>
          <table:table-cell office:value-type="float" office:value="0.831314" calcext:value-type="float">
            <text:p>0.831314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57714" calcext:value-type="float">
            <text:p>0.957714</text:p>
          </table:table-cell>
          <table:table-cell office:value-type="float" office:value="0.984" calcext:value-type="float">
            <text:p>0.984</text:p>
          </table:table-cell>
          <table:table-cell office:value-type="float" office:value="0.84432" calcext:value-type="float">
            <text:p>0.8443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4" calcext:value-type="float">
            <text:p>0.4</text:p>
          </table:table-cell>
          <table:table-cell office:value-type="float" office:value="0.541714" calcext:value-type="float">
            <text:p>0.541714</text:p>
          </table:table-cell>
          <table:table-cell office:value-type="float" office:value="0.699886" calcext:value-type="float">
            <text:p>0.699886</text:p>
          </table:table-cell>
          <table:table-cell office:value-type="float" office:value="0.769371" calcext:value-type="float">
            <text:p>0.769371</text:p>
          </table:table-cell>
          <table:table-cell office:value-type="float" office:value="0.811657" calcext:value-type="float">
            <text:p>0.811657</text:p>
          </table:table-cell>
          <table:table-cell office:value-type="float" office:value="0.853714" calcext:value-type="float">
            <text:p>0.853714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33943" calcext:value-type="float">
            <text:p>0.933943</text:p>
          </table:table-cell>
          <table:table-cell office:value-type="float" office:value="0.953371" calcext:value-type="float">
            <text:p>0.953371</text:p>
          </table:table-cell>
          <table:table-cell office:value-type="float" office:value="0.984" calcext:value-type="float">
            <text:p>0.984</text:p>
          </table:table-cell>
          <table:table-cell office:value-type="float" office:value="0.826789" calcext:value-type="float">
            <text:p>0.82678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6" calcext:value-type="float">
            <text:p>0.36</text:p>
          </table:table-cell>
          <table:table-cell office:value-type="float" office:value="0.602971" calcext:value-type="float">
            <text:p>0.602971</text:p>
          </table:table-cell>
          <table:table-cell office:value-type="float" office:value="0.716343" calcext:value-type="float">
            <text:p>0.716343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54857" calcext:value-type="float">
            <text:p>0.854857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31886" calcext:value-type="float">
            <text:p>0.931886</text:p>
          </table:table-cell>
          <table:table-cell office:value-type="float" office:value="0.952686" calcext:value-type="float">
            <text:p>0.952686</text:p>
          </table:table-cell>
          <table:table-cell office:value-type="float" office:value="0.984" calcext:value-type="float">
            <text:p>0.984</text:p>
          </table:table-cell>
          <table:table-cell office:value-type="float" office:value="0.83392" calcext:value-type="float">
            <text:p>0.8339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52" calcext:value-type="float">
            <text:p>0.352</text:p>
          </table:table-cell>
          <table:table-cell office:value-type="float" office:value="0.593829" calcext:value-type="float">
            <text:p>0.593829</text:p>
          </table:table-cell>
          <table:table-cell office:value-type="float" office:value="0.718629" calcext:value-type="float">
            <text:p>0.718629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9486" calcext:value-type="float">
            <text:p>0.829486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19314" calcext:value-type="float">
            <text:p>0.919314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38149" calcext:value-type="float">
            <text:p>0.83814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603657" calcext:value-type="float">
            <text:p>0.603657</text:p>
          </table:table-cell>
          <table:table-cell office:value-type="float" office:value="0.742171" calcext:value-type="float">
            <text:p>0.742171</text:p>
          </table:table-cell>
          <table:table-cell office:value-type="float" office:value="0.798629" calcext:value-type="float">
            <text:p>0.798629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45234" calcext:value-type="float">
            <text:p>0.84523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28" calcext:value-type="float">
            <text:p>0.328</text:p>
          </table:table-cell>
          <table:table-cell office:value-type="float" office:value="0.601143" calcext:value-type="float">
            <text:p>0.601143</text:p>
          </table:table-cell>
          <table:table-cell office:value-type="float" office:value="0.743314" calcext:value-type="float">
            <text:p>0.743314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39543" calcext:value-type="float">
            <text:p>0.839543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909029" calcext:value-type="float">
            <text:p>0.909029</text:p>
          </table:table-cell>
          <table:table-cell office:value-type="float" office:value="0.927314" calcext:value-type="float">
            <text:p>0.927314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56343" calcext:value-type="float">
            <text:p>0.956343</text:p>
          </table:table-cell>
          <table:table-cell office:value-type="float" office:value="0.984" calcext:value-type="float">
            <text:p>0.984</text:p>
          </table:table-cell>
          <table:table-cell office:value-type="float" office:value="0.847794" calcext:value-type="float">
            <text:p>0.84779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62743" calcext:value-type="float">
            <text:p>0.562743</text:p>
          </table:table-cell>
          <table:table-cell office:value-type="float" office:value="0.719543" calcext:value-type="float">
            <text:p>0.719543</text:p>
          </table:table-cell>
          <table:table-cell office:value-type="float" office:value="0.794514" calcext:value-type="float">
            <text:p>0.79451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89829" calcext:value-type="float">
            <text:p>0.889829</text:p>
          </table:table-cell>
          <table:table-cell office:value-type="float" office:value="0.906286" calcext:value-type="float">
            <text:p>0.906286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8514" calcext:value-type="float">
            <text:p>0.938514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84" calcext:value-type="float">
            <text:p>0.984</text:p>
          </table:table-cell>
          <table:table-cell office:value-type="float" office:value="0.838834" calcext:value-type="float">
            <text:p>0.83883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76" calcext:value-type="float">
            <text:p>0.376</text:p>
          </table:table-cell>
          <table:table-cell office:value-type="float" office:value="0.550171" calcext:value-type="float">
            <text:p>0.550171</text:p>
          </table:table-cell>
          <table:table-cell office:value-type="float" office:value="0.719771" calcext:value-type="float">
            <text:p>0.719771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66971" calcext:value-type="float">
            <text:p>0.866971</text:p>
          </table:table-cell>
          <table:table-cell office:value-type="float" office:value="0.890971" calcext:value-type="float">
            <text:p>0.890971</text:p>
          </table:table-cell>
          <table:table-cell office:value-type="float" office:value="0.906057" calcext:value-type="float">
            <text:p>0.906057</text:p>
          </table:table-cell>
          <table:table-cell office:value-type="float" office:value="0.924571" calcext:value-type="float">
            <text:p>0.924571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6114" calcext:value-type="float">
            <text:p>0.956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37897" calcext:value-type="float">
            <text:p>0.83789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68" calcext:value-type="float">
            <text:p>0.368</text:p>
          </table:table-cell>
          <table:table-cell office:value-type="float" office:value="0.565486" calcext:value-type="float">
            <text:p>0.565486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778743" calcext:value-type="float">
            <text:p>0.778743</text:p>
          </table:table-cell>
          <table:table-cell office:value-type="float" office:value="0.822629" calcext:value-type="float">
            <text:p>0.822629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90057" calcext:value-type="float">
            <text:p>0.890057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56114" calcext:value-type="float">
            <text:p>0.956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35246" calcext:value-type="float">
            <text:p>0.83524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84" calcext:value-type="float">
            <text:p>0.38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677029" calcext:value-type="float">
            <text:p>0.677029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811429" calcext:value-type="float">
            <text:p>0.811429</text:p>
          </table:table-cell>
          <table:table-cell office:value-type="float" office:value="0.850743" calcext:value-type="float">
            <text:p>0.850743</text:p>
          </table:table-cell>
          <table:table-cell office:value-type="float" office:value="0.881143" calcext:value-type="float">
            <text:p>0.881143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6343" calcext:value-type="float">
            <text:p>0.9563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3909" calcext:value-type="float">
            <text:p>0.82390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6" calcext:value-type="float">
            <text:p>0.36</text:p>
          </table:table-cell>
          <table:table-cell office:value-type="float" office:value="0.528686" calcext:value-type="float">
            <text:p>0.528686</text:p>
          </table:table-cell>
          <table:table-cell office:value-type="float" office:value="0.683886" calcext:value-type="float">
            <text:p>0.683886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816914" calcext:value-type="float">
            <text:p>0.816914</text:p>
          </table:table-cell>
          <table:table-cell office:value-type="float" office:value="0.859657" calcext:value-type="float">
            <text:p>0.859657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39657" calcext:value-type="float">
            <text:p>0.939657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4549" calcext:value-type="float">
            <text:p>0.824549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28" calcext:value-type="float">
            <text:p>0.328</text:p>
          </table:table-cell>
          <table:table-cell office:value-type="float" office:value="0.579886" calcext:value-type="float">
            <text:p>0.579886</text:p>
          </table:table-cell>
          <table:table-cell office:value-type="float" office:value="0.729371" calcext:value-type="float">
            <text:p>0.729371</text:p>
          </table:table-cell>
          <table:table-cell office:value-type="float" office:value="0.809371" calcext:value-type="float">
            <text:p>0.809371</text:p>
          </table:table-cell>
          <table:table-cell office:value-type="float" office:value="0.855086" calcext:value-type="float">
            <text:p>0.855086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900114" calcext:value-type="float">
            <text:p>0.900114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1029" calcext:value-type="float">
            <text:p>0.941029</text:p>
          </table:table-cell>
          <table:table-cell office:value-type="float" office:value="0.955657" calcext:value-type="float">
            <text:p>0.9556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49829" calcext:value-type="float">
            <text:p>0.84982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76457" calcext:value-type="float">
            <text:p>0.576457</text:p>
          </table:table-cell>
          <table:table-cell office:value-type="float" office:value="0.723657" calcext:value-type="float">
            <text:p>0.723657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53486" calcext:value-type="float">
            <text:p>0.853486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04" calcext:value-type="float">
            <text:p>0.850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" calcext:value-type="float">
            <text:p>0.4</text:p>
          </table:table-cell>
          <table:table-cell office:value-type="float" office:value="0.564343" calcext:value-type="float">
            <text:p>0.564343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81257" calcext:value-type="float">
            <text:p>0.781257</text:p>
          </table:table-cell>
          <table:table-cell office:value-type="float" office:value="0.840686" calcext:value-type="float">
            <text:p>0.840686</text:p>
          </table:table-cell>
          <table:table-cell office:value-type="float" office:value="0.874971" calcext:value-type="float">
            <text:p>0.874971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19543" calcext:value-type="float">
            <text:p>0.919543</text:p>
          </table:table-cell>
          <table:table-cell office:value-type="float" office:value="0.932571" calcext:value-type="float">
            <text:p>0.932571</text:p>
          </table:table-cell>
          <table:table-cell office:value-type="float" office:value="0.944686" calcext:value-type="float">
            <text:p>0.944686</text:p>
          </table:table-cell>
          <table:table-cell office:value-type="float" office:value="0.957943" calcext:value-type="float">
            <text:p>0.9579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2149" calcext:value-type="float">
            <text:p>0.84214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" calcext:value-type="float">
            <text:p>0.4</text:p>
          </table:table-cell>
          <table:table-cell office:value-type="float" office:value="0.559771" calcext:value-type="float">
            <text:p>0.559771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15543" calcext:value-type="float">
            <text:p>0.815543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22971" calcext:value-type="float">
            <text:p>0.922971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45143" calcext:value-type="float">
            <text:p>0.945143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9874" calcext:value-type="float">
            <text:p>0.84987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87886" calcext:value-type="float">
            <text:p>0.587886</text:p>
          </table:table-cell>
          <table:table-cell office:value-type="float" office:value="0.714743" calcext:value-type="float">
            <text:p>0.714743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9771" calcext:value-type="float">
            <text:p>0.919771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57943" calcext:value-type="float">
            <text:p>0.9579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2754" calcext:value-type="float">
            <text:p>0.85275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84" calcext:value-type="float">
            <text:p>0.384</text:p>
          </table:table-cell>
          <table:table-cell office:value-type="float" office:value="0.574629" calcext:value-type="float">
            <text:p>0.574629</text:p>
          </table:table-cell>
          <table:table-cell office:value-type="float" office:value="0.709486" calcext:value-type="float">
            <text:p>0.709486</text:p>
          </table:table-cell>
          <table:table-cell office:value-type="float" office:value="0.817143" calcext:value-type="float">
            <text:p>0.817143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8" calcext:value-type="float">
            <text:p>0.88</text:p>
          </table:table-cell>
          <table:table-cell office:value-type="float" office:value="0.898057" calcext:value-type="float">
            <text:p>0.898057</text:p>
          </table:table-cell>
          <table:table-cell office:value-type="float" office:value="0.919543" calcext:value-type="float">
            <text:p>0.919543</text:p>
          </table:table-cell>
          <table:table-cell office:value-type="float" office:value="0.934857" calcext:value-type="float">
            <text:p>0.934857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60229" calcext:value-type="float">
            <text:p>0.960229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9851" calcext:value-type="float">
            <text:p>0.84985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6" calcext:value-type="float">
            <text:p>0.36</text:p>
          </table:table-cell>
          <table:table-cell office:value-type="float" office:value="0.561371" calcext:value-type="float">
            <text:p>0.561371</text:p>
          </table:table-cell>
          <table:table-cell office:value-type="float" office:value="0.710171" calcext:value-type="float">
            <text:p>0.710171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902629" calcext:value-type="float">
            <text:p>0.902629</text:p>
          </table:table-cell>
          <table:table-cell office:value-type="float" office:value="0.919771" calcext:value-type="float">
            <text:p>0.919771</text:p>
          </table:table-cell>
          <table:table-cell office:value-type="float" office:value="0.935314" calcext:value-type="float">
            <text:p>0.935314</text:p>
          </table:table-cell>
          <table:table-cell office:value-type="float" office:value="0.945371" calcext:value-type="float">
            <text:p>0.945371</text:p>
          </table:table-cell>
          <table:table-cell office:value-type="float" office:value="0.960914" calcext:value-type="float">
            <text:p>0.960914</text:p>
          </table:table-cell>
          <table:table-cell office:value-type="float" office:value="0.976" calcext:value-type="float">
            <text:p>0.976</text:p>
          </table:table-cell>
          <table:table-cell office:value-type="float" office:value="0.850697" calcext:value-type="float">
            <text:p>0.850697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572114" calcext:value-type="float">
            <text:p>0.572114</text:p>
          </table:table-cell>
          <table:table-cell office:value-type="float" office:value="0.686629" calcext:value-type="float">
            <text:p>0.686629</text:p>
          </table:table-cell>
          <table:table-cell office:value-type="float" office:value="0.784" calcext:value-type="float">
            <text:p>0.784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24343" calcext:value-type="float">
            <text:p>0.924343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62743" calcext:value-type="float">
            <text:p>0.962743</text:p>
          </table:table-cell>
          <table:table-cell office:value-type="float" office:value="0.976" calcext:value-type="float">
            <text:p>0.976</text:p>
          </table:table-cell>
          <table:table-cell office:value-type="float" office:value="0.84576" calcext:value-type="float">
            <text:p>0.8457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4914" calcext:value-type="float">
            <text:p>0.544914</text:p>
          </table:table-cell>
          <table:table-cell office:value-type="float" office:value="0.677257" calcext:value-type="float">
            <text:p>0.677257</text:p>
          </table:table-cell>
          <table:table-cell office:value-type="float" office:value="0.770743" calcext:value-type="float">
            <text:p>0.770743</text:p>
          </table:table-cell>
          <table:table-cell office:value-type="float" office:value="0.839771" calcext:value-type="float">
            <text:p>0.839771</text:p>
          </table:table-cell>
          <table:table-cell office:value-type="float" office:value="0.877943" calcext:value-type="float">
            <text:p>0.877943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22514" calcext:value-type="float">
            <text:p>0.92251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61371" calcext:value-type="float">
            <text:p>0.961371</text:p>
          </table:table-cell>
          <table:table-cell office:value-type="float" office:value="0.976" calcext:value-type="float">
            <text:p>0.976</text:p>
          </table:table-cell>
          <table:table-cell office:value-type="float" office:value="0.838331" calcext:value-type="float">
            <text:p>0.83833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3029" calcext:value-type="float">
            <text:p>0.533029</text:p>
          </table:table-cell>
          <table:table-cell office:value-type="float" office:value="0.668343" calcext:value-type="float">
            <text:p>0.668343</text:p>
          </table:table-cell>
          <table:table-cell office:value-type="float" office:value="0.746743" calcext:value-type="float">
            <text:p>0.746743</text:p>
          </table:table-cell>
          <table:table-cell office:value-type="float" office:value="0.810743" calcext:value-type="float">
            <text:p>0.810743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0.910629" calcext:value-type="float">
            <text:p>0.910629</text:p>
          </table:table-cell>
          <table:table-cell office:value-type="float" office:value="0.928" calcext:value-type="float">
            <text:p>0.928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60457" calcext:value-type="float">
            <text:p>0.9604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26126" calcext:value-type="float">
            <text:p>0.82612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70171" calcext:value-type="float">
            <text:p>0.470171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776229" calcext:value-type="float">
            <text:p>0.776229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21371" calcext:value-type="float">
            <text:p>0.921371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57486" calcext:value-type="float">
            <text:p>0.9574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02171" calcext:value-type="float">
            <text:p>0.80217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9943" calcext:value-type="float">
            <text:p>0.469943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722514" calcext:value-type="float">
            <text:p>0.722514</text:p>
          </table:table-cell>
          <table:table-cell office:value-type="float" office:value="0.785143" calcext:value-type="float">
            <text:p>0.785143</text:p>
          </table:table-cell>
          <table:table-cell office:value-type="float" office:value="0.834286" calcext:value-type="float">
            <text:p>0.834286</text:p>
          </table:table-cell>
          <table:table-cell office:value-type="float" office:value="0.870171" calcext:value-type="float">
            <text:p>0.870171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54057" calcext:value-type="float">
            <text:p>0.9540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00914" calcext:value-type="float">
            <text:p>0.80091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13143" calcext:value-type="float">
            <text:p>0.513143</text:p>
          </table:table-cell>
          <table:table-cell office:value-type="float" office:value="0.658743" calcext:value-type="float">
            <text:p>0.658743</text:p>
          </table:table-cell>
          <table:table-cell office:value-type="float" office:value="0.738971" calcext:value-type="float">
            <text:p>0.738971</text:p>
          </table:table-cell>
          <table:table-cell office:value-type="float" office:value="0.803657" calcext:value-type="float">
            <text:p>0.803657</text:p>
          </table:table-cell>
          <table:table-cell office:value-type="float" office:value="0.839314" calcext:value-type="float">
            <text:p>0.839314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0.952914" calcext:value-type="float">
            <text:p>0.9529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2251" calcext:value-type="float">
            <text:p>0.81225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12" calcext:value-type="float">
            <text:p>0.312</text:p>
          </table:table-cell>
          <table:table-cell office:value-type="float" office:value="0.482743" calcext:value-type="float">
            <text:p>0.482743</text:p>
          </table:table-cell>
          <table:table-cell office:value-type="float" office:value="0.666514" calcext:value-type="float">
            <text:p>0.666514</text:p>
          </table:table-cell>
          <table:table-cell office:value-type="float" office:value="0.741257" calcext:value-type="float">
            <text:p>0.741257</text:p>
          </table:table-cell>
          <table:table-cell office:value-type="float" office:value="0.807543" calcext:value-type="float">
            <text:p>0.807543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899886" calcext:value-type="float">
            <text:p>0.899886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36686" calcext:value-type="float">
            <text:p>0.936686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4583" calcext:value-type="float">
            <text:p>0.81458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36" calcext:value-type="float">
            <text:p>0.336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686857" calcext:value-type="float">
            <text:p>0.686857</text:p>
          </table:table-cell>
          <table:table-cell office:value-type="float" office:value="0.764571" calcext:value-type="float">
            <text:p>0.764571</text:p>
          </table:table-cell>
          <table:table-cell office:value-type="float" office:value="0.816914" calcext:value-type="float">
            <text:p>0.816914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80914" calcext:value-type="float">
            <text:p>0.88091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1829" calcext:value-type="float">
            <text:p>0.921829</text:p>
          </table:table-cell>
          <table:table-cell office:value-type="float" office:value="0.936686" calcext:value-type="float">
            <text:p>0.936686</text:p>
          </table:table-cell>
          <table:table-cell office:value-type="float" office:value="0.956114" calcext:value-type="float">
            <text:p>0.956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3383" calcext:value-type="float">
            <text:p>0.82338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36" calcext:value-type="float">
            <text:p>0.336</text:p>
          </table:table-cell>
          <table:table-cell office:value-type="float" office:value="0.488686" calcext:value-type="float">
            <text:p>0.488686</text:p>
          </table:table-cell>
          <table:table-cell office:value-type="float" office:value="0.663771" calcext:value-type="float">
            <text:p>0.663771</text:p>
          </table:table-cell>
          <table:table-cell office:value-type="float" office:value="0.751314" calcext:value-type="float">
            <text:p>0.751314</text:p>
          </table:table-cell>
          <table:table-cell office:value-type="float" office:value="0.816686" calcext:value-type="float">
            <text:p>0.816686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20457" calcext:value-type="float">
            <text:p>0.920457</text:p>
          </table:table-cell>
          <table:table-cell office:value-type="float" office:value="0.935543" calcext:value-type="float">
            <text:p>0.935543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7234" calcext:value-type="float">
            <text:p>0.81723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0057" calcext:value-type="float">
            <text:p>0.490057</text:p>
          </table:table-cell>
          <table:table-cell office:value-type="float" office:value="0.659886" calcext:value-type="float">
            <text:p>0.659886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53829" calcext:value-type="float">
            <text:p>0.953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2617" calcext:value-type="float">
            <text:p>0.81261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36229" calcext:value-type="float">
            <text:p>0.736229</text:p>
          </table:table-cell>
          <table:table-cell office:value-type="float" office:value="0.800686" calcext:value-type="float">
            <text:p>0.800686</text:p>
          </table:table-cell>
          <table:table-cell office:value-type="float" office:value="0.834971" calcext:value-type="float">
            <text:p>0.834971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9783" calcext:value-type="float">
            <text:p>0.80978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9257" calcext:value-type="float">
            <text:p>0.469257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746743" calcext:value-type="float">
            <text:p>0.746743</text:p>
          </table:table-cell>
          <table:table-cell office:value-type="float" office:value="0.804571" calcext:value-type="float">
            <text:p>0.804571</text:p>
          </table:table-cell>
          <table:table-cell office:value-type="float" office:value="0.842514" calcext:value-type="float">
            <text:p>0.842514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7657" calcext:value-type="float">
            <text:p>0.8076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288" calcext:value-type="float">
            <text:p>0.288</text:p>
          </table:table-cell>
          <table:table-cell office:value-type="float" office:value="0.516114" calcext:value-type="float">
            <text:p>0.516114</text:p>
          </table:table-cell>
          <table:table-cell office:value-type="float" office:value="0.648686" calcext:value-type="float">
            <text:p>0.648686</text:p>
          </table:table-cell>
          <table:table-cell office:value-type="float" office:value="0.736914" calcext:value-type="float">
            <text:p>0.736914</text:p>
          </table:table-cell>
          <table:table-cell office:value-type="float" office:value="0.798629" calcext:value-type="float">
            <text:p>0.798629</text:p>
          </table:table-cell>
          <table:table-cell office:value-type="float" office:value="0.845029" calcext:value-type="float">
            <text:p>0.845029</text:p>
          </table:table-cell>
          <table:table-cell office:value-type="float" office:value="0.88" calcext:value-type="float">
            <text:p>0.88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17029" calcext:value-type="float">
            <text:p>0.917029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3509" calcext:value-type="float">
            <text:p>0.81350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5086" calcext:value-type="float">
            <text:p>0.455086</text:p>
          </table:table-cell>
          <table:table-cell office:value-type="float" office:value="0.633829" calcext:value-type="float">
            <text:p>0.633829</text:p>
          </table:table-cell>
          <table:table-cell office:value-type="float" office:value="0.728914" calcext:value-type="float">
            <text:p>0.728914</text:p>
          </table:table-cell>
          <table:table-cell office:value-type="float" office:value="0.799314" calcext:value-type="float">
            <text:p>0.799314</text:p>
          </table:table-cell>
          <table:table-cell office:value-type="float" office:value="0.849143" calcext:value-type="float">
            <text:p>0.849143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512" calcext:value-type="float">
            <text:p>0.8051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8457" calcext:value-type="float">
            <text:p>0.488457</text:p>
          </table:table-cell>
          <table:table-cell office:value-type="float" office:value="0.656229" calcext:value-type="float">
            <text:p>0.656229</text:p>
          </table:table-cell>
          <table:table-cell office:value-type="float" office:value="0.726629" calcext:value-type="float">
            <text:p>0.726629</text:p>
          </table:table-cell>
          <table:table-cell office:value-type="float" office:value="0.804571" calcext:value-type="float">
            <text:p>0.804571</text:p>
          </table:table-cell>
          <table:table-cell office:value-type="float" office:value="0.853257" calcext:value-type="float">
            <text:p>0.853257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897371" calcext:value-type="float">
            <text:p>0.897371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1749" calcext:value-type="float">
            <text:p>0.81174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647086" calcext:value-type="float">
            <text:p>0.647086</text:p>
          </table:table-cell>
          <table:table-cell office:value-type="float" office:value="0.711771" calcext:value-type="float">
            <text:p>0.711771</text:p>
          </table:table-cell>
          <table:table-cell office:value-type="float" office:value="0.801829" calcext:value-type="float">
            <text:p>0.801829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80229" calcext:value-type="float">
            <text:p>0.880229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17714" calcext:value-type="float">
            <text:p>0.917714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6571" calcext:value-type="float">
            <text:p>0.9565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9257" calcext:value-type="float">
            <text:p>0.80925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3143" calcext:value-type="float">
            <text:p>0.473143</text:p>
          </table:table-cell>
          <table:table-cell office:value-type="float" office:value="0.628343" calcext:value-type="float">
            <text:p>0.628343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769143" calcext:value-type="float">
            <text:p>0.769143</text:p>
          </table:table-cell>
          <table:table-cell office:value-type="float" office:value="0.841371" calcext:value-type="float">
            <text:p>0.841371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7257" calcext:value-type="float">
            <text:p>0.917257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54743" calcext:value-type="float">
            <text:p>0.954743</text:p>
          </table:table-cell>
          <table:table-cell office:value-type="float" office:value="0.96" calcext:value-type="float">
            <text:p>0.96</text:p>
          </table:table-cell>
          <table:table-cell office:value-type="float" office:value="0.798949" calcext:value-type="float">
            <text:p>0.79894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2343" calcext:value-type="float">
            <text:p>0.492343</text:p>
          </table:table-cell>
          <table:table-cell office:value-type="float" office:value="0.630171" calcext:value-type="float">
            <text:p>0.630171</text:p>
          </table:table-cell>
          <table:table-cell office:value-type="float" office:value="0.686857" calcext:value-type="float">
            <text:p>0.686857</text:p>
          </table:table-cell>
          <table:table-cell office:value-type="float" office:value="0.778057" calcext:value-type="float">
            <text:p>0.778057</text:p>
          </table:table-cell>
          <table:table-cell office:value-type="float" office:value="0.843429" calcext:value-type="float">
            <text:p>0.843429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95314" calcext:value-type="float">
            <text:p>0.89531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0983" calcext:value-type="float">
            <text:p>0.80098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28" calcext:value-type="float">
            <text:p>0.28</text:p>
          </table:table-cell>
          <table:table-cell office:value-type="float" office:value="0.497829" calcext:value-type="float">
            <text:p>0.497829</text:p>
          </table:table-cell>
          <table:table-cell office:value-type="float" office:value="0.640457" calcext:value-type="float">
            <text:p>0.640457</text:p>
          </table:table-cell>
          <table:table-cell office:value-type="float" office:value="0.717257" calcext:value-type="float">
            <text:p>0.717257</text:p>
          </table:table-cell>
          <table:table-cell office:value-type="float" office:value="0.787429" calcext:value-type="float">
            <text:p>0.787429</text:p>
          </table:table-cell>
          <table:table-cell office:value-type="float" office:value="0.835657" calcext:value-type="float">
            <text:p>0.835657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54514" calcext:value-type="float">
            <text:p>0.954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5051" calcext:value-type="float">
            <text:p>0.80505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288" calcext:value-type="float">
            <text:p>0.288</text:p>
          </table:table-cell>
          <table:table-cell office:value-type="float" office:value="0.519543" calcext:value-type="float">
            <text:p>0.519543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718857" calcext:value-type="float">
            <text:p>0.718857</text:p>
          </table:table-cell>
          <table:table-cell office:value-type="float" office:value="0.780343" calcext:value-type="float">
            <text:p>0.78034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77029" calcext:value-type="float">
            <text:p>0.877029</text:p>
          </table:table-cell>
          <table:table-cell office:value-type="float" office:value="0.896457" calcext:value-type="float">
            <text:p>0.896457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37371" calcext:value-type="float">
            <text:p>0.937371</text:p>
          </table:table-cell>
          <table:table-cell office:value-type="float" office:value="0.955429" calcext:value-type="float">
            <text:p>0.955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9189" calcext:value-type="float">
            <text:p>0.80918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1714" calcext:value-type="float">
            <text:p>0.501714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712686" calcext:value-type="float">
            <text:p>0.712686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826514" calcext:value-type="float">
            <text:p>0.826514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911543" calcext:value-type="float">
            <text:p>0.911543</text:p>
          </table:table-cell>
          <table:table-cell office:value-type="float" office:value="0.936229" calcext:value-type="float">
            <text:p>0.936229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0192" calcext:value-type="float">
            <text:p>0.8019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28" calcext:value-type="float">
            <text:p>0.28</text:p>
          </table:table-cell>
          <table:table-cell office:value-type="float" office:value="0.549714" calcext:value-type="float">
            <text:p>0.549714</text:p>
          </table:table-cell>
          <table:table-cell office:value-type="float" office:value="0.665371" calcext:value-type="float">
            <text:p>0.665371</text:p>
          </table:table-cell>
          <table:table-cell office:value-type="float" office:value="0.728686" calcext:value-type="float">
            <text:p>0.728686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847543" calcext:value-type="float">
            <text:p>0.847543</text:p>
          </table:table-cell>
          <table:table-cell office:value-type="float" office:value="0.881371" calcext:value-type="float">
            <text:p>0.881371</text:p>
          </table:table-cell>
          <table:table-cell office:value-type="float" office:value="0.897829" calcext:value-type="float">
            <text:p>0.897829</text:p>
          </table:table-cell>
          <table:table-cell office:value-type="float" office:value="0.916343" calcext:value-type="float">
            <text:p>0.916343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55886" calcext:value-type="float">
            <text:p>0.955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7211" calcext:value-type="float">
            <text:p>0.81721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529143" calcext:value-type="float">
            <text:p>0.529143</text:p>
          </table:table-cell>
          <table:table-cell office:value-type="float" office:value="0.663543" calcext:value-type="float">
            <text:p>0.663543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97943" calcext:value-type="float">
            <text:p>0.797943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901943" calcext:value-type="float">
            <text:p>0.901943</text:p>
          </table:table-cell>
          <table:table-cell office:value-type="float" office:value="0.925257" calcext:value-type="float">
            <text:p>0.925257</text:p>
          </table:table-cell>
          <table:table-cell office:value-type="float" office:value="0.938971" calcext:value-type="float">
            <text:p>0.938971</text:p>
          </table:table-cell>
          <table:table-cell office:value-type="float" office:value="0.958171" calcext:value-type="float">
            <text:p>0.958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7143" calcext:value-type="float">
            <text:p>0.81714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0286" calcext:value-type="float">
            <text:p>0.530286</text:p>
          </table:table-cell>
          <table:table-cell office:value-type="float" office:value="0.661486" calcext:value-type="float">
            <text:p>0.661486</text:p>
          </table:table-cell>
          <table:table-cell office:value-type="float" office:value="0.720457" calcext:value-type="float">
            <text:p>0.720457</text:p>
          </table:table-cell>
          <table:table-cell office:value-type="float" office:value="0.782171" calcext:value-type="float">
            <text:p>0.782171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71771" calcext:value-type="float">
            <text:p>0.871771</text:p>
          </table:table-cell>
          <table:table-cell office:value-type="float" office:value="0.899657" calcext:value-type="float">
            <text:p>0.899657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2114" calcext:value-type="float">
            <text:p>0.81211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28" calcext:value-type="float">
            <text:p>0.28</text:p>
          </table:table-cell>
          <table:table-cell office:value-type="float" office:value="0.442057" calcext:value-type="float">
            <text:p>0.442057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52914" calcext:value-type="float">
            <text:p>0.752914</text:p>
          </table:table-cell>
          <table:table-cell office:value-type="float" office:value="0.811657" calcext:value-type="float">
            <text:p>0.811657</text:p>
          </table:table-cell>
          <table:table-cell office:value-type="float" office:value="0.856914" calcext:value-type="float">
            <text:p>0.856914</text:p>
          </table:table-cell>
          <table:table-cell office:value-type="float" office:value="0.890743" calcext:value-type="float">
            <text:p>0.890743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5086" calcext:value-type="float">
            <text:p>0.93508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787657" calcext:value-type="float">
            <text:p>0.78765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28" calcext:value-type="float">
            <text:p>0.28</text:p>
          </table:table-cell>
          <table:table-cell office:value-type="float" office:value="0.466286" calcext:value-type="float">
            <text:p>0.466286</text:p>
          </table:table-cell>
          <table:table-cell office:value-type="float" office:value="0.625829" calcext:value-type="float">
            <text:p>0.625829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770743" calcext:value-type="float">
            <text:p>0.770743</text:p>
          </table:table-cell>
          <table:table-cell office:value-type="float" office:value="0.824457" calcext:value-type="float">
            <text:p>0.824457</text:p>
          </table:table-cell>
          <table:table-cell office:value-type="float" office:value="0.867429" calcext:value-type="float">
            <text:p>0.867429</text:p>
          </table:table-cell>
          <table:table-cell office:value-type="float" office:value="0.898514" calcext:value-type="float">
            <text:p>0.898514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696" calcext:value-type="float">
            <text:p>0.79696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28" calcext:value-type="float">
            <text:p>0.328</text:p>
          </table:table-cell>
          <table:table-cell office:value-type="float" office:value="0.497143" calcext:value-type="float">
            <text:p>0.497143</text:p>
          </table:table-cell>
          <table:table-cell office:value-type="float" office:value="0.670171" calcext:value-type="float">
            <text:p>0.670171</text:p>
          </table:table-cell>
          <table:table-cell office:value-type="float" office:value="0.740114" calcext:value-type="float">
            <text:p>0.740114</text:p>
          </table:table-cell>
          <table:table-cell office:value-type="float" office:value="0.800914" calcext:value-type="float">
            <text:p>0.800914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8743" calcext:value-type="float">
            <text:p>0.898743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37371" calcext:value-type="float">
            <text:p>0.937371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4217" calcext:value-type="float">
            <text:p>0.81421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28" calcext:value-type="float">
            <text:p>0.328</text:p>
          </table:table-cell>
          <table:table-cell office:value-type="float" office:value="0.502857" calcext:value-type="float">
            <text:p>0.502857</text:p>
          </table:table-cell>
          <table:table-cell office:value-type="float" office:value="0.682971" calcext:value-type="float">
            <text:p>0.682971</text:p>
          </table:table-cell>
          <table:table-cell office:value-type="float" office:value="0.770286" calcext:value-type="float">
            <text:p>0.770286</text:p>
          </table:table-cell>
          <table:table-cell office:value-type="float" office:value="0.813029" calcext:value-type="float">
            <text:p>0.813029</text:p>
          </table:table-cell>
          <table:table-cell office:value-type="float" office:value="0.852114" calcext:value-type="float">
            <text:p>0.852114</text:p>
          </table:table-cell>
          <table:table-cell office:value-type="float" office:value="0.879771" calcext:value-type="float">
            <text:p>0.879771</text:p>
          </table:table-cell>
          <table:table-cell office:value-type="float" office:value="0.895771" calcext:value-type="float">
            <text:p>0.895771</text:p>
          </table:table-cell>
          <table:table-cell office:value-type="float" office:value="0.917943" calcext:value-type="float">
            <text:p>0.917943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54971" calcext:value-type="float">
            <text:p>0.9549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820777" calcext:value-type="float">
            <text:p>0.82077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498514" calcext:value-type="float">
            <text:p>0.498514</text:p>
          </table:table-cell>
          <table:table-cell office:value-type="float" office:value="0.672457" calcext:value-type="float">
            <text:p>0.672457</text:p>
          </table:table-cell>
          <table:table-cell office:value-type="float" office:value="0.752457" calcext:value-type="float">
            <text:p>0.752457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835886" calcext:value-type="float">
            <text:p>0.835886</text:p>
          </table:table-cell>
          <table:table-cell office:value-type="float" office:value="0.870629" calcext:value-type="float">
            <text:p>0.870629</text:p>
          </table:table-cell>
          <table:table-cell office:value-type="float" office:value="0.893029" calcext:value-type="float">
            <text:p>0.89302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31886" calcext:value-type="float">
            <text:p>0.931886</text:p>
          </table:table-cell>
          <table:table-cell office:value-type="float" office:value="0.952686" calcext:value-type="float">
            <text:p>0.9526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1269" calcext:value-type="float">
            <text:p>0.81126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89829" calcext:value-type="float">
            <text:p>0.489829</text:p>
          </table:table-cell>
          <table:table-cell office:value-type="float" office:value="0.677486" calcext:value-type="float">
            <text:p>0.677486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016" calcext:value-type="float">
            <text:p>0.8016</text:p>
          </table:table-cell>
          <table:table-cell office:value-type="float" office:value="0.846171" calcext:value-type="float">
            <text:p>0.846171</text:p>
          </table:table-cell>
          <table:table-cell office:value-type="float" office:value="0.875429" calcext:value-type="float">
            <text:p>0.875429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813577" calcext:value-type="float">
            <text:p>0.81357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471086" calcext:value-type="float">
            <text:p>0.471086</text:p>
          </table:table-cell>
          <table:table-cell office:value-type="float" office:value="0.679086" calcext:value-type="float">
            <text:p>0.679086</text:p>
          </table:table-cell>
          <table:table-cell office:value-type="float" office:value="0.762514" calcext:value-type="float">
            <text:p>0.762514</text:p>
          </table:table-cell>
          <table:table-cell office:value-type="float" office:value="0.813486" calcext:value-type="float">
            <text:p>0.813486</text:p>
          </table:table-cell>
          <table:table-cell office:value-type="float" office:value="0.857371" calcext:value-type="float">
            <text:p>0.85737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898971" calcext:value-type="float">
            <text:p>0.898971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54057" calcext:value-type="float">
            <text:p>0.9540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6457" calcext:value-type="float">
            <text:p>0.81645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3486" calcext:value-type="float">
            <text:p>0.453486</text:p>
          </table:table-cell>
          <table:table-cell office:value-type="float" office:value="0.626057" calcext:value-type="float">
            <text:p>0.626057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842971" calcext:value-type="float">
            <text:p>0.842971</text:p>
          </table:table-cell>
          <table:table-cell office:value-type="float" office:value="0.874057" calcext:value-type="float">
            <text:p>0.874057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908114" calcext:value-type="float">
            <text:p>0.908114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53143" calcext:value-type="float">
            <text:p>0.953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9337" calcext:value-type="float">
            <text:p>0.799337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0571" calcext:value-type="float">
            <text:p>0.420571</text:p>
          </table:table-cell>
          <table:table-cell office:value-type="float" office:value="0.580571" calcext:value-type="float">
            <text:p>0.580571</text:p>
          </table:table-cell>
          <table:table-cell office:value-type="float" office:value="0.669943" calcext:value-type="float">
            <text:p>0.669943</text:p>
          </table:table-cell>
          <table:table-cell office:value-type="float" office:value="0.759771" calcext:value-type="float">
            <text:p>0.759771</text:p>
          </table:table-cell>
          <table:table-cell office:value-type="float" office:value="0.818743" calcext:value-type="float">
            <text:p>0.818743</text:p>
          </table:table-cell>
          <table:table-cell office:value-type="float" office:value="0.860114" calcext:value-type="float">
            <text:p>0.860114</text:p>
          </table:table-cell>
          <table:table-cell office:value-type="float" office:value="0.889143" calcext:value-type="float">
            <text:p>0.889143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52914" calcext:value-type="float">
            <text:p>0.9529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8834" calcext:value-type="float">
            <text:p>0.77883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288" calcext:value-type="float">
            <text:p>0.288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616686" calcext:value-type="float">
            <text:p>0.616686</text:p>
          </table:table-cell>
          <table:table-cell office:value-type="float" office:value="0.706514" calcext:value-type="float">
            <text:p>0.706514</text:p>
          </table:table-cell>
          <table:table-cell office:value-type="float" office:value="0.785829" calcext:value-type="float">
            <text:p>0.785829</text:p>
          </table:table-cell>
          <table:table-cell office:value-type="float" office:value="0.836571" calcext:value-type="float">
            <text:p>0.836571</text:p>
          </table:table-cell>
          <table:table-cell office:value-type="float" office:value="0.869714" calcext:value-type="float">
            <text:p>0.869714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33029" calcext:value-type="float">
            <text:p>0.933029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9328" calcext:value-type="float">
            <text:p>0.7932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5143" calcext:value-type="float">
            <text:p>0.385143</text:p>
          </table:table-cell>
          <table:table-cell office:value-type="float" office:value="0.581714" calcext:value-type="float">
            <text:p>0.581714</text:p>
          </table:table-cell>
          <table:table-cell office:value-type="float" office:value="0.691429" calcext:value-type="float">
            <text:p>0.691429</text:p>
          </table:table-cell>
          <table:table-cell office:value-type="float" office:value="0.766857" calcext:value-type="float">
            <text:p>0.766857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53943" calcext:value-type="float">
            <text:p>0.85394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7886" calcext:value-type="float">
            <text:p>0.907886</text:p>
          </table:table-cell>
          <table:table-cell office:value-type="float" office:value="0.928457" calcext:value-type="float">
            <text:p>0.928457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6709" calcext:value-type="float">
            <text:p>0.77670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457" calcext:value-type="float">
            <text:p>0.376457</text:p>
          </table:table-cell>
          <table:table-cell office:value-type="float" office:value="0.586286" calcext:value-type="float">
            <text:p>0.586286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786743" calcext:value-type="float">
            <text:p>0.786743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62171" calcext:value-type="float">
            <text:p>0.862171</text:p>
          </table:table-cell>
          <table:table-cell office:value-type="float" office:value="0.886171" calcext:value-type="float">
            <text:p>0.886171</text:p>
          </table:table-cell>
          <table:table-cell office:value-type="float" office:value="0.906057" calcext:value-type="float">
            <text:p>0.906057</text:p>
          </table:table-cell>
          <table:table-cell office:value-type="float" office:value="0.929143" calcext:value-type="float">
            <text:p>0.929143</text:p>
          </table:table-cell>
          <table:table-cell office:value-type="float" office:value="0.952914" calcext:value-type="float">
            <text:p>0.9529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81669" calcext:value-type="float">
            <text:p>0.78166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9257" calcext:value-type="float">
            <text:p>0.38925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77257" calcext:value-type="float">
            <text:p>0.677257</text:p>
          </table:table-cell>
          <table:table-cell office:value-type="float" office:value="0.745829" calcext:value-type="float">
            <text:p>0.745829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0686" calcext:value-type="float">
            <text:p>0.880686</text:p>
          </table:table-cell>
          <table:table-cell office:value-type="float" office:value="0.901714" calcext:value-type="float">
            <text:p>0.901714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51771" calcext:value-type="float">
            <text:p>0.9517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2571" calcext:value-type="float">
            <text:p>0.77257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" calcext:value-type="float">
            <text:p>0.32</text:p>
          </table:table-cell>
          <table:table-cell office:value-type="float" office:value="0.418743" calcext:value-type="float">
            <text:p>0.418743</text:p>
          </table:table-cell>
          <table:table-cell office:value-type="float" office:value="0.611657" calcext:value-type="float">
            <text:p>0.611657</text:p>
          </table:table-cell>
          <table:table-cell office:value-type="float" office:value="0.683886" calcext:value-type="float">
            <text:p>0.683886</text:p>
          </table:table-cell>
          <table:table-cell office:value-type="float" office:value="0.747886" calcext:value-type="float">
            <text:p>0.747886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905829" calcext:value-type="float">
            <text:p>0.905829</text:p>
          </table:table-cell>
          <table:table-cell office:value-type="float" office:value="0.923657" calcext:value-type="float">
            <text:p>0.923657</text:p>
          </table:table-cell>
          <table:table-cell office:value-type="float" office:value="0.953143" calcext:value-type="float">
            <text:p>0.9531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9474" calcext:value-type="float">
            <text:p>0.77947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4114" calcext:value-type="float">
            <text:p>0.404114</text:p>
          </table:table-cell>
          <table:table-cell office:value-type="float" office:value="0.587429" calcext:value-type="float">
            <text:p>0.587429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725714" calcext:value-type="float">
            <text:p>0.725714</text:p>
          </table:table-cell>
          <table:table-cell office:value-type="float" office:value="0.778057" calcext:value-type="float">
            <text:p>0.778057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82514" calcext:value-type="float">
            <text:p>0.882514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51771" calcext:value-type="float">
            <text:p>0.9517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65806" calcext:value-type="float">
            <text:p>0.76580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.598857" calcext:value-type="float">
            <text:p>0.598857</text:p>
          </table:table-cell>
          <table:table-cell office:value-type="float" office:value="0.669257" calcext:value-type="float">
            <text:p>0.669257</text:p>
          </table:table-cell>
          <table:table-cell office:value-type="float" office:value="0.732343" calcext:value-type="float">
            <text:p>0.732343</text:p>
          </table:table-cell>
          <table:table-cell office:value-type="float" office:value="0.807086" calcext:value-type="float">
            <text:p>0.807086</text:p>
          </table:table-cell>
          <table:table-cell office:value-type="float" office:value="0.854171" calcext:value-type="float">
            <text:p>0.854171</text:p>
          </table:table-cell>
          <table:table-cell office:value-type="float" office:value="0.882743" calcext:value-type="float">
            <text:p>0.88274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32" calcext:value-type="float">
            <text:p>0.9232</text:p>
          </table:table-cell>
          <table:table-cell office:value-type="float" office:value="0.950171" calcext:value-type="float">
            <text:p>0.9501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1909" calcext:value-type="float">
            <text:p>0.77190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570514" calcext:value-type="float">
            <text:p>0.570514</text:p>
          </table:table-cell>
          <table:table-cell office:value-type="float" office:value="0.632914" calcext:value-type="float">
            <text:p>0.632914</text:p>
          </table:table-cell>
          <table:table-cell office:value-type="float" office:value="0.686629" calcext:value-type="float">
            <text:p>0.686629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8114" calcext:value-type="float">
            <text:p>0.868114</text:p>
          </table:table-cell>
          <table:table-cell office:value-type="float" office:value="0.893714" calcext:value-type="float">
            <text:p>0.893714</text:p>
          </table:table-cell>
          <table:table-cell office:value-type="float" office:value="0.918857" calcext:value-type="float">
            <text:p>0.918857</text:p>
          </table:table-cell>
          <table:table-cell office:value-type="float" office:value="0.951086" calcext:value-type="float">
            <text:p>0.9510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1337" calcext:value-type="float">
            <text:p>0.75133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76" calcext:value-type="float">
            <text:p>0.3776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710857" calcext:value-type="float">
            <text:p>0.710857</text:p>
          </table:table-cell>
          <table:table-cell office:value-type="float" office:value="0.787657" calcext:value-type="float">
            <text:p>0.787657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872686" calcext:value-type="float">
            <text:p>0.872686</text:p>
          </table:table-cell>
          <table:table-cell office:value-type="float" office:value="0.893943" calcext:value-type="float">
            <text:p>0.89394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51771" calcext:value-type="float">
            <text:p>0.9517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6389" calcext:value-type="float">
            <text:p>0.75638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9486" calcext:value-type="float">
            <text:p>0.389486</text:p>
          </table:table-cell>
          <table:table-cell office:value-type="float" office:value="0.559543" calcext:value-type="float">
            <text:p>0.559543</text:p>
          </table:table-cell>
          <table:table-cell office:value-type="float" office:value="0.631086" calcext:value-type="float">
            <text:p>0.631086</text:p>
          </table:table-cell>
          <table:table-cell office:value-type="float" office:value="0.688457" calcext:value-type="float">
            <text:p>0.688457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88914" calcext:value-type="float">
            <text:p>0.888914</text:p>
          </table:table-cell>
          <table:table-cell office:value-type="float" office:value="0.911314" calcext:value-type="float">
            <text:p>0.911314</text:p>
          </table:table-cell>
          <table:table-cell office:value-type="float" office:value="0.948343" calcext:value-type="float">
            <text:p>0.948343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9257" calcext:value-type="float">
            <text:p>0.74925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8057" calcext:value-type="float">
            <text:p>0.378057</text:p>
          </table:table-cell>
          <table:table-cell office:value-type="float" office:value="0.5472" calcext:value-type="float">
            <text:p>0.5472</text:p>
          </table:table-cell>
          <table:table-cell office:value-type="float" office:value="0.625143" calcext:value-type="float">
            <text:p>0.625143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764114" calcext:value-type="float">
            <text:p>0.764114</text:p>
          </table:table-cell>
          <table:table-cell office:value-type="float" office:value="0.828343" calcext:value-type="float">
            <text:p>0.828343</text:p>
          </table:table-cell>
          <table:table-cell office:value-type="float" office:value="0.866971" calcext:value-type="float">
            <text:p>0.866971</text:p>
          </table:table-cell>
          <table:table-cell office:value-type="float" office:value="0.892114" calcext:value-type="float">
            <text:p>0.892114</text:p>
          </table:table-cell>
          <table:table-cell office:value-type="float" office:value="0.912686" calcext:value-type="float">
            <text:p>0.912686</text:p>
          </table:table-cell>
          <table:table-cell office:value-type="float" office:value="0.946514" calcext:value-type="float">
            <text:p>0.946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4571" calcext:value-type="float">
            <text:p>0.74457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86286" calcext:value-type="float">
            <text:p>0.386286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634286" calcext:value-type="float">
            <text:p>0.634286</text:p>
          </table:table-cell>
          <table:table-cell office:value-type="float" office:value="0.696" calcext:value-type="float">
            <text:p>0.696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88457" calcext:value-type="float">
            <text:p>0.88845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49714" calcext:value-type="float">
            <text:p>0.949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9737" calcext:value-type="float">
            <text:p>0.74973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4857" calcext:value-type="float">
            <text:p>0.414857</text:p>
          </table:table-cell>
          <table:table-cell office:value-type="float" office:value="0.543543" calcext:value-type="float">
            <text:p>0.543543</text:p>
          </table:table-cell>
          <table:table-cell office:value-type="float" office:value="0.625143" calcext:value-type="float">
            <text:p>0.625143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892343" calcext:value-type="float">
            <text:p>0.892343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947886" calcext:value-type="float">
            <text:p>0.94788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0217" calcext:value-type="float">
            <text:p>0.75021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2057" calcext:value-type="float">
            <text:p>0.402057</text:p>
          </table:table-cell>
          <table:table-cell office:value-type="float" office:value="0.558171" calcext:value-type="float">
            <text:p>0.558171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88" calcext:value-type="float">
            <text:p>0.688</text:p>
          </table:table-cell>
          <table:table-cell office:value-type="float" office:value="0.751543" calcext:value-type="float">
            <text:p>0.751543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58286" calcext:value-type="float">
            <text:p>0.85828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4023" calcext:value-type="float">
            <text:p>0.74402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8229" calcext:value-type="float">
            <text:p>0.408229</text:p>
          </table:table-cell>
          <table:table-cell office:value-type="float" office:value="0.583771" calcext:value-type="float">
            <text:p>0.583771</text:p>
          </table:table-cell>
          <table:table-cell office:value-type="float" office:value="0.644343" calcext:value-type="float">
            <text:p>0.644343</text:p>
          </table:table-cell>
          <table:table-cell office:value-type="float" office:value="0.684571" calcext:value-type="float">
            <text:p>0.684571</text:p>
          </table:table-cell>
          <table:table-cell office:value-type="float" office:value="0.743314" calcext:value-type="float">
            <text:p>0.743314</text:p>
          </table:table-cell>
          <table:table-cell office:value-type="float" office:value="0.818286" calcext:value-type="float">
            <text:p>0.81828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90514" calcext:value-type="float">
            <text:p>0.890514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47429" calcext:value-type="float">
            <text:p>0.9474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9874" calcext:value-type="float">
            <text:p>0.74987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6229" calcext:value-type="float">
            <text:p>0.456229</text:p>
          </table:table-cell>
          <table:table-cell office:value-type="float" office:value="0.603886" calcext:value-type="float">
            <text:p>0.603886</text:p>
          </table:table-cell>
          <table:table-cell office:value-type="float" office:value="0.674971" calcext:value-type="float">
            <text:p>0.674971</text:p>
          </table:table-cell>
          <table:table-cell office:value-type="float" office:value="0.729143" calcext:value-type="float">
            <text:p>0.729143</text:p>
          </table:table-cell>
          <table:table-cell office:value-type="float" office:value="0.789029" calcext:value-type="float">
            <text:p>0.789029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65829" calcext:value-type="float">
            <text:p>0.865829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" calcext:value-type="float">
            <text:p>0.96</text:p>
          </table:table-cell>
          <table:table-cell office:value-type="float" office:value="0.769897" calcext:value-type="float">
            <text:p>0.76989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2914" calcext:value-type="float">
            <text:p>0.432914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702171" calcext:value-type="float">
            <text:p>0.702171</text:p>
          </table:table-cell>
          <table:table-cell office:value-type="float" office:value="0.765486" calcext:value-type="float">
            <text:p>0.765486</text:p>
          </table:table-cell>
          <table:table-cell office:value-type="float" office:value="0.821714" calcext:value-type="float">
            <text:p>0.821714</text:p>
          </table:table-cell>
          <table:table-cell office:value-type="float" office:value="0.865143" calcext:value-type="float">
            <text:p>0.865143</text:p>
          </table:table-cell>
          <table:table-cell office:value-type="float" office:value="0.888914" calcext:value-type="float">
            <text:p>0.888914</text:p>
          </table:table-cell>
          <table:table-cell office:value-type="float" office:value="0.910171" calcext:value-type="float">
            <text:p>0.910171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0.96" calcext:value-type="float">
            <text:p>0.96</text:p>
          </table:table-cell>
          <table:table-cell office:value-type="float" office:value="0.754651" calcext:value-type="float">
            <text:p>0.75465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04" calcext:value-type="float">
            <text:p>0.304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670629" calcext:value-type="float">
            <text:p>0.670629</text:p>
          </table:table-cell>
          <table:table-cell office:value-type="float" office:value="0.720229" calcext:value-type="float">
            <text:p>0.720229</text:p>
          </table:table-cell>
          <table:table-cell office:value-type="float" office:value="0.766171" calcext:value-type="float">
            <text:p>0.766171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888914" calcext:value-type="float">
            <text:p>0.888914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6" calcext:value-type="float">
            <text:p>0.96</text:p>
          </table:table-cell>
          <table:table-cell office:value-type="float" office:value="0.763749" calcext:value-type="float">
            <text:p>0.76374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28" calcext:value-type="float">
            <text:p>0.328</text:p>
          </table:table-cell>
          <table:table-cell office:value-type="float" office:value="0.444571" calcext:value-type="float">
            <text:p>0.444571</text:p>
          </table:table-cell>
          <table:table-cell office:value-type="float" office:value="0.598171" calcext:value-type="float">
            <text:p>0.598171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768914" calcext:value-type="float">
            <text:p>0.76891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894629" calcext:value-type="float">
            <text:p>0.894629</text:p>
          </table:table-cell>
          <table:table-cell office:value-type="float" office:value="0.915886" calcext:value-type="float">
            <text:p>0.915886</text:p>
          </table:table-cell>
          <table:table-cell office:value-type="float" office:value="0.942629" calcext:value-type="float">
            <text:p>0.942629</text:p>
          </table:table-cell>
          <table:table-cell office:value-type="float" office:value="0.96" calcext:value-type="float">
            <text:p>0.96</text:p>
          </table:table-cell>
          <table:table-cell office:value-type="float" office:value="0.7632" calcext:value-type="float">
            <text:p>0.763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6971" calcext:value-type="float">
            <text:p>0.426971</text:p>
          </table:table-cell>
          <table:table-cell office:value-type="float" office:value="0.582857" calcext:value-type="float">
            <text:p>0.582857</text:p>
          </table:table-cell>
          <table:table-cell office:value-type="float" office:value="0.657371" calcext:value-type="float">
            <text:p>0.657371</text:p>
          </table:table-cell>
          <table:table-cell office:value-type="float" office:value="0.713829" calcext:value-type="float">
            <text:p>0.713829</text:p>
          </table:table-cell>
          <table:table-cell office:value-type="float" office:value="0.765029" calcext:value-type="float">
            <text:p>0.765029</text:p>
          </table:table-cell>
          <table:table-cell office:value-type="float" office:value="0.817829" calcext:value-type="float">
            <text:p>0.817829</text:p>
          </table:table-cell>
          <table:table-cell office:value-type="float" office:value="0.860571" calcext:value-type="float">
            <text:p>0.860571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6023" calcext:value-type="float">
            <text:p>0.75602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8" calcext:value-type="float">
            <text:p>0.28</text:p>
          </table:table-cell>
          <table:table-cell office:value-type="float" office:value="0.401143" calcext:value-type="float">
            <text:p>0.401143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654629" calcext:value-type="float">
            <text:p>0.654629</text:p>
          </table:table-cell>
          <table:table-cell office:value-type="float" office:value="0.721829" calcext:value-type="float">
            <text:p>0.72182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826286" calcext:value-type="float">
            <text:p>0.826286</text:p>
          </table:table-cell>
          <table:table-cell office:value-type="float" office:value="0.864229" calcext:value-type="float">
            <text:p>0.864229</text:p>
          </table:table-cell>
          <table:table-cell office:value-type="float" office:value="0.888229" calcext:value-type="float">
            <text:p>0.888229</text:p>
          </table:table-cell>
          <table:table-cell office:value-type="float" office:value="0.911086" calcext:value-type="float">
            <text:p>0.911086</text:p>
          </table:table-cell>
          <table:table-cell office:value-type="float" office:value="0.941714" calcext:value-type="float">
            <text:p>0.9417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6343" calcext:value-type="float">
            <text:p>0.75634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8686" calcext:value-type="float">
            <text:p>0.408686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0.645943" calcext:value-type="float">
            <text:p>0.645943</text:p>
          </table:table-cell>
          <table:table-cell office:value-type="float" office:value="0.696914" calcext:value-type="float">
            <text:p>0.696914</text:p>
          </table:table-cell>
          <table:table-cell office:value-type="float" office:value="0.754971" calcext:value-type="float">
            <text:p>0.754971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80457" calcext:value-type="float">
            <text:p>0.880457</text:p>
          </table:table-cell>
          <table:table-cell office:value-type="float" office:value="0.905143" calcext:value-type="float">
            <text:p>0.905143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6" calcext:value-type="float">
            <text:p>0.96</text:p>
          </table:table-cell>
          <table:table-cell office:value-type="float" office:value="0.745509" calcext:value-type="float">
            <text:p>0.74550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8" calcext:value-type="float">
            <text:p>0.28</text:p>
          </table:table-cell>
          <table:table-cell office:value-type="float" office:value="0.420343" calcext:value-type="float">
            <text:p>0.420343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686171" calcext:value-type="float">
            <text:p>0.686171</text:p>
          </table:table-cell>
          <table:table-cell office:value-type="float" office:value="0.748343" calcext:value-type="float">
            <text:p>0.748343</text:p>
          </table:table-cell>
          <table:table-cell office:value-type="float" office:value="0.806857" calcext:value-type="float">
            <text:p>0.806857</text:p>
          </table:table-cell>
          <table:table-cell office:value-type="float" office:value="0.850286" calcext:value-type="float">
            <text:p>0.850286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906971" calcext:value-type="float">
            <text:p>0.906971</text:p>
          </table:table-cell>
          <table:table-cell office:value-type="float" office:value="0.938743" calcext:value-type="float">
            <text:p>0.938743</text:p>
          </table:table-cell>
          <table:table-cell office:value-type="float" office:value="0.96" calcext:value-type="float">
            <text:p>0.96</text:p>
          </table:table-cell>
          <table:table-cell office:value-type="float" office:value="0.745097" calcext:value-type="float">
            <text:p>0.74509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08" calcext:value-type="float">
            <text:p>0.3808</text:p>
          </table:table-cell>
          <table:table-cell office:value-type="float" office:value="0.539657" calcext:value-type="float">
            <text:p>0.539657</text:p>
          </table:table-cell>
          <table:table-cell office:value-type="float" office:value="0.608914" calcext:value-type="float">
            <text:p>0.608914</text:p>
          </table:table-cell>
          <table:table-cell office:value-type="float" office:value="0.658057" calcext:value-type="float">
            <text:p>0.658057</text:p>
          </table:table-cell>
          <table:table-cell office:value-type="float" office:value="0.722057" calcext:value-type="float">
            <text:p>0.722057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814857" calcext:value-type="float">
            <text:p>0.814857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0.96" calcext:value-type="float">
            <text:p>0.96</text:p>
          </table:table-cell>
          <table:table-cell office:value-type="float" office:value="0.718743" calcext:value-type="float">
            <text:p>0.71874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6343" calcext:value-type="float">
            <text:p>0.39634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17829" calcext:value-type="float">
            <text:p>0.617829</text:p>
          </table:table-cell>
          <table:table-cell office:value-type="float" office:value="0.663771" calcext:value-type="float">
            <text:p>0.663771</text:p>
          </table:table-cell>
          <table:table-cell office:value-type="float" office:value="0.725486" calcext:value-type="float">
            <text:p>0.725486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821257" calcext:value-type="float">
            <text:p>0.821257</text:p>
          </table:table-cell>
          <table:table-cell office:value-type="float" office:value="0.864686" calcext:value-type="float">
            <text:p>0.864686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34629" calcext:value-type="float">
            <text:p>0.934629</text:p>
          </table:table-cell>
          <table:table-cell office:value-type="float" office:value="0.96" calcext:value-type="float">
            <text:p>0.96</text:p>
          </table:table-cell>
          <table:table-cell office:value-type="float" office:value="0.724731" calcext:value-type="float">
            <text:p>0.72473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8" calcext:value-type="float">
            <text:p>0.28</text:p>
          </table:table-cell>
          <table:table-cell office:value-type="float" office:value="0.405486" calcext:value-type="float">
            <text:p>0.405486</text:p>
          </table:table-cell>
          <table:table-cell office:value-type="float" office:value="0.545371" calcext:value-type="float">
            <text:p>0.545371</text:p>
          </table:table-cell>
          <table:table-cell office:value-type="float" office:value="0.615543" calcext:value-type="float">
            <text:p>0.615543</text:p>
          </table:table-cell>
          <table:table-cell office:value-type="float" office:value="0.6736" calcext:value-type="float">
            <text:p>0.6736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779429" calcext:value-type="float">
            <text:p>0.779429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70857" calcext:value-type="float">
            <text:p>0.870857</text:p>
          </table:table-cell>
          <table:table-cell office:value-type="float" office:value="0.900343" calcext:value-type="float">
            <text:p>0.900343</text:p>
          </table:table-cell>
          <table:table-cell office:value-type="float" office:value="0.936457" calcext:value-type="float">
            <text:p>0.936457</text:p>
          </table:table-cell>
          <table:table-cell office:value-type="float" office:value="0.96" calcext:value-type="float">
            <text:p>0.96</text:p>
          </table:table-cell>
          <table:table-cell office:value-type="float" office:value="0.7288" calcext:value-type="float">
            <text:p>0.728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0457" calcext:value-type="float">
            <text:p>0.400457</text:p>
          </table:table-cell>
          <table:table-cell office:value-type="float" office:value="0.551543" calcext:value-type="float">
            <text:p>0.551543</text:p>
          </table:table-cell>
          <table:table-cell office:value-type="float" office:value="0.625143" calcext:value-type="float">
            <text:p>0.625143</text:p>
          </table:table-cell>
          <table:table-cell office:value-type="float" office:value="0.684114" calcext:value-type="float">
            <text:p>0.684114</text:p>
          </table:table-cell>
          <table:table-cell office:value-type="float" office:value="0.750857" calcext:value-type="float">
            <text:p>0.750857</text:p>
          </table:table-cell>
          <table:table-cell office:value-type="float" office:value="0.802971" calcext:value-type="float">
            <text:p>0.802971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6" calcext:value-type="float">
            <text:p>0.96</text:p>
          </table:table-cell>
          <table:table-cell office:value-type="float" office:value="0.739017" calcext:value-type="float">
            <text:p>0.73901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0571" calcext:value-type="float">
            <text:p>0.420571</text:p>
          </table:table-cell>
          <table:table-cell office:value-type="float" office:value="0.564114" calcext:value-type="float">
            <text:p>0.564114</text:p>
          </table:table-cell>
          <table:table-cell office:value-type="float" office:value="0.627429" calcext:value-type="float">
            <text:p>0.627429</text:p>
          </table:table-cell>
          <table:table-cell office:value-type="float" office:value="0.688457" calcext:value-type="float">
            <text:p>0.688457</text:p>
          </table:table-cell>
          <table:table-cell office:value-type="float" office:value="0.765029" calcext:value-type="float">
            <text:p>0.765029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82057" calcext:value-type="float">
            <text:p>0.882057</text:p>
          </table:table-cell>
          <table:table-cell office:value-type="float" office:value="0.912914" calcext:value-type="float">
            <text:p>0.912914</text:p>
          </table:table-cell>
          <table:table-cell office:value-type="float" office:value="0.941257" calcext:value-type="float">
            <text:p>0.9412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6331" calcext:value-type="float">
            <text:p>0.746331</text:p>
          </table:table-cell>
          <table:table-cell>
            <draw:frame draw:z-index="0" draw:style-name="gr1" draw:text-style-name="P1" svg:width="22.348cm" svg:height="12.57cm" svg:x="0.005cm" svg:y="0cm">
              <draw:object draw:notify-on-update-of-ranges="accuracy.A2:accuracy.A451 accuracy.C1:accuracy.C1 accuracy.C2:accuracy.C451 accuracy.D1:accuracy.D1 accuracy.D2:accuracy.D451 accuracy.E1:accuracy.E1 accuracy.E2:accuracy.E451 accuracy.F1:accuracy.F1 accuracy.F2:accuracy.F451 accuracy.G1:accuracy.G1 accuracy.G2:accuracy.G451 accuracy.H1:accuracy.H1 accuracy.H2:accuracy.H451 accuracy.I1:accuracy.I1 accuracy.I2:accuracy.I451 accuracy.J1:accuracy.J1 accuracy.J2:accuracy.J451 accuracy.K1:accuracy.K1 accuracy.K2:accuracy.K451 accuracy.L1:accuracy.L1 accuracy.L2:accuracy.L451 accuracy.M1:accuracy.M1 accuracy.M2:accuracy.M451 accuracy.N1:accuracy.N1 accuracy.N2:accuracy.N4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9143" calcext:value-type="float">
            <text:p>0.449143</text:p>
          </table:table-cell>
          <table:table-cell office:value-type="float" office:value="0.591314" calcext:value-type="float">
            <text:p>0.591314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704457" calcext:value-type="float">
            <text:p>0.704457</text:p>
          </table:table-cell>
          <table:table-cell office:value-type="float" office:value="0.768914" calcext:value-type="float">
            <text:p>0.768914</text:p>
          </table:table-cell>
          <table:table-cell office:value-type="float" office:value="0.813943" calcext:value-type="float">
            <text:p>0.813943</text:p>
          </table:table-cell>
          <table:table-cell office:value-type="float" office:value="0.852571" calcext:value-type="float">
            <text:p>0.852571</text:p>
          </table:table-cell>
          <table:table-cell office:value-type="float" office:value="0.885029" calcext:value-type="float">
            <text:p>0.885029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943771" calcext:value-type="float">
            <text:p>0.943771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6686" calcext:value-type="float">
            <text:p>0.756686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8743" calcext:value-type="float">
            <text:p>0.418743</text:p>
          </table:table-cell>
          <table:table-cell office:value-type="float" office:value="0.583543" calcext:value-type="float">
            <text:p>0.583543</text:p>
          </table:table-cell>
          <table:table-cell office:value-type="float" office:value="0.643657" calcext:value-type="float">
            <text:p>0.643657</text:p>
          </table:table-cell>
          <table:table-cell office:value-type="float" office:value="0.693257" calcext:value-type="float">
            <text:p>0.693257</text:p>
          </table:table-cell>
          <table:table-cell office:value-type="float" office:value="0.765943" calcext:value-type="float">
            <text:p>0.765943</text:p>
          </table:table-cell>
          <table:table-cell office:value-type="float" office:value="0.823086" calcext:value-type="float">
            <text:p>0.823086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2731" calcext:value-type="float">
            <text:p>0.75273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8" calcext:value-type="float">
            <text:p>0.28</text:p>
          </table:table-cell>
          <table:table-cell office:value-type="float" office:value="0.408457" calcext:value-type="float">
            <text:p>0.408457</text:p>
          </table:table-cell>
          <table:table-cell office:value-type="float" office:value="0.586286" calcext:value-type="float">
            <text:p>0.586286</text:p>
          </table:table-cell>
          <table:table-cell office:value-type="float" office:value="0.644114" calcext:value-type="float">
            <text:p>0.644114</text:p>
          </table:table-cell>
          <table:table-cell office:value-type="float" office:value="0.694629" calcext:value-type="float">
            <text:p>0.694629</text:p>
          </table:table-cell>
          <table:table-cell office:value-type="float" office:value="0.754743" calcext:value-type="float">
            <text:p>0.754743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89371" calcext:value-type="float">
            <text:p>0.889371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40114" calcext:value-type="float">
            <text:p>0.9401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1246" calcext:value-type="float">
            <text:p>0.75124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0343" calcext:value-type="float">
            <text:p>0.420343</text:p>
          </table:table-cell>
          <table:table-cell office:value-type="float" office:value="0.562057" calcext:value-type="float">
            <text:p>0.562057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746743" calcext:value-type="float">
            <text:p>0.746743</text:p>
          </table:table-cell>
          <table:table-cell office:value-type="float" office:value="0.813486" calcext:value-type="float">
            <text:p>0.813486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909257" calcext:value-type="float">
            <text:p>0.909257</text:p>
          </table:table-cell>
          <table:table-cell office:value-type="float" office:value="0.944457" calcext:value-type="float">
            <text:p>0.9444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6469" calcext:value-type="float">
            <text:p>0.746469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3829" calcext:value-type="float">
            <text:p>0.433829</text:p>
          </table:table-cell>
          <table:table-cell office:value-type="float" office:value="0.577143" calcext:value-type="float">
            <text:p>0.577143</text:p>
          </table:table-cell>
          <table:table-cell office:value-type="float" office:value="0.651886" calcext:value-type="float">
            <text:p>0.651886</text:p>
          </table:table-cell>
          <table:table-cell office:value-type="float" office:value="0.701257" calcext:value-type="float">
            <text:p>0.701257</text:p>
          </table:table-cell>
          <table:table-cell office:value-type="float" office:value="0.754971" calcext:value-type="float">
            <text:p>0.754971</text:p>
          </table:table-cell>
          <table:table-cell office:value-type="float" office:value="0.815314" calcext:value-type="float">
            <text:p>0.815314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93486" calcext:value-type="float">
            <text:p>0.893486</text:p>
          </table:table-cell>
          <table:table-cell office:value-type="float" office:value="0.916114" calcext:value-type="float">
            <text:p>0.916114</text:p>
          </table:table-cell>
          <table:table-cell office:value-type="float" office:value="0.944229" calcext:value-type="float">
            <text:p>0.9442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4743" calcext:value-type="float">
            <text:p>0.75474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8857" calcext:value-type="float">
            <text:p>0.398857</text:p>
          </table:table-cell>
          <table:table-cell office:value-type="float" office:value="0.508114" calcext:value-type="float">
            <text:p>0.508114</text:p>
          </table:table-cell>
          <table:table-cell office:value-type="float" office:value="0.610057" calcext:value-type="float">
            <text:p>0.610057</text:p>
          </table:table-cell>
          <table:table-cell office:value-type="float" office:value="0.676114" calcext:value-type="float">
            <text:p>0.676114</text:p>
          </table:table-cell>
          <table:table-cell office:value-type="float" office:value="0.736229" calcext:value-type="float">
            <text:p>0.736229</text:p>
          </table:table-cell>
          <table:table-cell office:value-type="float" office:value="0.795657" calcext:value-type="float">
            <text:p>0.795657</text:p>
          </table:table-cell>
          <table:table-cell office:value-type="float" office:value="0.847086" calcext:value-type="float">
            <text:p>0.847086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17029" calcext:value-type="float">
            <text:p>0.91702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32274" calcext:value-type="float">
            <text:p>0.73227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28" calcext:value-type="float">
            <text:p>0.328</text:p>
          </table:table-cell>
          <table:table-cell office:value-type="float" office:value="0.420343" calcext:value-type="float">
            <text:p>0.420343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639771" calcext:value-type="float">
            <text:p>0.639771</text:p>
          </table:table-cell>
          <table:table-cell office:value-type="float" office:value="0.684343" calcext:value-type="float">
            <text:p>0.684343</text:p>
          </table:table-cell>
          <table:table-cell office:value-type="float" office:value="0.748343" calcext:value-type="float">
            <text:p>0.748343</text:p>
          </table:table-cell>
          <table:table-cell office:value-type="float" office:value="0.802286" calcext:value-type="float">
            <text:p>0.802286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745486" calcext:value-type="float">
            <text:p>0.74548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8629" calcext:value-type="float">
            <text:p>0.438629</text:p>
          </table:table-cell>
          <table:table-cell office:value-type="float" office:value="0.568457" calcext:value-type="float">
            <text:p>0.568457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797714" calcext:value-type="float">
            <text:p>0.797714</text:p>
          </table:table-cell>
          <table:table-cell office:value-type="float" office:value="0.834514" calcext:value-type="float">
            <text:p>0.834514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6286" calcext:value-type="float">
            <text:p>0.74628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8" calcext:value-type="float">
            <text:p>0.328</text:p>
          </table:table-cell>
          <table:table-cell office:value-type="float" office:value="0.417371" calcext:value-type="float">
            <text:p>0.417371</text:p>
          </table:table-cell>
          <table:table-cell office:value-type="float" office:value="0.554514" calcext:value-type="float">
            <text:p>0.554514</text:p>
          </table:table-cell>
          <table:table-cell office:value-type="float" office:value="0.637029" calcext:value-type="float">
            <text:p>0.637029</text:p>
          </table:table-cell>
          <table:table-cell office:value-type="float" office:value="0.681829" calcext:value-type="float">
            <text:p>0.681829</text:p>
          </table:table-cell>
          <table:table-cell office:value-type="float" office:value="0.737829" calcext:value-type="float">
            <text:p>0.737829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0.838629" calcext:value-type="float">
            <text:p>0.83862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4057" calcext:value-type="float">
            <text:p>0.914057</text:p>
          </table:table-cell>
          <table:table-cell office:value-type="float" office:value="0.944457" calcext:value-type="float">
            <text:p>0.944457</text:p>
          </table:table-cell>
          <table:table-cell office:value-type="float" office:value="0.96" calcext:value-type="float">
            <text:p>0.96</text:p>
          </table:table-cell>
          <table:table-cell office:value-type="float" office:value="0.740457" calcext:value-type="float">
            <text:p>0.74045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6286" calcext:value-type="float">
            <text:p>0.426286</text:p>
          </table:table-cell>
          <table:table-cell office:value-type="float" office:value="0.584914" calcext:value-type="float">
            <text:p>0.584914</text:p>
          </table:table-cell>
          <table:table-cell office:value-type="float" office:value="0.655771" calcext:value-type="float">
            <text:p>0.655771</text:p>
          </table:table-cell>
          <table:table-cell office:value-type="float" office:value="0.703543" calcext:value-type="float">
            <text:p>0.703543</text:p>
          </table:table-cell>
          <table:table-cell office:value-type="float" office:value="0.765486" calcext:value-type="float">
            <text:p>0.765486</text:p>
          </table:table-cell>
          <table:table-cell office:value-type="float" office:value="0.814171" calcext:value-type="float">
            <text:p>0.814171</text:p>
          </table:table-cell>
          <table:table-cell office:value-type="float" office:value="0.864457" calcext:value-type="float">
            <text:p>0.864457</text:p>
          </table:table-cell>
          <table:table-cell office:value-type="float" office:value="0.894171" calcext:value-type="float">
            <text:p>0.89417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44457" calcext:value-type="float">
            <text:p>0.944457</text:p>
          </table:table-cell>
          <table:table-cell office:value-type="float" office:value="0.96" calcext:value-type="float">
            <text:p>0.96</text:p>
          </table:table-cell>
          <table:table-cell office:value-type="float" office:value="0.757006" calcext:value-type="float">
            <text:p>0.75700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36" calcext:value-type="float">
            <text:p>0.336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586057" calcext:value-type="float">
            <text:p>0.586057</text:p>
          </table:table-cell>
          <table:table-cell office:value-type="float" office:value="0.655086" calcext:value-type="float">
            <text:p>0.655086</text:p>
          </table:table-cell>
          <table:table-cell office:value-type="float" office:value="0.693486" calcext:value-type="float">
            <text:p>0.693486</text:p>
          </table:table-cell>
          <table:table-cell office:value-type="float" office:value="0.751086" calcext:value-type="float">
            <text:p>0.751086</text:p>
          </table:table-cell>
          <table:table-cell office:value-type="float" office:value="0.805486" calcext:value-type="float">
            <text:p>0.805486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92571" calcext:value-type="float">
            <text:p>0.892571</text:p>
          </table:table-cell>
          <table:table-cell office:value-type="float" office:value="0.915429" calcext:value-type="float">
            <text:p>0.915429</text:p>
          </table:table-cell>
          <table:table-cell office:value-type="float" office:value="0.946514" calcext:value-type="float">
            <text:p>0.946514</text:p>
          </table:table-cell>
          <table:table-cell office:value-type="float" office:value="0.96" calcext:value-type="float">
            <text:p>0.96</text:p>
          </table:table-cell>
          <table:table-cell office:value-type="float" office:value="0.755429" calcext:value-type="float">
            <text:p>0.755429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2171" calcext:value-type="float">
            <text:p>0.422171</text:p>
          </table:table-cell>
          <table:table-cell office:value-type="float" office:value="0.577143" calcext:value-type="float">
            <text:p>0.577143</text:p>
          </table:table-cell>
          <table:table-cell office:value-type="float" office:value="0.660114" calcext:value-type="float">
            <text:p>0.660114</text:p>
          </table:table-cell>
          <table:table-cell office:value-type="float" office:value="0.703543" calcext:value-type="float">
            <text:p>0.703543</text:p>
          </table:table-cell>
          <table:table-cell office:value-type="float" office:value="0.751543" calcext:value-type="float">
            <text:p>0.751543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96229" calcext:value-type="float">
            <text:p>0.896229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46057" calcext:value-type="float">
            <text:p>0.9460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4606" calcext:value-type="float">
            <text:p>0.75460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7086" calcext:value-type="float">
            <text:p>0.447086</text:p>
          </table:table-cell>
          <table:table-cell office:value-type="float" office:value="0.607543" calcext:value-type="float">
            <text:p>0.607543</text:p>
          </table:table-cell>
          <table:table-cell office:value-type="float" office:value="0.675429" calcext:value-type="float">
            <text:p>0.675429</text:p>
          </table:table-cell>
          <table:table-cell office:value-type="float" office:value="0.730971" calcext:value-type="float">
            <text:p>0.730971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71086" calcext:value-type="float">
            <text:p>0.871086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8" calcext:value-type="float">
            <text:p>0.968</text:p>
          </table:table-cell>
          <table:table-cell office:value-type="float" office:value="0.770834" calcext:value-type="float">
            <text:p>0.77083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72" calcext:value-type="float">
            <text:p>0.272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620114" calcext:value-type="float">
            <text:p>0.620114</text:p>
          </table:table-cell>
          <table:table-cell office:value-type="float" office:value="0.694629" calcext:value-type="float">
            <text:p>0.694629</text:p>
          </table:table-cell>
          <table:table-cell office:value-type="float" office:value="0.748571" calcext:value-type="float">
            <text:p>0.748571</text:p>
          </table:table-cell>
          <table:table-cell office:value-type="float" office:value="0.799086" calcext:value-type="float">
            <text:p>0.799086</text:p>
          </table:table-cell>
          <table:table-cell office:value-type="float" office:value="0.846857" calcext:value-type="float">
            <text:p>0.846857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904457" calcext:value-type="float">
            <text:p>0.904457</text:p>
          </table:table-cell>
          <table:table-cell office:value-type="float" office:value="0.922971" calcext:value-type="float">
            <text:p>0.922971</text:p>
          </table:table-cell>
          <table:table-cell office:value-type="float" office:value="0.946514" calcext:value-type="float">
            <text:p>0.946514</text:p>
          </table:table-cell>
          <table:table-cell office:value-type="float" office:value="0.968" calcext:value-type="float">
            <text:p>0.968</text:p>
          </table:table-cell>
          <table:table-cell office:value-type="float" office:value="0.780389" calcext:value-type="float">
            <text:p>0.78038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272" calcext:value-type="float">
            <text:p>0.272</text:p>
          </table:table-cell>
          <table:table-cell office:value-type="float" office:value="0.458514" calcext:value-type="float">
            <text:p>0.458514</text:p>
          </table:table-cell>
          <table:table-cell office:value-type="float" office:value="0.632686" calcext:value-type="float">
            <text:p>0.632686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757257" calcext:value-type="float">
            <text:p>0.757257</text:p>
          </table:table-cell>
          <table:table-cell office:value-type="float" office:value="0.810971" calcext:value-type="float">
            <text:p>0.81097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1143" calcext:value-type="float">
            <text:p>0.921143</text:p>
          </table:table-cell>
          <table:table-cell office:value-type="float" office:value="0.945143" calcext:value-type="float">
            <text:p>0.945143</text:p>
          </table:table-cell>
          <table:table-cell office:value-type="float" office:value="0.96" calcext:value-type="float">
            <text:p>0.96</text:p>
          </table:table-cell>
          <table:table-cell office:value-type="float" office:value="0.78704" calcext:value-type="float">
            <text:p>0.7870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629714" calcext:value-type="float">
            <text:p>0.629714</text:p>
          </table:table-cell>
          <table:table-cell office:value-type="float" office:value="0.695314" calcext:value-type="float">
            <text:p>0.695314</text:p>
          </table:table-cell>
          <table:table-cell office:value-type="float" office:value="0.755429" calcext:value-type="float">
            <text:p>0.755429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844343" calcext:value-type="float">
            <text:p>0.844343</text:p>
          </table:table-cell>
          <table:table-cell office:value-type="float" office:value="0.8736" calcext:value-type="float">
            <text:p>0.8736</text:p>
          </table:table-cell>
          <table:table-cell office:value-type="float" office:value="0.896686" calcext:value-type="float">
            <text:p>0.89668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37829" calcext:value-type="float">
            <text:p>0.937829</text:p>
          </table:table-cell>
          <table:table-cell office:value-type="float" office:value="0.96" calcext:value-type="float">
            <text:p>0.96</text:p>
          </table:table-cell>
          <table:table-cell office:value-type="float" office:value="0.780343" calcext:value-type="float">
            <text:p>0.78034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8514" calcext:value-type="float">
            <text:p>0.418514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75429" calcext:value-type="float">
            <text:p>0.675429</text:p>
          </table:table-cell>
          <table:table-cell office:value-type="float" office:value="0.749257" calcext:value-type="float">
            <text:p>0.749257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51886" calcext:value-type="float">
            <text:p>0.851886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0.898286" calcext:value-type="float">
            <text:p>0.898286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38057" calcext:value-type="float">
            <text:p>0.938057</text:p>
          </table:table-cell>
          <table:table-cell office:value-type="float" office:value="0.96" calcext:value-type="float">
            <text:p>0.96</text:p>
          </table:table-cell>
          <table:table-cell office:value-type="float" office:value="0.772503" calcext:value-type="float">
            <text:p>0.77250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4" calcext:value-type="float">
            <text:p>0.344</text:p>
          </table:table-cell>
          <table:table-cell office:value-type="float" office:value="0.473829" calcext:value-type="float">
            <text:p>0.473829</text:p>
          </table:table-cell>
          <table:table-cell office:value-type="float" office:value="0.630857" calcext:value-type="float">
            <text:p>0.630857</text:p>
          </table:table-cell>
          <table:table-cell office:value-type="float" office:value="0.692571" calcext:value-type="float">
            <text:p>0.692571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823543" calcext:value-type="float">
            <text:p>0.823543</text:p>
          </table:table-cell>
          <table:table-cell office:value-type="float" office:value="0.866057" calcext:value-type="float">
            <text:p>0.866057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8629" calcext:value-type="float">
            <text:p>0.918629</text:p>
          </table:table-cell>
          <table:table-cell office:value-type="float" office:value="0.940343" calcext:value-type="float">
            <text:p>0.940343</text:p>
          </table:table-cell>
          <table:table-cell office:value-type="float" office:value="0.96" calcext:value-type="float">
            <text:p>0.96</text:p>
          </table:table-cell>
          <table:table-cell office:value-type="float" office:value="0.789417" calcext:value-type="float">
            <text:p>0.78941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288" calcext:value-type="float">
            <text:p>0.288</text:p>
          </table:table-cell>
          <table:table-cell office:value-type="float" office:value="0.517257" calcext:value-type="float">
            <text:p>0.517257</text:p>
          </table:table-cell>
          <table:table-cell office:value-type="float" office:value="0.653714" calcext:value-type="float">
            <text:p>0.653714</text:p>
          </table:table-cell>
          <table:table-cell office:value-type="float" office:value="0.710857" calcext:value-type="float">
            <text:p>0.710857</text:p>
          </table:table-cell>
          <table:table-cell office:value-type="float" office:value="0.762057" calcext:value-type="float">
            <text:p>0.762057</text:p>
          </table:table-cell>
          <table:table-cell office:value-type="float" office:value="0.811886" calcext:value-type="float">
            <text:p>0.811886</text:p>
          </table:table-cell>
          <table:table-cell office:value-type="float" office:value="0.858514" calcext:value-type="float">
            <text:p>0.858514</text:p>
          </table:table-cell>
          <table:table-cell office:value-type="float" office:value="0.885943" calcext:value-type="float">
            <text:p>0.885943</text:p>
          </table:table-cell>
          <table:table-cell office:value-type="float" office:value="0.903543" calcext:value-type="float">
            <text:p>0.903543</text:p>
          </table:table-cell>
          <table:table-cell office:value-type="float" office:value="0.919086" calcext:value-type="float">
            <text:p>0.919086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6" calcext:value-type="float">
            <text:p>0.96</text:p>
          </table:table-cell>
          <table:table-cell office:value-type="float" office:value="0.796526" calcext:value-type="float">
            <text:p>0.79652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544914" calcext:value-type="float">
            <text:p>0.544914</text:p>
          </table:table-cell>
          <table:table-cell office:value-type="float" office:value="0.662629" calcext:value-type="float">
            <text:p>0.662629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777829" calcext:value-type="float">
            <text:p>0.777829</text:p>
          </table:table-cell>
          <table:table-cell office:value-type="float" office:value="0.823543" calcext:value-type="float">
            <text:p>0.823543</text:p>
          </table:table-cell>
          <table:table-cell office:value-type="float" office:value="0.859429" calcext:value-type="float">
            <text:p>0.859429</text:p>
          </table:table-cell>
          <table:table-cell office:value-type="float" office:value="0.883886" calcext:value-type="float">
            <text:p>0.88388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17029" calcext:value-type="float">
            <text:p>0.917029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6" calcext:value-type="float">
            <text:p>0.96</text:p>
          </table:table-cell>
          <table:table-cell office:value-type="float" office:value="0.803703" calcext:value-type="float">
            <text:p>0.80370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28" calcext:value-type="float">
            <text:p>0.28</text:p>
          </table:table-cell>
          <table:table-cell office:value-type="float" office:value="0.513143" calcext:value-type="float">
            <text:p>0.513143</text:p>
          </table:table-cell>
          <table:table-cell office:value-type="float" office:value="0.656457" calcext:value-type="float">
            <text:p>0.656457</text:p>
          </table:table-cell>
          <table:table-cell office:value-type="float" office:value="0.714743" calcext:value-type="float">
            <text:p>0.714743</text:p>
          </table:table-cell>
          <table:table-cell office:value-type="float" office:value="0.768914" calcext:value-type="float">
            <text:p>0.768914</text:p>
          </table:table-cell>
          <table:table-cell office:value-type="float" office:value="0.819429" calcext:value-type="float">
            <text:p>0.819429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79314" calcext:value-type="float">
            <text:p>0.879314</text:p>
          </table:table-cell>
          <table:table-cell office:value-type="float" office:value="0.895086" calcext:value-type="float">
            <text:p>0.895086</text:p>
          </table:table-cell>
          <table:table-cell office:value-type="float" office:value="0.913371" calcext:value-type="float">
            <text:p>0.913371</text:p>
          </table:table-cell>
          <table:table-cell office:value-type="float" office:value="0.940571" calcext:value-type="float">
            <text:p>0.940571</text:p>
          </table:table-cell>
          <table:table-cell office:value-type="float" office:value="0.96" calcext:value-type="float">
            <text:p>0.96</text:p>
          </table:table-cell>
          <table:table-cell office:value-type="float" office:value="0.795543" calcext:value-type="float">
            <text:p>0.79554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522743" calcext:value-type="float">
            <text:p>0.522743</text:p>
          </table:table-cell>
          <table:table-cell office:value-type="float" office:value="0.658286" calcext:value-type="float">
            <text:p>0.658286</text:p>
          </table:table-cell>
          <table:table-cell office:value-type="float" office:value="0.718857" calcext:value-type="float">
            <text:p>0.718857</text:p>
          </table:table-cell>
          <table:table-cell office:value-type="float" office:value="0.766857" calcext:value-type="float">
            <text:p>0.766857</text:p>
          </table:table-cell>
          <table:table-cell office:value-type="float" office:value="0.813257" calcext:value-type="float">
            <text:p>0.813257</text:p>
          </table:table-cell>
          <table:table-cell office:value-type="float" office:value="0.850514" calcext:value-type="float">
            <text:p>0.850514</text:p>
          </table:table-cell>
          <table:table-cell office:value-type="float" office:value="0.878171" calcext:value-type="float">
            <text:p>0.878171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20229" calcext:value-type="float">
            <text:p>0.920229</text:p>
          </table:table-cell>
          <table:table-cell office:value-type="float" office:value="0.944457" calcext:value-type="float">
            <text:p>0.944457</text:p>
          </table:table-cell>
          <table:table-cell office:value-type="float" office:value="0.96" calcext:value-type="float">
            <text:p>0.96</text:p>
          </table:table-cell>
          <table:table-cell office:value-type="float" office:value="0.797097" calcext:value-type="float">
            <text:p>0.79709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9657" calcext:value-type="float">
            <text:p>0.539657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733029" calcext:value-type="float">
            <text:p>0.733029</text:p>
          </table:table-cell>
          <table:table-cell office:value-type="float" office:value="0.791314" calcext:value-type="float">
            <text:p>0.791314</text:p>
          </table:table-cell>
          <table:table-cell office:value-type="float" office:value="0.831086" calcext:value-type="float">
            <text:p>0.831086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882286" calcext:value-type="float">
            <text:p>0.882286</text:p>
          </table:table-cell>
          <table:table-cell office:value-type="float" office:value="0.902171" calcext:value-type="float">
            <text:p>0.902171</text:p>
          </table:table-cell>
          <table:table-cell office:value-type="float" office:value="0.922286" calcext:value-type="float">
            <text:p>0.922286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6" calcext:value-type="float">
            <text:p>0.96</text:p>
          </table:table-cell>
          <table:table-cell office:value-type="float" office:value="0.807497" calcext:value-type="float">
            <text:p>0.80749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48457" calcext:value-type="float">
            <text:p>0.648457</text:p>
          </table:table-cell>
          <table:table-cell office:value-type="float" office:value="0.727543" calcext:value-type="float">
            <text:p>0.727543</text:p>
          </table:table-cell>
          <table:table-cell office:value-type="float" office:value="0.788114" calcext:value-type="float">
            <text:p>0.78811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8343" calcext:value-type="float">
            <text:p>0.868343</text:p>
          </table:table-cell>
          <table:table-cell office:value-type="float" office:value="0.886629" calcext:value-type="float">
            <text:p>0.886629</text:p>
          </table:table-cell>
          <table:table-cell office:value-type="float" office:value="0.903771" calcext:value-type="float">
            <text:p>0.903771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6971" calcext:value-type="float">
            <text:p>0.946971</text:p>
          </table:table-cell>
          <table:table-cell office:value-type="float" office:value="0.96" calcext:value-type="float">
            <text:p>0.96</text:p>
          </table:table-cell>
          <table:table-cell office:value-type="float" office:value="0.802514" calcext:value-type="float">
            <text:p>0.80251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28" calcext:value-type="float">
            <text:p>0.328</text:p>
          </table:table-cell>
          <table:table-cell office:value-type="float" office:value="0.537143" calcext:value-type="float">
            <text:p>0.537143</text:p>
          </table:table-cell>
          <table:table-cell office:value-type="float" office:value="0.679314" calcext:value-type="float">
            <text:p>0.679314</text:p>
          </table:table-cell>
          <table:table-cell office:value-type="float" office:value="0.744686" calcext:value-type="float">
            <text:p>0.744686</text:p>
          </table:table-cell>
          <table:table-cell office:value-type="float" office:value="0.790857" calcext:value-type="float">
            <text:p>0.790857</text:p>
          </table:table-cell>
          <table:table-cell office:value-type="float" office:value="0.832914" calcext:value-type="float">
            <text:p>0.832914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90286" calcext:value-type="float">
            <text:p>0.890286</text:p>
          </table:table-cell>
          <table:table-cell office:value-type="float" office:value="0.910629" calcext:value-type="float">
            <text:p>0.910629</text:p>
          </table:table-cell>
          <table:table-cell office:value-type="float" office:value="0.928229" calcext:value-type="float">
            <text:p>0.928229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812846" calcext:value-type="float">
            <text:p>0.81284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4971" calcext:value-type="float">
            <text:p>0.514971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734857" calcext:value-type="float">
            <text:p>0.734857</text:p>
          </table:table-cell>
          <table:table-cell office:value-type="float" office:value="0.780114" calcext:value-type="float">
            <text:p>0.780114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885486" calcext:value-type="float">
            <text:p>0.885486</text:p>
          </table:table-cell>
          <table:table-cell office:value-type="float" office:value="0.909486" calcext:value-type="float">
            <text:p>0.909486</text:p>
          </table:table-cell>
          <table:table-cell office:value-type="float" office:value="0.927771" calcext:value-type="float">
            <text:p>0.927771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6" calcext:value-type="float">
            <text:p>0.96</text:p>
          </table:table-cell>
          <table:table-cell office:value-type="float" office:value="0.803269" calcext:value-type="float">
            <text:p>0.8032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4:13:12.058584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14:10:03.492325911</dc:date>
    <meta:editing-duration>PT2M10S</meta:editing-duration>
    <meta:editing-cycles>1</meta:editing-cycles>
    <meta:generator>LibreOffice/7.6.2.1$MacOSX_AARCH64 LibreOffice_project/56f7684011345957bbf33a7ee678afaf4d2ba333</meta:generator>
    <meta:document-statistic meta:table-count="1" meta:cell-count="63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451 accuracy.C1:accuracy.N451" chart:data-source-has-labels="both" svg:x="1.427cm" svg:y="0.251cm" svg:width="17.692cm" svg:height="11.118cm">
          <chart:coordinate-region svg:x="2.178cm" svg:y="0.452cm" svg:width="16.837cm" svg:height="9.959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45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451" chart:label-cell-address="accuracy.C1:accuracy.C1" chart:class="chart:line">
            <chart:data-point chart:repeated="450"/>
          </chart:series>
          <chart:series chart:style-name="ch9" chart:values-cell-range-address="accuracy.D2:accuracy.D451" chart:label-cell-address="accuracy.D1:accuracy.D1" chart:class="chart:line">
            <chart:data-point chart:repeated="450"/>
          </chart:series>
          <chart:series chart:style-name="ch10" chart:values-cell-range-address="accuracy.E2:accuracy.E451" chart:label-cell-address="accuracy.E1:accuracy.E1" chart:class="chart:line">
            <chart:data-point chart:repeated="450"/>
          </chart:series>
          <chart:series chart:style-name="ch11" chart:values-cell-range-address="accuracy.F2:accuracy.F451" chart:label-cell-address="accuracy.F1:accuracy.F1" chart:class="chart:line">
            <chart:data-point chart:repeated="450"/>
          </chart:series>
          <chart:series chart:style-name="ch12" chart:values-cell-range-address="accuracy.G2:accuracy.G451" chart:label-cell-address="accuracy.G1:accuracy.G1" chart:class="chart:line">
            <chart:data-point chart:repeated="450"/>
          </chart:series>
          <chart:series chart:style-name="ch13" chart:values-cell-range-address="accuracy.H2:accuracy.H451" chart:label-cell-address="accuracy.H1:accuracy.H1" chart:class="chart:line">
            <chart:data-point chart:repeated="450"/>
          </chart:series>
          <chart:series chart:style-name="ch14" chart:values-cell-range-address="accuracy.I2:accuracy.I451" chart:label-cell-address="accuracy.I1:accuracy.I1" chart:class="chart:line">
            <chart:data-point chart:repeated="450"/>
          </chart:series>
          <chart:series chart:style-name="ch15" chart:values-cell-range-address="accuracy.J2:accuracy.J451" chart:label-cell-address="accuracy.J1:accuracy.J1" chart:class="chart:line">
            <chart:data-point chart:repeated="450"/>
          </chart:series>
          <chart:series chart:style-name="ch16" chart:values-cell-range-address="accuracy.K2:accuracy.K451" chart:label-cell-address="accuracy.K1:accuracy.K1" chart:class="chart:line">
            <chart:data-point chart:repeated="450"/>
          </chart:series>
          <chart:series chart:style-name="ch17" chart:values-cell-range-address="accuracy.L2:accuracy.L451" chart:label-cell-address="accuracy.L1:accuracy.L1" chart:class="chart:line">
            <chart:data-point chart:repeated="450"/>
          </chart:series>
          <chart:series chart:style-name="ch18" chart:values-cell-range-address="accuracy.M2:accuracy.M451" chart:label-cell-address="accuracy.M1:accuracy.M1" chart:class="chart:line">
            <chart:data-point chart:repeated="450"/>
          </chart:series>
          <chart:series chart:style-name="ch19" chart:values-cell-range-address="accuracy.N2:accuracy.N451" chart:label-cell-address="accuracy.N1:accuracy.N1" chart:class="chart:line">
            <chart:data-point chart:repeated="4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451</svg:desc>
                </draw:g>
              </table:table-cell>
              <table:table-cell office:value-type="float" office:value="0.231314">
                <text:p>0.231314</text:p>
                <draw:g>
                  <svg:desc>accuracy.C2:accuracy.C451</svg:desc>
                </draw:g>
              </table:table-cell>
              <table:table-cell office:value-type="float" office:value="0.272">
                <text:p>0.272</text:p>
                <draw:g>
                  <svg:desc>accuracy.D2:accuracy.D451</svg:desc>
                </draw:g>
              </table:table-cell>
              <table:table-cell office:value-type="float" office:value="0.292114">
                <text:p>0.292114</text:p>
                <draw:g>
                  <svg:desc>accuracy.E2:accuracy.E451</svg:desc>
                </draw:g>
              </table:table-cell>
              <table:table-cell office:value-type="float" office:value="0.328">
                <text:p>0.328</text:p>
                <draw:g>
                  <svg:desc>accuracy.F2:accuracy.F451</svg:desc>
                </draw:g>
              </table:table-cell>
              <table:table-cell office:value-type="float" office:value="0.328">
                <text:p>0.328</text:p>
                <draw:g>
                  <svg:desc>accuracy.G2:accuracy.G451</svg:desc>
                </draw:g>
              </table:table-cell>
              <table:table-cell office:value-type="float" office:value="0.328">
                <text:p>0.328</text:p>
                <draw:g>
                  <svg:desc>accuracy.H2:accuracy.H451</svg:desc>
                </draw:g>
              </table:table-cell>
              <table:table-cell office:value-type="float" office:value="0.372343">
                <text:p>0.372343</text:p>
                <draw:g>
                  <svg:desc>accuracy.I2:accuracy.I451</svg:desc>
                </draw:g>
              </table:table-cell>
              <table:table-cell office:value-type="float" office:value="0.4">
                <text:p>0.4</text:p>
                <draw:g>
                  <svg:desc>accuracy.J2:accuracy.J451</svg:desc>
                </draw:g>
              </table:table-cell>
              <table:table-cell office:value-type="float" office:value="0.4">
                <text:p>0.4</text:p>
                <draw:g>
                  <svg:desc>accuracy.K2:accuracy.K451</svg:desc>
                </draw:g>
              </table:table-cell>
              <table:table-cell office:value-type="float" office:value="0.447771">
                <text:p>0.447771</text:p>
                <draw:g>
                  <svg:desc>accuracy.L2:accuracy.L451</svg:desc>
                </draw:g>
              </table:table-cell>
              <table:table-cell office:value-type="float" office:value="0.656">
                <text:p>0.656</text:p>
                <draw:g>
                  <svg:desc>accuracy.M2:accuracy.M451</svg:desc>
                </draw:g>
              </table:table-cell>
              <table:table-cell office:value-type="float" office:value="0.339954">
                <text:p>0.339954</text:p>
                <draw:g>
                  <svg:desc>accuracy.N2:accuracy.N4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3429">
                <text:p>0.243429</text:p>
              </table:table-cell>
              <table:table-cell office:value-type="float" office:value="0.272">
                <text:p>0.272</text:p>
              </table:table-cell>
              <table:table-cell office:value-type="float" office:value="0.306286">
                <text:p>0.30628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2686">
                <text:p>0.3526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4971">
                <text:p>0.474971</text:p>
              </table:table-cell>
              <table:table-cell office:value-type="float" office:value="0.656">
                <text:p>0.656</text:p>
              </table:table-cell>
              <table:table-cell office:value-type="float" office:value="0.350537">
                <text:p>0.3505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8914">
                <text:p>0.248914</text:p>
              </table:table-cell>
              <table:table-cell office:value-type="float" office:value="0.272">
                <text:p>0.272</text:p>
              </table:table-cell>
              <table:table-cell office:value-type="float" office:value="0.322743">
                <text:p>0.322743</text:p>
              </table:table-cell>
              <table:table-cell office:value-type="float" office:value="0.328">
                <text:p>0.328</text:p>
              </table:table-cell>
              <table:table-cell office:value-type="float" office:value="0.332571">
                <text:p>0.332571</text:p>
              </table:table-cell>
              <table:table-cell office:value-type="float" office:value="0.396571">
                <text:p>0.3965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21829">
                <text:p>0.521829</text:p>
              </table:table-cell>
              <table:table-cell office:value-type="float" office:value="0.656">
                <text:p>0.656</text:p>
              </table:table-cell>
              <table:table-cell office:value-type="float" office:value="0.362263">
                <text:p>0.3622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6">
                <text:p>0.256</text:p>
              </table:table-cell>
              <table:table-cell office:value-type="float" office:value="0.283657">
                <text:p>0.283657</text:p>
              </table:table-cell>
              <table:table-cell office:value-type="float" office:value="0.328">
                <text:p>0.328</text:p>
              </table:table-cell>
              <table:table-cell office:value-type="float" office:value="0.333943">
                <text:p>0.333943</text:p>
              </table:table-cell>
              <table:table-cell office:value-type="float" office:value="0.395429">
                <text:p>0.3954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24571">
                <text:p>0.524571</text:p>
              </table:table-cell>
              <table:table-cell office:value-type="float" office:value="0.656">
                <text:p>0.656</text:p>
              </table:table-cell>
              <table:table-cell office:value-type="float" office:value="0.37216">
                <text:p>0.372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1086">
                <text:p>0.271086</text:p>
              </table:table-cell>
              <table:table-cell office:value-type="float" office:value="0.310171">
                <text:p>0.310171</text:p>
              </table:table-cell>
              <table:table-cell office:value-type="float" office:value="0.328">
                <text:p>0.328</text:p>
              </table:table-cell>
              <table:table-cell office:value-type="float" office:value="0.382171">
                <text:p>0.38217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5086">
                <text:p>0.415086</text:p>
              </table:table-cell>
              <table:table-cell office:value-type="float" office:value="0.569829">
                <text:p>0.569829</text:p>
              </table:table-cell>
              <table:table-cell office:value-type="float" office:value="0.672">
                <text:p>0.672</text:p>
              </table:table-cell>
              <table:table-cell office:value-type="float" office:value="0.387634">
                <text:p>0.387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2857">
                <text:p>0.262857</text:p>
              </table:table-cell>
              <table:table-cell office:value-type="float" office:value="0.322057">
                <text:p>0.322057</text:p>
              </table:table-cell>
              <table:table-cell office:value-type="float" office:value="0.335314">
                <text:p>0.335314</text:p>
              </table:table-cell>
              <table:table-cell office:value-type="float" office:value="0.399314">
                <text:p>0.3993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1886">
                <text:p>0.451886</text:p>
              </table:table-cell>
              <table:table-cell office:value-type="float" office:value="0.597714">
                <text:p>0.597714</text:p>
              </table:table-cell>
              <table:table-cell office:value-type="float" office:value="0.672">
                <text:p>0.672</text:p>
              </table:table-cell>
              <table:table-cell office:value-type="float" office:value="0.396914">
                <text:p>0.3969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4971">
                <text:p>0.274971</text:p>
              </table:table-cell>
              <table:table-cell office:value-type="float" office:value="0.328">
                <text:p>0.328</text:p>
              </table:table-cell>
              <table:table-cell office:value-type="float" office:value="0.3808">
                <text:p>0.38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28">
                <text:p>0.4528</text:p>
              </table:table-cell>
              <table:table-cell office:value-type="float" office:value="0.610743">
                <text:p>0.610743</text:p>
              </table:table-cell>
              <table:table-cell office:value-type="float" office:value="0.672">
                <text:p>0.672</text:p>
              </table:table-cell>
              <table:table-cell office:value-type="float" office:value="0.404731">
                <text:p>0.4047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87086">
                <text:p>0.287086</text:p>
              </table:table-cell>
              <table:table-cell office:value-type="float" office:value="0.338286">
                <text:p>0.3382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82971">
                <text:p>0.482971</text:p>
              </table:table-cell>
              <table:table-cell office:value-type="float" office:value="0.638629">
                <text:p>0.638629</text:p>
              </table:table-cell>
              <table:table-cell office:value-type="float" office:value="0.672">
                <text:p>0.672</text:p>
              </table:table-cell>
              <table:table-cell office:value-type="float" office:value="0.414697">
                <text:p>0.4146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9829">
                <text:p>0.289829</text:p>
              </table:table-cell>
              <table:table-cell office:value-type="float" office:value="0.3472">
                <text:p>0.34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70171">
                <text:p>0.470171</text:p>
              </table:table-cell>
              <table:table-cell office:value-type="float" office:value="0.637486">
                <text:p>0.637486</text:p>
              </table:table-cell>
              <table:table-cell office:value-type="float" office:value="0.672">
                <text:p>0.672</text:p>
              </table:table-cell>
              <table:table-cell office:value-type="float" office:value="0.414469">
                <text:p>0.414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5714">
                <text:p>0.285714</text:p>
              </table:table-cell>
              <table:table-cell office:value-type="float" office:value="0.359543">
                <text:p>0.359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229">
                <text:p>0.400229</text:p>
              </table:table-cell>
              <table:table-cell office:value-type="float" office:value="0.500343">
                <text:p>0.500343</text:p>
              </table:table-cell>
              <table:table-cell office:value-type="float" office:value="0.637029">
                <text:p>0.637029</text:p>
              </table:table-cell>
              <table:table-cell office:value-type="float" office:value="0.672">
                <text:p>0.672</text:p>
              </table:table-cell>
              <table:table-cell office:value-type="float" office:value="0.418286">
                <text:p>0.418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9486">
                <text:p>0.269486</text:p>
              </table:table-cell>
              <table:table-cell office:value-type="float" office:value="0.342629">
                <text:p>0.3426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486">
                <text:p>0.405486</text:p>
              </table:table-cell>
              <table:table-cell office:value-type="float" office:value="0.534629">
                <text:p>0.534629</text:p>
              </table:table-cell>
              <table:table-cell office:value-type="float" office:value="0.651886">
                <text:p>0.651886</text:p>
              </table:table-cell>
              <table:table-cell office:value-type="float" office:value="0.688">
                <text:p>0.688</text:p>
              </table:table-cell>
              <table:table-cell office:value-type="float" office:value="0.420411">
                <text:p>0.4204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8">
                <text:p>0.288</text:p>
              </table:table-cell>
              <table:table-cell office:value-type="float" office:value="0.365714">
                <text:p>0.36571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3029">
                <text:p>0.453029</text:p>
              </table:table-cell>
              <table:table-cell office:value-type="float" office:value="0.590629">
                <text:p>0.590629</text:p>
              </table:table-cell>
              <table:table-cell office:value-type="float" office:value="0.6592">
                <text:p>0.6592</text:p>
              </table:table-cell>
              <table:table-cell office:value-type="float" office:value="0.704">
                <text:p>0.704</text:p>
              </table:table-cell>
              <table:table-cell office:value-type="float" office:value="0.435657">
                <text:p>0.4356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7086">
                <text:p>0.287086</text:p>
              </table:table-cell>
              <table:table-cell office:value-type="float" office:value="0.355429">
                <text:p>0.3554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96">
                <text:p>0.4096</text:p>
              </table:table-cell>
              <table:table-cell office:value-type="float" office:value="0.503086">
                <text:p>0.503086</text:p>
              </table:table-cell>
              <table:table-cell office:value-type="float" office:value="0.608686">
                <text:p>0.608686</text:p>
              </table:table-cell>
              <table:table-cell office:value-type="float" office:value="0.661486">
                <text:p>0.661486</text:p>
              </table:table-cell>
              <table:table-cell office:value-type="float" office:value="0.704">
                <text:p>0.704</text:p>
              </table:table-cell>
              <table:table-cell office:value-type="float" office:value="0.442537">
                <text:p>0.4425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7543">
                <text:p>0.287543</text:p>
              </table:table-cell>
              <table:table-cell office:value-type="float" office:value="0.374857">
                <text:p>0.37485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5714">
                <text:p>0.445714</text:p>
              </table:table-cell>
              <table:table-cell office:value-type="float" office:value="0.548343">
                <text:p>0.548343</text:p>
              </table:table-cell>
              <table:table-cell office:value-type="float" office:value="0.634057">
                <text:p>0.634057</text:p>
              </table:table-cell>
              <table:table-cell office:value-type="float" office:value="0.663543">
                <text:p>0.663543</text:p>
              </table:table-cell>
              <table:table-cell office:value-type="float" office:value="0.704">
                <text:p>0.704</text:p>
              </table:table-cell>
              <table:table-cell office:value-type="float" office:value="0.455406">
                <text:p>0.4554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9429">
                <text:p>0.299429</text:p>
              </table:table-cell>
              <table:table-cell office:value-type="float" office:value="0.380343">
                <text:p>0.3803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8457">
                <text:p>0.408457</text:p>
              </table:table-cell>
              <table:table-cell office:value-type="float" office:value="0.495314">
                <text:p>0.495314</text:p>
              </table:table-cell>
              <table:table-cell office:value-type="float" office:value="0.599086">
                <text:p>0.599086</text:p>
              </table:table-cell>
              <table:table-cell office:value-type="float" office:value="0.645029">
                <text:p>0.645029</text:p>
              </table:table-cell>
              <table:table-cell office:value-type="float" office:value="0.665829">
                <text:p>0.665829</text:p>
              </table:table-cell>
              <table:table-cell office:value-type="float" office:value="0.704">
                <text:p>0.704</text:p>
              </table:table-cell>
              <table:table-cell office:value-type="float" office:value="0.469349">
                <text:p>0.4693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2743">
                <text:p>0.282743</text:p>
              </table:table-cell>
              <table:table-cell office:value-type="float" office:value="0.344">
                <text:p>0.3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9657">
                <text:p>0.419657</text:p>
              </table:table-cell>
              <table:table-cell office:value-type="float" office:value="0.509486">
                <text:p>0.509486</text:p>
              </table:table-cell>
              <table:table-cell office:value-type="float" office:value="0.608914">
                <text:p>0.608914</text:p>
              </table:table-cell>
              <table:table-cell office:value-type="float" office:value="0.6464">
                <text:p>0.6464</text:p>
              </table:table-cell>
              <table:table-cell office:value-type="float" office:value="0.6656">
                <text:p>0.6656</text:p>
              </table:table-cell>
              <table:table-cell office:value-type="float" office:value="0.704">
                <text:p>0.704</text:p>
              </table:table-cell>
              <table:table-cell office:value-type="float" office:value="0.46768">
                <text:p>0.467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94171">
                <text:p>0.294171</text:p>
              </table:table-cell>
              <table:table-cell office:value-type="float" office:value="0.349714">
                <text:p>0.349714</text:p>
              </table:table-cell>
              <table:table-cell office:value-type="float" office:value="0.399543">
                <text:p>0.399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2857">
                <text:p>0.422857</text:p>
              </table:table-cell>
              <table:table-cell office:value-type="float" office:value="0.521143">
                <text:p>0.521143</text:p>
              </table:table-cell>
              <table:table-cell office:value-type="float" office:value="0.610057">
                <text:p>0.610057</text:p>
              </table:table-cell>
              <table:table-cell office:value-type="float" office:value="0.646629">
                <text:p>0.646629</text:p>
              </table:table-cell>
              <table:table-cell office:value-type="float" office:value="0.666057">
                <text:p>0.666057</text:p>
              </table:table-cell>
              <table:table-cell office:value-type="float" office:value="0.704">
                <text:p>0.704</text:p>
              </table:table-cell>
              <table:table-cell office:value-type="float" office:value="0.471017">
                <text:p>0.4710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6057">
                <text:p>0.306057</text:p>
              </table:table-cell>
              <table:table-cell office:value-type="float" office:value="0.362743">
                <text:p>0.3627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2743">
                <text:p>0.442743</text:p>
              </table:table-cell>
              <table:table-cell office:value-type="float" office:value="0.557029">
                <text:p>0.557029</text:p>
              </table:table-cell>
              <table:table-cell office:value-type="float" office:value="0.6288">
                <text:p>0.6288</text:p>
              </table:table-cell>
              <table:table-cell office:value-type="float" office:value="0.652571">
                <text:p>0.652571</text:p>
              </table:table-cell>
              <table:table-cell office:value-type="float" office:value="0.669029">
                <text:p>0.669029</text:p>
              </table:table-cell>
              <table:table-cell office:value-type="float" office:value="0.688">
                <text:p>0.688</text:p>
              </table:table-cell>
              <table:table-cell office:value-type="float" office:value="0.481897">
                <text:p>0.4818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4914">
                <text:p>0.304914</text:p>
              </table:table-cell>
              <table:table-cell office:value-type="float" office:value="0.375543">
                <text:p>0.37554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2343">
                <text:p>0.452343</text:p>
              </table:table-cell>
              <table:table-cell office:value-type="float" office:value="0.569371">
                <text:p>0.569371</text:p>
              </table:table-cell>
              <table:table-cell office:value-type="float" office:value="0.628343">
                <text:p>0.628343</text:p>
              </table:table-cell>
              <table:table-cell office:value-type="float" office:value="0.652571">
                <text:p>0.652571</text:p>
              </table:table-cell>
              <table:table-cell office:value-type="float" office:value="0.671314">
                <text:p>0.671314</text:p>
              </table:table-cell>
              <table:table-cell office:value-type="float" office:value="0.736">
                <text:p>0.736</text:p>
              </table:table-cell>
              <table:table-cell office:value-type="float" office:value="0.48544">
                <text:p>0.485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7429">
                <text:p>0.307429</text:p>
              </table:table-cell>
              <table:table-cell office:value-type="float" office:value="0.395429">
                <text:p>0.395429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7771">
                <text:p>0.407771</text:p>
              </table:table-cell>
              <table:table-cell office:value-type="float" office:value="0.498514">
                <text:p>0.498514</text:p>
              </table:table-cell>
              <table:table-cell office:value-type="float" office:value="0.586743">
                <text:p>0.586743</text:p>
              </table:table-cell>
              <table:table-cell office:value-type="float" office:value="0.632686">
                <text:p>0.632686</text:p>
              </table:table-cell>
              <table:table-cell office:value-type="float" office:value="0.653486">
                <text:p>0.653486</text:p>
              </table:table-cell>
              <table:table-cell office:value-type="float" office:value="0.6864">
                <text:p>0.6864</text:p>
              </table:table-cell>
              <table:table-cell office:value-type="float" office:value="0.904">
                <text:p>0.904</text:p>
              </table:table-cell>
              <table:table-cell office:value-type="float" office:value="0.496846">
                <text:p>0.4968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4">
                <text:p>0.304</text:p>
              </table:table-cell>
              <table:table-cell office:value-type="float" office:value="0.395886">
                <text:p>0.395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76">
                <text:p>0.4176</text:p>
              </table:table-cell>
              <table:table-cell office:value-type="float" office:value="0.510857">
                <text:p>0.510857</text:p>
              </table:table-cell>
              <table:table-cell office:value-type="float" office:value="0.5792">
                <text:p>0.5792</text:p>
              </table:table-cell>
              <table:table-cell office:value-type="float" office:value="0.627429">
                <text:p>0.627429</text:p>
              </table:table-cell>
              <table:table-cell office:value-type="float" office:value="0.6512">
                <text:p>0.6512</text:p>
              </table:table-cell>
              <table:table-cell office:value-type="float" office:value="0.690057">
                <text:p>0.690057</text:p>
              </table:table-cell>
              <table:table-cell office:value-type="float" office:value="0.904">
                <text:p>0.904</text:p>
              </table:table-cell>
              <table:table-cell office:value-type="float" office:value="0.497623">
                <text:p>0.4976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20914">
                <text:p>0.320914</text:p>
              </table:table-cell>
              <table:table-cell office:value-type="float" office:value="0.395886">
                <text:p>0.39588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4286">
                <text:p>0.434286</text:p>
              </table:table-cell>
              <table:table-cell office:value-type="float" office:value="0.513371">
                <text:p>0.513371</text:p>
              </table:table-cell>
              <table:table-cell office:value-type="float" office:value="0.581943">
                <text:p>0.581943</text:p>
              </table:table-cell>
              <table:table-cell office:value-type="float" office:value="0.627429">
                <text:p>0.627429</text:p>
              </table:table-cell>
              <table:table-cell office:value-type="float" office:value="0.653029">
                <text:p>0.653029</text:p>
              </table:table-cell>
              <table:table-cell office:value-type="float" office:value="0.7008">
                <text:p>0.7008</text:p>
              </table:table-cell>
              <table:table-cell office:value-type="float" office:value="0.904">
                <text:p>0.904</text:p>
              </table:table-cell>
              <table:table-cell office:value-type="float" office:value="0.502766">
                <text:p>0.5027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93257">
                <text:p>0.293257</text:p>
              </table:table-cell>
              <table:table-cell office:value-type="float" office:value="0.3824">
                <text:p>0.38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4629">
                <text:p>0.414629</text:p>
              </table:table-cell>
              <table:table-cell office:value-type="float" office:value="0.496229">
                <text:p>0.496229</text:p>
              </table:table-cell>
              <table:table-cell office:value-type="float" office:value="0.575086">
                <text:p>0.575086</text:p>
              </table:table-cell>
              <table:table-cell office:value-type="float" office:value="0.624914">
                <text:p>0.624914</text:p>
              </table:table-cell>
              <table:table-cell office:value-type="float" office:value="0.651429">
                <text:p>0.651429</text:p>
              </table:table-cell>
              <table:table-cell office:value-type="float" office:value="0.709943">
                <text:p>0.709943</text:p>
              </table:table-cell>
              <table:table-cell office:value-type="float" office:value="0.904">
                <text:p>0.904</text:p>
              </table:table-cell>
              <table:table-cell office:value-type="float" office:value="0.494789">
                <text:p>0.4947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13143">
                <text:p>0.313143</text:p>
              </table:table-cell>
              <table:table-cell office:value-type="float" office:value="0.382171">
                <text:p>0.382171</text:p>
              </table:table-cell>
              <table:table-cell office:value-type="float" office:value="0.4">
                <text:p>0.4</text:p>
              </table:table-cell>
              <table:table-cell office:value-type="float" office:value="0.410743">
                <text:p>0.410743</text:p>
              </table:table-cell>
              <table:table-cell office:value-type="float" office:value="0.474743">
                <text:p>0.474743</text:p>
              </table:table-cell>
              <table:table-cell office:value-type="float" office:value="0.544457">
                <text:p>0.544457</text:p>
              </table:table-cell>
              <table:table-cell office:value-type="float" office:value="0.601829">
                <text:p>0.601829</text:p>
              </table:table-cell>
              <table:table-cell office:value-type="float" office:value="0.638171">
                <text:p>0.638171</text:p>
              </table:table-cell>
              <table:table-cell office:value-type="float" office:value="0.658286">
                <text:p>0.658286</text:p>
              </table:table-cell>
              <table:table-cell office:value-type="float" office:value="0.728914">
                <text:p>0.728914</text:p>
              </table:table-cell>
              <table:table-cell office:value-type="float" office:value="0.904">
                <text:p>0.904</text:p>
              </table:table-cell>
              <table:table-cell office:value-type="float" office:value="0.515246">
                <text:p>0.5152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11543">
                <text:p>0.311543</text:p>
              </table:table-cell>
              <table:table-cell office:value-type="float" office:value="0.384457">
                <text:p>0.384457</text:p>
              </table:table-cell>
              <table:table-cell office:value-type="float" office:value="0.4">
                <text:p>0.4</text:p>
              </table:table-cell>
              <table:table-cell office:value-type="float" office:value="0.413486">
                <text:p>0.413486</text:p>
              </table:table-cell>
              <table:table-cell office:value-type="float" office:value="0.488">
                <text:p>0.488</text:p>
              </table:table-cell>
              <table:table-cell office:value-type="float" office:value="0.570057">
                <text:p>0.570057</text:p>
              </table:table-cell>
              <table:table-cell office:value-type="float" office:value="0.618971">
                <text:p>0.618971</text:p>
              </table:table-cell>
              <table:table-cell office:value-type="float" office:value="0.646171">
                <text:p>0.646171</text:p>
              </table:table-cell>
              <table:table-cell office:value-type="float" office:value="0.659657">
                <text:p>0.659657</text:p>
              </table:table-cell>
              <table:table-cell office:value-type="float" office:value="0.740571">
                <text:p>0.740571</text:p>
              </table:table-cell>
              <table:table-cell office:value-type="float" office:value="0.904">
                <text:p>0.904</text:p>
              </table:table-cell>
              <table:table-cell office:value-type="float" office:value="0.523291">
                <text:p>0.5232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11771">
                <text:p>0.311771</text:p>
              </table:table-cell>
              <table:table-cell office:value-type="float" office:value="0.384">
                <text:p>0.384</text:p>
              </table:table-cell>
              <table:table-cell office:value-type="float" office:value="0.4">
                <text:p>0.4</text:p>
              </table:table-cell>
              <table:table-cell office:value-type="float" office:value="0.413714">
                <text:p>0.413714</text:p>
              </table:table-cell>
              <table:table-cell office:value-type="float" office:value="0.490514">
                <text:p>0.490514</text:p>
              </table:table-cell>
              <table:table-cell office:value-type="float" office:value="0.5728">
                <text:p>0.5728</text:p>
              </table:table-cell>
              <table:table-cell office:value-type="float" office:value="0.623086">
                <text:p>0.623086</text:p>
              </table:table-cell>
              <table:table-cell office:value-type="float" office:value="0.646171">
                <text:p>0.646171</text:p>
              </table:table-cell>
              <table:table-cell office:value-type="float" office:value="0.660343">
                <text:p>0.660343</text:p>
              </table:table-cell>
              <table:table-cell office:value-type="float" office:value="0.748343">
                <text:p>0.748343</text:p>
              </table:table-cell>
              <table:table-cell office:value-type="float" office:value="0.904">
                <text:p>0.904</text:p>
              </table:table-cell>
              <table:table-cell office:value-type="float" office:value="0.525074">
                <text:p>0.5250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10171">
                <text:p>0.310171</text:p>
              </table:table-cell>
              <table:table-cell office:value-type="float" office:value="0.375543">
                <text:p>0.375543</text:p>
              </table:table-cell>
              <table:table-cell office:value-type="float" office:value="0.4">
                <text:p>0.4</text:p>
              </table:table-cell>
              <table:table-cell office:value-type="float" office:value="0.402057">
                <text:p>0.402057</text:p>
              </table:table-cell>
              <table:table-cell office:value-type="float" office:value="0.480686">
                <text:p>0.480686</text:p>
              </table:table-cell>
              <table:table-cell office:value-type="float" office:value="0.5728">
                <text:p>0.5728</text:p>
              </table:table-cell>
              <table:table-cell office:value-type="float" office:value="0.624686">
                <text:p>0.624686</text:p>
              </table:table-cell>
              <table:table-cell office:value-type="float" office:value="0.645943">
                <text:p>0.645943</text:p>
              </table:table-cell>
              <table:table-cell office:value-type="float" office:value="0.661486">
                <text:p>0.661486</text:p>
              </table:table-cell>
              <table:table-cell office:value-type="float" office:value="0.752229">
                <text:p>0.752229</text:p>
              </table:table-cell>
              <table:table-cell office:value-type="float" office:value="0.904">
                <text:p>0.904</text:p>
              </table:table-cell>
              <table:table-cell office:value-type="float" office:value="0.52256">
                <text:p>0.522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36">
                <text:p>0.3136</text:p>
              </table:table-cell>
              <table:table-cell office:value-type="float" office:value="0.3664">
                <text:p>0.3664</text:p>
              </table:table-cell>
              <table:table-cell office:value-type="float" office:value="0.4">
                <text:p>0.4</text:p>
              </table:table-cell>
              <table:table-cell office:value-type="float" office:value="0.402286">
                <text:p>0.402286</text:p>
              </table:table-cell>
              <table:table-cell office:value-type="float" office:value="0.447086">
                <text:p>0.447086</text:p>
              </table:table-cell>
              <table:table-cell office:value-type="float" office:value="0.542171">
                <text:p>0.542171</text:p>
              </table:table-cell>
              <table:table-cell office:value-type="float" office:value="0.613943">
                <text:p>0.613943</text:p>
              </table:table-cell>
              <table:table-cell office:value-type="float" office:value="0.642514">
                <text:p>0.642514</text:p>
              </table:table-cell>
              <table:table-cell office:value-type="float" office:value="0.662171">
                <text:p>0.662171</text:p>
              </table:table-cell>
              <table:table-cell office:value-type="float" office:value="0.757943">
                <text:p>0.757943</text:p>
              </table:table-cell>
              <table:table-cell office:value-type="float" office:value="0.904">
                <text:p>0.904</text:p>
              </table:table-cell>
              <table:table-cell office:value-type="float" office:value="0.514811">
                <text:p>0.5148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96">
                <text:p>0.3296</text:p>
              </table:table-cell>
              <table:table-cell office:value-type="float" office:value="0.3968">
                <text:p>0.3968</text:p>
              </table:table-cell>
              <table:table-cell office:value-type="float" office:value="0.4">
                <text:p>0.4</text:p>
              </table:table-cell>
              <table:table-cell office:value-type="float" office:value="0.410743">
                <text:p>0.410743</text:p>
              </table:table-cell>
              <table:table-cell office:value-type="float" office:value="0.474743">
                <text:p>0.474743</text:p>
              </table:table-cell>
              <table:table-cell office:value-type="float" office:value="0.565943">
                <text:p>0.565943</text:p>
              </table:table-cell>
              <table:table-cell office:value-type="float" office:value="0.619429">
                <text:p>0.619429</text:p>
              </table:table-cell>
              <table:table-cell office:value-type="float" office:value="0.645029">
                <text:p>0.645029</text:p>
              </table:table-cell>
              <table:table-cell office:value-type="float" office:value="0.661714">
                <text:p>0.661714</text:p>
              </table:table-cell>
              <table:table-cell office:value-type="float" office:value="0.778514">
                <text:p>0.778514</text:p>
              </table:table-cell>
              <table:table-cell office:value-type="float" office:value="0.912">
                <text:p>0.912</text:p>
              </table:table-cell>
              <table:table-cell office:value-type="float" office:value="0.528251">
                <text:p>0.5282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54514">
                <text:p>0.354514</text:p>
              </table:table-cell>
              <table:table-cell office:value-type="float" office:value="0.4">
                <text:p>0.4</text:p>
              </table:table-cell>
              <table:table-cell office:value-type="float" office:value="0.4016">
                <text:p>0.4016</text:p>
              </table:table-cell>
              <table:table-cell office:value-type="float" office:value="0.432686">
                <text:p>0.432686</text:p>
              </table:table-cell>
              <table:table-cell office:value-type="float" office:value="0.5056">
                <text:p>0.5056</text:p>
              </table:table-cell>
              <table:table-cell office:value-type="float" office:value="0.578514">
                <text:p>0.578514</text:p>
              </table:table-cell>
              <table:table-cell office:value-type="float" office:value="0.627429">
                <text:p>0.627429</text:p>
              </table:table-cell>
              <table:table-cell office:value-type="float" office:value="0.6496">
                <text:p>0.6496</text:p>
              </table:table-cell>
              <table:table-cell office:value-type="float" office:value="0.664457">
                <text:p>0.664457</text:p>
              </table:table-cell>
              <table:table-cell office:value-type="float" office:value="0.795657">
                <text:p>0.795657</text:p>
              </table:table-cell>
              <table:table-cell office:value-type="float" office:value="0.912">
                <text:p>0.912</text:p>
              </table:table-cell>
              <table:table-cell office:value-type="float" office:value="0.541006">
                <text:p>0.5410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13829">
                <text:p>0.313829</text:p>
              </table:table-cell>
              <table:table-cell office:value-type="float" office:value="0.399543">
                <text:p>0.399543</text:p>
              </table:table-cell>
              <table:table-cell office:value-type="float" office:value="0.402743">
                <text:p>0.402743</text:p>
              </table:table-cell>
              <table:table-cell office:value-type="float" office:value="0.450057">
                <text:p>0.450057</text:p>
              </table:table-cell>
              <table:table-cell office:value-type="float" office:value="0.525486">
                <text:p>0.525486</text:p>
              </table:table-cell>
              <table:table-cell office:value-type="float" office:value="0.581486">
                <text:p>0.581486</text:p>
              </table:table-cell>
              <table:table-cell office:value-type="float" office:value="0.626057">
                <text:p>0.626057</text:p>
              </table:table-cell>
              <table:table-cell office:value-type="float" office:value="0.646171">
                <text:p>0.646171</text:p>
              </table:table-cell>
              <table:table-cell office:value-type="float" office:value="0.6656">
                <text:p>0.6656</text:p>
              </table:table-cell>
              <table:table-cell office:value-type="float" office:value="0.805486">
                <text:p>0.805486</text:p>
              </table:table-cell>
              <table:table-cell office:value-type="float" office:value="0.912">
                <text:p>0.912</text:p>
              </table:table-cell>
              <table:table-cell office:value-type="float" office:value="0.541646">
                <text:p>0.5416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072">
                <text:p>0.3072</text:p>
              </table:table-cell>
              <table:table-cell office:value-type="float" office:value="0.395886">
                <text:p>0.395886</text:p>
              </table:table-cell>
              <table:table-cell office:value-type="float" office:value="0.408">
                <text:p>0.408</text:p>
              </table:table-cell>
              <table:table-cell office:value-type="float" office:value="0.478171">
                <text:p>0.478171</text:p>
              </table:table-cell>
              <table:table-cell office:value-type="float" office:value="0.549257">
                <text:p>0.549257</text:p>
              </table:table-cell>
              <table:table-cell office:value-type="float" office:value="0.605943">
                <text:p>0.605943</text:p>
              </table:table-cell>
              <table:table-cell office:value-type="float" office:value="0.634971">
                <text:p>0.634971</text:p>
              </table:table-cell>
              <table:table-cell office:value-type="float" office:value="0.650057">
                <text:p>0.650057</text:p>
              </table:table-cell>
              <table:table-cell office:value-type="float" office:value="0.6656">
                <text:p>0.6656</text:p>
              </table:table-cell>
              <table:table-cell office:value-type="float" office:value="0.821486">
                <text:p>0.821486</text:p>
              </table:table-cell>
              <table:table-cell office:value-type="float" office:value="0.92">
                <text:p>0.92</text:p>
              </table:table-cell>
              <table:table-cell office:value-type="float" office:value="0.551657">
                <text:p>0.5516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27771">
                <text:p>0.327771</text:p>
              </table:table-cell>
              <table:table-cell office:value-type="float" office:value="0.397257">
                <text:p>0.397257</text:p>
              </table:table-cell>
              <table:table-cell office:value-type="float" office:value="0.4048">
                <text:p>0.4048</text:p>
              </table:table-cell>
              <table:table-cell office:value-type="float" office:value="0.471771">
                <text:p>0.471771</text:p>
              </table:table-cell>
              <table:table-cell office:value-type="float" office:value="0.5488">
                <text:p>0.5488</text:p>
              </table:table-cell>
              <table:table-cell office:value-type="float" office:value="0.612114">
                <text:p>0.612114</text:p>
              </table:table-cell>
              <table:table-cell office:value-type="float" office:value="0.635886">
                <text:p>0.635886</text:p>
              </table:table-cell>
              <table:table-cell office:value-type="float" office:value="0.6528">
                <text:p>0.6528</text:p>
              </table:table-cell>
              <table:table-cell office:value-type="float" office:value="0.667657">
                <text:p>0.667657</text:p>
              </table:table-cell>
              <table:table-cell office:value-type="float" office:value="0.818743">
                <text:p>0.818743</text:p>
              </table:table-cell>
              <table:table-cell office:value-type="float" office:value="0.92">
                <text:p>0.92</text:p>
              </table:table-cell>
              <table:table-cell office:value-type="float" office:value="0.55376">
                <text:p>0.553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24571">
                <text:p>0.324571</text:p>
              </table:table-cell>
              <table:table-cell office:value-type="float" office:value="0.399086">
                <text:p>0.399086</text:p>
              </table:table-cell>
              <table:table-cell office:value-type="float" office:value="0.4096">
                <text:p>0.4096</text:p>
              </table:table-cell>
              <table:table-cell office:value-type="float" office:value="0.476114">
                <text:p>0.476114</text:p>
              </table:table-cell>
              <table:table-cell office:value-type="float" office:value="0.540343">
                <text:p>0.540343</text:p>
              </table:table-cell>
              <table:table-cell office:value-type="float" office:value="0.602971">
                <text:p>0.602971</text:p>
              </table:table-cell>
              <table:table-cell office:value-type="float" office:value="0.632457">
                <text:p>0.632457</text:p>
              </table:table-cell>
              <table:table-cell office:value-type="float" office:value="0.650057">
                <text:p>0.650057</text:p>
              </table:table-cell>
              <table:table-cell office:value-type="float" office:value="0.662857">
                <text:p>0.662857</text:p>
              </table:table-cell>
              <table:table-cell office:value-type="float" office:value="0.815771">
                <text:p>0.815771</text:p>
              </table:table-cell>
              <table:table-cell office:value-type="float" office:value="0.92">
                <text:p>0.92</text:p>
              </table:table-cell>
              <table:table-cell office:value-type="float" office:value="0.551383">
                <text:p>0.55138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14743">
                <text:p>0.314743</text:p>
              </table:table-cell>
              <table:table-cell office:value-type="float" office:value="0.395429">
                <text:p>0.395429</text:p>
              </table:table-cell>
              <table:table-cell office:value-type="float" office:value="0.408">
                <text:p>0.408</text:p>
              </table:table-cell>
              <table:table-cell office:value-type="float" office:value="0.477257">
                <text:p>0.477257</text:p>
              </table:table-cell>
              <table:table-cell office:value-type="float" office:value="0.5392">
                <text:p>0.5392</text:p>
              </table:table-cell>
              <table:table-cell office:value-type="float" office:value="0.602057">
                <text:p>0.602057</text:p>
              </table:table-cell>
              <table:table-cell office:value-type="float" office:value="0.634286">
                <text:p>0.634286</text:p>
              </table:table-cell>
              <table:table-cell office:value-type="float" office:value="0.649829">
                <text:p>0.649829</text:p>
              </table:table-cell>
              <table:table-cell office:value-type="float" office:value="0.666971">
                <text:p>0.666971</text:p>
              </table:table-cell>
              <table:table-cell office:value-type="float" office:value="0.834743">
                <text:p>0.834743</text:p>
              </table:table-cell>
              <table:table-cell office:value-type="float" office:value="0.92">
                <text:p>0.92</text:p>
              </table:table-cell>
              <table:table-cell office:value-type="float" office:value="0.552251">
                <text:p>0.55225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29371">
                <text:p>0.329371</text:p>
              </table:table-cell>
              <table:table-cell office:value-type="float" office:value="0.398857">
                <text:p>0.398857</text:p>
              </table:table-cell>
              <table:table-cell office:value-type="float" office:value="0.410514">
                <text:p>0.410514</text:p>
              </table:table-cell>
              <table:table-cell office:value-type="float" office:value="0.487086">
                <text:p>0.487086</text:p>
              </table:table-cell>
              <table:table-cell office:value-type="float" office:value="0.554057">
                <text:p>0.554057</text:p>
              </table:table-cell>
              <table:table-cell office:value-type="float" office:value="0.605714">
                <text:p>0.605714</text:p>
              </table:table-cell>
              <table:table-cell office:value-type="float" office:value="0.633143">
                <text:p>0.633143</text:p>
              </table:table-cell>
              <table:table-cell office:value-type="float" office:value="0.648914">
                <text:p>0.648914</text:p>
              </table:table-cell>
              <table:table-cell office:value-type="float" office:value="0.6624">
                <text:p>0.6624</text:p>
              </table:table-cell>
              <table:table-cell office:value-type="float" office:value="0.821714">
                <text:p>0.821714</text:p>
              </table:table-cell>
              <table:table-cell office:value-type="float" office:value="0.92">
                <text:p>0.92</text:p>
              </table:table-cell>
              <table:table-cell office:value-type="float" office:value="0.555177">
                <text:p>0.5551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04229">
                <text:p>0.304229</text:p>
              </table:table-cell>
              <table:table-cell office:value-type="float" office:value="0.3888">
                <text:p>0.3888</text:p>
              </table:table-cell>
              <table:table-cell office:value-type="float" office:value="0.400457">
                <text:p>0.400457</text:p>
              </table:table-cell>
              <table:table-cell office:value-type="float" office:value="0.448457">
                <text:p>0.448457</text:p>
              </table:table-cell>
              <table:table-cell office:value-type="float" office:value="0.519314">
                <text:p>0.519314</text:p>
              </table:table-cell>
              <table:table-cell office:value-type="float" office:value="0.586743">
                <text:p>0.586743</text:p>
              </table:table-cell>
              <table:table-cell office:value-type="float" office:value="0.629029">
                <text:p>0.629029</text:p>
              </table:table-cell>
              <table:table-cell office:value-type="float" office:value="0.647086">
                <text:p>0.647086</text:p>
              </table:table-cell>
              <table:table-cell office:value-type="float" office:value="0.666286">
                <text:p>0.666286</text:p>
              </table:table-cell>
              <table:table-cell office:value-type="float" office:value="0.830857">
                <text:p>0.830857</text:p>
              </table:table-cell>
              <table:table-cell office:value-type="float" office:value="0.92">
                <text:p>0.92</text:p>
              </table:table-cell>
              <table:table-cell office:value-type="float" office:value="0.542126">
                <text:p>0.54212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15886">
                <text:p>0.315886</text:p>
              </table:table-cell>
              <table:table-cell office:value-type="float" office:value="0.395429">
                <text:p>0.395429</text:p>
              </table:table-cell>
              <table:table-cell office:value-type="float" office:value="0.403429">
                <text:p>0.403429</text:p>
              </table:table-cell>
              <table:table-cell office:value-type="float" office:value="0.450971">
                <text:p>0.450971</text:p>
              </table:table-cell>
              <table:table-cell office:value-type="float" office:value="0.515886">
                <text:p>0.515886</text:p>
              </table:table-cell>
              <table:table-cell office:value-type="float" office:value="0.595429">
                <text:p>0.595429</text:p>
              </table:table-cell>
              <table:table-cell office:value-type="float" office:value="0.637257">
                <text:p>0.637257</text:p>
              </table:table-cell>
              <table:table-cell office:value-type="float" office:value="0.653714">
                <text:p>0.653714</text:p>
              </table:table-cell>
              <table:table-cell office:value-type="float" office:value="0.675886">
                <text:p>0.675886</text:p>
              </table:table-cell>
              <table:table-cell office:value-type="float" office:value="0.8352">
                <text:p>0.8352</text:p>
              </table:table-cell>
              <table:table-cell office:value-type="float" office:value="0.92">
                <text:p>0.92</text:p>
              </table:table-cell>
              <table:table-cell office:value-type="float" office:value="0.547909">
                <text:p>0.54790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16571">
                <text:p>0.316571</text:p>
              </table:table-cell>
              <table:table-cell office:value-type="float" office:value="0.395429">
                <text:p>0.395429</text:p>
              </table:table-cell>
              <table:table-cell office:value-type="float" office:value="0.401829">
                <text:p>0.401829</text:p>
              </table:table-cell>
              <table:table-cell office:value-type="float" office:value="0.452571">
                <text:p>0.452571</text:p>
              </table:table-cell>
              <table:table-cell office:value-type="float" office:value="0.5344">
                <text:p>0.5344</text:p>
              </table:table-cell>
              <table:table-cell office:value-type="float" office:value="0.605943">
                <text:p>0.605943</text:p>
              </table:table-cell>
              <table:table-cell office:value-type="float" office:value="0.638629">
                <text:p>0.638629</text:p>
              </table:table-cell>
              <table:table-cell office:value-type="float" office:value="0.656914">
                <text:p>0.656914</text:p>
              </table:table-cell>
              <table:table-cell office:value-type="float" office:value="0.6832">
                <text:p>0.6832</text:p>
              </table:table-cell>
              <table:table-cell office:value-type="float" office:value="0.856457">
                <text:p>0.856457</text:p>
              </table:table-cell>
              <table:table-cell office:value-type="float" office:value="0.936">
                <text:p>0.936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08343">
                <text:p>0.308343</text:p>
              </table:table-cell>
              <table:table-cell office:value-type="float" office:value="0.387429">
                <text:p>0.387429</text:p>
              </table:table-cell>
              <table:table-cell office:value-type="float" office:value="0.408457">
                <text:p>0.408457</text:p>
              </table:table-cell>
              <table:table-cell office:value-type="float" office:value="0.476114">
                <text:p>0.476114</text:p>
              </table:table-cell>
              <table:table-cell office:value-type="float" office:value="0.546286">
                <text:p>0.546286</text:p>
              </table:table-cell>
              <table:table-cell office:value-type="float" office:value="0.6064">
                <text:p>0.6064</text:p>
              </table:table-cell>
              <table:table-cell office:value-type="float" office:value="0.6416">
                <text:p>0.6416</text:p>
              </table:table-cell>
              <table:table-cell office:value-type="float" office:value="0.656686">
                <text:p>0.656686</text:p>
              </table:table-cell>
              <table:table-cell office:value-type="float" office:value="0.702629">
                <text:p>0.702629</text:p>
              </table:table-cell>
              <table:table-cell office:value-type="float" office:value="0.869029">
                <text:p>0.869029</text:p>
              </table:table-cell>
              <table:table-cell office:value-type="float" office:value="0.944">
                <text:p>0.944</text:p>
              </table:table-cell>
              <table:table-cell office:value-type="float" office:value="0.560297">
                <text:p>0.5602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09029">
                <text:p>0.309029</text:p>
              </table:table-cell>
              <table:table-cell office:value-type="float" office:value="0.396571">
                <text:p>0.396571</text:p>
              </table:table-cell>
              <table:table-cell office:value-type="float" office:value="0.418514">
                <text:p>0.418514</text:p>
              </table:table-cell>
              <table:table-cell office:value-type="float" office:value="0.498971">
                <text:p>0.498971</text:p>
              </table:table-cell>
              <table:table-cell office:value-type="float" office:value="0.568229">
                <text:p>0.568229</text:p>
              </table:table-cell>
              <table:table-cell office:value-type="float" office:value="0.629486">
                <text:p>0.629486</text:p>
              </table:table-cell>
              <table:table-cell office:value-type="float" office:value="0.649829">
                <text:p>0.649829</text:p>
              </table:table-cell>
              <table:table-cell office:value-type="float" office:value="0.663086">
                <text:p>0.663086</text:p>
              </table:table-cell>
              <table:table-cell office:value-type="float" office:value="0.7216">
                <text:p>0.7216</text:p>
              </table:table-cell>
              <table:table-cell office:value-type="float" office:value="0.8896">
                <text:p>0.8896</text:p>
              </table:table-cell>
              <table:table-cell office:value-type="float" office:value="0.944">
                <text:p>0.944</text:p>
              </table:table-cell>
              <table:table-cell office:value-type="float" office:value="0.574491">
                <text:p>0.5744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08571">
                <text:p>0.308571</text:p>
              </table:table-cell>
              <table:table-cell office:value-type="float" office:value="0.398171">
                <text:p>0.398171</text:p>
              </table:table-cell>
              <table:table-cell office:value-type="float" office:value="0.440229">
                <text:p>0.440229</text:p>
              </table:table-cell>
              <table:table-cell office:value-type="float" office:value="0.512">
                <text:p>0.512</text:p>
              </table:table-cell>
              <table:table-cell office:value-type="float" office:value="0.586514">
                <text:p>0.586514</text:p>
              </table:table-cell>
              <table:table-cell office:value-type="float" office:value="0.634514">
                <text:p>0.634514</text:p>
              </table:table-cell>
              <table:table-cell office:value-type="float" office:value="0.652571">
                <text:p>0.652571</text:p>
              </table:table-cell>
              <table:table-cell office:value-type="float" office:value="0.664914">
                <text:p>0.664914</text:p>
              </table:table-cell>
              <table:table-cell office:value-type="float" office:value="0.738057">
                <text:p>0.738057</text:p>
              </table:table-cell>
              <table:table-cell office:value-type="float" office:value="0.889143">
                <text:p>0.889143</text:p>
              </table:table-cell>
              <table:table-cell office:value-type="float" office:value="0.944">
                <text:p>0.944</text:p>
              </table:table-cell>
              <table:table-cell office:value-type="float" office:value="0.582469">
                <text:p>0.5824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6971">
                <text:p>0.306971</text:p>
              </table:table-cell>
              <table:table-cell office:value-type="float" office:value="0.399543">
                <text:p>0.399543</text:p>
              </table:table-cell>
              <table:table-cell office:value-type="float" office:value="0.44">
                <text:p>0.44</text:p>
              </table:table-cell>
              <table:table-cell office:value-type="float" office:value="0.535086">
                <text:p>0.535086</text:p>
              </table:table-cell>
              <table:table-cell office:value-type="float" office:value="0.598857">
                <text:p>0.598857</text:p>
              </table:table-cell>
              <table:table-cell office:value-type="float" office:value="0.6368">
                <text:p>0.6368</text:p>
              </table:table-cell>
              <table:table-cell office:value-type="float" office:value="0.655086">
                <text:p>0.655086</text:p>
              </table:table-cell>
              <table:table-cell office:value-type="float" office:value="0.680457">
                <text:p>0.680457</text:p>
              </table:table-cell>
              <table:table-cell office:value-type="float" office:value="0.756343">
                <text:p>0.756343</text:p>
              </table:table-cell>
              <table:table-cell office:value-type="float" office:value="0.883657">
                <text:p>0.883657</text:p>
              </table:table-cell>
              <table:table-cell office:value-type="float" office:value="0.944">
                <text:p>0.944</text:p>
              </table:table-cell>
              <table:table-cell office:value-type="float" office:value="0.58928">
                <text:p>0.589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06057">
                <text:p>0.306057</text:p>
              </table:table-cell>
              <table:table-cell office:value-type="float" office:value="0.3904">
                <text:p>0.3904</text:p>
              </table:table-cell>
              <table:table-cell office:value-type="float" office:value="0.436571">
                <text:p>0.436571</text:p>
              </table:table-cell>
              <table:table-cell office:value-type="float" office:value="0.5248">
                <text:p>0.5248</text:p>
              </table:table-cell>
              <table:table-cell office:value-type="float" office:value="0.590171">
                <text:p>0.590171</text:p>
              </table:table-cell>
              <table:table-cell office:value-type="float" office:value="0.627886">
                <text:p>0.627886</text:p>
              </table:table-cell>
              <table:table-cell office:value-type="float" office:value="0.651657">
                <text:p>0.651657</text:p>
              </table:table-cell>
              <table:table-cell office:value-type="float" office:value="0.671314">
                <text:p>0.671314</text:p>
              </table:table-cell>
              <table:table-cell office:value-type="float" office:value="0.762514">
                <text:p>0.762514</text:p>
              </table:table-cell>
              <table:table-cell office:value-type="float" office:value="0.898286">
                <text:p>0.898286</text:p>
              </table:table-cell>
              <table:table-cell office:value-type="float" office:value="0.944">
                <text:p>0.944</text:p>
              </table:table-cell>
              <table:table-cell office:value-type="float" office:value="0.585966">
                <text:p>0.5859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02171">
                <text:p>0.302171</text:p>
              </table:table-cell>
              <table:table-cell office:value-type="float" office:value="0.389257">
                <text:p>0.389257</text:p>
              </table:table-cell>
              <table:table-cell office:value-type="float" office:value="0.448457">
                <text:p>0.448457</text:p>
              </table:table-cell>
              <table:table-cell office:value-type="float" office:value="0.536">
                <text:p>0.536</text:p>
              </table:table-cell>
              <table:table-cell office:value-type="float" office:value="0.594971">
                <text:p>0.594971</text:p>
              </table:table-cell>
              <table:table-cell office:value-type="float" office:value="0.6304">
                <text:p>0.6304</text:p>
              </table:table-cell>
              <table:table-cell office:value-type="float" office:value="0.653029">
                <text:p>0.653029</text:p>
              </table:table-cell>
              <table:table-cell office:value-type="float" office:value="0.669943">
                <text:p>0.669943</text:p>
              </table:table-cell>
              <table:table-cell office:value-type="float" office:value="0.750171">
                <text:p>0.750171</text:p>
              </table:table-cell>
              <table:table-cell office:value-type="float" office:value="0.896229">
                <text:p>0.896229</text:p>
              </table:table-cell>
              <table:table-cell office:value-type="float" office:value="0.944">
                <text:p>0.944</text:p>
              </table:table-cell>
              <table:table-cell office:value-type="float" office:value="0.587063">
                <text:p>0.5870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06743">
                <text:p>0.306743</text:p>
              </table:table-cell>
              <table:table-cell office:value-type="float" office:value="0.396343">
                <text:p>0.396343</text:p>
              </table:table-cell>
              <table:table-cell office:value-type="float" office:value="0.455543">
                <text:p>0.455543</text:p>
              </table:table-cell>
              <table:table-cell office:value-type="float" office:value="0.523886">
                <text:p>0.523886</text:p>
              </table:table-cell>
              <table:table-cell office:value-type="float" office:value="0.5872">
                <text:p>0.5872</text:p>
              </table:table-cell>
              <table:table-cell office:value-type="float" office:value="0.629257">
                <text:p>0.629257</text:p>
              </table:table-cell>
              <table:table-cell office:value-type="float" office:value="0.653257">
                <text:p>0.653257</text:p>
              </table:table-cell>
              <table:table-cell office:value-type="float" office:value="0.6704">
                <text:p>0.6704</text:p>
              </table:table-cell>
              <table:table-cell office:value-type="float" office:value="0.754514">
                <text:p>0.754514</text:p>
              </table:table-cell>
              <table:table-cell office:value-type="float" office:value="0.898971">
                <text:p>0.898971</text:p>
              </table:table-cell>
              <table:table-cell office:value-type="float" office:value="0.944">
                <text:p>0.944</text:p>
              </table:table-cell>
              <table:table-cell office:value-type="float" office:value="0.587611">
                <text:p>0.5876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17029">
                <text:p>0.317029</text:p>
              </table:table-cell>
              <table:table-cell office:value-type="float" office:value="0.399314">
                <text:p>0.399314</text:p>
              </table:table-cell>
              <table:table-cell office:value-type="float" office:value="0.423543">
                <text:p>0.423543</text:p>
              </table:table-cell>
              <table:table-cell office:value-type="float" office:value="0.501714">
                <text:p>0.501714</text:p>
              </table:table-cell>
              <table:table-cell office:value-type="float" office:value="0.571429">
                <text:p>0.571429</text:p>
              </table:table-cell>
              <table:table-cell office:value-type="float" office:value="0.634971">
                <text:p>0.634971</text:p>
              </table:table-cell>
              <table:table-cell office:value-type="float" office:value="0.6576">
                <text:p>0.6576</text:p>
              </table:table-cell>
              <table:table-cell office:value-type="float" office:value="0.690743">
                <text:p>0.690743</text:p>
              </table:table-cell>
              <table:table-cell office:value-type="float" office:value="0.789943">
                <text:p>0.789943</text:p>
              </table:table-cell>
              <table:table-cell office:value-type="float" office:value="0.901714">
                <text:p>0.901714</text:p>
              </table:table-cell>
              <table:table-cell office:value-type="float" office:value="0.944">
                <text:p>0.944</text:p>
              </table:table-cell>
              <table:table-cell office:value-type="float" office:value="0.5888">
                <text:p>0.58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35086">
                <text:p>0.335086</text:p>
              </table:table-cell>
              <table:table-cell office:value-type="float" office:value="0.4">
                <text:p>0.4</text:p>
              </table:table-cell>
              <table:table-cell office:value-type="float" office:value="0.436114">
                <text:p>0.436114</text:p>
              </table:table-cell>
              <table:table-cell office:value-type="float" office:value="0.5168">
                <text:p>0.5168</text:p>
              </table:table-cell>
              <table:table-cell office:value-type="float" office:value="0.582629">
                <text:p>0.582629</text:p>
              </table:table-cell>
              <table:table-cell office:value-type="float" office:value="0.6352">
                <text:p>0.6352</text:p>
              </table:table-cell>
              <table:table-cell office:value-type="float" office:value="0.6592">
                <text:p>0.6592</text:p>
              </table:table-cell>
              <table:table-cell office:value-type="float" office:value="0.692114">
                <text:p>0.692114</text:p>
              </table:table-cell>
              <table:table-cell office:value-type="float" office:value="0.802514">
                <text:p>0.802514</text:p>
              </table:table-cell>
              <table:table-cell office:value-type="float" office:value="0.9072">
                <text:p>0.9072</text:p>
              </table:table-cell>
              <table:table-cell office:value-type="float" office:value="0.944">
                <text:p>0.944</text:p>
              </table:table-cell>
              <table:table-cell office:value-type="float" office:value="0.596686">
                <text:p>0.5966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44229">
                <text:p>0.344229</text:p>
              </table:table-cell>
              <table:table-cell office:value-type="float" office:value="0.400229">
                <text:p>0.400229</text:p>
              </table:table-cell>
              <table:table-cell office:value-type="float" office:value="0.437029">
                <text:p>0.437029</text:p>
              </table:table-cell>
              <table:table-cell office:value-type="float" office:value="0.524114">
                <text:p>0.524114</text:p>
              </table:table-cell>
              <table:table-cell office:value-type="float" office:value="0.592">
                <text:p>0.592</text:p>
              </table:table-cell>
              <table:table-cell office:value-type="float" office:value="0.635429">
                <text:p>0.635429</text:p>
              </table:table-cell>
              <table:table-cell office:value-type="float" office:value="0.658286">
                <text:p>0.658286</text:p>
              </table:table-cell>
              <table:table-cell office:value-type="float" office:value="0.696686">
                <text:p>0.696686</text:p>
              </table:table-cell>
              <table:table-cell office:value-type="float" office:value="0.805714">
                <text:p>0.805714</text:p>
              </table:table-cell>
              <table:table-cell office:value-type="float" office:value="0.909029">
                <text:p>0.909029</text:p>
              </table:table-cell>
              <table:table-cell office:value-type="float" office:value="0.944">
                <text:p>0.944</text:p>
              </table:table-cell>
              <table:table-cell office:value-type="float" office:value="0.600274">
                <text:p>0.6002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34629">
                <text:p>0.334629</text:p>
              </table:table-cell>
              <table:table-cell office:value-type="float" office:value="0.418057">
                <text:p>0.418057</text:p>
              </table:table-cell>
              <table:table-cell office:value-type="float" office:value="0.4928">
                <text:p>0.4928</text:p>
              </table:table-cell>
              <table:table-cell office:value-type="float" office:value="0.557943">
                <text:p>0.557943</text:p>
              </table:table-cell>
              <table:table-cell office:value-type="float" office:value="0.609371">
                <text:p>0.609371</text:p>
              </table:table-cell>
              <table:table-cell office:value-type="float" office:value="0.641829">
                <text:p>0.641829</text:p>
              </table:table-cell>
              <table:table-cell office:value-type="float" office:value="0.661257">
                <text:p>0.661257</text:p>
              </table:table-cell>
              <table:table-cell office:value-type="float" office:value="0.704914">
                <text:p>0.704914</text:p>
              </table:table-cell>
              <table:table-cell office:value-type="float" office:value="0.797486">
                <text:p>0.7974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44">
                <text:p>0.944</text:p>
              </table:table-cell>
              <table:table-cell office:value-type="float" office:value="0.613257">
                <text:p>0.6132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371">
                <text:p>0.337371</text:p>
              </table:table-cell>
              <table:table-cell office:value-type="float" office:value="0.4032">
                <text:p>0.4032</text:p>
              </table:table-cell>
              <table:table-cell office:value-type="float" office:value="0.4656">
                <text:p>0.4656</text:p>
              </table:table-cell>
              <table:table-cell office:value-type="float" office:value="0.537829">
                <text:p>0.537829</text:p>
              </table:table-cell>
              <table:table-cell office:value-type="float" office:value="0.610057">
                <text:p>0.610057</text:p>
              </table:table-cell>
              <table:table-cell office:value-type="float" office:value="0.648914">
                <text:p>0.648914</text:p>
              </table:table-cell>
              <table:table-cell office:value-type="float" office:value="0.672914">
                <text:p>0.672914</text:p>
              </table:table-cell>
              <table:table-cell office:value-type="float" office:value="0.738057">
                <text:p>0.738057</text:p>
              </table:table-cell>
              <table:table-cell office:value-type="float" office:value="0.8256">
                <text:p>0.8256</text:p>
              </table:table-cell>
              <table:table-cell office:value-type="float" office:value="0.913829">
                <text:p>0.913829</text:p>
              </table:table-cell>
              <table:table-cell office:value-type="float" office:value="0.944">
                <text:p>0.944</text:p>
              </table:table-cell>
              <table:table-cell office:value-type="float" office:value="0.615337">
                <text:p>0.61533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62743">
                <text:p>0.362743</text:p>
              </table:table-cell>
              <table:table-cell office:value-type="float" office:value="0.412571">
                <text:p>0.412571</text:p>
              </table:table-cell>
              <table:table-cell office:value-type="float" office:value="0.494857">
                <text:p>0.494857</text:p>
              </table:table-cell>
              <table:table-cell office:value-type="float" office:value="0.575086">
                <text:p>0.575086</text:p>
              </table:table-cell>
              <table:table-cell office:value-type="float" office:value="0.631086">
                <text:p>0.631086</text:p>
              </table:table-cell>
              <table:table-cell office:value-type="float" office:value="0.658514">
                <text:p>0.658514</text:p>
              </table:table-cell>
              <table:table-cell office:value-type="float" office:value="0.694171">
                <text:p>0.694171</text:p>
              </table:table-cell>
              <table:table-cell office:value-type="float" office:value="0.762514">
                <text:p>0.762514</text:p>
              </table:table-cell>
              <table:table-cell office:value-type="float" office:value="0.837714">
                <text:p>0.837714</text:p>
              </table:table-cell>
              <table:table-cell office:value-type="float" office:value="0.9104">
                <text:p>0.9104</text:p>
              </table:table-cell>
              <table:table-cell office:value-type="float" office:value="0.944">
                <text:p>0.944</text:p>
              </table:table-cell>
              <table:table-cell office:value-type="float" office:value="0.633966">
                <text:p>0.63396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6">
                <text:p>0.36</text:p>
              </table:table-cell>
              <table:table-cell office:value-type="float" office:value="0.434286">
                <text:p>0.434286</text:p>
              </table:table-cell>
              <table:table-cell office:value-type="float" office:value="0.514971">
                <text:p>0.514971</text:p>
              </table:table-cell>
              <table:table-cell office:value-type="float" office:value="0.589714">
                <text:p>0.589714</text:p>
              </table:table-cell>
              <table:table-cell office:value-type="float" office:value="0.634057">
                <text:p>0.634057</text:p>
              </table:table-cell>
              <table:table-cell office:value-type="float" office:value="0.660114">
                <text:p>0.660114</text:p>
              </table:table-cell>
              <table:table-cell office:value-type="float" office:value="0.6928">
                <text:p>0.6928</text:p>
              </table:table-cell>
              <table:table-cell office:value-type="float" office:value="0.752914">
                <text:p>0.752914</text:p>
              </table:table-cell>
              <table:table-cell office:value-type="float" office:value="0.834743">
                <text:p>0.834743</text:p>
              </table:table-cell>
              <table:table-cell office:value-type="float" office:value="0.908114">
                <text:p>0.908114</text:p>
              </table:table-cell>
              <table:table-cell office:value-type="float" office:value="0.944">
                <text:p>0.944</text:p>
              </table:table-cell>
              <table:table-cell office:value-type="float" office:value="0.638171">
                <text:p>0.63817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65486">
                <text:p>0.365486</text:p>
              </table:table-cell>
              <table:table-cell office:value-type="float" office:value="0.442514">
                <text:p>0.442514</text:p>
              </table:table-cell>
              <table:table-cell office:value-type="float" office:value="0.558629">
                <text:p>0.558629</text:p>
              </table:table-cell>
              <table:table-cell office:value-type="float" office:value="0.6112">
                <text:p>0.6112</text:p>
              </table:table-cell>
              <table:table-cell office:value-type="float" office:value="0.641829">
                <text:p>0.641829</text:p>
              </table:table-cell>
              <table:table-cell office:value-type="float" office:value="0.658743">
                <text:p>0.658743</text:p>
              </table:table-cell>
              <table:table-cell office:value-type="float" office:value="0.686171">
                <text:p>0.686171</text:p>
              </table:table-cell>
              <table:table-cell office:value-type="float" office:value="0.754286">
                <text:p>0.754286</text:p>
              </table:table-cell>
              <table:table-cell office:value-type="float" office:value="0.848686">
                <text:p>0.848686</text:p>
              </table:table-cell>
              <table:table-cell office:value-type="float" office:value="0.9168">
                <text:p>0.9168</text:p>
              </table:table-cell>
              <table:table-cell office:value-type="float" office:value="0.944">
                <text:p>0.944</text:p>
              </table:table-cell>
              <table:table-cell office:value-type="float" office:value="0.648434">
                <text:p>0.6484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69829">
                <text:p>0.369829</text:p>
              </table:table-cell>
              <table:table-cell office:value-type="float" office:value="0.422171">
                <text:p>0.422171</text:p>
              </table:table-cell>
              <table:table-cell office:value-type="float" office:value="0.528229">
                <text:p>0.528229</text:p>
              </table:table-cell>
              <table:table-cell office:value-type="float" office:value="0.596114">
                <text:p>0.596114</text:p>
              </table:table-cell>
              <table:table-cell office:value-type="float" office:value="0.636114">
                <text:p>0.636114</text:p>
              </table:table-cell>
              <table:table-cell office:value-type="float" office:value="0.6592">
                <text:p>0.6592</text:p>
              </table:table-cell>
              <table:table-cell office:value-type="float" office:value="0.688457">
                <text:p>0.688457</text:p>
              </table:table-cell>
              <table:table-cell office:value-type="float" office:value="0.762057">
                <text:p>0.762057</text:p>
              </table:table-cell>
              <table:table-cell office:value-type="float" office:value="0.850057">
                <text:p>0.850057</text:p>
              </table:table-cell>
              <table:table-cell office:value-type="float" office:value="0.918171">
                <text:p>0.918171</text:p>
              </table:table-cell>
              <table:table-cell office:value-type="float" office:value="0.944">
                <text:p>0.944</text:p>
              </table:table-cell>
              <table:table-cell office:value-type="float" office:value="0.64304">
                <text:p>0.643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76">
                <text:p>0.376</text:p>
              </table:table-cell>
              <table:table-cell office:value-type="float" office:value="0.425371">
                <text:p>0.425371</text:p>
              </table:table-cell>
              <table:table-cell office:value-type="float" office:value="0.536457">
                <text:p>0.536457</text:p>
              </table:table-cell>
              <table:table-cell office:value-type="float" office:value="0.602743">
                <text:p>0.602743</text:p>
              </table:table-cell>
              <table:table-cell office:value-type="float" office:value="0.638857">
                <text:p>0.638857</text:p>
              </table:table-cell>
              <table:table-cell office:value-type="float" office:value="0.6608">
                <text:p>0.6608</text:p>
              </table:table-cell>
              <table:table-cell office:value-type="float" office:value="0.685943">
                <text:p>0.685943</text:p>
              </table:table-cell>
              <table:table-cell office:value-type="float" office:value="0.749714">
                <text:p>0.749714</text:p>
              </table:table-cell>
              <table:table-cell office:value-type="float" office:value="0.839086">
                <text:p>0.839086</text:p>
              </table:table-cell>
              <table:table-cell office:value-type="float" office:value="0.914514">
                <text:p>0.914514</text:p>
              </table:table-cell>
              <table:table-cell office:value-type="float" office:value="0.952">
                <text:p>0.952</text:p>
              </table:table-cell>
              <table:table-cell office:value-type="float" office:value="0.642949">
                <text:p>0.64294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80571">
                <text:p>0.380571</text:p>
              </table:table-cell>
              <table:table-cell office:value-type="float" office:value="0.4256">
                <text:p>0.4256</text:p>
              </table:table-cell>
              <table:table-cell office:value-type="float" office:value="0.520686">
                <text:p>0.520686</text:p>
              </table:table-cell>
              <table:table-cell office:value-type="float" office:value="0.586057">
                <text:p>0.586057</text:p>
              </table:table-cell>
              <table:table-cell office:value-type="float" office:value="0.626514">
                <text:p>0.626514</text:p>
              </table:table-cell>
              <table:table-cell office:value-type="float" office:value="0.653029">
                <text:p>0.653029</text:p>
              </table:table-cell>
              <table:table-cell office:value-type="float" office:value="0.6768">
                <text:p>0.6768</text:p>
              </table:table-cell>
              <table:table-cell office:value-type="float" office:value="0.736457">
                <text:p>0.736457</text:p>
              </table:table-cell>
              <table:table-cell office:value-type="float" office:value="0.825829">
                <text:p>0.825829</text:p>
              </table:table-cell>
              <table:table-cell office:value-type="float" office:value="0.910629">
                <text:p>0.910629</text:p>
              </table:table-cell>
              <table:table-cell office:value-type="float" office:value="0.952">
                <text:p>0.952</text:p>
              </table:table-cell>
              <table:table-cell office:value-type="float" office:value="0.634217">
                <text:p>0.63421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71429">
                <text:p>0.371429</text:p>
              </table:table-cell>
              <table:table-cell office:value-type="float" office:value="0.424457">
                <text:p>0.424457</text:p>
              </table:table-cell>
              <table:table-cell office:value-type="float" office:value="0.512686">
                <text:p>0.512686</text:p>
              </table:table-cell>
              <table:table-cell office:value-type="float" office:value="0.569143">
                <text:p>0.569143</text:p>
              </table:table-cell>
              <table:table-cell office:value-type="float" office:value="0.623086">
                <text:p>0.623086</text:p>
              </table:table-cell>
              <table:table-cell office:value-type="float" office:value="0.651657">
                <text:p>0.651657</text:p>
              </table:table-cell>
              <table:table-cell office:value-type="float" office:value="0.677486">
                <text:p>0.677486</text:p>
              </table:table-cell>
              <table:table-cell office:value-type="float" office:value="0.741029">
                <text:p>0.741029</text:p>
              </table:table-cell>
              <table:table-cell office:value-type="float" office:value="0.829486">
                <text:p>0.829486</text:p>
              </table:table-cell>
              <table:table-cell office:value-type="float" office:value="0.909943">
                <text:p>0.909943</text:p>
              </table:table-cell>
              <table:table-cell office:value-type="float" office:value="0.952">
                <text:p>0.952</text:p>
              </table:table-cell>
              <table:table-cell office:value-type="float" office:value="0.63104">
                <text:p>0.6310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76">
                <text:p>0.376</text:p>
              </table:table-cell>
              <table:table-cell office:value-type="float" office:value="0.450971">
                <text:p>0.450971</text:p>
              </table:table-cell>
              <table:table-cell office:value-type="float" office:value="0.530971">
                <text:p>0.530971</text:p>
              </table:table-cell>
              <table:table-cell office:value-type="float" office:value="0.5952">
                <text:p>0.5952</text:p>
              </table:table-cell>
              <table:table-cell office:value-type="float" office:value="0.6384">
                <text:p>0.6384</text:p>
              </table:table-cell>
              <table:table-cell office:value-type="float" office:value="0.669943">
                <text:p>0.669943</text:p>
              </table:table-cell>
              <table:table-cell office:value-type="float" office:value="0.722971">
                <text:p>0.722971</text:p>
              </table:table-cell>
              <table:table-cell office:value-type="float" office:value="0.792">
                <text:p>0.792</text:p>
              </table:table-cell>
              <table:table-cell office:value-type="float" office:value="0.863086">
                <text:p>0.863086</text:p>
              </table:table-cell>
              <table:table-cell office:value-type="float" office:value="0.913143">
                <text:p>0.913143</text:p>
              </table:table-cell>
              <table:table-cell office:value-type="float" office:value="0.96">
                <text:p>0.96</text:p>
              </table:table-cell>
              <table:table-cell office:value-type="float" office:value="0.655269">
                <text:p>0.6552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55429">
                <text:p>0.355429</text:p>
              </table:table-cell>
              <table:table-cell office:value-type="float" office:value="0.442286">
                <text:p>0.442286</text:p>
              </table:table-cell>
              <table:table-cell office:value-type="float" office:value="0.528457">
                <text:p>0.528457</text:p>
              </table:table-cell>
              <table:table-cell office:value-type="float" office:value="0.581714">
                <text:p>0.581714</text:p>
              </table:table-cell>
              <table:table-cell office:value-type="float" office:value="0.624686">
                <text:p>0.624686</text:p>
              </table:table-cell>
              <table:table-cell office:value-type="float" office:value="0.656229">
                <text:p>0.656229</text:p>
              </table:table-cell>
              <table:table-cell office:value-type="float" office:value="0.697829">
                <text:p>0.697829</text:p>
              </table:table-cell>
              <table:table-cell office:value-type="float" office:value="0.776">
                <text:p>0.776</text:p>
              </table:table-cell>
              <table:table-cell office:value-type="float" office:value="0.857829">
                <text:p>0.857829</text:p>
              </table:table-cell>
              <table:table-cell office:value-type="float" office:value="0.910857">
                <text:p>0.910857</text:p>
              </table:table-cell>
              <table:table-cell office:value-type="float" office:value="0.96">
                <text:p>0.96</text:p>
              </table:table-cell>
              <table:table-cell office:value-type="float" office:value="0.643131">
                <text:p>0.6431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8">
                <text:p>0.3488</text:p>
              </table:table-cell>
              <table:table-cell office:value-type="float" office:value="0.428114">
                <text:p>0.428114</text:p>
              </table:table-cell>
              <table:table-cell office:value-type="float" office:value="0.517029">
                <text:p>0.517029</text:p>
              </table:table-cell>
              <table:table-cell office:value-type="float" office:value="0.569829">
                <text:p>0.569829</text:p>
              </table:table-cell>
              <table:table-cell office:value-type="float" office:value="0.614857">
                <text:p>0.614857</text:p>
              </table:table-cell>
              <table:table-cell office:value-type="float" office:value="0.652114">
                <text:p>0.652114</text:p>
              </table:table-cell>
              <table:table-cell office:value-type="float" office:value="0.693029">
                <text:p>0.693029</text:p>
              </table:table-cell>
              <table:table-cell office:value-type="float" office:value="0.762057">
                <text:p>0.762057</text:p>
              </table:table-cell>
              <table:table-cell office:value-type="float" office:value="0.839543">
                <text:p>0.839543</text:p>
              </table:table-cell>
              <table:table-cell office:value-type="float" office:value="0.909943">
                <text:p>0.909943</text:p>
              </table:table-cell>
              <table:table-cell office:value-type="float" office:value="0.96">
                <text:p>0.96</text:p>
              </table:table-cell>
              <table:table-cell office:value-type="float" office:value="0.633531">
                <text:p>0.63353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46971">
                <text:p>0.346971</text:p>
              </table:table-cell>
              <table:table-cell office:value-type="float" office:value="0.416686">
                <text:p>0.416686</text:p>
              </table:table-cell>
              <table:table-cell office:value-type="float" office:value="0.4912">
                <text:p>0.4912</text:p>
              </table:table-cell>
              <table:table-cell office:value-type="float" office:value="0.567086">
                <text:p>0.567086</text:p>
              </table:table-cell>
              <table:table-cell office:value-type="float" office:value="0.618057">
                <text:p>0.618057</text:p>
              </table:table-cell>
              <table:table-cell office:value-type="float" office:value="0.652114">
                <text:p>0.652114</text:p>
              </table:table-cell>
              <table:table-cell office:value-type="float" office:value="0.681371">
                <text:p>0.681371</text:p>
              </table:table-cell>
              <table:table-cell office:value-type="float" office:value="0.754286">
                <text:p>0.754286</text:p>
              </table:table-cell>
              <table:table-cell office:value-type="float" office:value="0.831543">
                <text:p>0.831543</text:p>
              </table:table-cell>
              <table:table-cell office:value-type="float" office:value="0.914971">
                <text:p>0.914971</text:p>
              </table:table-cell>
              <table:table-cell office:value-type="float" office:value="0.96">
                <text:p>0.96</text:p>
              </table:table-cell>
              <table:table-cell office:value-type="float" office:value="0.627429">
                <text:p>0.62742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35543">
                <text:p>0.335543</text:p>
              </table:table-cell>
              <table:table-cell office:value-type="float" office:value="0.423314">
                <text:p>0.423314</text:p>
              </table:table-cell>
              <table:table-cell office:value-type="float" office:value="0.506057">
                <text:p>0.506057</text:p>
              </table:table-cell>
              <table:table-cell office:value-type="float" office:value="0.573029">
                <text:p>0.573029</text:p>
              </table:table-cell>
              <table:table-cell office:value-type="float" office:value="0.629943">
                <text:p>0.629943</text:p>
              </table:table-cell>
              <table:table-cell office:value-type="float" office:value="0.659657">
                <text:p>0.659657</text:p>
              </table:table-cell>
              <table:table-cell office:value-type="float" office:value="0.709943">
                <text:p>0.709943</text:p>
              </table:table-cell>
              <table:table-cell office:value-type="float" office:value="0.7856">
                <text:p>0.7856</text:p>
              </table:table-cell>
              <table:table-cell office:value-type="float" office:value="0.850057">
                <text:p>0.850057</text:p>
              </table:table-cell>
              <table:table-cell office:value-type="float" office:value="0.921371">
                <text:p>0.921371</text:p>
              </table:table-cell>
              <table:table-cell office:value-type="float" office:value="0.96">
                <text:p>0.96</text:p>
              </table:table-cell>
              <table:table-cell office:value-type="float" office:value="0.639451">
                <text:p>0.6394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648">
                <text:p>0.3648</text:p>
              </table:table-cell>
              <table:table-cell office:value-type="float" office:value="0.431771">
                <text:p>0.431771</text:p>
              </table:table-cell>
              <table:table-cell office:value-type="float" office:value="0.528">
                <text:p>0.528</text:p>
              </table:table-cell>
              <table:table-cell office:value-type="float" office:value="0.582171">
                <text:p>0.582171</text:p>
              </table:table-cell>
              <table:table-cell office:value-type="float" office:value="0.623543">
                <text:p>0.623543</text:p>
              </table:table-cell>
              <table:table-cell office:value-type="float" office:value="0.661257">
                <text:p>0.661257</text:p>
              </table:table-cell>
              <table:table-cell office:value-type="float" office:value="0.710857">
                <text:p>0.710857</text:p>
              </table:table-cell>
              <table:table-cell office:value-type="float" office:value="0.785829">
                <text:p>0.785829</text:p>
              </table:table-cell>
              <table:table-cell office:value-type="float" office:value="0.857829">
                <text:p>0.857829</text:p>
              </table:table-cell>
              <table:table-cell office:value-type="float" office:value="0.924114">
                <text:p>0.924114</text:p>
              </table:table-cell>
              <table:table-cell office:value-type="float" office:value="0.96">
                <text:p>0.96</text:p>
              </table:table-cell>
              <table:table-cell office:value-type="float" office:value="0.647017">
                <text:p>0.647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456">
                <text:p>0.3456</text:p>
              </table:table-cell>
              <table:table-cell office:value-type="float" office:value="0.429486">
                <text:p>0.429486</text:p>
              </table:table-cell>
              <table:table-cell office:value-type="float" office:value="0.511771">
                <text:p>0.511771</text:p>
              </table:table-cell>
              <table:table-cell office:value-type="float" office:value="0.562743">
                <text:p>0.562743</text:p>
              </table:table-cell>
              <table:table-cell office:value-type="float" office:value="0.613029">
                <text:p>0.613029</text:p>
              </table:table-cell>
              <table:table-cell office:value-type="float" office:value="0.655771">
                <text:p>0.655771</text:p>
              </table:table-cell>
              <table:table-cell office:value-type="float" office:value="0.710857">
                <text:p>0.710857</text:p>
              </table:table-cell>
              <table:table-cell office:value-type="float" office:value="0.786514">
                <text:p>0.786514</text:p>
              </table:table-cell>
              <table:table-cell office:value-type="float" office:value="0.845714">
                <text:p>0.845714</text:p>
              </table:table-cell>
              <table:table-cell office:value-type="float" office:value="0.922743">
                <text:p>0.922743</text:p>
              </table:table-cell>
              <table:table-cell office:value-type="float" office:value="0.96">
                <text:p>0.96</text:p>
              </table:table-cell>
              <table:table-cell office:value-type="float" office:value="0.638423">
                <text:p>0.6384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51314">
                <text:p>0.351314</text:p>
              </table:table-cell>
              <table:table-cell office:value-type="float" office:value="0.450057">
                <text:p>0.450057</text:p>
              </table:table-cell>
              <table:table-cell office:value-type="float" office:value="0.516114">
                <text:p>0.516114</text:p>
              </table:table-cell>
              <table:table-cell office:value-type="float" office:value="0.5824">
                <text:p>0.5824</text:p>
              </table:table-cell>
              <table:table-cell office:value-type="float" office:value="0.625829">
                <text:p>0.625829</text:p>
              </table:table-cell>
              <table:table-cell office:value-type="float" office:value="0.666286">
                <text:p>0.666286</text:p>
              </table:table-cell>
              <table:table-cell office:value-type="float" office:value="0.730743">
                <text:p>0.730743</text:p>
              </table:table-cell>
              <table:table-cell office:value-type="float" office:value="0.792">
                <text:p>0.792</text:p>
              </table:table-cell>
              <table:table-cell office:value-type="float" office:value="0.853943">
                <text:p>0.853943</text:p>
              </table:table-cell>
              <table:table-cell office:value-type="float" office:value="0.924571">
                <text:p>0.924571</text:p>
              </table:table-cell>
              <table:table-cell office:value-type="float" office:value="0.96">
                <text:p>0.96</text:p>
              </table:table-cell>
              <table:table-cell office:value-type="float" office:value="0.649326">
                <text:p>0.6493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52914">
                <text:p>0.352914</text:p>
              </table:table-cell>
              <table:table-cell office:value-type="float" office:value="0.452343">
                <text:p>0.452343</text:p>
              </table:table-cell>
              <table:table-cell office:value-type="float" office:value="0.525486">
                <text:p>0.525486</text:p>
              </table:table-cell>
              <table:table-cell office:value-type="float" office:value="0.582171">
                <text:p>0.582171</text:p>
              </table:table-cell>
              <table:table-cell office:value-type="float" office:value="0.6288">
                <text:p>0.6288</text:p>
              </table:table-cell>
              <table:table-cell office:value-type="float" office:value="0.666286">
                <text:p>0.666286</text:p>
              </table:table-cell>
              <table:table-cell office:value-type="float" office:value="0.723886">
                <text:p>0.723886</text:p>
              </table:table-cell>
              <table:table-cell office:value-type="float" office:value="0.7808">
                <text:p>0.7808</text:p>
              </table:table-cell>
              <table:table-cell office:value-type="float" office:value="0.864">
                <text:p>0.864</text:p>
              </table:table-cell>
              <table:table-cell office:value-type="float" office:value="0.926629">
                <text:p>0.926629</text:p>
              </table:table-cell>
              <table:table-cell office:value-type="float" office:value="0.96">
                <text:p>0.96</text:p>
              </table:table-cell>
              <table:table-cell office:value-type="float" office:value="0.650331">
                <text:p>0.65033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48114">
                <text:p>0.348114</text:p>
              </table:table-cell>
              <table:table-cell office:value-type="float" office:value="0.434057">
                <text:p>0.434057</text:p>
              </table:table-cell>
              <table:table-cell office:value-type="float" office:value="0.535314">
                <text:p>0.535314</text:p>
              </table:table-cell>
              <table:table-cell office:value-type="float" office:value="0.595657">
                <text:p>0.595657</text:p>
              </table:table-cell>
              <table:table-cell office:value-type="float" office:value="0.6416">
                <text:p>0.6416</text:p>
              </table:table-cell>
              <table:table-cell office:value-type="float" office:value="0.682514">
                <text:p>0.682514</text:p>
              </table:table-cell>
              <table:table-cell office:value-type="float" office:value="0.741029">
                <text:p>0.741029</text:p>
              </table:table-cell>
              <table:table-cell office:value-type="float" office:value="0.797029">
                <text:p>0.797029</text:p>
              </table:table-cell>
              <table:table-cell office:value-type="float" office:value="0.863771">
                <text:p>0.863771</text:p>
              </table:table-cell>
              <table:table-cell office:value-type="float" office:value="0.927314">
                <text:p>0.927314</text:p>
              </table:table-cell>
              <table:table-cell office:value-type="float" office:value="0.96">
                <text:p>0.96</text:p>
              </table:table-cell>
              <table:table-cell office:value-type="float" office:value="0.65664">
                <text:p>0.6566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64571">
                <text:p>0.364571</text:p>
              </table:table-cell>
              <table:table-cell office:value-type="float" office:value="0.458743">
                <text:p>0.458743</text:p>
              </table:table-cell>
              <table:table-cell office:value-type="float" office:value="0.557029">
                <text:p>0.557029</text:p>
              </table:table-cell>
              <table:table-cell office:value-type="float" office:value="0.617143">
                <text:p>0.617143</text:p>
              </table:table-cell>
              <table:table-cell office:value-type="float" office:value="0.650514">
                <text:p>0.650514</text:p>
              </table:table-cell>
              <table:table-cell office:value-type="float" office:value="0.683429">
                <text:p>0.683429</text:p>
              </table:table-cell>
              <table:table-cell office:value-type="float" office:value="0.751086">
                <text:p>0.751086</text:p>
              </table:table-cell>
              <table:table-cell office:value-type="float" office:value="0.811429">
                <text:p>0.811429</text:p>
              </table:table-cell>
              <table:table-cell office:value-type="float" office:value="0.871086">
                <text:p>0.871086</text:p>
              </table:table-cell>
              <table:table-cell office:value-type="float" office:value="0.929829">
                <text:p>0.929829</text:p>
              </table:table-cell>
              <table:table-cell office:value-type="float" office:value="0.96">
                <text:p>0.96</text:p>
              </table:table-cell>
              <table:table-cell office:value-type="float" office:value="0.669486">
                <text:p>0.6694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66629">
                <text:p>0.366629</text:p>
              </table:table-cell>
              <table:table-cell office:value-type="float" office:value="0.465371">
                <text:p>0.465371</text:p>
              </table:table-cell>
              <table:table-cell office:value-type="float" office:value="0.546514">
                <text:p>0.546514</text:p>
              </table:table-cell>
              <table:table-cell office:value-type="float" office:value="0.6128">
                <text:p>0.6128</text:p>
              </table:table-cell>
              <table:table-cell office:value-type="float" office:value="0.651657">
                <text:p>0.651657</text:p>
              </table:table-cell>
              <table:table-cell office:value-type="float" office:value="0.691657">
                <text:p>0.691657</text:p>
              </table:table-cell>
              <table:table-cell office:value-type="float" office:value="0.758857">
                <text:p>0.758857</text:p>
              </table:table-cell>
              <table:table-cell office:value-type="float" office:value="0.819429">
                <text:p>0.819429</text:p>
              </table:table-cell>
              <table:table-cell office:value-type="float" office:value="0.8704">
                <text:p>0.8704</text:p>
              </table:table-cell>
              <table:table-cell office:value-type="float" office:value="0.9264">
                <text:p>0.9264</text:p>
              </table:table-cell>
              <table:table-cell office:value-type="float" office:value="0.96">
                <text:p>0.96</text:p>
              </table:table-cell>
              <table:table-cell office:value-type="float" office:value="0.670971">
                <text:p>0.6709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86743">
                <text:p>0.386743</text:p>
              </table:table-cell>
              <table:table-cell office:value-type="float" office:value="0.4912">
                <text:p>0.4912</text:p>
              </table:table-cell>
              <table:table-cell office:value-type="float" office:value="0.575314">
                <text:p>0.575314</text:p>
              </table:table-cell>
              <table:table-cell office:value-type="float" office:value="0.629486">
                <text:p>0.629486</text:p>
              </table:table-cell>
              <table:table-cell office:value-type="float" office:value="0.6608">
                <text:p>0.6608</text:p>
              </table:table-cell>
              <table:table-cell office:value-type="float" office:value="0.706514">
                <text:p>0.706514</text:p>
              </table:table-cell>
              <table:table-cell office:value-type="float" office:value="0.777371">
                <text:p>0.777371</text:p>
              </table:table-cell>
              <table:table-cell office:value-type="float" office:value="0.834286">
                <text:p>0.834286</text:p>
              </table:table-cell>
              <table:table-cell office:value-type="float" office:value="0.881143">
                <text:p>0.881143</text:p>
              </table:table-cell>
              <table:table-cell office:value-type="float" office:value="0.932343">
                <text:p>0.932343</text:p>
              </table:table-cell>
              <table:table-cell office:value-type="float" office:value="0.96">
                <text:p>0.96</text:p>
              </table:table-cell>
              <table:table-cell office:value-type="float" office:value="0.68752">
                <text:p>0.687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57943">
                <text:p>0.357943</text:p>
              </table:table-cell>
              <table:table-cell office:value-type="float" office:value="0.482743">
                <text:p>0.482743</text:p>
              </table:table-cell>
              <table:table-cell office:value-type="float" office:value="0.577829">
                <text:p>0.577829</text:p>
              </table:table-cell>
              <table:table-cell office:value-type="float" office:value="0.633829">
                <text:p>0.633829</text:p>
              </table:table-cell>
              <table:table-cell office:value-type="float" office:value="0.669486">
                <text:p>0.669486</text:p>
              </table:table-cell>
              <table:table-cell office:value-type="float" office:value="0.7248">
                <text:p>0.7248</text:p>
              </table:table-cell>
              <table:table-cell office:value-type="float" office:value="0.784">
                <text:p>0.784</text:p>
              </table:table-cell>
              <table:table-cell office:value-type="float" office:value="0.833371">
                <text:p>0.833371</text:p>
              </table:table-cell>
              <table:table-cell office:value-type="float" office:value="0.880457">
                <text:p>0.880457</text:p>
              </table:table-cell>
              <table:table-cell office:value-type="float" office:value="0.9328">
                <text:p>0.9328</text:p>
              </table:table-cell>
              <table:table-cell office:value-type="float" office:value="0.96">
                <text:p>0.96</text:p>
              </table:table-cell>
              <table:table-cell office:value-type="float" office:value="0.687726">
                <text:p>0.6877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55429">
                <text:p>0.355429</text:p>
              </table:table-cell>
              <table:table-cell office:value-type="float" office:value="0.487543">
                <text:p>0.487543</text:p>
              </table:table-cell>
              <table:table-cell office:value-type="float" office:value="0.588114">
                <text:p>0.588114</text:p>
              </table:table-cell>
              <table:table-cell office:value-type="float" office:value="0.6384">
                <text:p>0.6384</text:p>
              </table:table-cell>
              <table:table-cell office:value-type="float" office:value="0.674743">
                <text:p>0.674743</text:p>
              </table:table-cell>
              <table:table-cell office:value-type="float" office:value="0.724114">
                <text:p>0.724114</text:p>
              </table:table-cell>
              <table:table-cell office:value-type="float" office:value="0.781486">
                <text:p>0.781486</text:p>
              </table:table-cell>
              <table:table-cell office:value-type="float" office:value="0.828114">
                <text:p>0.828114</text:p>
              </table:table-cell>
              <table:table-cell office:value-type="float" office:value="0.880686">
                <text:p>0.880686</text:p>
              </table:table-cell>
              <table:table-cell office:value-type="float" office:value="0.932343">
                <text:p>0.932343</text:p>
              </table:table-cell>
              <table:table-cell office:value-type="float" office:value="0.96">
                <text:p>0.96</text:p>
              </table:table-cell>
              <table:table-cell office:value-type="float" office:value="0.689097">
                <text:p>0.68909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373257">
                <text:p>0.373257</text:p>
              </table:table-cell>
              <table:table-cell office:value-type="float" office:value="0.5104">
                <text:p>0.5104</text:p>
              </table:table-cell>
              <table:table-cell office:value-type="float" office:value="0.584914">
                <text:p>0.584914</text:p>
              </table:table-cell>
              <table:table-cell office:value-type="float" office:value="0.639771">
                <text:p>0.639771</text:p>
              </table:table-cell>
              <table:table-cell office:value-type="float" office:value="0.683657">
                <text:p>0.683657</text:p>
              </table:table-cell>
              <table:table-cell office:value-type="float" office:value="0.744914">
                <text:p>0.744914</text:p>
              </table:table-cell>
              <table:table-cell office:value-type="float" office:value="0.802743">
                <text:p>0.802743</text:p>
              </table:table-cell>
              <table:table-cell office:value-type="float" office:value="0.848457">
                <text:p>0.848457</text:p>
              </table:table-cell>
              <table:table-cell office:value-type="float" office:value="0.894171">
                <text:p>0.894171</text:p>
              </table:table-cell>
              <table:table-cell office:value-type="float" office:value="0.936457">
                <text:p>0.936457</text:p>
              </table:table-cell>
              <table:table-cell office:value-type="float" office:value="0.96">
                <text:p>0.96</text:p>
              </table:table-cell>
              <table:table-cell office:value-type="float" office:value="0.701874">
                <text:p>0.70187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664">
                <text:p>0.3664</text:p>
              </table:table-cell>
              <table:table-cell office:value-type="float" office:value="0.509714">
                <text:p>0.509714</text:p>
              </table:table-cell>
              <table:table-cell office:value-type="float" office:value="0.599314">
                <text:p>0.599314</text:p>
              </table:table-cell>
              <table:table-cell office:value-type="float" office:value="0.647543">
                <text:p>0.647543</text:p>
              </table:table-cell>
              <table:table-cell office:value-type="float" office:value="0.685714">
                <text:p>0.685714</text:p>
              </table:table-cell>
              <table:table-cell office:value-type="float" office:value="0.741943">
                <text:p>0.741943</text:p>
              </table:table-cell>
              <table:table-cell office:value-type="float" office:value="0.792686">
                <text:p>0.792686</text:p>
              </table:table-cell>
              <table:table-cell office:value-type="float" office:value="0.839314">
                <text:p>0.839314</text:p>
              </table:table-cell>
              <table:table-cell office:value-type="float" office:value="0.885486">
                <text:p>0.885486</text:p>
              </table:table-cell>
              <table:table-cell office:value-type="float" office:value="0.933257">
                <text:p>0.933257</text:p>
              </table:table-cell>
              <table:table-cell office:value-type="float" office:value="0.96">
                <text:p>0.96</text:p>
              </table:table-cell>
              <table:table-cell office:value-type="float" office:value="0.700137">
                <text:p>0.7001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359314">
                <text:p>0.359314</text:p>
              </table:table-cell>
              <table:table-cell office:value-type="float" office:value="0.482743">
                <text:p>0.482743</text:p>
              </table:table-cell>
              <table:table-cell office:value-type="float" office:value="0.573257">
                <text:p>0.573257</text:p>
              </table:table-cell>
              <table:table-cell office:value-type="float" office:value="0.632">
                <text:p>0.632</text:p>
              </table:table-cell>
              <table:table-cell office:value-type="float" office:value="0.6736">
                <text:p>0.6736</text:p>
              </table:table-cell>
              <table:table-cell office:value-type="float" office:value="0.725714">
                <text:p>0.725714</text:p>
              </table:table-cell>
              <table:table-cell office:value-type="float" office:value="0.786514">
                <text:p>0.786514</text:p>
              </table:table-cell>
              <table:table-cell office:value-type="float" office:value="0.840914">
                <text:p>0.840914</text:p>
              </table:table-cell>
              <table:table-cell office:value-type="float" office:value="0.886171">
                <text:p>0.886171</text:p>
              </table:table-cell>
              <table:table-cell office:value-type="float" office:value="0.931429">
                <text:p>0.931429</text:p>
              </table:table-cell>
              <table:table-cell office:value-type="float" office:value="0.96">
                <text:p>0.96</text:p>
              </table:table-cell>
              <table:table-cell office:value-type="float" office:value="0.689166">
                <text:p>0.6891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71429">
                <text:p>0.371429</text:p>
              </table:table-cell>
              <table:table-cell office:value-type="float" office:value="0.512229">
                <text:p>0.512229</text:p>
              </table:table-cell>
              <table:table-cell office:value-type="float" office:value="0.592229">
                <text:p>0.592229</text:p>
              </table:table-cell>
              <table:table-cell office:value-type="float" office:value="0.6544">
                <text:p>0.6544</text:p>
              </table:table-cell>
              <table:table-cell office:value-type="float" office:value="0.685257">
                <text:p>0.685257</text:p>
              </table:table-cell>
              <table:table-cell office:value-type="float" office:value="0.732343">
                <text:p>0.732343</text:p>
              </table:table-cell>
              <table:table-cell office:value-type="float" office:value="0.792">
                <text:p>0.792</text:p>
              </table:table-cell>
              <table:table-cell office:value-type="float" office:value="0.849143">
                <text:p>0.849143</text:p>
              </table:table-cell>
              <table:table-cell office:value-type="float" office:value="0.885943">
                <text:p>0.885943</text:p>
              </table:table-cell>
              <table:table-cell office:value-type="float" office:value="0.9312">
                <text:p>0.9312</text:p>
              </table:table-cell>
              <table:table-cell office:value-type="float" office:value="0.96">
                <text:p>0.96</text:p>
              </table:table-cell>
              <table:table-cell office:value-type="float" office:value="0.700617">
                <text:p>0.70061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40343">
                <text:p>0.340343</text:p>
              </table:table-cell>
              <table:table-cell office:value-type="float" office:value="0.467886">
                <text:p>0.467886</text:p>
              </table:table-cell>
              <table:table-cell office:value-type="float" office:value="0.575086">
                <text:p>0.575086</text:p>
              </table:table-cell>
              <table:table-cell office:value-type="float" office:value="0.626286">
                <text:p>0.626286</text:p>
              </table:table-cell>
              <table:table-cell office:value-type="float" office:value="0.664686">
                <text:p>0.664686</text:p>
              </table:table-cell>
              <table:table-cell office:value-type="float" office:value="0.703314">
                <text:p>0.703314</text:p>
              </table:table-cell>
              <table:table-cell office:value-type="float" office:value="0.765257">
                <text:p>0.765257</text:p>
              </table:table-cell>
              <table:table-cell office:value-type="float" office:value="0.830857">
                <text:p>0.830857</text:p>
              </table:table-cell>
              <table:table-cell office:value-type="float" office:value="0.880229">
                <text:p>0.880229</text:p>
              </table:table-cell>
              <table:table-cell office:value-type="float" office:value="0.926171">
                <text:p>0.926171</text:p>
              </table:table-cell>
              <table:table-cell office:value-type="float" office:value="0.96">
                <text:p>0.96</text:p>
              </table:table-cell>
              <table:table-cell office:value-type="float" office:value="0.678011">
                <text:p>0.6780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44457">
                <text:p>0.344457</text:p>
              </table:table-cell>
              <table:table-cell office:value-type="float" office:value="0.461714">
                <text:p>0.461714</text:p>
              </table:table-cell>
              <table:table-cell office:value-type="float" office:value="0.559543">
                <text:p>0.559543</text:p>
              </table:table-cell>
              <table:table-cell office:value-type="float" office:value="0.619886">
                <text:p>0.619886</text:p>
              </table:table-cell>
              <table:table-cell office:value-type="float" office:value="0.663314">
                <text:p>0.663314</text:p>
              </table:table-cell>
              <table:table-cell office:value-type="float" office:value="0.705829">
                <text:p>0.705829</text:p>
              </table:table-cell>
              <table:table-cell office:value-type="float" office:value="0.769371">
                <text:p>0.769371</text:p>
              </table:table-cell>
              <table:table-cell office:value-type="float" office:value="0.836571">
                <text:p>0.836571</text:p>
              </table:table-cell>
              <table:table-cell office:value-type="float" office:value="0.880914">
                <text:p>0.880914</text:p>
              </table:table-cell>
              <table:table-cell office:value-type="float" office:value="0.927771">
                <text:p>0.927771</text:p>
              </table:table-cell>
              <table:table-cell office:value-type="float" office:value="0.96">
                <text:p>0.96</text:p>
              </table:table-cell>
              <table:table-cell office:value-type="float" office:value="0.676937">
                <text:p>0.67693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46743">
                <text:p>0.346743</text:p>
              </table:table-cell>
              <table:table-cell office:value-type="float" office:value="0.451429">
                <text:p>0.451429</text:p>
              </table:table-cell>
              <table:table-cell office:value-type="float" office:value="0.559543">
                <text:p>0.559543</text:p>
              </table:table-cell>
              <table:table-cell office:value-type="float" office:value="0.615771">
                <text:p>0.615771</text:p>
              </table:table-cell>
              <table:table-cell office:value-type="float" office:value="0.656686">
                <text:p>0.656686</text:p>
              </table:table-cell>
              <table:table-cell office:value-type="float" office:value="0.700571">
                <text:p>0.700571</text:p>
              </table:table-cell>
              <table:table-cell office:value-type="float" office:value="0.767771">
                <text:p>0.767771</text:p>
              </table:table-cell>
              <table:table-cell office:value-type="float" office:value="0.835429">
                <text:p>0.835429</text:p>
              </table:table-cell>
              <table:table-cell office:value-type="float" office:value="0.8752">
                <text:p>0.8752</text:p>
              </table:table-cell>
              <table:table-cell office:value-type="float" office:value="0.925943">
                <text:p>0.925943</text:p>
              </table:table-cell>
              <table:table-cell office:value-type="float" office:value="0.96">
                <text:p>0.96</text:p>
              </table:table-cell>
              <table:table-cell office:value-type="float" office:value="0.673509">
                <text:p>0.6735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914">
                <text:p>0.360914</text:p>
              </table:table-cell>
              <table:table-cell office:value-type="float" office:value="0.474514">
                <text:p>0.474514</text:p>
              </table:table-cell>
              <table:table-cell office:value-type="float" office:value="0.579657">
                <text:p>0.579657</text:p>
              </table:table-cell>
              <table:table-cell office:value-type="float" office:value="0.638857">
                <text:p>0.638857</text:p>
              </table:table-cell>
              <table:table-cell office:value-type="float" office:value="0.665829">
                <text:p>0.665829</text:p>
              </table:table-cell>
              <table:table-cell office:value-type="float" office:value="0.706743">
                <text:p>0.706743</text:p>
              </table:table-cell>
              <table:table-cell office:value-type="float" office:value="0.780343">
                <text:p>0.780343</text:p>
              </table:table-cell>
              <table:table-cell office:value-type="float" office:value="0.835429">
                <text:p>0.835429</text:p>
              </table:table-cell>
              <table:table-cell office:value-type="float" office:value="0.871543">
                <text:p>0.871543</text:p>
              </table:table-cell>
              <table:table-cell office:value-type="float" office:value="0.928457">
                <text:p>0.928457</text:p>
              </table:table-cell>
              <table:table-cell office:value-type="float" office:value="0.96">
                <text:p>0.96</text:p>
              </table:table-cell>
              <table:table-cell office:value-type="float" office:value="0.684229">
                <text:p>0.6842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36686">
                <text:p>0.336686</text:p>
              </table:table-cell>
              <table:table-cell office:value-type="float" office:value="0.442057">
                <text:p>0.442057</text:p>
              </table:table-cell>
              <table:table-cell office:value-type="float" office:value="0.563886">
                <text:p>0.563886</text:p>
              </table:table-cell>
              <table:table-cell office:value-type="float" office:value="0.640229">
                <text:p>0.640229</text:p>
              </table:table-cell>
              <table:table-cell office:value-type="float" office:value="0.669257">
                <text:p>0.669257</text:p>
              </table:table-cell>
              <table:table-cell office:value-type="float" office:value="0.733029">
                <text:p>0.733029</text:p>
              </table:table-cell>
              <table:table-cell office:value-type="float" office:value="0.789486">
                <text:p>0.789486</text:p>
              </table:table-cell>
              <table:table-cell office:value-type="float" office:value="0.840229">
                <text:p>0.840229</text:p>
              </table:table-cell>
              <table:table-cell office:value-type="float" office:value="0.879771">
                <text:p>0.879771</text:p>
              </table:table-cell>
              <table:table-cell office:value-type="float" office:value="0.933029">
                <text:p>0.933029</text:p>
              </table:table-cell>
              <table:table-cell office:value-type="float" office:value="0.96">
                <text:p>0.96</text:p>
              </table:table-cell>
              <table:table-cell office:value-type="float" office:value="0.682766">
                <text:p>0.6827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20114">
                <text:p>0.420114</text:p>
              </table:table-cell>
              <table:table-cell office:value-type="float" office:value="0.5632">
                <text:p>0.5632</text:p>
              </table:table-cell>
              <table:table-cell office:value-type="float" office:value="0.632">
                <text:p>0.632</text:p>
              </table:table-cell>
              <table:table-cell office:value-type="float" office:value="0.663543">
                <text:p>0.663543</text:p>
              </table:table-cell>
              <table:table-cell office:value-type="float" office:value="0.721143">
                <text:p>0.721143</text:p>
              </table:table-cell>
              <table:table-cell office:value-type="float" office:value="0.768686">
                <text:p>0.768686</text:p>
              </table:table-cell>
              <table:table-cell office:value-type="float" office:value="0.813714">
                <text:p>0.813714</text:p>
              </table:table-cell>
              <table:table-cell office:value-type="float" office:value="0.858514">
                <text:p>0.858514</text:p>
              </table:table-cell>
              <table:table-cell office:value-type="float" office:value="0.8912">
                <text:p>0.8912</text:p>
              </table:table-cell>
              <table:table-cell office:value-type="float" office:value="0.938286">
                <text:p>0.938286</text:p>
              </table:table-cell>
              <table:table-cell office:value-type="float" office:value="0.968">
                <text:p>0.968</text:p>
              </table:table-cell>
              <table:table-cell office:value-type="float" office:value="0.72704">
                <text:p>0.727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399086">
                <text:p>0.399086</text:p>
              </table:table-cell>
              <table:table-cell office:value-type="float" office:value="0.542629">
                <text:p>0.542629</text:p>
              </table:table-cell>
              <table:table-cell office:value-type="float" office:value="0.626514">
                <text:p>0.626514</text:p>
              </table:table-cell>
              <table:table-cell office:value-type="float" office:value="0.660343">
                <text:p>0.660343</text:p>
              </table:table-cell>
              <table:table-cell office:value-type="float" office:value="0.7056">
                <text:p>0.7056</text:p>
              </table:table-cell>
              <table:table-cell office:value-type="float" office:value="0.761829">
                <text:p>0.761829</text:p>
              </table:table-cell>
              <table:table-cell office:value-type="float" office:value="0.805257">
                <text:p>0.805257</text:p>
              </table:table-cell>
              <table:table-cell office:value-type="float" office:value="0.848457">
                <text:p>0.848457</text:p>
              </table:table-cell>
              <table:table-cell office:value-type="float" office:value="0.881829">
                <text:p>0.881829</text:p>
              </table:table-cell>
              <table:table-cell office:value-type="float" office:value="0.9296">
                <text:p>0.9296</text:p>
              </table:table-cell>
              <table:table-cell office:value-type="float" office:value="0.968">
                <text:p>0.968</text:p>
              </table:table-cell>
              <table:table-cell office:value-type="float" office:value="0.716114">
                <text:p>0.7161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390171">
                <text:p>0.390171</text:p>
              </table:table-cell>
              <table:table-cell office:value-type="float" office:value="0.533257">
                <text:p>0.533257</text:p>
              </table:table-cell>
              <table:table-cell office:value-type="float" office:value="0.6016">
                <text:p>0.6016</text:p>
              </table:table-cell>
              <table:table-cell office:value-type="float" office:value="0.647086">
                <text:p>0.647086</text:p>
              </table:table-cell>
              <table:table-cell office:value-type="float" office:value="0.682514">
                <text:p>0.682514</text:p>
              </table:table-cell>
              <table:table-cell office:value-type="float" office:value="0.738286">
                <text:p>0.738286</text:p>
              </table:table-cell>
              <table:table-cell office:value-type="float" office:value="0.790171">
                <text:p>0.790171</text:p>
              </table:table-cell>
              <table:table-cell office:value-type="float" office:value="0.845029">
                <text:p>0.845029</text:p>
              </table:table-cell>
              <table:table-cell office:value-type="float" office:value="0.882971">
                <text:p>0.882971</text:p>
              </table:table-cell>
              <table:table-cell office:value-type="float" office:value="0.932114">
                <text:p>0.932114</text:p>
              </table:table-cell>
              <table:table-cell office:value-type="float" office:value="0.968">
                <text:p>0.968</text:p>
              </table:table-cell>
              <table:table-cell office:value-type="float" office:value="0.70432">
                <text:p>0.704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064">
                <text:p>0.4064</text:p>
              </table:table-cell>
              <table:table-cell office:value-type="float" office:value="0.536457">
                <text:p>0.536457</text:p>
              </table:table-cell>
              <table:table-cell office:value-type="float" office:value="0.609371">
                <text:p>0.609371</text:p>
              </table:table-cell>
              <table:table-cell office:value-type="float" office:value="0.658743">
                <text:p>0.658743</text:p>
              </table:table-cell>
              <table:table-cell office:value-type="float" office:value="0.695543">
                <text:p>0.695543</text:p>
              </table:table-cell>
              <table:table-cell office:value-type="float" office:value="0.752229">
                <text:p>0.752229</text:p>
              </table:table-cell>
              <table:table-cell office:value-type="float" office:value="0.805486">
                <text:p>0.805486</text:p>
              </table:table-cell>
              <table:table-cell office:value-type="float" office:value="0.857371">
                <text:p>0.857371</text:p>
              </table:table-cell>
              <table:table-cell office:value-type="float" office:value="0.892571">
                <text:p>0.892571</text:p>
              </table:table-cell>
              <table:table-cell office:value-type="float" office:value="0.935314">
                <text:p>0.935314</text:p>
              </table:table-cell>
              <table:table-cell office:value-type="float" office:value="0.968">
                <text:p>0.968</text:p>
              </table:table-cell>
              <table:table-cell office:value-type="float" office:value="0.714949">
                <text:p>0.71494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08">
                <text:p>0.408</text:p>
              </table:table-cell>
              <table:table-cell office:value-type="float" office:value="0.5456">
                <text:p>0.5456</text:p>
              </table:table-cell>
              <table:table-cell office:value-type="float" office:value="0.6176">
                <text:p>0.6176</text:p>
              </table:table-cell>
              <table:table-cell office:value-type="float" office:value="0.662857">
                <text:p>0.662857</text:p>
              </table:table-cell>
              <table:table-cell office:value-type="float" office:value="0.712914">
                <text:p>0.712914</text:p>
              </table:table-cell>
              <table:table-cell office:value-type="float" office:value="0.770057">
                <text:p>0.770057</text:p>
              </table:table-cell>
              <table:table-cell office:value-type="float" office:value="0.819657">
                <text:p>0.819657</text:p>
              </table:table-cell>
              <table:table-cell office:value-type="float" office:value="0.866286">
                <text:p>0.866286</text:p>
              </table:table-cell>
              <table:table-cell office:value-type="float" office:value="0.895771">
                <text:p>0.895771</text:p>
              </table:table-cell>
              <table:table-cell office:value-type="float" office:value="0.935314">
                <text:p>0.935314</text:p>
              </table:table-cell>
              <table:table-cell office:value-type="float" office:value="0.968">
                <text:p>0.968</text:p>
              </table:table-cell>
              <table:table-cell office:value-type="float" office:value="0.723406">
                <text:p>0.7234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391543">
                <text:p>0.391543</text:p>
              </table:table-cell>
              <table:table-cell office:value-type="float" office:value="0.554057">
                <text:p>0.554057</text:p>
              </table:table-cell>
              <table:table-cell office:value-type="float" office:value="0.620114">
                <text:p>0.620114</text:p>
              </table:table-cell>
              <table:table-cell office:value-type="float" office:value="0.660343">
                <text:p>0.660343</text:p>
              </table:table-cell>
              <table:table-cell office:value-type="float" office:value="0.714286">
                <text:p>0.714286</text:p>
              </table:table-cell>
              <table:table-cell office:value-type="float" office:value="0.774857">
                <text:p>0.774857</text:p>
              </table:table-cell>
              <table:table-cell office:value-type="float" office:value="0.822171">
                <text:p>0.822171</text:p>
              </table:table-cell>
              <table:table-cell office:value-type="float" office:value="0.866514">
                <text:p>0.866514</text:p>
              </table:table-cell>
              <table:table-cell office:value-type="float" office:value="0.898514">
                <text:p>0.898514</text:p>
              </table:table-cell>
              <table:table-cell office:value-type="float" office:value="0.937829">
                <text:p>0.937829</text:p>
              </table:table-cell>
              <table:table-cell office:value-type="float" office:value="0.968">
                <text:p>0.968</text:p>
              </table:table-cell>
              <table:table-cell office:value-type="float" office:value="0.724023">
                <text:p>0.72402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304">
                <text:p>0.4304</text:p>
              </table:table-cell>
              <table:table-cell office:value-type="float" office:value="0.585143">
                <text:p>0.585143</text:p>
              </table:table-cell>
              <table:table-cell office:value-type="float" office:value="0.643886">
                <text:p>0.643886</text:p>
              </table:table-cell>
              <table:table-cell office:value-type="float" office:value="0.6864">
                <text:p>0.6864</text:p>
              </table:table-cell>
              <table:table-cell office:value-type="float" office:value="0.749714">
                <text:p>0.749714</text:p>
              </table:table-cell>
              <table:table-cell office:value-type="float" office:value="0.806857">
                <text:p>0.806857</text:p>
              </table:table-cell>
              <table:table-cell office:value-type="float" office:value="0.850743">
                <text:p>0.850743</text:p>
              </table:table-cell>
              <table:table-cell office:value-type="float" office:value="0.879314">
                <text:p>0.879314</text:p>
              </table:table-cell>
              <table:table-cell office:value-type="float" office:value="0.906514">
                <text:p>0.906514</text:p>
              </table:table-cell>
              <table:table-cell office:value-type="float" office:value="0.941943">
                <text:p>0.941943</text:p>
              </table:table-cell>
              <table:table-cell office:value-type="float" office:value="0.968">
                <text:p>0.968</text:p>
              </table:table-cell>
              <table:table-cell office:value-type="float" office:value="0.748091">
                <text:p>0.7480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064">
                <text:p>0.4064</text:p>
              </table:table-cell>
              <table:table-cell office:value-type="float" office:value="0.567771">
                <text:p>0.567771</text:p>
              </table:table-cell>
              <table:table-cell office:value-type="float" office:value="0.641371">
                <text:p>0.641371</text:p>
              </table:table-cell>
              <table:table-cell office:value-type="float" office:value="0.680686">
                <text:p>0.680686</text:p>
              </table:table-cell>
              <table:table-cell office:value-type="float" office:value="0.737829">
                <text:p>0.737829</text:p>
              </table:table-cell>
              <table:table-cell office:value-type="float" office:value="0.786286">
                <text:p>0.786286</text:p>
              </table:table-cell>
              <table:table-cell office:value-type="float" office:value="0.840457">
                <text:p>0.840457</text:p>
              </table:table-cell>
              <table:table-cell office:value-type="float" office:value="0.876571">
                <text:p>0.876571</text:p>
              </table:table-cell>
              <table:table-cell office:value-type="float" office:value="0.908571">
                <text:p>0.908571</text:p>
              </table:table-cell>
              <table:table-cell office:value-type="float" office:value="0.940571">
                <text:p>0.940571</text:p>
              </table:table-cell>
              <table:table-cell office:value-type="float" office:value="0.968">
                <text:p>0.968</text:p>
              </table:table-cell>
              <table:table-cell office:value-type="float" office:value="0.738651">
                <text:p>0.7386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35886">
                <text:p>0.435886</text:p>
              </table:table-cell>
              <table:table-cell office:value-type="float" office:value="0.5792">
                <text:p>0.5792</text:p>
              </table:table-cell>
              <table:table-cell office:value-type="float" office:value="0.644343">
                <text:p>0.644343</text:p>
              </table:table-cell>
              <table:table-cell office:value-type="float" office:value="0.681143">
                <text:p>0.681143</text:p>
              </table:table-cell>
              <table:table-cell office:value-type="float" office:value="0.735543">
                <text:p>0.735543</text:p>
              </table:table-cell>
              <table:table-cell office:value-type="float" office:value="0.796343">
                <text:p>0.796343</text:p>
              </table:table-cell>
              <table:table-cell office:value-type="float" office:value="0.847543">
                <text:p>0.847543</text:p>
              </table:table-cell>
              <table:table-cell office:value-type="float" office:value="0.877714">
                <text:p>0.877714</text:p>
              </table:table-cell>
              <table:table-cell office:value-type="float" office:value="0.906514">
                <text:p>0.906514</text:p>
              </table:table-cell>
              <table:table-cell office:value-type="float" office:value="0.938286">
                <text:p>0.938286</text:p>
              </table:table-cell>
              <table:table-cell office:value-type="float" office:value="0.968">
                <text:p>0.968</text:p>
              </table:table-cell>
              <table:table-cell office:value-type="float" office:value="0.744251">
                <text:p>0.74425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22629">
                <text:p>0.422629</text:p>
              </table:table-cell>
              <table:table-cell office:value-type="float" office:value="0.572571">
                <text:p>0.572571</text:p>
              </table:table-cell>
              <table:table-cell office:value-type="float" office:value="0.637257">
                <text:p>0.637257</text:p>
              </table:table-cell>
              <table:table-cell office:value-type="float" office:value="0.682743">
                <text:p>0.682743</text:p>
              </table:table-cell>
              <table:table-cell office:value-type="float" office:value="0.738514">
                <text:p>0.738514</text:p>
              </table:table-cell>
              <table:table-cell office:value-type="float" office:value="0.7904">
                <text:p>0.7904</text:p>
              </table:table-cell>
              <table:table-cell office:value-type="float" office:value="0.842057">
                <text:p>0.842057</text:p>
              </table:table-cell>
              <table:table-cell office:value-type="float" office:value="0.88">
                <text:p>0.88</text:p>
              </table:table-cell>
              <table:table-cell office:value-type="float" office:value="0.906286">
                <text:p>0.906286</text:p>
              </table:table-cell>
              <table:table-cell office:value-type="float" office:value="0.937143">
                <text:p>0.937143</text:p>
              </table:table-cell>
              <table:table-cell office:value-type="float" office:value="0.968">
                <text:p>0.968</text:p>
              </table:table-cell>
              <table:table-cell office:value-type="float" office:value="0.74096">
                <text:p>0.740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">
                <text:p>0.44</text:p>
              </table:table-cell>
              <table:table-cell office:value-type="float" office:value="0.575771">
                <text:p>0.575771</text:p>
              </table:table-cell>
              <table:table-cell office:value-type="float" office:value="0.647314">
                <text:p>0.647314</text:p>
              </table:table-cell>
              <table:table-cell office:value-type="float" office:value="0.690514">
                <text:p>0.690514</text:p>
              </table:table-cell>
              <table:table-cell office:value-type="float" office:value="0.737143">
                <text:p>0.737143</text:p>
              </table:table-cell>
              <table:table-cell office:value-type="float" office:value="0.788114">
                <text:p>0.788114</text:p>
              </table:table-cell>
              <table:table-cell office:value-type="float" office:value="0.831086">
                <text:p>0.831086</text:p>
              </table:table-cell>
              <table:table-cell office:value-type="float" office:value="0.8688">
                <text:p>0.8688</text:p>
              </table:table-cell>
              <table:table-cell office:value-type="float" office:value="0.904">
                <text:p>0.904</text:p>
              </table:table-cell>
              <table:table-cell office:value-type="float" office:value="0.936">
                <text:p>0.936</text:p>
              </table:table-cell>
              <table:table-cell office:value-type="float" office:value="0.968">
                <text:p>0.968</text:p>
              </table:table-cell>
              <table:table-cell office:value-type="float" office:value="0.741874">
                <text:p>0.74187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752">
                <text:p>0.4752</text:p>
              </table:table-cell>
              <table:table-cell office:value-type="float" office:value="0.589714">
                <text:p>0.589714</text:p>
              </table:table-cell>
              <table:table-cell office:value-type="float" office:value="0.653714">
                <text:p>0.653714</text:p>
              </table:table-cell>
              <table:table-cell office:value-type="float" office:value="0.695543">
                <text:p>0.695543</text:p>
              </table:table-cell>
              <table:table-cell office:value-type="float" office:value="0.740571">
                <text:p>0.740571</text:p>
              </table:table-cell>
              <table:table-cell office:value-type="float" office:value="0.7888">
                <text:p>0.7888</text:p>
              </table:table-cell>
              <table:table-cell office:value-type="float" office:value="0.829029">
                <text:p>0.829029</text:p>
              </table:table-cell>
              <table:table-cell office:value-type="float" office:value="0.864914">
                <text:p>0.864914</text:p>
              </table:table-cell>
              <table:table-cell office:value-type="float" office:value="0.896">
                <text:p>0.896</text:p>
              </table:table-cell>
              <table:table-cell office:value-type="float" office:value="0.9344">
                <text:p>0.9344</text:p>
              </table:table-cell>
              <table:table-cell office:value-type="float" office:value="0.968">
                <text:p>0.968</text:p>
              </table:table-cell>
              <table:table-cell office:value-type="float" office:value="0.746789">
                <text:p>0.74678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85943">
                <text:p>0.485943</text:p>
              </table:table-cell>
              <table:table-cell office:value-type="float" office:value="0.617371">
                <text:p>0.617371</text:p>
              </table:table-cell>
              <table:table-cell office:value-type="float" office:value="0.665829">
                <text:p>0.665829</text:p>
              </table:table-cell>
              <table:table-cell office:value-type="float" office:value="0.716343">
                <text:p>0.716343</text:p>
              </table:table-cell>
              <table:table-cell office:value-type="float" office:value="0.763886">
                <text:p>0.763886</text:p>
              </table:table-cell>
              <table:table-cell office:value-type="float" office:value="0.807086">
                <text:p>0.807086</text:p>
              </table:table-cell>
              <table:table-cell office:value-type="float" office:value="0.844571">
                <text:p>0.844571</text:p>
              </table:table-cell>
              <table:table-cell office:value-type="float" office:value="0.877714">
                <text:p>0.877714</text:p>
              </table:table-cell>
              <table:table-cell office:value-type="float" office:value="0.9072">
                <text:p>0.9072</text:p>
              </table:table-cell>
              <table:table-cell office:value-type="float" office:value="0.942171">
                <text:p>0.942171</text:p>
              </table:table-cell>
              <table:table-cell office:value-type="float" office:value="0.968">
                <text:p>0.968</text:p>
              </table:table-cell>
              <table:table-cell office:value-type="float" office:value="0.762811">
                <text:p>0.7628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12229">
                <text:p>0.512229</text:p>
              </table:table-cell>
              <table:table-cell office:value-type="float" office:value="0.623314">
                <text:p>0.623314</text:p>
              </table:table-cell>
              <table:table-cell office:value-type="float" office:value="0.673143">
                <text:p>0.673143</text:p>
              </table:table-cell>
              <table:table-cell office:value-type="float" office:value="0.735771">
                <text:p>0.735771</text:p>
              </table:table-cell>
              <table:table-cell office:value-type="float" office:value="0.781714">
                <text:p>0.781714</text:p>
              </table:table-cell>
              <table:table-cell office:value-type="float" office:value="0.824">
                <text:p>0.824</text:p>
              </table:table-cell>
              <table:table-cell office:value-type="float" office:value="0.856914">
                <text:p>0.856914</text:p>
              </table:table-cell>
              <table:table-cell office:value-type="float" office:value="0.8864">
                <text:p>0.8864</text:p>
              </table:table-cell>
              <table:table-cell office:value-type="float" office:value="0.913371">
                <text:p>0.913371</text:p>
              </table:table-cell>
              <table:table-cell office:value-type="float" office:value="0.945143">
                <text:p>0.945143</text:p>
              </table:table-cell>
              <table:table-cell office:value-type="float" office:value="0.968">
                <text:p>0.968</text:p>
              </table:table-cell>
              <table:table-cell office:value-type="float" office:value="0.7752">
                <text:p>0.77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008">
                <text:p>0.5008</text:p>
              </table:table-cell>
              <table:table-cell office:value-type="float" office:value="0.637029">
                <text:p>0.637029</text:p>
              </table:table-cell>
              <table:table-cell office:value-type="float" office:value="0.679771">
                <text:p>0.679771</text:p>
              </table:table-cell>
              <table:table-cell office:value-type="float" office:value="0.745143">
                <text:p>0.745143</text:p>
              </table:table-cell>
              <table:table-cell office:value-type="float" office:value="0.7968">
                <text:p>0.7968</text:p>
              </table:table-cell>
              <table:table-cell office:value-type="float" office:value="0.830857">
                <text:p>0.830857</text:p>
              </table:table-cell>
              <table:table-cell office:value-type="float" office:value="0.861486">
                <text:p>0.861486</text:p>
              </table:table-cell>
              <table:table-cell office:value-type="float" office:value="0.886171">
                <text:p>0.886171</text:p>
              </table:table-cell>
              <table:table-cell office:value-type="float" office:value="0.912229">
                <text:p>0.912229</text:p>
              </table:table-cell>
              <table:table-cell office:value-type="float" office:value="0.941714">
                <text:p>0.941714</text:p>
              </table:table-cell>
              <table:table-cell office:value-type="float" office:value="0.968">
                <text:p>0.968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056">
                <text:p>0.5056</text:p>
              </table:table-cell>
              <table:table-cell office:value-type="float" office:value="0.645257">
                <text:p>0.645257</text:p>
              </table:table-cell>
              <table:table-cell office:value-type="float" office:value="0.712457">
                <text:p>0.712457</text:p>
              </table:table-cell>
              <table:table-cell office:value-type="float" office:value="0.765029">
                <text:p>0.765029</text:p>
              </table:table-cell>
              <table:table-cell office:value-type="float" office:value="0.812114">
                <text:p>0.812114</text:p>
              </table:table-cell>
              <table:table-cell office:value-type="float" office:value="0.851886">
                <text:p>0.851886</text:p>
              </table:table-cell>
              <table:table-cell office:value-type="float" office:value="0.879086">
                <text:p>0.879086</text:p>
              </table:table-cell>
              <table:table-cell office:value-type="float" office:value="0.896914">
                <text:p>0.896914</text:p>
              </table:table-cell>
              <table:table-cell office:value-type="float" office:value="0.920686">
                <text:p>0.920686</text:p>
              </table:table-cell>
              <table:table-cell office:value-type="float" office:value="0.944457">
                <text:p>0.944457</text:p>
              </table:table-cell>
              <table:table-cell office:value-type="float" office:value="0.968">
                <text:p>0.968</text:p>
              </table:table-cell>
              <table:table-cell office:value-type="float" office:value="0.793349">
                <text:p>0.7933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58743">
                <text:p>0.458743</text:p>
              </table:table-cell>
              <table:table-cell office:value-type="float" office:value="0.626057">
                <text:p>0.626057</text:p>
              </table:table-cell>
              <table:table-cell office:value-type="float" office:value="0.719543">
                <text:p>0.719543</text:p>
              </table:table-cell>
              <table:table-cell office:value-type="float" office:value="0.778971">
                <text:p>0.778971</text:p>
              </table:table-cell>
              <table:table-cell office:value-type="float" office:value="0.821714">
                <text:p>0.821714</text:p>
              </table:table-cell>
              <table:table-cell office:value-type="float" office:value="0.855543">
                <text:p>0.855543</text:p>
              </table:table-cell>
              <table:table-cell office:value-type="float" office:value="0.88">
                <text:p>0.88</text:p>
              </table:table-cell>
              <table:table-cell office:value-type="float" office:value="0.899886">
                <text:p>0.899886</text:p>
              </table:table-cell>
              <table:table-cell office:value-type="float" office:value="0.921371">
                <text:p>0.921371</text:p>
              </table:table-cell>
              <table:table-cell office:value-type="float" office:value="0.9456">
                <text:p>0.9456</text:p>
              </table:table-cell>
              <table:table-cell office:value-type="float" office:value="0.968">
                <text:p>0.968</text:p>
              </table:table-cell>
              <table:table-cell office:value-type="float" office:value="0.790743">
                <text:p>0.79074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57371">
                <text:p>0.457371</text:p>
              </table:table-cell>
              <table:table-cell office:value-type="float" office:value="0.637714">
                <text:p>0.637714</text:p>
              </table:table-cell>
              <table:table-cell office:value-type="float" office:value="0.708343">
                <text:p>0.708343</text:p>
              </table:table-cell>
              <table:table-cell office:value-type="float" office:value="0.763886">
                <text:p>0.763886</text:p>
              </table:table-cell>
              <table:table-cell office:value-type="float" office:value="0.806857">
                <text:p>0.806857</text:p>
              </table:table-cell>
              <table:table-cell office:value-type="float" office:value="0.8448">
                <text:p>0.8448</text:p>
              </table:table-cell>
              <table:table-cell office:value-type="float" office:value="0.8736">
                <text:p>0.8736</text:p>
              </table:table-cell>
              <table:table-cell office:value-type="float" office:value="0.8944">
                <text:p>0.8944</text:p>
              </table:table-cell>
              <table:table-cell office:value-type="float" office:value="0.919314">
                <text:p>0.919314</text:p>
              </table:table-cell>
              <table:table-cell office:value-type="float" office:value="0.943543">
                <text:p>0.943543</text:p>
              </table:table-cell>
              <table:table-cell office:value-type="float" office:value="0.968">
                <text:p>0.968</text:p>
              </table:table-cell>
              <table:table-cell office:value-type="float" office:value="0.784983">
                <text:p>0.7849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62743">
                <text:p>0.562743</text:p>
              </table:table-cell>
              <table:table-cell office:value-type="float" office:value="0.700571">
                <text:p>0.700571</text:p>
              </table:table-cell>
              <table:table-cell office:value-type="float" office:value="0.765486">
                <text:p>0.765486</text:p>
              </table:table-cell>
              <table:table-cell office:value-type="float" office:value="0.809143">
                <text:p>0.809143</text:p>
              </table:table-cell>
              <table:table-cell office:value-type="float" office:value="0.845943">
                <text:p>0.845943</text:p>
              </table:table-cell>
              <table:table-cell office:value-type="float" office:value="0.871771">
                <text:p>0.871771</text:p>
              </table:table-cell>
              <table:table-cell office:value-type="float" office:value="0.886171">
                <text:p>0.886171</text:p>
              </table:table-cell>
              <table:table-cell office:value-type="float" office:value="0.907886">
                <text:p>0.907886</text:p>
              </table:table-cell>
              <table:table-cell office:value-type="float" office:value="0.925029">
                <text:p>0.925029</text:p>
              </table:table-cell>
              <table:table-cell office:value-type="float" office:value="0.946057">
                <text:p>0.946057</text:p>
              </table:table-cell>
              <table:table-cell office:value-type="float" office:value="0.968">
                <text:p>0.968</text:p>
              </table:table-cell>
              <table:table-cell office:value-type="float" office:value="0.82208">
                <text:p>0.8220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29371">
                <text:p>0.529371</text:p>
              </table:table-cell>
              <table:table-cell office:value-type="float" office:value="0.690057">
                <text:p>0.690057</text:p>
              </table:table-cell>
              <table:table-cell office:value-type="float" office:value="0.757486">
                <text:p>0.757486</text:p>
              </table:table-cell>
              <table:table-cell office:value-type="float" office:value="0.7952">
                <text:p>0.7952</text:p>
              </table:table-cell>
              <table:table-cell office:value-type="float" office:value="0.827886">
                <text:p>0.827886</text:p>
              </table:table-cell>
              <table:table-cell office:value-type="float" office:value="0.863771">
                <text:p>0.863771</text:p>
              </table:table-cell>
              <table:table-cell office:value-type="float" office:value="0.882743">
                <text:p>0.882743</text:p>
              </table:table-cell>
              <table:table-cell office:value-type="float" office:value="0.904229">
                <text:p>0.904229</text:p>
              </table:table-cell>
              <table:table-cell office:value-type="float" office:value="0.9232">
                <text:p>0.9232</text:p>
              </table:table-cell>
              <table:table-cell office:value-type="float" office:value="0.946514">
                <text:p>0.946514</text:p>
              </table:table-cell>
              <table:table-cell office:value-type="float" office:value="0.968">
                <text:p>0.968</text:p>
              </table:table-cell>
              <table:table-cell office:value-type="float" office:value="0.812046">
                <text:p>0.81204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57486">
                <text:p>0.557486</text:p>
              </table:table-cell>
              <table:table-cell office:value-type="float" office:value="0.6912">
                <text:p>0.6912</text:p>
              </table:table-cell>
              <table:table-cell office:value-type="float" office:value="0.758629">
                <text:p>0.758629</text:p>
              </table:table-cell>
              <table:table-cell office:value-type="float" office:value="0.799771">
                <text:p>0.799771</text:p>
              </table:table-cell>
              <table:table-cell office:value-type="float" office:value="0.835886">
                <text:p>0.835886</text:p>
              </table:table-cell>
              <table:table-cell office:value-type="float" office:value="0.867886">
                <text:p>0.867886</text:p>
              </table:table-cell>
              <table:table-cell office:value-type="float" office:value="0.884114">
                <text:p>0.884114</text:p>
              </table:table-cell>
              <table:table-cell office:value-type="float" office:value="0.902629">
                <text:p>0.902629</text:p>
              </table:table-cell>
              <table:table-cell office:value-type="float" office:value="0.925714">
                <text:p>0.925714</text:p>
              </table:table-cell>
              <table:table-cell office:value-type="float" office:value="0.948571">
                <text:p>0.948571</text:p>
              </table:table-cell>
              <table:table-cell office:value-type="float" office:value="0.968">
                <text:p>0.968</text:p>
              </table:table-cell>
              <table:table-cell office:value-type="float" office:value="0.817189">
                <text:p>0.81718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19771">
                <text:p>0.519771</text:p>
              </table:table-cell>
              <table:table-cell office:value-type="float" office:value="0.672914">
                <text:p>0.672914</text:p>
              </table:table-cell>
              <table:table-cell office:value-type="float" office:value="0.761371">
                <text:p>0.761371</text:p>
              </table:table-cell>
              <table:table-cell office:value-type="float" office:value="0.808457">
                <text:p>0.808457</text:p>
              </table:table-cell>
              <table:table-cell office:value-type="float" office:value="0.845257">
                <text:p>0.845257</text:p>
              </table:table-cell>
              <table:table-cell office:value-type="float" office:value="0.870629">
                <text:p>0.870629</text:p>
              </table:table-cell>
              <table:table-cell office:value-type="float" office:value="0.885714">
                <text:p>0.885714</text:p>
              </table:table-cell>
              <table:table-cell office:value-type="float" office:value="0.904">
                <text:p>0.904</text:p>
              </table:table-cell>
              <table:table-cell office:value-type="float" office:value="0.9248">
                <text:p>0.9248</text:p>
              </table:table-cell>
              <table:table-cell office:value-type="float" office:value="0.9472">
                <text:p>0.9472</text:p>
              </table:table-cell>
              <table:table-cell office:value-type="float" office:value="0.968">
                <text:p>0.968</text:p>
              </table:table-cell>
              <table:table-cell office:value-type="float" office:value="0.814011">
                <text:p>0.81401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57714">
                <text:p>0.557714</text:p>
              </table:table-cell>
              <table:table-cell office:value-type="float" office:value="0.688686">
                <text:p>0.688686</text:p>
              </table:table-cell>
              <table:table-cell office:value-type="float" office:value="0.756571">
                <text:p>0.756571</text:p>
              </table:table-cell>
              <table:table-cell office:value-type="float" office:value="0.813714">
                <text:p>0.813714</text:p>
              </table:table-cell>
              <table:table-cell office:value-type="float" office:value="0.842286">
                <text:p>0.842286</text:p>
              </table:table-cell>
              <table:table-cell office:value-type="float" office:value="0.870171">
                <text:p>0.870171</text:p>
              </table:table-cell>
              <table:table-cell office:value-type="float" office:value="0.887086">
                <text:p>0.887086</text:p>
              </table:table-cell>
              <table:table-cell office:value-type="float" office:value="0.906514">
                <text:p>0.906514</text:p>
              </table:table-cell>
              <table:table-cell office:value-type="float" office:value="0.926629">
                <text:p>0.926629</text:p>
              </table:table-cell>
              <table:table-cell office:value-type="float" office:value="0.946971">
                <text:p>0.946971</text:p>
              </table:table-cell>
              <table:table-cell office:value-type="float" office:value="0.968">
                <text:p>0.968</text:p>
              </table:table-cell>
              <table:table-cell office:value-type="float" office:value="0.819634">
                <text:p>0.8196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34171">
                <text:p>0.534171</text:p>
              </table:table-cell>
              <table:table-cell office:value-type="float" office:value="0.674286">
                <text:p>0.674286</text:p>
              </table:table-cell>
              <table:table-cell office:value-type="float" office:value="0.741029">
                <text:p>0.741029</text:p>
              </table:table-cell>
              <table:table-cell office:value-type="float" office:value="0.794743">
                <text:p>0.794743</text:p>
              </table:table-cell>
              <table:table-cell office:value-type="float" office:value="0.831314">
                <text:p>0.831314</text:p>
              </table:table-cell>
              <table:table-cell office:value-type="float" office:value="0.857829">
                <text:p>0.857829</text:p>
              </table:table-cell>
              <table:table-cell office:value-type="float" office:value="0.884114">
                <text:p>0.884114</text:p>
              </table:table-cell>
              <table:table-cell office:value-type="float" office:value="0.902857">
                <text:p>0.902857</text:p>
              </table:table-cell>
              <table:table-cell office:value-type="float" office:value="0.9248">
                <text:p>0.9248</text:p>
              </table:table-cell>
              <table:table-cell office:value-type="float" office:value="0.945143">
                <text:p>0.945143</text:p>
              </table:table-cell>
              <table:table-cell office:value-type="float" office:value="0.968">
                <text:p>0.968</text:p>
              </table:table-cell>
              <table:table-cell office:value-type="float" office:value="0.809029">
                <text:p>0.80902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57486">
                <text:p>0.557486</text:p>
              </table:table-cell>
              <table:table-cell office:value-type="float" office:value="0.688229">
                <text:p>0.688229</text:p>
              </table:table-cell>
              <table:table-cell office:value-type="float" office:value="0.753829">
                <text:p>0.753829</text:p>
              </table:table-cell>
              <table:table-cell office:value-type="float" office:value="0.8016">
                <text:p>0.8016</text:p>
              </table:table-cell>
              <table:table-cell office:value-type="float" office:value="0.832">
                <text:p>0.832</text:p>
              </table:table-cell>
              <table:table-cell office:value-type="float" office:value="0.862171">
                <text:p>0.862171</text:p>
              </table:table-cell>
              <table:table-cell office:value-type="float" office:value="0.885257">
                <text:p>0.885257</text:p>
              </table:table-cell>
              <table:table-cell office:value-type="float" office:value="0.901257">
                <text:p>0.901257</text:p>
              </table:table-cell>
              <table:table-cell office:value-type="float" office:value="0.920457">
                <text:p>0.920457</text:p>
              </table:table-cell>
              <table:table-cell office:value-type="float" office:value="0.940114">
                <text:p>0.940114</text:p>
              </table:table-cell>
              <table:table-cell office:value-type="float" office:value="0.96">
                <text:p>0.96</text:p>
              </table:table-cell>
              <table:table-cell office:value-type="float" office:value="0.81424">
                <text:p>0.8142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94971">
                <text:p>0.594971</text:p>
              </table:table-cell>
              <table:table-cell office:value-type="float" office:value="0.697829">
                <text:p>0.697829</text:p>
              </table:table-cell>
              <table:table-cell office:value-type="float" office:value="0.759771">
                <text:p>0.759771</text:p>
              </table:table-cell>
              <table:table-cell office:value-type="float" office:value="0.803657">
                <text:p>0.803657</text:p>
              </table:table-cell>
              <table:table-cell office:value-type="float" office:value="0.831771">
                <text:p>0.831771</text:p>
              </table:table-cell>
              <table:table-cell office:value-type="float" office:value="0.856">
                <text:p>0.856</text:p>
              </table:table-cell>
              <table:table-cell office:value-type="float" office:value="0.880457">
                <text:p>0.880457</text:p>
              </table:table-cell>
              <table:table-cell office:value-type="float" office:value="0.898286">
                <text:p>0.898286</text:p>
              </table:table-cell>
              <table:table-cell office:value-type="float" office:value="0.918857">
                <text:p>0.918857</text:p>
              </table:table-cell>
              <table:table-cell office:value-type="float" office:value="0.939886">
                <text:p>0.939886</text:p>
              </table:table-cell>
              <table:table-cell office:value-type="float" office:value="0.96">
                <text:p>0.96</text:p>
              </table:table-cell>
              <table:table-cell office:value-type="float" office:value="0.818149">
                <text:p>0.81814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65257">
                <text:p>0.565257</text:p>
              </table:table-cell>
              <table:table-cell office:value-type="float" office:value="0.673143">
                <text:p>0.673143</text:p>
              </table:table-cell>
              <table:table-cell office:value-type="float" office:value="0.747429">
                <text:p>0.747429</text:p>
              </table:table-cell>
              <table:table-cell office:value-type="float" office:value="0.7936">
                <text:p>0.7936</text:p>
              </table:table-cell>
              <table:table-cell office:value-type="float" office:value="0.828343">
                <text:p>0.828343</text:p>
              </table:table-cell>
              <table:table-cell office:value-type="float" office:value="0.852114">
                <text:p>0.852114</text:p>
              </table:table-cell>
              <table:table-cell office:value-type="float" office:value="0.88">
                <text:p>0.88</text:p>
              </table:table-cell>
              <table:table-cell office:value-type="float" office:value="0.898286">
                <text:p>0.898286</text:p>
              </table:table-cell>
              <table:table-cell office:value-type="float" office:value="0.915429">
                <text:p>0.915429</text:p>
              </table:table-cell>
              <table:table-cell office:value-type="float" office:value="0.938057">
                <text:p>0.938057</text:p>
              </table:table-cell>
              <table:table-cell office:value-type="float" office:value="0.96">
                <text:p>0.96</text:p>
              </table:table-cell>
              <table:table-cell office:value-type="float" office:value="0.809166">
                <text:p>0.80916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61371">
                <text:p>0.561371</text:p>
              </table:table-cell>
              <table:table-cell office:value-type="float" office:value="0.703086">
                <text:p>0.703086</text:p>
              </table:table-cell>
              <table:table-cell office:value-type="float" office:value="0.765486">
                <text:p>0.765486</text:p>
              </table:table-cell>
              <table:table-cell office:value-type="float" office:value="0.810514">
                <text:p>0.810514</text:p>
              </table:table-cell>
              <table:table-cell office:value-type="float" office:value="0.843429">
                <text:p>0.843429</text:p>
              </table:table-cell>
              <table:table-cell office:value-type="float" office:value="0.866057">
                <text:p>0.866057</text:p>
              </table:table-cell>
              <table:table-cell office:value-type="float" office:value="0.8864">
                <text:p>0.8864</text:p>
              </table:table-cell>
              <table:table-cell office:value-type="float" office:value="0.903543">
                <text:p>0.903543</text:p>
              </table:table-cell>
              <table:table-cell office:value-type="float" office:value="0.919771">
                <text:p>0.919771</text:p>
              </table:table-cell>
              <table:table-cell office:value-type="float" office:value="0.939886">
                <text:p>0.939886</text:p>
              </table:table-cell>
              <table:table-cell office:value-type="float" office:value="0.968">
                <text:p>0.968</text:p>
              </table:table-cell>
              <table:table-cell office:value-type="float" office:value="0.819954">
                <text:p>0.8199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0857">
                <text:p>0.550857</text:p>
              </table:table-cell>
              <table:table-cell office:value-type="float" office:value="0.685943">
                <text:p>0.685943</text:p>
              </table:table-cell>
              <table:table-cell office:value-type="float" office:value="0.745829">
                <text:p>0.745829</text:p>
              </table:table-cell>
              <table:table-cell office:value-type="float" office:value="0.791543">
                <text:p>0.791543</text:p>
              </table:table-cell>
              <table:table-cell office:value-type="float" office:value="0.834971">
                <text:p>0.834971</text:p>
              </table:table-cell>
              <table:table-cell office:value-type="float" office:value="0.8624">
                <text:p>0.8624</text:p>
              </table:table-cell>
              <table:table-cell office:value-type="float" office:value="0.881829">
                <text:p>0.881829</text:p>
              </table:table-cell>
              <table:table-cell office:value-type="float" office:value="0.898743">
                <text:p>0.898743</text:p>
              </table:table-cell>
              <table:table-cell office:value-type="float" office:value="0.917486">
                <text:p>0.917486</text:p>
              </table:table-cell>
              <table:table-cell office:value-type="float" office:value="0.938514">
                <text:p>0.938514</text:p>
              </table:table-cell>
              <table:table-cell office:value-type="float" office:value="0.96">
                <text:p>0.96</text:p>
              </table:table-cell>
              <table:table-cell office:value-type="float" office:value="0.810811">
                <text:p>0.81081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60229">
                <text:p>0.560229</text:p>
              </table:table-cell>
              <table:table-cell office:value-type="float" office:value="0.687086">
                <text:p>0.687086</text:p>
              </table:table-cell>
              <table:table-cell office:value-type="float" office:value="0.757029">
                <text:p>0.757029</text:p>
              </table:table-cell>
              <table:table-cell office:value-type="float" office:value="0.7904">
                <text:p>0.7904</text:p>
              </table:table-cell>
              <table:table-cell office:value-type="float" office:value="0.834743">
                <text:p>0.834743</text:p>
              </table:table-cell>
              <table:table-cell office:value-type="float" office:value="0.860571">
                <text:p>0.860571</text:p>
              </table:table-cell>
              <table:table-cell office:value-type="float" office:value="0.879543">
                <text:p>0.879543</text:p>
              </table:table-cell>
              <table:table-cell office:value-type="float" office:value="0.896686">
                <text:p>0.896686</text:p>
              </table:table-cell>
              <table:table-cell office:value-type="float" office:value="0.92">
                <text:p>0.92</text:p>
              </table:table-cell>
              <table:table-cell office:value-type="float" office:value="0.939886">
                <text:p>0.939886</text:p>
              </table:table-cell>
              <table:table-cell office:value-type="float" office:value="0.96">
                <text:p>0.96</text:p>
              </table:table-cell>
              <table:table-cell office:value-type="float" office:value="0.812617">
                <text:p>0.81261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48571">
                <text:p>0.548571</text:p>
              </table:table-cell>
              <table:table-cell office:value-type="float" office:value="0.670857">
                <text:p>0.670857</text:p>
              </table:table-cell>
              <table:table-cell office:value-type="float" office:value="0.741486">
                <text:p>0.741486</text:p>
              </table:table-cell>
              <table:table-cell office:value-type="float" office:value="0.787886">
                <text:p>0.787886</text:p>
              </table:table-cell>
              <table:table-cell office:value-type="float" office:value="0.829486">
                <text:p>0.829486</text:p>
              </table:table-cell>
              <table:table-cell office:value-type="float" office:value="0.856914">
                <text:p>0.856914</text:p>
              </table:table-cell>
              <table:table-cell office:value-type="float" office:value="0.879086">
                <text:p>0.879086</text:p>
              </table:table-cell>
              <table:table-cell office:value-type="float" office:value="0.8992">
                <text:p>0.8992</text:p>
              </table:table-cell>
              <table:table-cell office:value-type="float" office:value="0.920686">
                <text:p>0.920686</text:p>
              </table:table-cell>
              <table:table-cell office:value-type="float" office:value="0.941714">
                <text:p>0.941714</text:p>
              </table:table-cell>
              <table:table-cell office:value-type="float" office:value="0.96">
                <text:p>0.96</text:p>
              </table:table-cell>
              <table:table-cell office:value-type="float" office:value="0.807589">
                <text:p>0.80758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45143">
                <text:p>0.545143</text:p>
              </table:table-cell>
              <table:table-cell office:value-type="float" office:value="0.689829">
                <text:p>0.689829</text:p>
              </table:table-cell>
              <table:table-cell office:value-type="float" office:value="0.7568">
                <text:p>0.7568</text:p>
              </table:table-cell>
              <table:table-cell office:value-type="float" office:value="0.800229">
                <text:p>0.800229</text:p>
              </table:table-cell>
              <table:table-cell office:value-type="float" office:value="0.832229">
                <text:p>0.832229</text:p>
              </table:table-cell>
              <table:table-cell office:value-type="float" office:value="0.854171">
                <text:p>0.854171</text:p>
              </table:table-cell>
              <table:table-cell office:value-type="float" office:value="0.872457">
                <text:p>0.872457</text:p>
              </table:table-cell>
              <table:table-cell office:value-type="float" office:value="0.890971">
                <text:p>0.890971</text:p>
              </table:table-cell>
              <table:table-cell office:value-type="float" office:value="0.912457">
                <text:p>0.912457</text:p>
              </table:table-cell>
              <table:table-cell office:value-type="float" office:value="0.937829">
                <text:p>0.937829</text:p>
              </table:table-cell>
              <table:table-cell office:value-type="float" office:value="0.96">
                <text:p>0.96</text:p>
              </table:table-cell>
              <table:table-cell office:value-type="float" office:value="0.809211">
                <text:p>0.80921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36686">
                <text:p>0.536686</text:p>
              </table:table-cell>
              <table:table-cell office:value-type="float" office:value="0.699429">
                <text:p>0.699429</text:p>
              </table:table-cell>
              <table:table-cell office:value-type="float" office:value="0.771657">
                <text:p>0.771657</text:p>
              </table:table-cell>
              <table:table-cell office:value-type="float" office:value="0.809829">
                <text:p>0.809829</text:p>
              </table:table-cell>
              <table:table-cell office:value-type="float" office:value="0.836571">
                <text:p>0.836571</text:p>
              </table:table-cell>
              <table:table-cell office:value-type="float" office:value="0.858971">
                <text:p>0.858971</text:p>
              </table:table-cell>
              <table:table-cell office:value-type="float" office:value="0.879771">
                <text:p>0.879771</text:p>
              </table:table-cell>
              <table:table-cell office:value-type="float" office:value="0.897143">
                <text:p>0.897143</text:p>
              </table:table-cell>
              <table:table-cell office:value-type="float" office:value="0.915429">
                <text:p>0.915429</text:p>
              </table:table-cell>
              <table:table-cell office:value-type="float" office:value="0.9376">
                <text:p>0.9376</text:p>
              </table:table-cell>
              <table:table-cell office:value-type="float" office:value="0.96">
                <text:p>0.96</text:p>
              </table:table-cell>
              <table:table-cell office:value-type="float" office:value="0.814309">
                <text:p>0.81430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65257">
                <text:p>0.565257</text:p>
              </table:table-cell>
              <table:table-cell office:value-type="float" office:value="0.703771">
                <text:p>0.703771</text:p>
              </table:table-cell>
              <table:table-cell office:value-type="float" office:value="0.768457">
                <text:p>0.768457</text:p>
              </table:table-cell>
              <table:table-cell office:value-type="float" office:value="0.805486">
                <text:p>0.805486</text:p>
              </table:table-cell>
              <table:table-cell office:value-type="float" office:value="0.833371">
                <text:p>0.833371</text:p>
              </table:table-cell>
              <table:table-cell office:value-type="float" office:value="0.858286">
                <text:p>0.858286</text:p>
              </table:table-cell>
              <table:table-cell office:value-type="float" office:value="0.879086">
                <text:p>0.879086</text:p>
              </table:table-cell>
              <table:table-cell office:value-type="float" office:value="0.897829">
                <text:p>0.897829</text:p>
              </table:table-cell>
              <table:table-cell office:value-type="float" office:value="0.917486">
                <text:p>0.917486</text:p>
              </table:table-cell>
              <table:table-cell office:value-type="float" office:value="0.941486">
                <text:p>0.941486</text:p>
              </table:table-cell>
              <table:table-cell office:value-type="float" office:value="0.968">
                <text:p>0.968</text:p>
              </table:table-cell>
              <table:table-cell office:value-type="float" office:value="0.817051">
                <text:p>0.81705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08914">
                <text:p>0.608914</text:p>
              </table:table-cell>
              <table:table-cell office:value-type="float" office:value="0.717029">
                <text:p>0.717029</text:p>
              </table:table-cell>
              <table:table-cell office:value-type="float" office:value="0.771657">
                <text:p>0.771657</text:p>
              </table:table-cell>
              <table:table-cell office:value-type="float" office:value="0.805943">
                <text:p>0.805943</text:p>
              </table:table-cell>
              <table:table-cell office:value-type="float" office:value="0.834514">
                <text:p>0.834514</text:p>
              </table:table-cell>
              <table:table-cell office:value-type="float" office:value="0.862171">
                <text:p>0.862171</text:p>
              </table:table-cell>
              <table:table-cell office:value-type="float" office:value="0.884114">
                <text:p>0.884114</text:p>
              </table:table-cell>
              <table:table-cell office:value-type="float" office:value="0.9024">
                <text:p>0.9024</text:p>
              </table:table-cell>
              <table:table-cell office:value-type="float" office:value="0.920229">
                <text:p>0.920229</text:p>
              </table:table-cell>
              <table:table-cell office:value-type="float" office:value="0.939657">
                <text:p>0.939657</text:p>
              </table:table-cell>
              <table:table-cell office:value-type="float" office:value="0.952">
                <text:p>0.952</text:p>
              </table:table-cell>
              <table:table-cell office:value-type="float" office:value="0.824663">
                <text:p>0.82466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44">
                <text:p>0.6144</text:p>
              </table:table-cell>
              <table:table-cell office:value-type="float" office:value="0.719314">
                <text:p>0.719314</text:p>
              </table:table-cell>
              <table:table-cell office:value-type="float" office:value="0.7776">
                <text:p>0.7776</text:p>
              </table:table-cell>
              <table:table-cell office:value-type="float" office:value="0.817829">
                <text:p>0.817829</text:p>
              </table:table-cell>
              <table:table-cell office:value-type="float" office:value="0.844343">
                <text:p>0.844343</text:p>
              </table:table-cell>
              <table:table-cell office:value-type="float" office:value="0.8656">
                <text:p>0.8656</text:p>
              </table:table-cell>
              <table:table-cell office:value-type="float" office:value="0.888">
                <text:p>0.888</text:p>
              </table:table-cell>
              <table:table-cell office:value-type="float" office:value="0.902857">
                <text:p>0.902857</text:p>
              </table:table-cell>
              <table:table-cell office:value-type="float" office:value="0.92">
                <text:p>0.92</text:p>
              </table:table-cell>
              <table:table-cell office:value-type="float" office:value="0.938971">
                <text:p>0.938971</text:p>
              </table:table-cell>
              <table:table-cell office:value-type="float" office:value="0.96">
                <text:p>0.96</text:p>
              </table:table-cell>
              <table:table-cell office:value-type="float" office:value="0.828891">
                <text:p>0.82889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62971">
                <text:p>0.562971</text:p>
              </table:table-cell>
              <table:table-cell office:value-type="float" office:value="0.706514">
                <text:p>0.706514</text:p>
              </table:table-cell>
              <table:table-cell office:value-type="float" office:value="0.775543">
                <text:p>0.775543</text:p>
              </table:table-cell>
              <table:table-cell office:value-type="float" office:value="0.818057">
                <text:p>0.818057</text:p>
              </table:table-cell>
              <table:table-cell office:value-type="float" office:value="0.847314">
                <text:p>0.847314</text:p>
              </table:table-cell>
              <table:table-cell office:value-type="float" office:value="0.864229">
                <text:p>0.864229</text:p>
              </table:table-cell>
              <table:table-cell office:value-type="float" office:value="0.882743">
                <text:p>0.882743</text:p>
              </table:table-cell>
              <table:table-cell office:value-type="float" office:value="0.902857">
                <text:p>0.902857</text:p>
              </table:table-cell>
              <table:table-cell office:value-type="float" office:value="0.921371">
                <text:p>0.921371</text:p>
              </table:table-cell>
              <table:table-cell office:value-type="float" office:value="0.941029">
                <text:p>0.941029</text:p>
              </table:table-cell>
              <table:table-cell office:value-type="float" office:value="0.968">
                <text:p>0.968</text:p>
              </table:table-cell>
              <table:table-cell office:value-type="float" office:value="0.822263">
                <text:p>0.82226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83771">
                <text:p>0.583771</text:p>
              </table:table-cell>
              <table:table-cell office:value-type="float" office:value="0.717714">
                <text:p>0.717714</text:p>
              </table:table-cell>
              <table:table-cell office:value-type="float" office:value="0.782171">
                <text:p>0.782171</text:p>
              </table:table-cell>
              <table:table-cell office:value-type="float" office:value="0.816686">
                <text:p>0.816686</text:p>
              </table:table-cell>
              <table:table-cell office:value-type="float" office:value="0.846171">
                <text:p>0.846171</text:p>
              </table:table-cell>
              <table:table-cell office:value-type="float" office:value="0.863086">
                <text:p>0.863086</text:p>
              </table:table-cell>
              <table:table-cell office:value-type="float" office:value="0.882286">
                <text:p>0.882286</text:p>
              </table:table-cell>
              <table:table-cell office:value-type="float" office:value="0.902629">
                <text:p>0.902629</text:p>
              </table:table-cell>
              <table:table-cell office:value-type="float" office:value="0.92">
                <text:p>0.92</text:p>
              </table:table-cell>
              <table:table-cell office:value-type="float" office:value="0.938286">
                <text:p>0.938286</text:p>
              </table:table-cell>
              <table:table-cell office:value-type="float" office:value="0.968">
                <text:p>0.968</text:p>
              </table:table-cell>
              <table:table-cell office:value-type="float" office:value="0.82528">
                <text:p>0.8252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14629">
                <text:p>0.614629</text:p>
              </table:table-cell>
              <table:table-cell office:value-type="float" office:value="0.744686">
                <text:p>0.744686</text:p>
              </table:table-cell>
              <table:table-cell office:value-type="float" office:value="0.795886">
                <text:p>0.795886</text:p>
              </table:table-cell>
              <table:table-cell office:value-type="float" office:value="0.825371">
                <text:p>0.825371</text:p>
              </table:table-cell>
              <table:table-cell office:value-type="float" office:value="0.846857">
                <text:p>0.846857</text:p>
              </table:table-cell>
              <table:table-cell office:value-type="float" office:value="0.8672">
                <text:p>0.8672</text:p>
              </table:table-cell>
              <table:table-cell office:value-type="float" office:value="0.886857">
                <text:p>0.886857</text:p>
              </table:table-cell>
              <table:table-cell office:value-type="float" office:value="0.904914">
                <text:p>0.904914</text:p>
              </table:table-cell>
              <table:table-cell office:value-type="float" office:value="0.9216">
                <text:p>0.9216</text:p>
              </table:table-cell>
              <table:table-cell office:value-type="float" office:value="0.943086">
                <text:p>0.943086</text:p>
              </table:table-cell>
              <table:table-cell office:value-type="float" office:value="0.968">
                <text:p>0.968</text:p>
              </table:table-cell>
              <table:table-cell office:value-type="float" office:value="0.835109">
                <text:p>0.83510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25143">
                <text:p>0.625143</text:p>
              </table:table-cell>
              <table:table-cell office:value-type="float" office:value="0.737829">
                <text:p>0.737829</text:p>
              </table:table-cell>
              <table:table-cell office:value-type="float" office:value="0.784457">
                <text:p>0.784457</text:p>
              </table:table-cell>
              <table:table-cell office:value-type="float" office:value="0.823086">
                <text:p>0.823086</text:p>
              </table:table-cell>
              <table:table-cell office:value-type="float" office:value="0.8512">
                <text:p>0.8512</text:p>
              </table:table-cell>
              <table:table-cell office:value-type="float" office:value="0.873143">
                <text:p>0.873143</text:p>
              </table:table-cell>
              <table:table-cell office:value-type="float" office:value="0.886857">
                <text:p>0.886857</text:p>
              </table:table-cell>
              <table:table-cell office:value-type="float" office:value="0.904229">
                <text:p>0.904229</text:p>
              </table:table-cell>
              <table:table-cell office:value-type="float" office:value="0.919543">
                <text:p>0.919543</text:p>
              </table:table-cell>
              <table:table-cell office:value-type="float" office:value="0.936686">
                <text:p>0.936686</text:p>
              </table:table-cell>
              <table:table-cell office:value-type="float" office:value="0.96">
                <text:p>0.96</text:p>
              </table:table-cell>
              <table:table-cell office:value-type="float" office:value="0.834217">
                <text:p>0.83421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01829">
                <text:p>0.601829</text:p>
              </table:table-cell>
              <table:table-cell office:value-type="float" office:value="0.725029">
                <text:p>0.725029</text:p>
              </table:table-cell>
              <table:table-cell office:value-type="float" office:value="0.772571">
                <text:p>0.772571</text:p>
              </table:table-cell>
              <table:table-cell office:value-type="float" office:value="0.812571">
                <text:p>0.812571</text:p>
              </table:table-cell>
              <table:table-cell office:value-type="float" office:value="0.842057">
                <text:p>0.842057</text:p>
              </table:table-cell>
              <table:table-cell office:value-type="float" office:value="0.864229">
                <text:p>0.864229</text:p>
              </table:table-cell>
              <table:table-cell office:value-type="float" office:value="0.881829">
                <text:p>0.881829</text:p>
              </table:table-cell>
              <table:table-cell office:value-type="float" office:value="0.897143">
                <text:p>0.897143</text:p>
              </table:table-cell>
              <table:table-cell office:value-type="float" office:value="0.916571">
                <text:p>0.916571</text:p>
              </table:table-cell>
              <table:table-cell office:value-type="float" office:value="0.936914">
                <text:p>0.936914</text:p>
              </table:table-cell>
              <table:table-cell office:value-type="float" office:value="0.96">
                <text:p>0.96</text:p>
              </table:table-cell>
              <table:table-cell office:value-type="float" office:value="0.825074">
                <text:p>0.82507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96343">
                <text:p>0.596343</text:p>
              </table:table-cell>
              <table:table-cell office:value-type="float" office:value="0.7184">
                <text:p>0.7184</text:p>
              </table:table-cell>
              <table:table-cell office:value-type="float" office:value="0.7664">
                <text:p>0.7664</text:p>
              </table:table-cell>
              <table:table-cell office:value-type="float" office:value="0.807314">
                <text:p>0.807314</text:p>
              </table:table-cell>
              <table:table-cell office:value-type="float" office:value="0.842514">
                <text:p>0.842514</text:p>
              </table:table-cell>
              <table:table-cell office:value-type="float" office:value="0.863086">
                <text:p>0.863086</text:p>
              </table:table-cell>
              <table:table-cell office:value-type="float" office:value="0.877943">
                <text:p>0.877943</text:p>
              </table:table-cell>
              <table:table-cell office:value-type="float" office:value="0.895314">
                <text:p>0.895314</text:p>
              </table:table-cell>
              <table:table-cell office:value-type="float" office:value="0.914743">
                <text:p>0.914743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21966">
                <text:p>0.82196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256">
                <text:p>0.6256</text:p>
              </table:table-cell>
              <table:table-cell office:value-type="float" office:value="0.741714">
                <text:p>0.741714</text:p>
              </table:table-cell>
              <table:table-cell office:value-type="float" office:value="0.792229">
                <text:p>0.792229</text:p>
              </table:table-cell>
              <table:table-cell office:value-type="float" office:value="0.824686">
                <text:p>0.824686</text:p>
              </table:table-cell>
              <table:table-cell office:value-type="float" office:value="0.850971">
                <text:p>0.850971</text:p>
              </table:table-cell>
              <table:table-cell office:value-type="float" office:value="0.8672">
                <text:p>0.8672</text:p>
              </table:table-cell>
              <table:table-cell office:value-type="float" office:value="0.879543">
                <text:p>0.879543</text:p>
              </table:table-cell>
              <table:table-cell office:value-type="float" office:value="0.890057">
                <text:p>0.890057</text:p>
              </table:table-cell>
              <table:table-cell office:value-type="float" office:value="0.9056">
                <text:p>0.9056</text:p>
              </table:table-cell>
              <table:table-cell office:value-type="float" office:value="0.935314">
                <text:p>0.935314</text:p>
              </table:table-cell>
              <table:table-cell office:value-type="float" office:value="0.952">
                <text:p>0.952</text:p>
              </table:table-cell>
              <table:table-cell office:value-type="float" office:value="0.831291">
                <text:p>0.83129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34057">
                <text:p>0.634057</text:p>
              </table:table-cell>
              <table:table-cell office:value-type="float" office:value="0.755429">
                <text:p>0.755429</text:p>
              </table:table-cell>
              <table:table-cell office:value-type="float" office:value="0.796114">
                <text:p>0.796114</text:p>
              </table:table-cell>
              <table:table-cell office:value-type="float" office:value="0.823771">
                <text:p>0.823771</text:p>
              </table:table-cell>
              <table:table-cell office:value-type="float" office:value="0.850514">
                <text:p>0.850514</text:p>
              </table:table-cell>
              <table:table-cell office:value-type="float" office:value="0.867657">
                <text:p>0.867657</text:p>
              </table:table-cell>
              <table:table-cell office:value-type="float" office:value="0.882057">
                <text:p>0.882057</text:p>
              </table:table-cell>
              <table:table-cell office:value-type="float" office:value="0.8976">
                <text:p>0.8976</text:p>
              </table:table-cell>
              <table:table-cell office:value-type="float" office:value="0.9184">
                <text:p>0.9184</text:p>
              </table:table-cell>
              <table:table-cell office:value-type="float" office:value="0.938514">
                <text:p>0.938514</text:p>
              </table:table-cell>
              <table:table-cell office:value-type="float" office:value="0.952">
                <text:p>0.952</text:p>
              </table:table-cell>
              <table:table-cell office:value-type="float" office:value="0.836411">
                <text:p>0.83641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92">
                <text:p>0.6192</text:p>
              </table:table-cell>
              <table:table-cell office:value-type="float" office:value="0.743086">
                <text:p>0.743086</text:p>
              </table:table-cell>
              <table:table-cell office:value-type="float" office:value="0.783771">
                <text:p>0.783771</text:p>
              </table:table-cell>
              <table:table-cell office:value-type="float" office:value="0.814857">
                <text:p>0.814857</text:p>
              </table:table-cell>
              <table:table-cell office:value-type="float" office:value="0.848686">
                <text:p>0.848686</text:p>
              </table:table-cell>
              <table:table-cell office:value-type="float" office:value="0.868571">
                <text:p>0.868571</text:p>
              </table:table-cell>
              <table:table-cell office:value-type="float" office:value="0.882514">
                <text:p>0.882514</text:p>
              </table:table-cell>
              <table:table-cell office:value-type="float" office:value="0.8976">
                <text:p>0.8976</text:p>
              </table:table-cell>
              <table:table-cell office:value-type="float" office:value="0.917486">
                <text:p>0.917486</text:p>
              </table:table-cell>
              <table:table-cell office:value-type="float" office:value="0.937829">
                <text:p>0.937829</text:p>
              </table:table-cell>
              <table:table-cell office:value-type="float" office:value="0.952">
                <text:p>0.952</text:p>
              </table:table-cell>
              <table:table-cell office:value-type="float" office:value="0.83136">
                <text:p>0.831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95429">
                <text:p>0.595429</text:p>
              </table:table-cell>
              <table:table-cell office:value-type="float" office:value="0.723886">
                <text:p>0.723886</text:p>
              </table:table-cell>
              <table:table-cell office:value-type="float" office:value="0.777143">
                <text:p>0.777143</text:p>
              </table:table-cell>
              <table:table-cell office:value-type="float" office:value="0.805943">
                <text:p>0.805943</text:p>
              </table:table-cell>
              <table:table-cell office:value-type="float" office:value="0.8384">
                <text:p>0.8384</text:p>
              </table:table-cell>
              <table:table-cell office:value-type="float" office:value="0.863314">
                <text:p>0.863314</text:p>
              </table:table-cell>
              <table:table-cell office:value-type="float" office:value="0.880457">
                <text:p>0.880457</text:p>
              </table:table-cell>
              <table:table-cell office:value-type="float" office:value="0.896457">
                <text:p>0.896457</text:p>
              </table:table-cell>
              <table:table-cell office:value-type="float" office:value="0.916343">
                <text:p>0.916343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823337">
                <text:p>0.8233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83314">
                <text:p>0.583314</text:p>
              </table:table-cell>
              <table:table-cell office:value-type="float" office:value="0.714057">
                <text:p>0.714057</text:p>
              </table:table-cell>
              <table:table-cell office:value-type="float" office:value="0.770743">
                <text:p>0.770743</text:p>
              </table:table-cell>
              <table:table-cell office:value-type="float" office:value="0.808457">
                <text:p>0.808457</text:p>
              </table:table-cell>
              <table:table-cell office:value-type="float" office:value="0.842743">
                <text:p>0.842743</text:p>
              </table:table-cell>
              <table:table-cell office:value-type="float" office:value="0.865143">
                <text:p>0.865143</text:p>
              </table:table-cell>
              <table:table-cell office:value-type="float" office:value="0.883429">
                <text:p>0.883429</text:p>
              </table:table-cell>
              <table:table-cell office:value-type="float" office:value="0.900571">
                <text:p>0.900571</text:p>
              </table:table-cell>
              <table:table-cell office:value-type="float" office:value="0.916343">
                <text:p>0.916343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82208">
                <text:p>0.8220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22629">
                <text:p>0.622629</text:p>
              </table:table-cell>
              <table:table-cell office:value-type="float" office:value="0.743314">
                <text:p>0.743314</text:p>
              </table:table-cell>
              <table:table-cell office:value-type="float" office:value="0.786971">
                <text:p>0.786971</text:p>
              </table:table-cell>
              <table:table-cell office:value-type="float" office:value="0.816914">
                <text:p>0.816914</text:p>
              </table:table-cell>
              <table:table-cell office:value-type="float" office:value="0.843886">
                <text:p>0.843886</text:p>
              </table:table-cell>
              <table:table-cell office:value-type="float" office:value="0.866286">
                <text:p>0.866286</text:p>
              </table:table-cell>
              <table:table-cell office:value-type="float" office:value="0.882514">
                <text:p>0.882514</text:p>
              </table:table-cell>
              <table:table-cell office:value-type="float" office:value="0.898743">
                <text:p>0.898743</text:p>
              </table:table-cell>
              <table:table-cell office:value-type="float" office:value="0.917257">
                <text:p>0.917257</text:p>
              </table:table-cell>
              <table:table-cell office:value-type="float" office:value="0.936229">
                <text:p>0.936229</text:p>
              </table:table-cell>
              <table:table-cell office:value-type="float" office:value="0.952">
                <text:p>0.952</text:p>
              </table:table-cell>
              <table:table-cell office:value-type="float" office:value="0.831474">
                <text:p>0.8314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88343">
                <text:p>0.588343</text:p>
              </table:table-cell>
              <table:table-cell office:value-type="float" office:value="0.722057">
                <text:p>0.722057</text:p>
              </table:table-cell>
              <table:table-cell office:value-type="float" office:value="0.777143">
                <text:p>0.777143</text:p>
              </table:table-cell>
              <table:table-cell office:value-type="float" office:value="0.809829">
                <text:p>0.809829</text:p>
              </table:table-cell>
              <table:table-cell office:value-type="float" office:value="0.835886">
                <text:p>0.835886</text:p>
              </table:table-cell>
              <table:table-cell office:value-type="float" office:value="0.858743">
                <text:p>0.858743</text:p>
              </table:table-cell>
              <table:table-cell office:value-type="float" office:value="0.877486">
                <text:p>0.877486</text:p>
              </table:table-cell>
              <table:table-cell office:value-type="float" office:value="0.896229">
                <text:p>0.896229</text:p>
              </table:table-cell>
              <table:table-cell office:value-type="float" office:value="0.914743">
                <text:p>0.914743</text:p>
              </table:table-cell>
              <table:table-cell office:value-type="float" office:value="0.936457">
                <text:p>0.936457</text:p>
              </table:table-cell>
              <table:table-cell office:value-type="float" office:value="0.952">
                <text:p>0.952</text:p>
              </table:table-cell>
              <table:table-cell office:value-type="float" office:value="0.821691">
                <text:p>0.82169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064">
                <text:p>0.6064</text:p>
              </table:table-cell>
              <table:table-cell office:value-type="float" office:value="0.732571">
                <text:p>0.732571</text:p>
              </table:table-cell>
              <table:table-cell office:value-type="float" office:value="0.781943">
                <text:p>0.781943</text:p>
              </table:table-cell>
              <table:table-cell office:value-type="float" office:value="0.823086">
                <text:p>0.823086</text:p>
              </table:table-cell>
              <table:table-cell office:value-type="float" office:value="0.845486">
                <text:p>0.845486</text:p>
              </table:table-cell>
              <table:table-cell office:value-type="float" office:value="0.8656">
                <text:p>0.8656</text:p>
              </table:table-cell>
              <table:table-cell office:value-type="float" office:value="0.8832">
                <text:p>0.8832</text:p>
              </table:table-cell>
              <table:table-cell office:value-type="float" office:value="0.899429">
                <text:p>0.899429</text:p>
              </table:table-cell>
              <table:table-cell office:value-type="float" office:value="0.919314">
                <text:p>0.919314</text:p>
              </table:table-cell>
              <table:table-cell office:value-type="float" office:value="0.938286">
                <text:p>0.938286</text:p>
              </table:table-cell>
              <table:table-cell office:value-type="float" office:value="0.952">
                <text:p>0.952</text:p>
              </table:table-cell>
              <table:table-cell office:value-type="float" office:value="0.829531">
                <text:p>0.82953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99543">
                <text:p>0.599543</text:p>
              </table:table-cell>
              <table:table-cell office:value-type="float" office:value="0.717943">
                <text:p>0.717943</text:p>
              </table:table-cell>
              <table:table-cell office:value-type="float" office:value="0.775086">
                <text:p>0.775086</text:p>
              </table:table-cell>
              <table:table-cell office:value-type="float" office:value="0.824">
                <text:p>0.824</text:p>
              </table:table-cell>
              <table:table-cell office:value-type="float" office:value="0.842286">
                <text:p>0.8422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78171">
                <text:p>0.878171</text:p>
              </table:table-cell>
              <table:table-cell office:value-type="float" office:value="0.896457">
                <text:p>0.896457</text:p>
              </table:table-cell>
              <table:table-cell office:value-type="float" office:value="0.9168">
                <text:p>0.9168</text:p>
              </table:table-cell>
              <table:table-cell office:value-type="float" office:value="0.938057">
                <text:p>0.938057</text:p>
              </table:table-cell>
              <table:table-cell office:value-type="float" office:value="0.952">
                <text:p>0.952</text:p>
              </table:table-cell>
              <table:table-cell office:value-type="float" office:value="0.82512">
                <text:p>0.8251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02514">
                <text:p>0.602514</text:p>
              </table:table-cell>
              <table:table-cell office:value-type="float" office:value="0.730057">
                <text:p>0.730057</text:p>
              </table:table-cell>
              <table:table-cell office:value-type="float" office:value="0.791314">
                <text:p>0.791314</text:p>
              </table:table-cell>
              <table:table-cell office:value-type="float" office:value="0.829257">
                <text:p>0.829257</text:p>
              </table:table-cell>
              <table:table-cell office:value-type="float" office:value="0.849829">
                <text:p>0.849829</text:p>
              </table:table-cell>
              <table:table-cell office:value-type="float" office:value="0.869486">
                <text:p>0.869486</text:p>
              </table:table-cell>
              <table:table-cell office:value-type="float" office:value="0.885486">
                <text:p>0.885486</text:p>
              </table:table-cell>
              <table:table-cell office:value-type="float" office:value="0.901714">
                <text:p>0.901714</text:p>
              </table:table-cell>
              <table:table-cell office:value-type="float" office:value="0.917943">
                <text:p>0.917943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83136">
                <text:p>0.8313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51886">
                <text:p>0.651886</text:p>
              </table:table-cell>
              <table:table-cell office:value-type="float" office:value="0.755886">
                <text:p>0.755886</text:p>
              </table:table-cell>
              <table:table-cell office:value-type="float" office:value="0.8128">
                <text:p>0.8128</text:p>
              </table:table-cell>
              <table:table-cell office:value-type="float" office:value="0.845486">
                <text:p>0.845486</text:p>
              </table:table-cell>
              <table:table-cell office:value-type="float" office:value="0.864686">
                <text:p>0.864686</text:p>
              </table:table-cell>
              <table:table-cell office:value-type="float" office:value="0.883429">
                <text:p>0.883429</text:p>
              </table:table-cell>
              <table:table-cell office:value-type="float" office:value="0.896914">
                <text:p>0.896914</text:p>
              </table:table-cell>
              <table:table-cell office:value-type="float" office:value="0.911543">
                <text:p>0.911543</text:p>
              </table:table-cell>
              <table:table-cell office:value-type="float" office:value="0.924114">
                <text:p>0.924114</text:p>
              </table:table-cell>
              <table:table-cell office:value-type="float" office:value="0.938743">
                <text:p>0.938743</text:p>
              </table:table-cell>
              <table:table-cell office:value-type="float" office:value="0.952">
                <text:p>0.952</text:p>
              </table:table-cell>
              <table:table-cell office:value-type="float" office:value="0.848549">
                <text:p>0.84854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26971">
                <text:p>0.626971</text:p>
              </table:table-cell>
              <table:table-cell office:value-type="float" office:value="0.747429">
                <text:p>0.747429</text:p>
              </table:table-cell>
              <table:table-cell office:value-type="float" office:value="0.8032">
                <text:p>0.8032</text:p>
              </table:table-cell>
              <table:table-cell office:value-type="float" office:value="0.841371">
                <text:p>0.841371</text:p>
              </table:table-cell>
              <table:table-cell office:value-type="float" office:value="0.862171">
                <text:p>0.862171</text:p>
              </table:table-cell>
              <table:table-cell office:value-type="float" office:value="0.88">
                <text:p>0.88</text:p>
              </table:table-cell>
              <table:table-cell office:value-type="float" office:value="0.895771">
                <text:p>0.895771</text:p>
              </table:table-cell>
              <table:table-cell office:value-type="float" office:value="0.912914">
                <text:p>0.912914</text:p>
              </table:table-cell>
              <table:table-cell office:value-type="float" office:value="0.925257">
                <text:p>0.925257</text:p>
              </table:table-cell>
              <table:table-cell office:value-type="float" office:value="0.942629">
                <text:p>0.942629</text:p>
              </table:table-cell>
              <table:table-cell office:value-type="float" office:value="0.968">
                <text:p>0.968</text:p>
              </table:table-cell>
              <table:table-cell office:value-type="float" office:value="0.843771">
                <text:p>0.8437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97714">
                <text:p>0.597714</text:p>
              </table:table-cell>
              <table:table-cell office:value-type="float" office:value="0.737371">
                <text:p>0.737371</text:p>
              </table:table-cell>
              <table:table-cell office:value-type="float" office:value="0.7968">
                <text:p>0.7968</text:p>
              </table:table-cell>
              <table:table-cell office:value-type="float" office:value="0.838629">
                <text:p>0.838629</text:p>
              </table:table-cell>
              <table:table-cell office:value-type="float" office:value="0.8608">
                <text:p>0.8608</text:p>
              </table:table-cell>
              <table:table-cell office:value-type="float" office:value="0.881143">
                <text:p>0.881143</text:p>
              </table:table-cell>
              <table:table-cell office:value-type="float" office:value="0.894629">
                <text:p>0.894629</text:p>
              </table:table-cell>
              <table:table-cell office:value-type="float" office:value="0.909029">
                <text:p>0.909029</text:p>
              </table:table-cell>
              <table:table-cell office:value-type="float" office:value="0.922514">
                <text:p>0.922514</text:p>
              </table:table-cell>
              <table:table-cell office:value-type="float" office:value="0.937829">
                <text:p>0.937829</text:p>
              </table:table-cell>
              <table:table-cell office:value-type="float" office:value="0.968">
                <text:p>0.968</text:p>
              </table:table-cell>
              <table:table-cell office:value-type="float" office:value="0.837646">
                <text:p>0.83764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25829">
                <text:p>0.625829</text:p>
              </table:table-cell>
              <table:table-cell office:value-type="float" office:value="0.7296">
                <text:p>0.7296</text:p>
              </table:table-cell>
              <table:table-cell office:value-type="float" office:value="0.781486">
                <text:p>0.781486</text:p>
              </table:table-cell>
              <table:table-cell office:value-type="float" office:value="0.826514">
                <text:p>0.826514</text:p>
              </table:table-cell>
              <table:table-cell office:value-type="float" office:value="0.854629">
                <text:p>0.854629</text:p>
              </table:table-cell>
              <table:table-cell office:value-type="float" office:value="0.878629">
                <text:p>0.878629</text:p>
              </table:table-cell>
              <table:table-cell office:value-type="float" office:value="0.894629">
                <text:p>0.894629</text:p>
              </table:table-cell>
              <table:table-cell office:value-type="float" office:value="0.909943">
                <text:p>0.909943</text:p>
              </table:table-cell>
              <table:table-cell office:value-type="float" office:value="0.924343">
                <text:p>0.924343</text:p>
              </table:table-cell>
              <table:table-cell office:value-type="float" office:value="0.938743">
                <text:p>0.938743</text:p>
              </table:table-cell>
              <table:table-cell office:value-type="float" office:value="0.96">
                <text:p>0.96</text:p>
              </table:table-cell>
              <table:table-cell office:value-type="float" office:value="0.836434">
                <text:p>0.83643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6286">
                <text:p>0.626286</text:p>
              </table:table-cell>
              <table:table-cell office:value-type="float" office:value="0.744914">
                <text:p>0.744914</text:p>
              </table:table-cell>
              <table:table-cell office:value-type="float" office:value="0.809371">
                <text:p>0.809371</text:p>
              </table:table-cell>
              <table:table-cell office:value-type="float" office:value="0.842514">
                <text:p>0.842514</text:p>
              </table:table-cell>
              <table:table-cell office:value-type="float" office:value="0.864">
                <text:p>0.864</text:p>
              </table:table-cell>
              <table:table-cell office:value-type="float" office:value="0.885029">
                <text:p>0.885029</text:p>
              </table:table-cell>
              <table:table-cell office:value-type="float" office:value="0.898057">
                <text:p>0.898057</text:p>
              </table:table-cell>
              <table:table-cell office:value-type="float" office:value="0.915886">
                <text:p>0.915886</text:p>
              </table:table-cell>
              <table:table-cell office:value-type="float" office:value="0.929143">
                <text:p>0.929143</text:p>
              </table:table-cell>
              <table:table-cell office:value-type="float" office:value="0.943543">
                <text:p>0.943543</text:p>
              </table:table-cell>
              <table:table-cell office:value-type="float" office:value="0.96">
                <text:p>0.96</text:p>
              </table:table-cell>
              <table:table-cell office:value-type="float" office:value="0.845874">
                <text:p>0.84587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208">
                <text:p>0.6208</text:p>
              </table:table-cell>
              <table:table-cell office:value-type="float" office:value="0.736686">
                <text:p>0.736686</text:p>
              </table:table-cell>
              <table:table-cell office:value-type="float" office:value="0.797714">
                <text:p>0.797714</text:p>
              </table:table-cell>
              <table:table-cell office:value-type="float" office:value="0.837486">
                <text:p>0.837486</text:p>
              </table:table-cell>
              <table:table-cell office:value-type="float" office:value="0.866057">
                <text:p>0.866057</text:p>
              </table:table-cell>
              <table:table-cell office:value-type="float" office:value="0.889829">
                <text:p>0.889829</text:p>
              </table:table-cell>
              <table:table-cell office:value-type="float" office:value="0.902857">
                <text:p>0.902857</text:p>
              </table:table-cell>
              <table:table-cell office:value-type="float" office:value="0.917257">
                <text:p>0.917257</text:p>
              </table:table-cell>
              <table:table-cell office:value-type="float" office:value="0.930057">
                <text:p>0.930057</text:p>
              </table:table-cell>
              <table:table-cell office:value-type="float" office:value="0.944914">
                <text:p>0.944914</text:p>
              </table:table-cell>
              <table:table-cell office:value-type="float" office:value="0.96">
                <text:p>0.96</text:p>
              </table:table-cell>
              <table:table-cell office:value-type="float" office:value="0.844366">
                <text:p>0.8443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26971">
                <text:p>0.626971</text:p>
              </table:table-cell>
              <table:table-cell office:value-type="float" office:value="0.758857">
                <text:p>0.758857</text:p>
              </table:table-cell>
              <table:table-cell office:value-type="float" office:value="0.816">
                <text:p>0.816</text:p>
              </table:table-cell>
              <table:table-cell office:value-type="float" office:value="0.842286">
                <text:p>0.842286</text:p>
              </table:table-cell>
              <table:table-cell office:value-type="float" office:value="0.866286">
                <text:p>0.866286</text:p>
              </table:table-cell>
              <table:table-cell office:value-type="float" office:value="0.890286">
                <text:p>0.890286</text:p>
              </table:table-cell>
              <table:table-cell office:value-type="float" office:value="0.905143">
                <text:p>0.905143</text:p>
              </table:table-cell>
              <table:table-cell office:value-type="float" office:value="0.917029">
                <text:p>0.917029</text:p>
              </table:table-cell>
              <table:table-cell office:value-type="float" office:value="0.931429">
                <text:p>0.931429</text:p>
              </table:table-cell>
              <table:table-cell office:value-type="float" office:value="0.947429">
                <text:p>0.947429</text:p>
              </table:table-cell>
              <table:table-cell office:value-type="float" office:value="0.968">
                <text:p>0.968</text:p>
              </table:table-cell>
              <table:table-cell office:value-type="float" office:value="0.850171">
                <text:p>0.85017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464">
                <text:p>0.6464</text:p>
              </table:table-cell>
              <table:table-cell office:value-type="float" office:value="0.764114">
                <text:p>0.764114</text:p>
              </table:table-cell>
              <table:table-cell office:value-type="float" office:value="0.816457">
                <text:p>0.816457</text:p>
              </table:table-cell>
              <table:table-cell office:value-type="float" office:value="0.8448">
                <text:p>0.8448</text:p>
              </table:table-cell>
              <table:table-cell office:value-type="float" office:value="0.871314">
                <text:p>0.871314</text:p>
              </table:table-cell>
              <table:table-cell office:value-type="float" office:value="0.893257">
                <text:p>0.893257</text:p>
              </table:table-cell>
              <table:table-cell office:value-type="float" office:value="0.906971">
                <text:p>0.906971</text:p>
              </table:table-cell>
              <table:table-cell office:value-type="float" office:value="0.916343">
                <text:p>0.916343</text:p>
              </table:table-cell>
              <table:table-cell office:value-type="float" office:value="0.930286">
                <text:p>0.930286</text:p>
              </table:table-cell>
              <table:table-cell office:value-type="float" office:value="0.946971">
                <text:p>0.946971</text:p>
              </table:table-cell>
              <table:table-cell office:value-type="float" office:value="0.968">
                <text:p>0.968</text:p>
              </table:table-cell>
              <table:table-cell office:value-type="float" office:value="0.853691">
                <text:p>0.85369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49829">
                <text:p>0.649829</text:p>
              </table:table-cell>
              <table:table-cell office:value-type="float" office:value="0.7648">
                <text:p>0.7648</text:p>
              </table:table-cell>
              <table:table-cell office:value-type="float" office:value="0.8096">
                <text:p>0.8096</text:p>
              </table:table-cell>
              <table:table-cell office:value-type="float" office:value="0.8352">
                <text:p>0.8352</text:p>
              </table:table-cell>
              <table:table-cell office:value-type="float" office:value="0.855771">
                <text:p>0.855771</text:p>
              </table:table-cell>
              <table:table-cell office:value-type="float" office:value="0.880914">
                <text:p>0.880914</text:p>
              </table:table-cell>
              <table:table-cell office:value-type="float" office:value="0.898514">
                <text:p>0.898514</text:p>
              </table:table-cell>
              <table:table-cell office:value-type="float" office:value="0.911086">
                <text:p>0.911086</text:p>
              </table:table-cell>
              <table:table-cell office:value-type="float" office:value="0.927771">
                <text:p>0.927771</text:p>
              </table:table-cell>
              <table:table-cell office:value-type="float" office:value="0.945829">
                <text:p>0.945829</text:p>
              </table:table-cell>
              <table:table-cell office:value-type="float" office:value="0.96">
                <text:p>0.96</text:p>
              </table:table-cell>
              <table:table-cell office:value-type="float" office:value="0.847931">
                <text:p>0.84793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22629">
                <text:p>0.622629</text:p>
              </table:table-cell>
              <table:table-cell office:value-type="float" office:value="0.749486">
                <text:p>0.749486</text:p>
              </table:table-cell>
              <table:table-cell office:value-type="float" office:value="0.802971">
                <text:p>0.802971</text:p>
              </table:table-cell>
              <table:table-cell office:value-type="float" office:value="0.8336">
                <text:p>0.8336</text:p>
              </table:table-cell>
              <table:table-cell office:value-type="float" office:value="0.856686">
                <text:p>0.856686</text:p>
              </table:table-cell>
              <table:table-cell office:value-type="float" office:value="0.8832">
                <text:p>0.8832</text:p>
              </table:table-cell>
              <table:table-cell office:value-type="float" office:value="0.899886">
                <text:p>0.899886</text:p>
              </table:table-cell>
              <table:table-cell office:value-type="float" office:value="0.913829">
                <text:p>0.913829</text:p>
              </table:table-cell>
              <table:table-cell office:value-type="float" office:value="0.925943">
                <text:p>0.925943</text:p>
              </table:table-cell>
              <table:table-cell office:value-type="float" office:value="0.944229">
                <text:p>0.944229</text:p>
              </table:table-cell>
              <table:table-cell office:value-type="float" office:value="0.96">
                <text:p>0.96</text:p>
              </table:table-cell>
              <table:table-cell office:value-type="float" office:value="0.843246">
                <text:p>0.84324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31543">
                <text:p>0.631543</text:p>
              </table:table-cell>
              <table:table-cell office:value-type="float" office:value="0.752914">
                <text:p>0.752914</text:p>
              </table:table-cell>
              <table:table-cell office:value-type="float" office:value="0.8032">
                <text:p>0.8032</text:p>
              </table:table-cell>
              <table:table-cell office:value-type="float" office:value="0.837257">
                <text:p>0.837257</text:p>
              </table:table-cell>
              <table:table-cell office:value-type="float" office:value="0.858743">
                <text:p>0.858743</text:p>
              </table:table-cell>
              <table:table-cell office:value-type="float" office:value="0.882514">
                <text:p>0.882514</text:p>
              </table:table-cell>
              <table:table-cell office:value-type="float" office:value="0.899657">
                <text:p>0.899657</text:p>
              </table:table-cell>
              <table:table-cell office:value-type="float" office:value="0.912457">
                <text:p>0.912457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6">
                <text:p>0.96</text:p>
              </table:table-cell>
              <table:table-cell office:value-type="float" office:value="0.844686">
                <text:p>0.84468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45257">
                <text:p>0.645257</text:p>
              </table:table-cell>
              <table:table-cell office:value-type="float" office:value="0.752229">
                <text:p>0.752229</text:p>
              </table:table-cell>
              <table:table-cell office:value-type="float" office:value="0.802971">
                <text:p>0.802971</text:p>
              </table:table-cell>
              <table:table-cell office:value-type="float" office:value="0.830171">
                <text:p>0.830171</text:p>
              </table:table-cell>
              <table:table-cell office:value-type="float" office:value="0.857829">
                <text:p>0.857829</text:p>
              </table:table-cell>
              <table:table-cell office:value-type="float" office:value="0.880229">
                <text:p>0.880229</text:p>
              </table:table-cell>
              <table:table-cell office:value-type="float" office:value="0.896686">
                <text:p>0.896686</text:p>
              </table:table-cell>
              <table:table-cell office:value-type="float" office:value="0.909714">
                <text:p>0.909714</text:p>
              </table:table-cell>
              <table:table-cell office:value-type="float" office:value="0.925486">
                <text:p>0.925486</text:p>
              </table:table-cell>
              <table:table-cell office:value-type="float" office:value="0.941486">
                <text:p>0.941486</text:p>
              </table:table-cell>
              <table:table-cell office:value-type="float" office:value="0.96">
                <text:p>0.96</text:p>
              </table:table-cell>
              <table:table-cell office:value-type="float" office:value="0.844206">
                <text:p>0.84420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288">
                <text:p>0.6288</text:p>
              </table:table-cell>
              <table:table-cell office:value-type="float" office:value="0.738971">
                <text:p>0.738971</text:p>
              </table:table-cell>
              <table:table-cell office:value-type="float" office:value="0.8048">
                <text:p>0.8048</text:p>
              </table:table-cell>
              <table:table-cell office:value-type="float" office:value="0.839314">
                <text:p>0.839314</text:p>
              </table:table-cell>
              <table:table-cell office:value-type="float" office:value="0.862857">
                <text:p>0.862857</text:p>
              </table:table-cell>
              <table:table-cell office:value-type="float" office:value="0.885486">
                <text:p>0.885486</text:p>
              </table:table-cell>
              <table:table-cell office:value-type="float" office:value="0.9008">
                <text:p>0.9008</text:p>
              </table:table-cell>
              <table:table-cell office:value-type="float" office:value="0.9152">
                <text:p>0.9152</text:p>
              </table:table-cell>
              <table:table-cell office:value-type="float" office:value="0.926857">
                <text:p>0.926857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44389">
                <text:p>0.84438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62171">
                <text:p>0.662171</text:p>
              </table:table-cell>
              <table:table-cell office:value-type="float" office:value="0.772114">
                <text:p>0.772114</text:p>
              </table:table-cell>
              <table:table-cell office:value-type="float" office:value="0.8176">
                <text:p>0.8176</text:p>
              </table:table-cell>
              <table:table-cell office:value-type="float" office:value="0.846171">
                <text:p>0.846171</text:p>
              </table:table-cell>
              <table:table-cell office:value-type="float" office:value="0.871086">
                <text:p>0.871086</text:p>
              </table:table-cell>
              <table:table-cell office:value-type="float" office:value="0.890286">
                <text:p>0.890286</text:p>
              </table:table-cell>
              <table:table-cell office:value-type="float" office:value="0.905371">
                <text:p>0.905371</text:p>
              </table:table-cell>
              <table:table-cell office:value-type="float" office:value="0.915886">
                <text:p>0.915886</text:p>
              </table:table-cell>
              <table:table-cell office:value-type="float" office:value="0.927543">
                <text:p>0.927543</text:p>
              </table:table-cell>
              <table:table-cell office:value-type="float" office:value="0.943086">
                <text:p>0.943086</text:p>
              </table:table-cell>
              <table:table-cell office:value-type="float" office:value="0.96">
                <text:p>0.96</text:p>
              </table:table-cell>
              <table:table-cell office:value-type="float" office:value="0.855131">
                <text:p>0.85513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73143">
                <text:p>0.673143</text:p>
              </table:table-cell>
              <table:table-cell office:value-type="float" office:value="0.7904">
                <text:p>0.7904</text:p>
              </table:table-cell>
              <table:table-cell office:value-type="float" office:value="0.834743">
                <text:p>0.834743</text:p>
              </table:table-cell>
              <table:table-cell office:value-type="float" office:value="0.856457">
                <text:p>0.856457</text:p>
              </table:table-cell>
              <table:table-cell office:value-type="float" office:value="0.8784">
                <text:p>0.8784</text:p>
              </table:table-cell>
              <table:table-cell office:value-type="float" office:value="0.891657">
                <text:p>0.891657</text:p>
              </table:table-cell>
              <table:table-cell office:value-type="float" office:value="0.906514">
                <text:p>0.906514</text:p>
              </table:table-cell>
              <table:table-cell office:value-type="float" office:value="0.915886">
                <text:p>0.915886</text:p>
              </table:table-cell>
              <table:table-cell office:value-type="float" office:value="0.929829">
                <text:p>0.929829</text:p>
              </table:table-cell>
              <table:table-cell office:value-type="float" office:value="0.943771">
                <text:p>0.943771</text:p>
              </table:table-cell>
              <table:table-cell office:value-type="float" office:value="0.96">
                <text:p>0.96</text:p>
              </table:table-cell>
              <table:table-cell office:value-type="float" office:value="0.86208">
                <text:p>0.8620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944">
                <text:p>0.6944</text:p>
              </table:table-cell>
              <table:table-cell office:value-type="float" office:value="0.797257">
                <text:p>0.797257</text:p>
              </table:table-cell>
              <table:table-cell office:value-type="float" office:value="0.834057">
                <text:p>0.834057</text:p>
              </table:table-cell>
              <table:table-cell office:value-type="float" office:value="0.854629">
                <text:p>0.854629</text:p>
              </table:table-cell>
              <table:table-cell office:value-type="float" office:value="0.877486">
                <text:p>0.877486</text:p>
              </table:table-cell>
              <table:table-cell office:value-type="float" office:value="0.893257">
                <text:p>0.893257</text:p>
              </table:table-cell>
              <table:table-cell office:value-type="float" office:value="0.907657">
                <text:p>0.907657</text:p>
              </table:table-cell>
              <table:table-cell office:value-type="float" office:value="0.917029">
                <text:p>0.917029</text:p>
              </table:table-cell>
              <table:table-cell office:value-type="float" office:value="0.932114">
                <text:p>0.932114</text:p>
              </table:table-cell>
              <table:table-cell office:value-type="float" office:value="0.943771">
                <text:p>0.943771</text:p>
              </table:table-cell>
              <table:table-cell office:value-type="float" office:value="0.96">
                <text:p>0.96</text:p>
              </table:table-cell>
              <table:table-cell office:value-type="float" office:value="0.865166">
                <text:p>0.8651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07429">
                <text:p>0.707429</text:p>
              </table:table-cell>
              <table:table-cell office:value-type="float" office:value="0.805714">
                <text:p>0.805714</text:p>
              </table:table-cell>
              <table:table-cell office:value-type="float" office:value="0.841371">
                <text:p>0.841371</text:p>
              </table:table-cell>
              <table:table-cell office:value-type="float" office:value="0.864">
                <text:p>0.864</text:p>
              </table:table-cell>
              <table:table-cell office:value-type="float" office:value="0.885257">
                <text:p>0.885257</text:p>
              </table:table-cell>
              <table:table-cell office:value-type="float" office:value="0.900571">
                <text:p>0.900571</text:p>
              </table:table-cell>
              <table:table-cell office:value-type="float" office:value="0.912457">
                <text:p>0.912457</text:p>
              </table:table-cell>
              <table:table-cell office:value-type="float" office:value="0.922514">
                <text:p>0.922514</text:p>
              </table:table-cell>
              <table:table-cell office:value-type="float" office:value="0.933486">
                <text:p>0.933486</text:p>
              </table:table-cell>
              <table:table-cell office:value-type="float" office:value="0.944686">
                <text:p>0.944686</text:p>
              </table:table-cell>
              <table:table-cell office:value-type="float" office:value="0.952">
                <text:p>0.952</text:p>
              </table:table-cell>
              <table:table-cell office:value-type="float" office:value="0.871749">
                <text:p>0.87174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94857">
                <text:p>0.694857</text:p>
              </table:table-cell>
              <table:table-cell office:value-type="float" office:value="0.801371">
                <text:p>0.801371</text:p>
              </table:table-cell>
              <table:table-cell office:value-type="float" office:value="0.840457">
                <text:p>0.840457</text:p>
              </table:table-cell>
              <table:table-cell office:value-type="float" office:value="0.860343">
                <text:p>0.860343</text:p>
              </table:table-cell>
              <table:table-cell office:value-type="float" office:value="0.880457">
                <text:p>0.880457</text:p>
              </table:table-cell>
              <table:table-cell office:value-type="float" office:value="0.895314">
                <text:p>0.895314</text:p>
              </table:table-cell>
              <table:table-cell office:value-type="float" office:value="0.909029">
                <text:p>0.909029</text:p>
              </table:table-cell>
              <table:table-cell office:value-type="float" office:value="0.922514">
                <text:p>0.922514</text:p>
              </table:table-cell>
              <table:table-cell office:value-type="float" office:value="0.932571">
                <text:p>0.932571</text:p>
              </table:table-cell>
              <table:table-cell office:value-type="float" office:value="0.945829">
                <text:p>0.945829</text:p>
              </table:table-cell>
              <table:table-cell office:value-type="float" office:value="0.968">
                <text:p>0.968</text:p>
              </table:table-cell>
              <table:table-cell office:value-type="float" office:value="0.868274">
                <text:p>0.86827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11543">
                <text:p>0.711543</text:p>
              </table:table-cell>
              <table:table-cell office:value-type="float" office:value="0.806629">
                <text:p>0.806629</text:p>
              </table:table-cell>
              <table:table-cell office:value-type="float" office:value="0.836343">
                <text:p>0.836343</text:p>
              </table:table-cell>
              <table:table-cell office:value-type="float" office:value="0.859657">
                <text:p>0.859657</text:p>
              </table:table-cell>
              <table:table-cell office:value-type="float" office:value="0.88">
                <text:p>0.88</text:p>
              </table:table-cell>
              <table:table-cell office:value-type="float" office:value="0.896">
                <text:p>0.896</text:p>
              </table:table-cell>
              <table:table-cell office:value-type="float" office:value="0.910171">
                <text:p>0.910171</text:p>
              </table:table-cell>
              <table:table-cell office:value-type="float" office:value="0.923657">
                <text:p>0.923657</text:p>
              </table:table-cell>
              <table:table-cell office:value-type="float" office:value="0.932571">
                <text:p>0.932571</text:p>
              </table:table-cell>
              <table:table-cell office:value-type="float" office:value="0.947429">
                <text:p>0.947429</text:p>
              </table:table-cell>
              <table:table-cell office:value-type="float" office:value="0.968">
                <text:p>0.968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312">
                <text:p>0.7312</text:p>
              </table:table-cell>
              <table:table-cell office:value-type="float" office:value="0.799314">
                <text:p>0.799314</text:p>
              </table:table-cell>
              <table:table-cell office:value-type="float" office:value="0.8352">
                <text:p>0.8352</text:p>
              </table:table-cell>
              <table:table-cell office:value-type="float" office:value="0.858514">
                <text:p>0.858514</text:p>
              </table:table-cell>
              <table:table-cell office:value-type="float" office:value="0.876343">
                <text:p>0.876343</text:p>
              </table:table-cell>
              <table:table-cell office:value-type="float" office:value="0.893943">
                <text:p>0.893943</text:p>
              </table:table-cell>
              <table:table-cell office:value-type="float" office:value="0.907886">
                <text:p>0.907886</text:p>
              </table:table-cell>
              <table:table-cell office:value-type="float" office:value="0.922743">
                <text:p>0.922743</text:p>
              </table:table-cell>
              <table:table-cell office:value-type="float" office:value="0.932571">
                <text:p>0.932571</text:p>
              </table:table-cell>
              <table:table-cell office:value-type="float" office:value="0.947429">
                <text:p>0.947429</text:p>
              </table:table-cell>
              <table:table-cell office:value-type="float" office:value="0.968">
                <text:p>0.968</text:p>
              </table:table-cell>
              <table:table-cell office:value-type="float" office:value="0.870514">
                <text:p>0.87051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912">
                <text:p>0.6912</text:p>
              </table:table-cell>
              <table:table-cell office:value-type="float" office:value="0.783771">
                <text:p>0.783771</text:p>
              </table:table-cell>
              <table:table-cell office:value-type="float" office:value="0.824914">
                <text:p>0.824914</text:p>
              </table:table-cell>
              <table:table-cell office:value-type="float" office:value="0.853029">
                <text:p>0.853029</text:p>
              </table:table-cell>
              <table:table-cell office:value-type="float" office:value="0.870629">
                <text:p>0.870629</text:p>
              </table:table-cell>
              <table:table-cell office:value-type="float" office:value="0.890743">
                <text:p>0.890743</text:p>
              </table:table-cell>
              <table:table-cell office:value-type="float" office:value="0.905829">
                <text:p>0.905829</text:p>
              </table:table-cell>
              <table:table-cell office:value-type="float" office:value="0.9216">
                <text:p>0.9216</text:p>
              </table:table-cell>
              <table:table-cell office:value-type="float" office:value="0.933943">
                <text:p>0.933943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862446">
                <text:p>0.86244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93257">
                <text:p>0.693257</text:p>
              </table:table-cell>
              <table:table-cell office:value-type="float" office:value="0.790629">
                <text:p>0.790629</text:p>
              </table:table-cell>
              <table:table-cell office:value-type="float" office:value="0.829257">
                <text:p>0.829257</text:p>
              </table:table-cell>
              <table:table-cell office:value-type="float" office:value="0.855086">
                <text:p>0.855086</text:p>
              </table:table-cell>
              <table:table-cell office:value-type="float" office:value="0.877486">
                <text:p>0.877486</text:p>
              </table:table-cell>
              <table:table-cell office:value-type="float" office:value="0.893943">
                <text:p>0.893943</text:p>
              </table:table-cell>
              <table:table-cell office:value-type="float" office:value="0.907657">
                <text:p>0.907657</text:p>
              </table:table-cell>
              <table:table-cell office:value-type="float" office:value="0.924571">
                <text:p>0.924571</text:p>
              </table:table-cell>
              <table:table-cell office:value-type="float" office:value="0.935543">
                <text:p>0.935543</text:p>
              </table:table-cell>
              <table:table-cell office:value-type="float" office:value="0.948343">
                <text:p>0.948343</text:p>
              </table:table-cell>
              <table:table-cell office:value-type="float" office:value="0.96">
                <text:p>0.96</text:p>
              </table:table-cell>
              <table:table-cell office:value-type="float" office:value="0.865577">
                <text:p>0.86557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81829">
                <text:p>0.681829</text:p>
              </table:table-cell>
              <table:table-cell office:value-type="float" office:value="0.780571">
                <text:p>0.780571</text:p>
              </table:table-cell>
              <table:table-cell office:value-type="float" office:value="0.8256">
                <text:p>0.8256</text:p>
              </table:table-cell>
              <table:table-cell office:value-type="float" office:value="0.853029">
                <text:p>0.853029</text:p>
              </table:table-cell>
              <table:table-cell office:value-type="float" office:value="0.878171">
                <text:p>0.878171</text:p>
              </table:table-cell>
              <table:table-cell office:value-type="float" office:value="0.897143">
                <text:p>0.897143</text:p>
              </table:table-cell>
              <table:table-cell office:value-type="float" office:value="0.911086">
                <text:p>0.911086</text:p>
              </table:table-cell>
              <table:table-cell office:value-type="float" office:value="0.924114">
                <text:p>0.924114</text:p>
              </table:table-cell>
              <table:table-cell office:value-type="float" office:value="0.935771">
                <text:p>0.935771</text:p>
              </table:table-cell>
              <table:table-cell office:value-type="float" office:value="0.947886">
                <text:p>0.947886</text:p>
              </table:table-cell>
              <table:table-cell office:value-type="float" office:value="0.96">
                <text:p>0.96</text:p>
              </table:table-cell>
              <table:table-cell office:value-type="float" office:value="0.86352">
                <text:p>0.8635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136">
                <text:p>0.7136</text:p>
              </table:table-cell>
              <table:table-cell office:value-type="float" office:value="0.791543">
                <text:p>0.791543</text:p>
              </table:table-cell>
              <table:table-cell office:value-type="float" office:value="0.8304">
                <text:p>0.8304</text:p>
              </table:table-cell>
              <table:table-cell office:value-type="float" office:value="0.859429">
                <text:p>0.859429</text:p>
              </table:table-cell>
              <table:table-cell office:value-type="float" office:value="0.88">
                <text:p>0.88</text:p>
              </table:table-cell>
              <table:table-cell office:value-type="float" office:value="0.894171">
                <text:p>0.894171</text:p>
              </table:table-cell>
              <table:table-cell office:value-type="float" office:value="0.909029">
                <text:p>0.909029</text:p>
              </table:table-cell>
              <table:table-cell office:value-type="float" office:value="0.922286">
                <text:p>0.922286</text:p>
              </table:table-cell>
              <table:table-cell office:value-type="float" office:value="0.933714">
                <text:p>0.933714</text:p>
              </table:table-cell>
              <table:table-cell office:value-type="float" office:value="0.946286">
                <text:p>0.946286</text:p>
              </table:table-cell>
              <table:table-cell office:value-type="float" office:value="0.96">
                <text:p>0.96</text:p>
              </table:table-cell>
              <table:table-cell office:value-type="float" office:value="0.868046">
                <text:p>0.86804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17943">
                <text:p>0.717943</text:p>
              </table:table-cell>
              <table:table-cell office:value-type="float" office:value="0.7952">
                <text:p>0.7952</text:p>
              </table:table-cell>
              <table:table-cell office:value-type="float" office:value="0.834514">
                <text:p>0.834514</text:p>
              </table:table-cell>
              <table:table-cell office:value-type="float" office:value="0.861029">
                <text:p>0.861029</text:p>
              </table:table-cell>
              <table:table-cell office:value-type="float" office:value="0.878629">
                <text:p>0.878629</text:p>
              </table:table-cell>
              <table:table-cell office:value-type="float" office:value="0.894171">
                <text:p>0.894171</text:p>
              </table:table-cell>
              <table:table-cell office:value-type="float" office:value="0.909257">
                <text:p>0.909257</text:p>
              </table:table-cell>
              <table:table-cell office:value-type="float" office:value="0.922971">
                <text:p>0.922971</text:p>
              </table:table-cell>
              <table:table-cell office:value-type="float" office:value="0.933943">
                <text:p>0.933943</text:p>
              </table:table-cell>
              <table:table-cell office:value-type="float" office:value="0.947657">
                <text:p>0.947657</text:p>
              </table:table-cell>
              <table:table-cell office:value-type="float" office:value="0.96">
                <text:p>0.96</text:p>
              </table:table-cell>
              <table:table-cell office:value-type="float" office:value="0.869531">
                <text:p>0.86953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96229">
                <text:p>0.696229</text:p>
              </table:table-cell>
              <table:table-cell office:value-type="float" office:value="0.789714">
                <text:p>0.789714</text:p>
              </table:table-cell>
              <table:table-cell office:value-type="float" office:value="0.829029">
                <text:p>0.829029</text:p>
              </table:table-cell>
              <table:table-cell office:value-type="float" office:value="0.855314">
                <text:p>0.855314</text:p>
              </table:table-cell>
              <table:table-cell office:value-type="float" office:value="0.874971">
                <text:p>0.874971</text:p>
              </table:table-cell>
              <table:table-cell office:value-type="float" office:value="0.891429">
                <text:p>0.891429</text:p>
              </table:table-cell>
              <table:table-cell office:value-type="float" office:value="0.907429">
                <text:p>0.907429</text:p>
              </table:table-cell>
              <table:table-cell office:value-type="float" office:value="0.920686">
                <text:p>0.920686</text:p>
              </table:table-cell>
              <table:table-cell office:value-type="float" office:value="0.932343">
                <text:p>0.932343</text:p>
              </table:table-cell>
              <table:table-cell office:value-type="float" office:value="0.946743">
                <text:p>0.946743</text:p>
              </table:table-cell>
              <table:table-cell office:value-type="float" office:value="0.96">
                <text:p>0.96</text:p>
              </table:table-cell>
              <table:table-cell office:value-type="float" office:value="0.864389">
                <text:p>0.8643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22743">
                <text:p>0.722743</text:p>
              </table:table-cell>
              <table:table-cell office:value-type="float" office:value="0.806857">
                <text:p>0.806857</text:p>
              </table:table-cell>
              <table:table-cell office:value-type="float" office:value="0.842514">
                <text:p>0.842514</text:p>
              </table:table-cell>
              <table:table-cell office:value-type="float" office:value="0.867657">
                <text:p>0.867657</text:p>
              </table:table-cell>
              <table:table-cell office:value-type="float" office:value="0.883657">
                <text:p>0.883657</text:p>
              </table:table-cell>
              <table:table-cell office:value-type="float" office:value="0.898286">
                <text:p>0.898286</text:p>
              </table:table-cell>
              <table:table-cell office:value-type="float" office:value="0.911543">
                <text:p>0.911543</text:p>
              </table:table-cell>
              <table:table-cell office:value-type="float" office:value="0.9232">
                <text:p>0.9232</text:p>
              </table:table-cell>
              <table:table-cell office:value-type="float" office:value="0.934629">
                <text:p>0.934629</text:p>
              </table:table-cell>
              <table:table-cell office:value-type="float" office:value="0.951543">
                <text:p>0.951543</text:p>
              </table:table-cell>
              <table:table-cell office:value-type="float" office:value="0.976">
                <text:p>0.976</text:p>
              </table:table-cell>
              <table:table-cell office:value-type="float" office:value="0.874263">
                <text:p>0.87426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38286">
                <text:p>0.738286</text:p>
              </table:table-cell>
              <table:table-cell office:value-type="float" office:value="0.824457">
                <text:p>0.824457</text:p>
              </table:table-cell>
              <table:table-cell office:value-type="float" office:value="0.858971">
                <text:p>0.858971</text:p>
              </table:table-cell>
              <table:table-cell office:value-type="float" office:value="0.875886">
                <text:p>0.875886</text:p>
              </table:table-cell>
              <table:table-cell office:value-type="float" office:value="0.889829">
                <text:p>0.889829</text:p>
              </table:table-cell>
              <table:table-cell office:value-type="float" office:value="0.9008">
                <text:p>0.9008</text:p>
              </table:table-cell>
              <table:table-cell office:value-type="float" office:value="0.914743">
                <text:p>0.914743</text:p>
              </table:table-cell>
              <table:table-cell office:value-type="float" office:value="0.923657">
                <text:p>0.923657</text:p>
              </table:table-cell>
              <table:table-cell office:value-type="float" office:value="0.933486">
                <text:p>0.933486</text:p>
              </table:table-cell>
              <table:table-cell office:value-type="float" office:value="0.949257">
                <text:p>0.949257</text:p>
              </table:table-cell>
              <table:table-cell office:value-type="float" office:value="0.968">
                <text:p>0.968</text:p>
              </table:table-cell>
              <table:table-cell office:value-type="float" office:value="0.880937">
                <text:p>0.88093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16114">
                <text:p>0.716114</text:p>
              </table:table-cell>
              <table:table-cell office:value-type="float" office:value="0.817371">
                <text:p>0.817371</text:p>
              </table:table-cell>
              <table:table-cell office:value-type="float" office:value="0.861029">
                <text:p>0.861029</text:p>
              </table:table-cell>
              <table:table-cell office:value-type="float" office:value="0.877714">
                <text:p>0.877714</text:p>
              </table:table-cell>
              <table:table-cell office:value-type="float" office:value="0.891657">
                <text:p>0.891657</text:p>
              </table:table-cell>
              <table:table-cell office:value-type="float" office:value="0.904457">
                <text:p>0.904457</text:p>
              </table:table-cell>
              <table:table-cell office:value-type="float" office:value="0.917714">
                <text:p>0.917714</text:p>
              </table:table-cell>
              <table:table-cell office:value-type="float" office:value="0.925714">
                <text:p>0.925714</text:p>
              </table:table-cell>
              <table:table-cell office:value-type="float" office:value="0.935086">
                <text:p>0.935086</text:p>
              </table:table-cell>
              <table:table-cell office:value-type="float" office:value="0.946971">
                <text:p>0.946971</text:p>
              </table:table-cell>
              <table:table-cell office:value-type="float" office:value="0.96">
                <text:p>0.96</text:p>
              </table:table-cell>
              <table:table-cell office:value-type="float" office:value="0.879383">
                <text:p>0.87938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22743">
                <text:p>0.722743</text:p>
              </table:table-cell>
              <table:table-cell office:value-type="float" office:value="0.813257">
                <text:p>0.813257</text:p>
              </table:table-cell>
              <table:table-cell office:value-type="float" office:value="0.847543">
                <text:p>0.847543</text:p>
              </table:table-cell>
              <table:table-cell office:value-type="float" office:value="0.877486">
                <text:p>0.877486</text:p>
              </table:table-cell>
              <table:table-cell office:value-type="float" office:value="0.893257">
                <text:p>0.893257</text:p>
              </table:table-cell>
              <table:table-cell office:value-type="float" office:value="0.907657">
                <text:p>0.907657</text:p>
              </table:table-cell>
              <table:table-cell office:value-type="float" office:value="0.919086">
                <text:p>0.919086</text:p>
              </table:table-cell>
              <table:table-cell office:value-type="float" office:value="0.926857">
                <text:p>0.9268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48343">
                <text:p>0.948343</text:p>
              </table:table-cell>
              <table:table-cell office:value-type="float" office:value="0.96">
                <text:p>0.96</text:p>
              </table:table-cell>
              <table:table-cell office:value-type="float" office:value="0.879269">
                <text:p>0.87926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58629">
                <text:p>0.758629</text:p>
              </table:table-cell>
              <table:table-cell office:value-type="float" office:value="0.832914">
                <text:p>0.832914</text:p>
              </table:table-cell>
              <table:table-cell office:value-type="float" office:value="0.864">
                <text:p>0.864</text:p>
              </table:table-cell>
              <table:table-cell office:value-type="float" office:value="0.887086">
                <text:p>0.887086</text:p>
              </table:table-cell>
              <table:table-cell office:value-type="float" office:value="0.903086">
                <text:p>0.903086</text:p>
              </table:table-cell>
              <table:table-cell office:value-type="float" office:value="0.9168">
                <text:p>0.9168</text:p>
              </table:table-cell>
              <table:table-cell office:value-type="float" office:value="0.923886">
                <text:p>0.923886</text:p>
              </table:table-cell>
              <table:table-cell office:value-type="float" office:value="0.9312">
                <text:p>0.9312</text:p>
              </table:table-cell>
              <table:table-cell office:value-type="float" office:value="0.937143">
                <text:p>0.937143</text:p>
              </table:table-cell>
              <table:table-cell office:value-type="float" office:value="0.9488">
                <text:p>0.9488</text:p>
              </table:table-cell>
              <table:table-cell office:value-type="float" office:value="0.96">
                <text:p>0.96</text:p>
              </table:table-cell>
              <table:table-cell office:value-type="float" office:value="0.890354">
                <text:p>0.89035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38514">
                <text:p>0.738514</text:p>
              </table:table-cell>
              <table:table-cell office:value-type="float" office:value="0.824457">
                <text:p>0.824457</text:p>
              </table:table-cell>
              <table:table-cell office:value-type="float" office:value="0.859886">
                <text:p>0.859886</text:p>
              </table:table-cell>
              <table:table-cell office:value-type="float" office:value="0.888686">
                <text:p>0.888686</text:p>
              </table:table-cell>
              <table:table-cell office:value-type="float" office:value="0.909257">
                <text:p>0.909257</text:p>
              </table:table-cell>
              <table:table-cell office:value-type="float" office:value="0.92">
                <text:p>0.92</text:p>
              </table:table-cell>
              <table:table-cell office:value-type="float" office:value="0.9264">
                <text:p>0.9264</text:p>
              </table:table-cell>
              <table:table-cell office:value-type="float" office:value="0.934857">
                <text:p>0.934857</text:p>
              </table:table-cell>
              <table:table-cell office:value-type="float" office:value="0.940343">
                <text:p>0.940343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889349">
                <text:p>0.88934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4457">
                <text:p>0.744457</text:p>
              </table:table-cell>
              <table:table-cell office:value-type="float" office:value="0.84">
                <text:p>0.84</text:p>
              </table:table-cell>
              <table:table-cell office:value-type="float" office:value="0.874057">
                <text:p>0.874057</text:p>
              </table:table-cell>
              <table:table-cell office:value-type="float" office:value="0.894171">
                <text:p>0.894171</text:p>
              </table:table-cell>
              <table:table-cell office:value-type="float" office:value="0.908343">
                <text:p>0.908343</text:p>
              </table:table-cell>
              <table:table-cell office:value-type="float" office:value="0.919771">
                <text:p>0.919771</text:p>
              </table:table-cell>
              <table:table-cell office:value-type="float" office:value="0.925943">
                <text:p>0.925943</text:p>
              </table:table-cell>
              <table:table-cell office:value-type="float" office:value="0.934857">
                <text:p>0.934857</text:p>
              </table:table-cell>
              <table:table-cell office:value-type="float" office:value="0.940114">
                <text:p>0.940114</text:p>
              </table:table-cell>
              <table:table-cell office:value-type="float" office:value="0.949943">
                <text:p>0.949943</text:p>
              </table:table-cell>
              <table:table-cell office:value-type="float" office:value="0.968">
                <text:p>0.968</text:p>
              </table:table-cell>
              <table:table-cell office:value-type="float" office:value="0.893166">
                <text:p>0.89316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58171">
                <text:p>0.758171</text:p>
              </table:table-cell>
              <table:table-cell office:value-type="float" office:value="0.832229">
                <text:p>0.832229</text:p>
              </table:table-cell>
              <table:table-cell office:value-type="float" office:value="0.869714">
                <text:p>0.869714</text:p>
              </table:table-cell>
              <table:table-cell office:value-type="float" office:value="0.891657">
                <text:p>0.891657</text:p>
              </table:table-cell>
              <table:table-cell office:value-type="float" office:value="0.906514">
                <text:p>0.906514</text:p>
              </table:table-cell>
              <table:table-cell office:value-type="float" office:value="0.918629">
                <text:p>0.918629</text:p>
              </table:table-cell>
              <table:table-cell office:value-type="float" office:value="0.925486">
                <text:p>0.925486</text:p>
              </table:table-cell>
              <table:table-cell office:value-type="float" office:value="0.935086">
                <text:p>0.935086</text:p>
              </table:table-cell>
              <table:table-cell office:value-type="float" office:value="0.9408">
                <text:p>0.9408</text:p>
              </table:table-cell>
              <table:table-cell office:value-type="float" office:value="0.949486">
                <text:p>0.949486</text:p>
              </table:table-cell>
              <table:table-cell office:value-type="float" office:value="0.96">
                <text:p>0.96</text:p>
              </table:table-cell>
              <table:table-cell office:value-type="float" office:value="0.892777">
                <text:p>0.89277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20914">
                <text:p>0.720914</text:p>
              </table:table-cell>
              <table:table-cell office:value-type="float" office:value="0.825371">
                <text:p>0.825371</text:p>
              </table:table-cell>
              <table:table-cell office:value-type="float" office:value="0.861714">
                <text:p>0.861714</text:p>
              </table:table-cell>
              <table:table-cell office:value-type="float" office:value="0.885943">
                <text:p>0.885943</text:p>
              </table:table-cell>
              <table:table-cell office:value-type="float" office:value="0.903771">
                <text:p>0.903771</text:p>
              </table:table-cell>
              <table:table-cell office:value-type="float" office:value="0.917257">
                <text:p>0.917257</text:p>
              </table:table-cell>
              <table:table-cell office:value-type="float" office:value="0.925486">
                <text:p>0.925486</text:p>
              </table:table-cell>
              <table:table-cell office:value-type="float" office:value="0.934171">
                <text:p>0.934171</text:p>
              </table:table-cell>
              <table:table-cell office:value-type="float" office:value="0.939886">
                <text:p>0.939886</text:p>
              </table:table-cell>
              <table:table-cell office:value-type="float" office:value="0.947886">
                <text:p>0.947886</text:p>
              </table:table-cell>
              <table:table-cell office:value-type="float" office:value="0.96">
                <text:p>0.96</text:p>
              </table:table-cell>
              <table:table-cell office:value-type="float" office:value="0.88624">
                <text:p>0.886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38286">
                <text:p>0.738286</text:p>
              </table:table-cell>
              <table:table-cell office:value-type="float" office:value="0.831086">
                <text:p>0.831086</text:p>
              </table:table-cell>
              <table:table-cell office:value-type="float" office:value="0.862629">
                <text:p>0.862629</text:p>
              </table:table-cell>
              <table:table-cell office:value-type="float" office:value="0.886629">
                <text:p>0.886629</text:p>
              </table:table-cell>
              <table:table-cell office:value-type="float" office:value="0.902629">
                <text:p>0.902629</text:p>
              </table:table-cell>
              <table:table-cell office:value-type="float" office:value="0.914971">
                <text:p>0.914971</text:p>
              </table:table-cell>
              <table:table-cell office:value-type="float" office:value="0.922971">
                <text:p>0.92297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8971">
                <text:p>0.938971</text:p>
              </table:table-cell>
              <table:table-cell office:value-type="float" office:value="0.948343">
                <text:p>0.948343</text:p>
              </table:table-cell>
              <table:table-cell office:value-type="float" office:value="0.96">
                <text:p>0.96</text:p>
              </table:table-cell>
              <table:table-cell office:value-type="float" office:value="0.887794">
                <text:p>0.88779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57029">
                <text:p>0.757029</text:p>
              </table:table-cell>
              <table:table-cell office:value-type="float" office:value="0.842286">
                <text:p>0.842286</text:p>
              </table:table-cell>
              <table:table-cell office:value-type="float" office:value="0.864457">
                <text:p>0.864457</text:p>
              </table:table-cell>
              <table:table-cell office:value-type="float" office:value="0.8848">
                <text:p>0.8848</text:p>
              </table:table-cell>
              <table:table-cell office:value-type="float" office:value="0.900571">
                <text:p>0.900571</text:p>
              </table:table-cell>
              <table:table-cell office:value-type="float" office:value="0.912229">
                <text:p>0.912229</text:p>
              </table:table-cell>
              <table:table-cell office:value-type="float" office:value="0.922057">
                <text:p>0.922057</text:p>
              </table:table-cell>
              <table:table-cell office:value-type="float" office:value="0.930743">
                <text:p>0.930743</text:p>
              </table:table-cell>
              <table:table-cell office:value-type="float" office:value="0.938743">
                <text:p>0.938743</text:p>
              </table:table-cell>
              <table:table-cell office:value-type="float" office:value="0.949257">
                <text:p>0.949257</text:p>
              </table:table-cell>
              <table:table-cell office:value-type="float" office:value="0.976">
                <text:p>0.976</text:p>
              </table:table-cell>
              <table:table-cell office:value-type="float" office:value="0.890217">
                <text:p>0.89021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55657">
                <text:p>0.755657</text:p>
              </table:table-cell>
              <table:table-cell office:value-type="float" office:value="0.841143">
                <text:p>0.841143</text:p>
              </table:table-cell>
              <table:table-cell office:value-type="float" office:value="0.866514">
                <text:p>0.866514</text:p>
              </table:table-cell>
              <table:table-cell office:value-type="float" office:value="0.887314">
                <text:p>0.887314</text:p>
              </table:table-cell>
              <table:table-cell office:value-type="float" office:value="0.901714">
                <text:p>0.901714</text:p>
              </table:table-cell>
              <table:table-cell office:value-type="float" office:value="0.913829">
                <text:p>0.913829</text:p>
              </table:table-cell>
              <table:table-cell office:value-type="float" office:value="0.923429">
                <text:p>0.923429</text:p>
              </table:table-cell>
              <table:table-cell office:value-type="float" office:value="0.933257">
                <text:p>0.933257</text:p>
              </table:table-cell>
              <table:table-cell office:value-type="float" office:value="0.939429">
                <text:p>0.939429</text:p>
              </table:table-cell>
              <table:table-cell office:value-type="float" office:value="0.949714">
                <text:p>0.949714</text:p>
              </table:table-cell>
              <table:table-cell office:value-type="float" office:value="0.976">
                <text:p>0.976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23886">
                <text:p>0.723886</text:p>
              </table:table-cell>
              <table:table-cell office:value-type="float" office:value="0.837486">
                <text:p>0.837486</text:p>
              </table:table-cell>
              <table:table-cell office:value-type="float" office:value="0.864229">
                <text:p>0.864229</text:p>
              </table:table-cell>
              <table:table-cell office:value-type="float" office:value="0.886171">
                <text:p>0.886171</text:p>
              </table:table-cell>
              <table:table-cell office:value-type="float" office:value="0.901029">
                <text:p>0.901029</text:p>
              </table:table-cell>
              <table:table-cell office:value-type="float" office:value="0.914057">
                <text:p>0.914057</text:p>
              </table:table-cell>
              <table:table-cell office:value-type="float" office:value="0.925257">
                <text:p>0.925257</text:p>
              </table:table-cell>
              <table:table-cell office:value-type="float" office:value="0.933714">
                <text:p>0.933714</text:p>
              </table:table-cell>
              <table:table-cell office:value-type="float" office:value="0.9408">
                <text:p>0.9408</text:p>
              </table:table-cell>
              <table:table-cell office:value-type="float" office:value="0.9504">
                <text:p>0.9504</text:p>
              </table:table-cell>
              <table:table-cell office:value-type="float" office:value="0.976">
                <text:p>0.976</text:p>
              </table:table-cell>
              <table:table-cell office:value-type="float" office:value="0.887703">
                <text:p>0.8877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68">
                <text:p>0.768</text:p>
              </table:table-cell>
              <table:table-cell office:value-type="float" office:value="0.841143">
                <text:p>0.841143</text:p>
              </table:table-cell>
              <table:table-cell office:value-type="float" office:value="0.867429">
                <text:p>0.867429</text:p>
              </table:table-cell>
              <table:table-cell office:value-type="float" office:value="0.884343">
                <text:p>0.884343</text:p>
              </table:table-cell>
              <table:table-cell office:value-type="float" office:value="0.898971">
                <text:p>0.898971</text:p>
              </table:table-cell>
              <table:table-cell office:value-type="float" office:value="0.911771">
                <text:p>0.911771</text:p>
              </table:table-cell>
              <table:table-cell office:value-type="float" office:value="0.9232">
                <text:p>0.9232</text:p>
              </table:table-cell>
              <table:table-cell office:value-type="float" office:value="0.931657">
                <text:p>0.931657</text:p>
              </table:table-cell>
              <table:table-cell office:value-type="float" office:value="0.940571">
                <text:p>0.940571</text:p>
              </table:table-cell>
              <table:table-cell office:value-type="float" office:value="0.949257">
                <text:p>0.949257</text:p>
              </table:table-cell>
              <table:table-cell office:value-type="float" office:value="0.96">
                <text:p>0.96</text:p>
              </table:table-cell>
              <table:table-cell office:value-type="float" office:value="0.891634">
                <text:p>0.89163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54971">
                <text:p>0.754971</text:p>
              </table:table-cell>
              <table:table-cell office:value-type="float" office:value="0.846171">
                <text:p>0.846171</text:p>
              </table:table-cell>
              <table:table-cell office:value-type="float" office:value="0.872229">
                <text:p>0.872229</text:p>
              </table:table-cell>
              <table:table-cell office:value-type="float" office:value="0.889143">
                <text:p>0.889143</text:p>
              </table:table-cell>
              <table:table-cell office:value-type="float" office:value="0.901943">
                <text:p>0.901943</text:p>
              </table:table-cell>
              <table:table-cell office:value-type="float" office:value="0.914743">
                <text:p>0.914743</text:p>
              </table:table-cell>
              <table:table-cell office:value-type="float" office:value="0.925714">
                <text:p>0.925714</text:p>
              </table:table-cell>
              <table:table-cell office:value-type="float" office:value="0.9328">
                <text:p>0.9328</text:p>
              </table:table-cell>
              <table:table-cell office:value-type="float" office:value="0.941257">
                <text:p>0.941257</text:p>
              </table:table-cell>
              <table:table-cell office:value-type="float" office:value="0.949257">
                <text:p>0.949257</text:p>
              </table:table-cell>
              <table:table-cell office:value-type="float" office:value="0.96">
                <text:p>0.96</text:p>
              </table:table-cell>
              <table:table-cell office:value-type="float" office:value="0.892823">
                <text:p>0.89282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344">
                <text:p>0.7344</text:p>
              </table:table-cell>
              <table:table-cell office:value-type="float" office:value="0.840686">
                <text:p>0.840686</text:p>
              </table:table-cell>
              <table:table-cell office:value-type="float" office:value="0.869257">
                <text:p>0.869257</text:p>
              </table:table-cell>
              <table:table-cell office:value-type="float" office:value="0.885486">
                <text:p>0.885486</text:p>
              </table:table-cell>
              <table:table-cell office:value-type="float" office:value="0.898971">
                <text:p>0.898971</text:p>
              </table:table-cell>
              <table:table-cell office:value-type="float" office:value="0.909257">
                <text:p>0.909257</text:p>
              </table:table-cell>
              <table:table-cell office:value-type="float" office:value="0.92">
                <text:p>0.92</text:p>
              </table:table-cell>
              <table:table-cell office:value-type="float" office:value="0.930514">
                <text:p>0.930514</text:p>
              </table:table-cell>
              <table:table-cell office:value-type="float" office:value="0.939429">
                <text:p>0.939429</text:p>
              </table:table-cell>
              <table:table-cell office:value-type="float" office:value="0.949257">
                <text:p>0.949257</text:p>
              </table:table-cell>
              <table:table-cell office:value-type="float" office:value="0.96">
                <text:p>0.96</text:p>
              </table:table-cell>
              <table:table-cell office:value-type="float" office:value="0.887726">
                <text:p>0.88772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56343">
                <text:p>0.756343</text:p>
              </table:table-cell>
              <table:table-cell office:value-type="float" office:value="0.834743">
                <text:p>0.834743</text:p>
              </table:table-cell>
              <table:table-cell office:value-type="float" office:value="0.861486">
                <text:p>0.861486</text:p>
              </table:table-cell>
              <table:table-cell office:value-type="float" office:value="0.880914">
                <text:p>0.880914</text:p>
              </table:table-cell>
              <table:table-cell office:value-type="float" office:value="0.897829">
                <text:p>0.897829</text:p>
              </table:table-cell>
              <table:table-cell office:value-type="float" office:value="0.909943">
                <text:p>0.909943</text:p>
              </table:table-cell>
              <table:table-cell office:value-type="float" office:value="0.919543">
                <text:p>0.919543</text:p>
              </table:table-cell>
              <table:table-cell office:value-type="float" office:value="0.9312">
                <text:p>0.9312</text:p>
              </table:table-cell>
              <table:table-cell office:value-type="float" office:value="0.9376">
                <text:p>0.9376</text:p>
              </table:table-cell>
              <table:table-cell office:value-type="float" office:value="0.950857">
                <text:p>0.950857</text:p>
              </table:table-cell>
              <table:table-cell office:value-type="float" office:value="0.96">
                <text:p>0.96</text:p>
              </table:table-cell>
              <table:table-cell office:value-type="float" office:value="0.888046">
                <text:p>0.88804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33029">
                <text:p>0.733029</text:p>
              </table:table-cell>
              <table:table-cell office:value-type="float" office:value="0.827429">
                <text:p>0.827429</text:p>
              </table:table-cell>
              <table:table-cell office:value-type="float" office:value="0.855543">
                <text:p>0.855543</text:p>
              </table:table-cell>
              <table:table-cell office:value-type="float" office:value="0.877257">
                <text:p>0.877257</text:p>
              </table:table-cell>
              <table:table-cell office:value-type="float" office:value="0.893486">
                <text:p>0.893486</text:p>
              </table:table-cell>
              <table:table-cell office:value-type="float" office:value="0.9072">
                <text:p>0.9072</text:p>
              </table:table-cell>
              <table:table-cell office:value-type="float" office:value="0.917029">
                <text:p>0.917029</text:p>
              </table:table-cell>
              <table:table-cell office:value-type="float" office:value="0.9296">
                <text:p>0.9296</text:p>
              </table:table-cell>
              <table:table-cell office:value-type="float" office:value="0.938514">
                <text:p>0.938514</text:p>
              </table:table-cell>
              <table:table-cell office:value-type="float" office:value="0.949257">
                <text:p>0.949257</text:p>
              </table:table-cell>
              <table:table-cell office:value-type="float" office:value="0.968">
                <text:p>0.968</text:p>
              </table:table-cell>
              <table:table-cell office:value-type="float" office:value="0.882834">
                <text:p>0.8828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30286">
                <text:p>0.730286</text:p>
              </table:table-cell>
              <table:table-cell office:value-type="float" office:value="0.827429">
                <text:p>0.827429</text:p>
              </table:table-cell>
              <table:table-cell office:value-type="float" office:value="0.857371">
                <text:p>0.857371</text:p>
              </table:table-cell>
              <table:table-cell office:value-type="float" office:value="0.880229">
                <text:p>0.880229</text:p>
              </table:table-cell>
              <table:table-cell office:value-type="float" office:value="0.895543">
                <text:p>0.895543</text:p>
              </table:table-cell>
              <table:table-cell office:value-type="float" office:value="0.909029">
                <text:p>0.909029</text:p>
              </table:table-cell>
              <table:table-cell office:value-type="float" office:value="0.9184">
                <text:p>0.9184</text:p>
              </table:table-cell>
              <table:table-cell office:value-type="float" office:value="0.928229">
                <text:p>0.928229</text:p>
              </table:table-cell>
              <table:table-cell office:value-type="float" office:value="0.936229">
                <text:p>0.936229</text:p>
              </table:table-cell>
              <table:table-cell office:value-type="float" office:value="0.948343">
                <text:p>0.948343</text:p>
              </table:table-cell>
              <table:table-cell office:value-type="float" office:value="0.968">
                <text:p>0.968</text:p>
              </table:table-cell>
              <table:table-cell office:value-type="float" office:value="0.883109">
                <text:p>0.88310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30514">
                <text:p>0.730514</text:p>
              </table:table-cell>
              <table:table-cell office:value-type="float" office:value="0.826286">
                <text:p>0.826286</text:p>
              </table:table-cell>
              <table:table-cell office:value-type="float" office:value="0.853486">
                <text:p>0.853486</text:p>
              </table:table-cell>
              <table:table-cell office:value-type="float" office:value="0.875886">
                <text:p>0.875886</text:p>
              </table:table-cell>
              <table:table-cell office:value-type="float" office:value="0.894629">
                <text:p>0.894629</text:p>
              </table:table-cell>
              <table:table-cell office:value-type="float" office:value="0.908343">
                <text:p>0.908343</text:p>
              </table:table-cell>
              <table:table-cell office:value-type="float" office:value="0.92">
                <text:p>0.92</text:p>
              </table:table-cell>
              <table:table-cell office:value-type="float" office:value="0.931657">
                <text:p>0.931657</text:p>
              </table:table-cell>
              <table:table-cell office:value-type="float" office:value="0.937143">
                <text:p>0.937143</text:p>
              </table:table-cell>
              <table:table-cell office:value-type="float" office:value="0.9488">
                <text:p>0.9488</text:p>
              </table:table-cell>
              <table:table-cell office:value-type="float" office:value="0.968">
                <text:p>0.968</text:p>
              </table:table-cell>
              <table:table-cell office:value-type="float" office:value="0.882674">
                <text:p>0.88267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49714">
                <text:p>0.749714</text:p>
              </table:table-cell>
              <table:table-cell office:value-type="float" office:value="0.840914">
                <text:p>0.840914</text:p>
              </table:table-cell>
              <table:table-cell office:value-type="float" office:value="0.864686">
                <text:p>0.864686</text:p>
              </table:table-cell>
              <table:table-cell office:value-type="float" office:value="0.885486">
                <text:p>0.885486</text:p>
              </table:table-cell>
              <table:table-cell office:value-type="float" office:value="0.902171">
                <text:p>0.902171</text:p>
              </table:table-cell>
              <table:table-cell office:value-type="float" office:value="0.914971">
                <text:p>0.914971</text:p>
              </table:table-cell>
              <table:table-cell office:value-type="float" office:value="0.9232">
                <text:p>0.9232</text:p>
              </table:table-cell>
              <table:table-cell office:value-type="float" office:value="0.9328">
                <text:p>0.9328</text:p>
              </table:table-cell>
              <table:table-cell office:value-type="float" office:value="0.939657">
                <text:p>0.939657</text:p>
              </table:table-cell>
              <table:table-cell office:value-type="float" office:value="0.950629">
                <text:p>0.950629</text:p>
              </table:table-cell>
              <table:table-cell office:value-type="float" office:value="0.968">
                <text:p>0.968</text:p>
              </table:table-cell>
              <table:table-cell office:value-type="float" office:value="0.890423">
                <text:p>0.89042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94971">
                <text:p>0.794971</text:p>
              </table:table-cell>
              <table:table-cell office:value-type="float" office:value="0.856686">
                <text:p>0.856686</text:p>
              </table:table-cell>
              <table:table-cell office:value-type="float" office:value="0.881829">
                <text:p>0.881829</text:p>
              </table:table-cell>
              <table:table-cell office:value-type="float" office:value="0.898743">
                <text:p>0.898743</text:p>
              </table:table-cell>
              <table:table-cell office:value-type="float" office:value="0.911771">
                <text:p>0.911771</text:p>
              </table:table-cell>
              <table:table-cell office:value-type="float" office:value="0.921371">
                <text:p>0.921371</text:p>
              </table:table-cell>
              <table:table-cell office:value-type="float" office:value="0.930514">
                <text:p>0.930514</text:p>
              </table:table-cell>
              <table:table-cell office:value-type="float" office:value="0.936">
                <text:p>0.936</text:p>
              </table:table-cell>
              <table:table-cell office:value-type="float" office:value="0.943314">
                <text:p>0.943314</text:p>
              </table:table-cell>
              <table:table-cell office:value-type="float" office:value="0.952">
                <text:p>0.952</text:p>
              </table:table-cell>
              <table:table-cell office:value-type="float" office:value="0.968">
                <text:p>0.968</text:p>
              </table:table-cell>
              <table:table-cell office:value-type="float" office:value="0.90272">
                <text:p>0.9027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728">
                <text:p>0.7728</text:p>
              </table:table-cell>
              <table:table-cell office:value-type="float" office:value="0.862629">
                <text:p>0.862629</text:p>
              </table:table-cell>
              <table:table-cell office:value-type="float" office:value="0.888457">
                <text:p>0.888457</text:p>
              </table:table-cell>
              <table:table-cell office:value-type="float" office:value="0.9024">
                <text:p>0.9024</text:p>
              </table:table-cell>
              <table:table-cell office:value-type="float" office:value="0.914971">
                <text:p>0.914971</text:p>
              </table:table-cell>
              <table:table-cell office:value-type="float" office:value="0.922286">
                <text:p>0.922286</text:p>
              </table:table-cell>
              <table:table-cell office:value-type="float" office:value="0.930514">
                <text:p>0.930514</text:p>
              </table:table-cell>
              <table:table-cell office:value-type="float" office:value="0.936229">
                <text:p>0.936229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6">
                <text:p>0.96</text:p>
              </table:table-cell>
              <table:table-cell office:value-type="float" office:value="0.902537">
                <text:p>0.90253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8914">
                <text:p>0.768914</text:p>
              </table:table-cell>
              <table:table-cell office:value-type="float" office:value="0.858514">
                <text:p>0.858514</text:p>
              </table:table-cell>
              <table:table-cell office:value-type="float" office:value="0.882971">
                <text:p>0.882971</text:p>
              </table:table-cell>
              <table:table-cell office:value-type="float" office:value="0.898057">
                <text:p>0.898057</text:p>
              </table:table-cell>
              <table:table-cell office:value-type="float" office:value="0.909257">
                <text:p>0.909257</text:p>
              </table:table-cell>
              <table:table-cell office:value-type="float" office:value="0.920914">
                <text:p>0.920914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50629">
                <text:p>0.950629</text:p>
              </table:table-cell>
              <table:table-cell office:value-type="float" office:value="0.96">
                <text:p>0.96</text:p>
              </table:table-cell>
              <table:table-cell office:value-type="float" office:value="0.899909">
                <text:p>0.89990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80114">
                <text:p>0.780114</text:p>
              </table:table-cell>
              <table:table-cell office:value-type="float" office:value="0.854629">
                <text:p>0.854629</text:p>
              </table:table-cell>
              <table:table-cell office:value-type="float" office:value="0.877943">
                <text:p>0.877943</text:p>
              </table:table-cell>
              <table:table-cell office:value-type="float" office:value="0.895086">
                <text:p>0.895086</text:p>
              </table:table-cell>
              <table:table-cell office:value-type="float" office:value="0.906971">
                <text:p>0.906971</text:p>
              </table:table-cell>
              <table:table-cell office:value-type="float" office:value="0.917714">
                <text:p>0.917714</text:p>
              </table:table-cell>
              <table:table-cell office:value-type="float" office:value="0.928">
                <text:p>0.928</text:p>
              </table:table-cell>
              <table:table-cell office:value-type="float" office:value="0.936229">
                <text:p>0.936229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6">
                <text:p>0.96</text:p>
              </table:table-cell>
              <table:table-cell office:value-type="float" office:value="0.899177">
                <text:p>0.89917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86286">
                <text:p>0.786286</text:p>
              </table:table-cell>
              <table:table-cell office:value-type="float" office:value="0.847314">
                <text:p>0.847314</text:p>
              </table:table-cell>
              <table:table-cell office:value-type="float" office:value="0.8736">
                <text:p>0.8736</text:p>
              </table:table-cell>
              <table:table-cell office:value-type="float" office:value="0.894171">
                <text:p>0.894171</text:p>
              </table:table-cell>
              <table:table-cell office:value-type="float" office:value="0.906743">
                <text:p>0.906743</text:p>
              </table:table-cell>
              <table:table-cell office:value-type="float" office:value="0.92">
                <text:p>0.92</text:p>
              </table:table-cell>
              <table:table-cell office:value-type="float" office:value="0.930057">
                <text:p>0.930057</text:p>
              </table:table-cell>
              <table:table-cell office:value-type="float" office:value="0.938057">
                <text:p>0.938057</text:p>
              </table:table-cell>
              <table:table-cell office:value-type="float" office:value="0.944">
                <text:p>0.944</text:p>
              </table:table-cell>
              <table:table-cell office:value-type="float" office:value="0.952457">
                <text:p>0.952457</text:p>
              </table:table-cell>
              <table:table-cell office:value-type="float" office:value="0.968">
                <text:p>0.968</text:p>
              </table:table-cell>
              <table:table-cell office:value-type="float" office:value="0.899269">
                <text:p>0.89926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91086">
                <text:p>0.791086</text:p>
              </table:table-cell>
              <table:table-cell office:value-type="float" office:value="0.852571">
                <text:p>0.852571</text:p>
              </table:table-cell>
              <table:table-cell office:value-type="float" office:value="0.8784">
                <text:p>0.8784</text:p>
              </table:table-cell>
              <table:table-cell office:value-type="float" office:value="0.895771">
                <text:p>0.895771</text:p>
              </table:table-cell>
              <table:table-cell office:value-type="float" office:value="0.909486">
                <text:p>0.909486</text:p>
              </table:table-cell>
              <table:table-cell office:value-type="float" office:value="0.923429">
                <text:p>0.923429</text:p>
              </table:table-cell>
              <table:table-cell office:value-type="float" office:value="0.9328">
                <text:p>0.9328</text:p>
              </table:table-cell>
              <table:table-cell office:value-type="float" office:value="0.938743">
                <text:p>0.938743</text:p>
              </table:table-cell>
              <table:table-cell office:value-type="float" office:value="0.944">
                <text:p>0.944</text:p>
              </table:table-cell>
              <table:table-cell office:value-type="float" office:value="0.952457">
                <text:p>0.952457</text:p>
              </table:table-cell>
              <table:table-cell office:value-type="float" office:value="0.968">
                <text:p>0.968</text:p>
              </table:table-cell>
              <table:table-cell office:value-type="float" office:value="0.901874">
                <text:p>0.90187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81257">
                <text:p>0.781257</text:p>
              </table:table-cell>
              <table:table-cell office:value-type="float" office:value="0.842286">
                <text:p>0.842286</text:p>
              </table:table-cell>
              <table:table-cell office:value-type="float" office:value="0.867429">
                <text:p>0.867429</text:p>
              </table:table-cell>
              <table:table-cell office:value-type="float" office:value="0.888914">
                <text:p>0.888914</text:p>
              </table:table-cell>
              <table:table-cell office:value-type="float" office:value="0.906286">
                <text:p>0.906286</text:p>
              </table:table-cell>
              <table:table-cell office:value-type="float" office:value="0.922286">
                <text:p>0.922286</text:p>
              </table:table-cell>
              <table:table-cell office:value-type="float" office:value="0.931429">
                <text:p>0.931429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504">
                <text:p>0.9504</text:p>
              </table:table-cell>
              <table:table-cell office:value-type="float" office:value="0.968">
                <text:p>0.968</text:p>
              </table:table-cell>
              <table:table-cell office:value-type="float" office:value="0.897074">
                <text:p>0.89707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54971">
                <text:p>0.754971</text:p>
              </table:table-cell>
              <table:table-cell office:value-type="float" office:value="0.842971">
                <text:p>0.842971</text:p>
              </table:table-cell>
              <table:table-cell office:value-type="float" office:value="0.872229">
                <text:p>0.872229</text:p>
              </table:table-cell>
              <table:table-cell office:value-type="float" office:value="0.891429">
                <text:p>0.891429</text:p>
              </table:table-cell>
              <table:table-cell office:value-type="float" office:value="0.909029">
                <text:p>0.909029</text:p>
              </table:table-cell>
              <table:table-cell office:value-type="float" office:value="0.924571">
                <text:p>0.924571</text:p>
              </table:table-cell>
              <table:table-cell office:value-type="float" office:value="0.930514">
                <text:p>0.930514</text:p>
              </table:table-cell>
              <table:table-cell office:value-type="float" office:value="0.936">
                <text:p>0.936</text:p>
              </table:table-cell>
              <table:table-cell office:value-type="float" office:value="0.943543">
                <text:p>0.943543</text:p>
              </table:table-cell>
              <table:table-cell office:value-type="float" office:value="0.950171">
                <text:p>0.950171</text:p>
              </table:table-cell>
              <table:table-cell office:value-type="float" office:value="0.968">
                <text:p>0.968</text:p>
              </table:table-cell>
              <table:table-cell office:value-type="float" office:value="0.895543">
                <text:p>0.89554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25029">
                <text:p>0.725029</text:p>
              </table:table-cell>
              <table:table-cell office:value-type="float" office:value="0.833371">
                <text:p>0.833371</text:p>
              </table:table-cell>
              <table:table-cell office:value-type="float" office:value="0.870857">
                <text:p>0.870857</text:p>
              </table:table-cell>
              <table:table-cell office:value-type="float" office:value="0.891657">
                <text:p>0.891657</text:p>
              </table:table-cell>
              <table:table-cell office:value-type="float" office:value="0.908571">
                <text:p>0.908571</text:p>
              </table:table-cell>
              <table:table-cell office:value-type="float" office:value="0.922743">
                <text:p>0.922743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">
                <text:p>0.936</text:p>
              </table:table-cell>
              <table:table-cell office:value-type="float" office:value="0.943543">
                <text:p>0.943543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891223">
                <text:p>0.8912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66629">
                <text:p>0.766629</text:p>
              </table:table-cell>
              <table:table-cell office:value-type="float" office:value="0.8528">
                <text:p>0.8528</text:p>
              </table:table-cell>
              <table:table-cell office:value-type="float" office:value="0.882286">
                <text:p>0.882286</text:p>
              </table:table-cell>
              <table:table-cell office:value-type="float" office:value="0.902857">
                <text:p>0.902857</text:p>
              </table:table-cell>
              <table:table-cell office:value-type="float" office:value="0.9184">
                <text:p>0.9184</text:p>
              </table:table-cell>
              <table:table-cell office:value-type="float" office:value="0.927314">
                <text:p>0.927314</text:p>
              </table:table-cell>
              <table:table-cell office:value-type="float" office:value="0.933943">
                <text:p>0.933943</text:p>
              </table:table-cell>
              <table:table-cell office:value-type="float" office:value="0.937829">
                <text:p>0.937829</text:p>
              </table:table-cell>
              <table:table-cell office:value-type="float" office:value="0.944">
                <text:p>0.944</text:p>
              </table:table-cell>
              <table:table-cell office:value-type="float" office:value="0.952686">
                <text:p>0.952686</text:p>
              </table:table-cell>
              <table:table-cell office:value-type="float" office:value="0.968">
                <text:p>0.968</text:p>
              </table:table-cell>
              <table:table-cell office:value-type="float" office:value="0.901874">
                <text:p>0.90187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57257">
                <text:p>0.757257</text:p>
              </table:table-cell>
              <table:table-cell office:value-type="float" office:value="0.8672">
                <text:p>0.8672</text:p>
              </table:table-cell>
              <table:table-cell office:value-type="float" office:value="0.900343">
                <text:p>0.900343</text:p>
              </table:table-cell>
              <table:table-cell office:value-type="float" office:value="0.918171">
                <text:p>0.918171</text:p>
              </table:table-cell>
              <table:table-cell office:value-type="float" office:value="0.9248">
                <text:p>0.9248</text:p>
              </table:table-cell>
              <table:table-cell office:value-type="float" office:value="0.930743">
                <text:p>0.930743</text:p>
              </table:table-cell>
              <table:table-cell office:value-type="float" office:value="0.936">
                <text:p>0.936</text:p>
              </table:table-cell>
              <table:table-cell office:value-type="float" office:value="0.940114">
                <text:p>0.940114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968">
                <text:p>0.968</text:p>
              </table:table-cell>
              <table:table-cell office:value-type="float" office:value="0.907063">
                <text:p>0.90706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75314">
                <text:p>0.775314</text:p>
              </table:table-cell>
              <table:table-cell office:value-type="float" office:value="0.868343">
                <text:p>0.868343</text:p>
              </table:table-cell>
              <table:table-cell office:value-type="float" office:value="0.890514">
                <text:p>0.890514</text:p>
              </table:table-cell>
              <table:table-cell office:value-type="float" office:value="0.912">
                <text:p>0.912</text:p>
              </table:table-cell>
              <table:table-cell office:value-type="float" office:value="0.922743">
                <text:p>0.922743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940571">
                <text:p>0.940571</text:p>
              </table:table-cell>
              <table:table-cell office:value-type="float" office:value="0.944914">
                <text:p>0.944914</text:p>
              </table:table-cell>
              <table:table-cell office:value-type="float" office:value="0.954971">
                <text:p>0.954971</text:p>
              </table:table-cell>
              <table:table-cell office:value-type="float" office:value="0.976">
                <text:p>0.976</text:p>
              </table:table-cell>
              <table:table-cell office:value-type="float" office:value="0.907337">
                <text:p>0.90733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82857">
                <text:p>0.782857</text:p>
              </table:table-cell>
              <table:table-cell office:value-type="float" office:value="0.8736">
                <text:p>0.8736</text:p>
              </table:table-cell>
              <table:table-cell office:value-type="float" office:value="0.900114">
                <text:p>0.900114</text:p>
              </table:table-cell>
              <table:table-cell office:value-type="float" office:value="0.913829">
                <text:p>0.913829</text:p>
              </table:table-cell>
              <table:table-cell office:value-type="float" office:value="0.925029">
                <text:p>0.925029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942629">
                <text:p>0.942629</text:p>
              </table:table-cell>
              <table:table-cell office:value-type="float" office:value="0.945371">
                <text:p>0.945371</text:p>
              </table:table-cell>
              <table:table-cell office:value-type="float" office:value="0.955657">
                <text:p>0.955657</text:p>
              </table:table-cell>
              <table:table-cell office:value-type="float" office:value="0.976">
                <text:p>0.976</text:p>
              </table:table-cell>
              <table:table-cell office:value-type="float" office:value="0.910629">
                <text:p>0.91062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49029">
                <text:p>0.749029</text:p>
              </table:table-cell>
              <table:table-cell office:value-type="float" office:value="0.858971">
                <text:p>0.858971</text:p>
              </table:table-cell>
              <table:table-cell office:value-type="float" office:value="0.888229">
                <text:p>0.888229</text:p>
              </table:table-cell>
              <table:table-cell office:value-type="float" office:value="0.908114">
                <text:p>0.908114</text:p>
              </table:table-cell>
              <table:table-cell office:value-type="float" office:value="0.922743">
                <text:p>0.922743</text:p>
              </table:table-cell>
              <table:table-cell office:value-type="float" office:value="0.930286">
                <text:p>0.930286</text:p>
              </table:table-cell>
              <table:table-cell office:value-type="float" office:value="0.936">
                <text:p>0.936</text:p>
              </table:table-cell>
              <table:table-cell office:value-type="float" office:value="0.942171">
                <text:p>0.942171</text:p>
              </table:table-cell>
              <table:table-cell office:value-type="float" office:value="0.945371">
                <text:p>0.945371</text:p>
              </table:table-cell>
              <table:table-cell office:value-type="float" office:value="0.955886">
                <text:p>0.955886</text:p>
              </table:table-cell>
              <table:table-cell office:value-type="float" office:value="0.976">
                <text:p>0.976</text:p>
              </table:table-cell>
              <table:table-cell office:value-type="float" office:value="0.90368">
                <text:p>0.9036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82857">
                <text:p>0.782857</text:p>
              </table:table-cell>
              <table:table-cell office:value-type="float" office:value="0.870171">
                <text:p>0.870171</text:p>
              </table:table-cell>
              <table:table-cell office:value-type="float" office:value="0.895086">
                <text:p>0.895086</text:p>
              </table:table-cell>
              <table:table-cell office:value-type="float" office:value="0.912457">
                <text:p>0.912457</text:p>
              </table:table-cell>
              <table:table-cell office:value-type="float" office:value="0.922743">
                <text:p>0.922743</text:p>
              </table:table-cell>
              <table:table-cell office:value-type="float" office:value="0.930743">
                <text:p>0.930743</text:p>
              </table:table-cell>
              <table:table-cell office:value-type="float" office:value="0.936">
                <text:p>0.936</text:p>
              </table:table-cell>
              <table:table-cell office:value-type="float" office:value="0.941486">
                <text:p>0.941486</text:p>
              </table:table-cell>
              <table:table-cell office:value-type="float" office:value="0.944914">
                <text:p>0.944914</text:p>
              </table:table-cell>
              <table:table-cell office:value-type="float" office:value="0.954971">
                <text:p>0.954971</text:p>
              </table:table-cell>
              <table:table-cell office:value-type="float" office:value="0.976">
                <text:p>0.976</text:p>
              </table:table-cell>
              <table:table-cell office:value-type="float" office:value="0.909143">
                <text:p>0.90914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06629">
                <text:p>0.806629</text:p>
              </table:table-cell>
              <table:table-cell office:value-type="float" office:value="0.870629">
                <text:p>0.870629</text:p>
              </table:table-cell>
              <table:table-cell office:value-type="float" office:value="0.8976">
                <text:p>0.8976</text:p>
              </table:table-cell>
              <table:table-cell office:value-type="float" office:value="0.916114">
                <text:p>0.916114</text:p>
              </table:table-cell>
              <table:table-cell office:value-type="float" office:value="0.926857">
                <text:p>0.926857</text:p>
              </table:table-cell>
              <table:table-cell office:value-type="float" office:value="0.932571">
                <text:p>0.932571</text:p>
              </table:table-cell>
              <table:table-cell office:value-type="float" office:value="0.936">
                <text:p>0.936</text:p>
              </table:table-cell>
              <table:table-cell office:value-type="float" office:value="0.941257">
                <text:p>0.941257</text:p>
              </table:table-cell>
              <table:table-cell office:value-type="float" office:value="0.944">
                <text:p>0.944</text:p>
              </table:table-cell>
              <table:table-cell office:value-type="float" office:value="0.953143">
                <text:p>0.953143</text:p>
              </table:table-cell>
              <table:table-cell office:value-type="float" office:value="0.968">
                <text:p>0.968</text:p>
              </table:table-cell>
              <table:table-cell office:value-type="float" office:value="0.91248">
                <text:p>0.9124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16914">
                <text:p>0.816914</text:p>
              </table:table-cell>
              <table:table-cell office:value-type="float" office:value="0.8848">
                <text:p>0.8848</text:p>
              </table:table-cell>
              <table:table-cell office:value-type="float" office:value="0.909257">
                <text:p>0.909257</text:p>
              </table:table-cell>
              <table:table-cell office:value-type="float" office:value="0.915657">
                <text:p>0.915657</text:p>
              </table:table-cell>
              <table:table-cell office:value-type="float" office:value="0.925486">
                <text:p>0.925486</text:p>
              </table:table-cell>
              <table:table-cell office:value-type="float" office:value="0.932571">
                <text:p>0.932571</text:p>
              </table:table-cell>
              <table:table-cell office:value-type="float" office:value="0.936">
                <text:p>0.936</text:p>
              </table:table-cell>
              <table:table-cell office:value-type="float" office:value="0.941486">
                <text:p>0.941486</text:p>
              </table:table-cell>
              <table:table-cell office:value-type="float" office:value="0.944">
                <text:p>0.944</text:p>
              </table:table-cell>
              <table:table-cell office:value-type="float" office:value="0.952914">
                <text:p>0.952914</text:p>
              </table:table-cell>
              <table:table-cell office:value-type="float" office:value="0.968">
                <text:p>0.968</text:p>
              </table:table-cell>
              <table:table-cell office:value-type="float" office:value="0.915909">
                <text:p>0.91590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94286">
                <text:p>0.794286</text:p>
              </table:table-cell>
              <table:table-cell office:value-type="float" office:value="0.880457">
                <text:p>0.880457</text:p>
              </table:table-cell>
              <table:table-cell office:value-type="float" office:value="0.904457">
                <text:p>0.904457</text:p>
              </table:table-cell>
              <table:table-cell office:value-type="float" office:value="0.914057">
                <text:p>0.914057</text:p>
              </table:table-cell>
              <table:table-cell office:value-type="float" office:value="0.9232">
                <text:p>0.9232</text:p>
              </table:table-cell>
              <table:table-cell office:value-type="float" office:value="0.928914">
                <text:p>0.928914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44">
                <text:p>0.944</text:p>
              </table:table-cell>
              <table:table-cell office:value-type="float" office:value="0.952229">
                <text:p>0.952229</text:p>
              </table:table-cell>
              <table:table-cell office:value-type="float" office:value="0.968">
                <text:p>0.968</text:p>
              </table:table-cell>
              <table:table-cell office:value-type="float" office:value="0.91168">
                <text:p>0.9116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16686">
                <text:p>0.816686</text:p>
              </table:table-cell>
              <table:table-cell office:value-type="float" office:value="0.879086">
                <text:p>0.879086</text:p>
              </table:table-cell>
              <table:table-cell office:value-type="float" office:value="0.903543">
                <text:p>0.903543</text:p>
              </table:table-cell>
              <table:table-cell office:value-type="float" office:value="0.916343">
                <text:p>0.916343</text:p>
              </table:table-cell>
              <table:table-cell office:value-type="float" office:value="0.9248">
                <text:p>0.9248</text:p>
              </table:table-cell>
              <table:table-cell office:value-type="float" office:value="0.930057">
                <text:p>0.930057</text:p>
              </table:table-cell>
              <table:table-cell office:value-type="float" office:value="0.936">
                <text:p>0.936</text:p>
              </table:table-cell>
              <table:table-cell office:value-type="float" office:value="0.940114">
                <text:p>0.940114</text:p>
              </table:table-cell>
              <table:table-cell office:value-type="float" office:value="0.944">
                <text:p>0.944</text:p>
              </table:table-cell>
              <table:table-cell office:value-type="float" office:value="0.952457">
                <text:p>0.952457</text:p>
              </table:table-cell>
              <table:table-cell office:value-type="float" office:value="0.968">
                <text:p>0.968</text:p>
              </table:table-cell>
              <table:table-cell office:value-type="float" office:value="0.914309">
                <text:p>0.9143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112">
                <text:p>0.8112</text:p>
              </table:table-cell>
              <table:table-cell office:value-type="float" office:value="0.878629">
                <text:p>0.878629</text:p>
              </table:table-cell>
              <table:table-cell office:value-type="float" office:value="0.900114">
                <text:p>0.900114</text:p>
              </table:table-cell>
              <table:table-cell office:value-type="float" office:value="0.914743">
                <text:p>0.914743</text:p>
              </table:table-cell>
              <table:table-cell office:value-type="float" office:value="0.923657">
                <text:p>0.923657</text:p>
              </table:table-cell>
              <table:table-cell office:value-type="float" office:value="0.930286">
                <text:p>0.930286</text:p>
              </table:table-cell>
              <table:table-cell office:value-type="float" office:value="0.936">
                <text:p>0.936</text:p>
              </table:table-cell>
              <table:table-cell office:value-type="float" office:value="0.940343">
                <text:p>0.940343</text:p>
              </table:table-cell>
              <table:table-cell office:value-type="float" office:value="0.944686">
                <text:p>0.944686</text:p>
              </table:table-cell>
              <table:table-cell office:value-type="float" office:value="0.954743">
                <text:p>0.954743</text:p>
              </table:table-cell>
              <table:table-cell office:value-type="float" office:value="0.968">
                <text:p>0.968</text:p>
              </table:table-cell>
              <table:table-cell office:value-type="float" office:value="0.91344">
                <text:p>0.9134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802514">
                <text:p>0.802514</text:p>
              </table:table-cell>
              <table:table-cell office:value-type="float" office:value="0.879543">
                <text:p>0.879543</text:p>
              </table:table-cell>
              <table:table-cell office:value-type="float" office:value="0.898057">
                <text:p>0.898057</text:p>
              </table:table-cell>
              <table:table-cell office:value-type="float" office:value="0.912914">
                <text:p>0.912914</text:p>
              </table:table-cell>
              <table:table-cell office:value-type="float" office:value="0.923657">
                <text:p>0.923657</text:p>
              </table:table-cell>
              <table:table-cell office:value-type="float" office:value="0.930971">
                <text:p>0.930971</text:p>
              </table:table-cell>
              <table:table-cell office:value-type="float" office:value="0.936">
                <text:p>0.936</text:p>
              </table:table-cell>
              <table:table-cell office:value-type="float" office:value="0.941943">
                <text:p>0.941943</text:p>
              </table:table-cell>
              <table:table-cell office:value-type="float" office:value="0.945829">
                <text:p>0.945829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12571">
                <text:p>0.91257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813486">
                <text:p>0.813486</text:p>
              </table:table-cell>
              <table:table-cell office:value-type="float" office:value="0.8768">
                <text:p>0.8768</text:p>
              </table:table-cell>
              <table:table-cell office:value-type="float" office:value="0.8992">
                <text:p>0.8992</text:p>
              </table:table-cell>
              <table:table-cell office:value-type="float" office:value="0.912229">
                <text:p>0.912229</text:p>
              </table:table-cell>
              <table:table-cell office:value-type="float" office:value="0.922743">
                <text:p>0.922743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">
                <text:p>0.936</text:p>
              </table:table-cell>
              <table:table-cell office:value-type="float" office:value="0.940114">
                <text:p>0.940114</text:p>
              </table:table-cell>
              <table:table-cell office:value-type="float" office:value="0.944229">
                <text:p>0.944229</text:p>
              </table:table-cell>
              <table:table-cell office:value-type="float" office:value="0.954514">
                <text:p>0.954514</text:p>
              </table:table-cell>
              <table:table-cell office:value-type="float" office:value="0.968">
                <text:p>0.968</text:p>
              </table:table-cell>
              <table:table-cell office:value-type="float" office:value="0.912869">
                <text:p>0.9128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14629">
                <text:p>0.814629</text:p>
              </table:table-cell>
              <table:table-cell office:value-type="float" office:value="0.873371">
                <text:p>0.873371</text:p>
              </table:table-cell>
              <table:table-cell office:value-type="float" office:value="0.897371">
                <text:p>0.897371</text:p>
              </table:table-cell>
              <table:table-cell office:value-type="float" office:value="0.9088">
                <text:p>0.9088</text:p>
              </table:table-cell>
              <table:table-cell office:value-type="float" office:value="0.918857">
                <text:p>0.918857</text:p>
              </table:table-cell>
              <table:table-cell office:value-type="float" office:value="0.927771">
                <text:p>0.927771</text:p>
              </table:table-cell>
              <table:table-cell office:value-type="float" office:value="0.934857">
                <text:p>0.934857</text:p>
              </table:table-cell>
              <table:table-cell office:value-type="float" office:value="0.937829">
                <text:p>0.937829</text:p>
              </table:table-cell>
              <table:table-cell office:value-type="float" office:value="0.944">
                <text:p>0.944</text:p>
              </table:table-cell>
              <table:table-cell office:value-type="float" office:value="0.952229">
                <text:p>0.952229</text:p>
              </table:table-cell>
              <table:table-cell office:value-type="float" office:value="0.968">
                <text:p>0.968</text:p>
              </table:table-cell>
              <table:table-cell office:value-type="float" office:value="0.910971">
                <text:p>0.91097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804114">
                <text:p>0.804114</text:p>
              </table:table-cell>
              <table:table-cell office:value-type="float" office:value="0.876571">
                <text:p>0.876571</text:p>
              </table:table-cell>
              <table:table-cell office:value-type="float" office:value="0.8992">
                <text:p>0.8992</text:p>
              </table:table-cell>
              <table:table-cell office:value-type="float" office:value="0.9104">
                <text:p>0.9104</text:p>
              </table:table-cell>
              <table:table-cell office:value-type="float" office:value="0.9184">
                <text:p>0.9184</text:p>
              </table:table-cell>
              <table:table-cell office:value-type="float" office:value="0.927543">
                <text:p>0.927543</text:p>
              </table:table-cell>
              <table:table-cell office:value-type="float" office:value="0.935771">
                <text:p>0.935771</text:p>
              </table:table-cell>
              <table:table-cell office:value-type="float" office:value="0.936914">
                <text:p>0.936914</text:p>
              </table:table-cell>
              <table:table-cell office:value-type="float" office:value="0.944">
                <text:p>0.944</text:p>
              </table:table-cell>
              <table:table-cell office:value-type="float" office:value="0.951314">
                <text:p>0.951314</text:p>
              </table:table-cell>
              <table:table-cell office:value-type="float" office:value="0.968">
                <text:p>0.968</text:p>
              </table:table-cell>
              <table:table-cell office:value-type="float" office:value="0.910423">
                <text:p>0.91042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04571">
                <text:p>0.804571</text:p>
              </table:table-cell>
              <table:table-cell office:value-type="float" office:value="0.8672">
                <text:p>0.8672</text:p>
              </table:table-cell>
              <table:table-cell office:value-type="float" office:value="0.889371">
                <text:p>0.889371</text:p>
              </table:table-cell>
              <table:table-cell office:value-type="float" office:value="0.906514">
                <text:p>0.906514</text:p>
              </table:table-cell>
              <table:table-cell office:value-type="float" office:value="0.919314">
                <text:p>0.919314</text:p>
              </table:table-cell>
              <table:table-cell office:value-type="float" office:value="0.928">
                <text:p>0.928</text:p>
              </table:table-cell>
              <table:table-cell office:value-type="float" office:value="0.934629">
                <text:p>0.934629</text:p>
              </table:table-cell>
              <table:table-cell office:value-type="float" office:value="0.936686">
                <text:p>0.936686</text:p>
              </table:table-cell>
              <table:table-cell office:value-type="float" office:value="0.944">
                <text:p>0.944</text:p>
              </table:table-cell>
              <table:table-cell office:value-type="float" office:value="0.951543">
                <text:p>0.951543</text:p>
              </table:table-cell>
              <table:table-cell office:value-type="float" office:value="0.968">
                <text:p>0.968</text:p>
              </table:table-cell>
              <table:table-cell office:value-type="float" office:value="0.908183">
                <text:p>0.90818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818743">
                <text:p>0.818743</text:p>
              </table:table-cell>
              <table:table-cell office:value-type="float" office:value="0.869486">
                <text:p>0.869486</text:p>
              </table:table-cell>
              <table:table-cell office:value-type="float" office:value="0.890514">
                <text:p>0.890514</text:p>
              </table:table-cell>
              <table:table-cell office:value-type="float" office:value="0.906743">
                <text:p>0.906743</text:p>
              </table:table-cell>
              <table:table-cell office:value-type="float" office:value="0.9184">
                <text:p>0.9184</text:p>
              </table:table-cell>
              <table:table-cell office:value-type="float" office:value="0.927543">
                <text:p>0.927543</text:p>
              </table:table-cell>
              <table:table-cell office:value-type="float" office:value="0.932343">
                <text:p>0.932343</text:p>
              </table:table-cell>
              <table:table-cell office:value-type="float" office:value="0.936">
                <text:p>0.936</text:p>
              </table:table-cell>
              <table:table-cell office:value-type="float" office:value="0.943543">
                <text:p>0.943543</text:p>
              </table:table-cell>
              <table:table-cell office:value-type="float" office:value="0.950629">
                <text:p>0.950629</text:p>
              </table:table-cell>
              <table:table-cell office:value-type="float" office:value="0.968">
                <text:p>0.968</text:p>
              </table:table-cell>
              <table:table-cell office:value-type="float" office:value="0.909394">
                <text:p>0.90939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813943">
                <text:p>0.813943</text:p>
              </table:table-cell>
              <table:table-cell office:value-type="float" office:value="0.866514">
                <text:p>0.866514</text:p>
              </table:table-cell>
              <table:table-cell office:value-type="float" office:value="0.888229">
                <text:p>0.888229</text:p>
              </table:table-cell>
              <table:table-cell office:value-type="float" office:value="0.902171">
                <text:p>0.902171</text:p>
              </table:table-cell>
              <table:table-cell office:value-type="float" office:value="0.9168">
                <text:p>0.9168</text:p>
              </table:table-cell>
              <table:table-cell office:value-type="float" office:value="0.924114">
                <text:p>0.924114</text:p>
              </table:table-cell>
              <table:table-cell office:value-type="float" office:value="0.931886">
                <text:p>0.931886</text:p>
              </table:table-cell>
              <table:table-cell office:value-type="float" office:value="0.936">
                <text:p>0.9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907451">
                <text:p>0.9074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816229">
                <text:p>0.816229</text:p>
              </table:table-cell>
              <table:table-cell office:value-type="float" office:value="0.868114">
                <text:p>0.868114</text:p>
              </table:table-cell>
              <table:table-cell office:value-type="float" office:value="0.888457">
                <text:p>0.888457</text:p>
              </table:table-cell>
              <table:table-cell office:value-type="float" office:value="0.903771">
                <text:p>0.903771</text:p>
              </table:table-cell>
              <table:table-cell office:value-type="float" office:value="0.917486">
                <text:p>0.917486</text:p>
              </table:table-cell>
              <table:table-cell office:value-type="float" office:value="0.925943">
                <text:p>0.925943</text:p>
              </table:table-cell>
              <table:table-cell office:value-type="float" office:value="0.931657">
                <text:p>0.931657</text:p>
              </table:table-cell>
              <table:table-cell office:value-type="float" office:value="0.936">
                <text:p>0.936</text:p>
              </table:table-cell>
              <table:table-cell office:value-type="float" office:value="0.944">
                <text:p>0.944</text:p>
              </table:table-cell>
              <table:table-cell office:value-type="float" office:value="0.949257">
                <text:p>0.949257</text:p>
              </table:table-cell>
              <table:table-cell office:value-type="float" office:value="0.968">
                <text:p>0.968</text:p>
              </table:table-cell>
              <table:table-cell office:value-type="float" office:value="0.908091">
                <text:p>0.90809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824">
                <text:p>0.824</text:p>
              </table:table-cell>
              <table:table-cell office:value-type="float" office:value="0.875429">
                <text:p>0.875429</text:p>
              </table:table-cell>
              <table:table-cell office:value-type="float" office:value="0.896686">
                <text:p>0.896686</text:p>
              </table:table-cell>
              <table:table-cell office:value-type="float" office:value="0.911771">
                <text:p>0.911771</text:p>
              </table:table-cell>
              <table:table-cell office:value-type="float" office:value="0.921829">
                <text:p>0.921829</text:p>
              </table:table-cell>
              <table:table-cell office:value-type="float" office:value="0.928">
                <text:p>0.928</text:p>
              </table:table-cell>
              <table:table-cell office:value-type="float" office:value="0.935771">
                <text:p>0.935771</text:p>
              </table:table-cell>
              <table:table-cell office:value-type="float" office:value="0.938971">
                <text:p>0.938971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68">
                <text:p>0.968</text:p>
              </table:table-cell>
              <table:table-cell office:value-type="float" office:value="0.912663">
                <text:p>0.91266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29029">
                <text:p>0.829029</text:p>
              </table:table-cell>
              <table:table-cell office:value-type="float" office:value="0.877257">
                <text:p>0.877257</text:p>
              </table:table-cell>
              <table:table-cell office:value-type="float" office:value="0.8976">
                <text:p>0.8976</text:p>
              </table:table-cell>
              <table:table-cell office:value-type="float" office:value="0.909943">
                <text:p>0.909943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35543">
                <text:p>0.935543</text:p>
              </table:table-cell>
              <table:table-cell office:value-type="float" office:value="0.938971">
                <text:p>0.938971</text:p>
              </table:table-cell>
              <table:table-cell office:value-type="float" office:value="0.944">
                <text:p>0.944</text:p>
              </table:table-cell>
              <table:table-cell office:value-type="float" office:value="0.951771">
                <text:p>0.951771</text:p>
              </table:table-cell>
              <table:table-cell office:value-type="float" office:value="0.968">
                <text:p>0.968</text:p>
              </table:table-cell>
              <table:table-cell office:value-type="float" office:value="0.913211">
                <text:p>0.91321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842057">
                <text:p>0.842057</text:p>
              </table:table-cell>
              <table:table-cell office:value-type="float" office:value="0.884571">
                <text:p>0.884571</text:p>
              </table:table-cell>
              <table:table-cell office:value-type="float" office:value="0.899657">
                <text:p>0.899657</text:p>
              </table:table-cell>
              <table:table-cell office:value-type="float" office:value="0.912229">
                <text:p>0.912229</text:p>
              </table:table-cell>
              <table:table-cell office:value-type="float" office:value="0.92">
                <text:p>0.92</text:p>
              </table:table-cell>
              <table:table-cell office:value-type="float" office:value="0.927771">
                <text:p>0.927771</text:p>
              </table:table-cell>
              <table:table-cell office:value-type="float" office:value="0.9344">
                <text:p>0.9344</text:p>
              </table:table-cell>
              <table:table-cell office:value-type="float" office:value="0.938971">
                <text:p>0.938971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68">
                <text:p>0.968</text:p>
              </table:table-cell>
              <table:table-cell office:value-type="float" office:value="0.915383">
                <text:p>0.91538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829943">
                <text:p>0.829943</text:p>
              </table:table-cell>
              <table:table-cell office:value-type="float" office:value="0.886629">
                <text:p>0.886629</text:p>
              </table:table-cell>
              <table:table-cell office:value-type="float" office:value="0.901943">
                <text:p>0.901943</text:p>
              </table:table-cell>
              <table:table-cell office:value-type="float" office:value="0.912686">
                <text:p>0.912686</text:p>
              </table:table-cell>
              <table:table-cell office:value-type="float" office:value="0.92">
                <text:p>0.92</text:p>
              </table:table-cell>
              <table:table-cell office:value-type="float" office:value="0.927771">
                <text:p>0.927771</text:p>
              </table:table-cell>
              <table:table-cell office:value-type="float" office:value="0.935543">
                <text:p>0.935543</text:p>
              </table:table-cell>
              <table:table-cell office:value-type="float" office:value="0.937371">
                <text:p>0.937371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68">
                <text:p>0.968</text:p>
              </table:table-cell>
              <table:table-cell office:value-type="float" office:value="0.914606">
                <text:p>0.91460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40229">
                <text:p>0.840229</text:p>
              </table:table-cell>
              <table:table-cell office:value-type="float" office:value="0.884571">
                <text:p>0.884571</text:p>
              </table:table-cell>
              <table:table-cell office:value-type="float" office:value="0.901486">
                <text:p>0.901486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7771">
                <text:p>0.927771</text:p>
              </table:table-cell>
              <table:table-cell office:value-type="float" office:value="0.934857">
                <text:p>0.934857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915246">
                <text:p>0.91524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41143">
                <text:p>0.841143</text:p>
              </table:table-cell>
              <table:table-cell office:value-type="float" office:value="0.878857">
                <text:p>0.878857</text:p>
              </table:table-cell>
              <table:table-cell office:value-type="float" office:value="0.898743">
                <text:p>0.898743</text:p>
              </table:table-cell>
              <table:table-cell office:value-type="float" office:value="0.910857">
                <text:p>0.910857</text:p>
              </table:table-cell>
              <table:table-cell office:value-type="float" office:value="0.918171">
                <text:p>0.918171</text:p>
              </table:table-cell>
              <table:table-cell office:value-type="float" office:value="0.927086">
                <text:p>0.927086</text:p>
              </table:table-cell>
              <table:table-cell office:value-type="float" office:value="0.932343">
                <text:p>0.932343</text:p>
              </table:table-cell>
              <table:table-cell office:value-type="float" office:value="0.938286">
                <text:p>0.938286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914057">
                <text:p>0.91405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29486">
                <text:p>0.829486</text:p>
              </table:table-cell>
              <table:table-cell office:value-type="float" office:value="0.883886">
                <text:p>0.883886</text:p>
              </table:table-cell>
              <table:table-cell office:value-type="float" office:value="0.905143">
                <text:p>0.905143</text:p>
              </table:table-cell>
              <table:table-cell office:value-type="float" office:value="0.915429">
                <text:p>0.915429</text:p>
              </table:table-cell>
              <table:table-cell office:value-type="float" office:value="0.922057">
                <text:p>0.922057</text:p>
              </table:table-cell>
              <table:table-cell office:value-type="float" office:value="0.928">
                <text:p>0.928</text:p>
              </table:table-cell>
              <table:table-cell office:value-type="float" office:value="0.934629">
                <text:p>0.934629</text:p>
              </table:table-cell>
              <table:table-cell office:value-type="float" office:value="0.938057">
                <text:p>0.938057</text:p>
              </table:table-cell>
              <table:table-cell office:value-type="float" office:value="0.944">
                <text:p>0.944</text:p>
              </table:table-cell>
              <table:table-cell office:value-type="float" office:value="0.950629">
                <text:p>0.950629</text:p>
              </table:table-cell>
              <table:table-cell office:value-type="float" office:value="0.968">
                <text:p>0.968</text:p>
              </table:table-cell>
              <table:table-cell office:value-type="float" office:value="0.915131">
                <text:p>0.91513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94743">
                <text:p>0.794743</text:p>
              </table:table-cell>
              <table:table-cell office:value-type="float" office:value="0.884114">
                <text:p>0.884114</text:p>
              </table:table-cell>
              <table:table-cell office:value-type="float" office:value="0.9024">
                <text:p>0.9024</text:p>
              </table:table-cell>
              <table:table-cell office:value-type="float" office:value="0.913143">
                <text:p>0.913143</text:p>
              </table:table-cell>
              <table:table-cell office:value-type="float" office:value="0.922514">
                <text:p>0.922514</text:p>
              </table:table-cell>
              <table:table-cell office:value-type="float" office:value="0.928914">
                <text:p>0.928914</text:p>
              </table:table-cell>
              <table:table-cell office:value-type="float" office:value="0.936">
                <text:p>0.936</text:p>
              </table:table-cell>
              <table:table-cell office:value-type="float" office:value="0.937829">
                <text:p>0.937829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911474">
                <text:p>0.91147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839314">
                <text:p>0.839314</text:p>
              </table:table-cell>
              <table:table-cell office:value-type="float" office:value="0.894171">
                <text:p>0.894171</text:p>
              </table:table-cell>
              <table:table-cell office:value-type="float" office:value="0.9088">
                <text:p>0.9088</text:p>
              </table:table-cell>
              <table:table-cell office:value-type="float" office:value="0.919086">
                <text:p>0.919086</text:p>
              </table:table-cell>
              <table:table-cell office:value-type="float" office:value="0.926629">
                <text:p>0.926629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1257">
                <text:p>0.941257</text:p>
              </table:table-cell>
              <table:table-cell office:value-type="float" office:value="0.944">
                <text:p>0.944</text:p>
              </table:table-cell>
              <table:table-cell office:value-type="float" office:value="0.952686">
                <text:p>0.952686</text:p>
              </table:table-cell>
              <table:table-cell office:value-type="float" office:value="0.968">
                <text:p>0.968</text:p>
              </table:table-cell>
              <table:table-cell office:value-type="float" office:value="0.919474">
                <text:p>0.91947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852571">
                <text:p>0.852571</text:p>
              </table:table-cell>
              <table:table-cell office:value-type="float" office:value="0.904686">
                <text:p>0.904686</text:p>
              </table:table-cell>
              <table:table-cell office:value-type="float" office:value="0.9136">
                <text:p>0.9136</text:p>
              </table:table-cell>
              <table:table-cell office:value-type="float" office:value="0.920914">
                <text:p>0.920914</text:p>
              </table:table-cell>
              <table:table-cell office:value-type="float" office:value="0.928">
                <text:p>0.928</text:p>
              </table:table-cell>
              <table:table-cell office:value-type="float" office:value="0.932343">
                <text:p>0.932343</text:p>
              </table:table-cell>
              <table:table-cell office:value-type="float" office:value="0.936">
                <text:p>0.936</text:p>
              </table:table-cell>
              <table:table-cell office:value-type="float" office:value="0.940114">
                <text:p>0.940114</text:p>
              </table:table-cell>
              <table:table-cell office:value-type="float" office:value="0.944">
                <text:p>0.944</text:p>
              </table:table-cell>
              <table:table-cell office:value-type="float" office:value="0.951771">
                <text:p>0.951771</text:p>
              </table:table-cell>
              <table:table-cell office:value-type="float" office:value="0.968">
                <text:p>0.968</text:p>
              </table:table-cell>
              <table:table-cell office:value-type="float" office:value="0.9224">
                <text:p>0.922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832229">
                <text:p>0.832229</text:p>
              </table:table-cell>
              <table:table-cell office:value-type="float" office:value="0.8976">
                <text:p>0.8976</text:p>
              </table:table-cell>
              <table:table-cell office:value-type="float" office:value="0.911086">
                <text:p>0.911086</text:p>
              </table:table-cell>
              <table:table-cell office:value-type="float" office:value="0.919771">
                <text:p>0.919771</text:p>
              </table:table-cell>
              <table:table-cell office:value-type="float" office:value="0.928">
                <text:p>0.928</text:p>
              </table:table-cell>
              <table:table-cell office:value-type="float" office:value="0.931429">
                <text:p>0.931429</text:p>
              </table:table-cell>
              <table:table-cell office:value-type="float" office:value="0.936">
                <text:p>0.936</text:p>
              </table:table-cell>
              <table:table-cell office:value-type="float" office:value="0.938286">
                <text:p>0.938286</text:p>
              </table:table-cell>
              <table:table-cell office:value-type="float" office:value="0.944">
                <text:p>0.944</text:p>
              </table:table-cell>
              <table:table-cell office:value-type="float" office:value="0.950629">
                <text:p>0.950629</text:p>
              </table:table-cell>
              <table:table-cell office:value-type="float" office:value="0.968">
                <text:p>0.968</text:p>
              </table:table-cell>
              <table:table-cell office:value-type="float" office:value="0.918903">
                <text:p>0.91890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46629">
                <text:p>0.846629</text:p>
              </table:table-cell>
              <table:table-cell office:value-type="float" office:value="0.894629">
                <text:p>0.894629</text:p>
              </table:table-cell>
              <table:table-cell office:value-type="float" office:value="0.910629">
                <text:p>0.910629</text:p>
              </table:table-cell>
              <table:table-cell office:value-type="float" office:value="0.921143">
                <text:p>0.921143</text:p>
              </table:table-cell>
              <table:table-cell office:value-type="float" office:value="0.928">
                <text:p>0.928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38743">
                <text:p>0.938743</text:p>
              </table:table-cell>
              <table:table-cell office:value-type="float" office:value="0.944">
                <text:p>0.944</text:p>
              </table:table-cell>
              <table:table-cell office:value-type="float" office:value="0.950857">
                <text:p>0.950857</text:p>
              </table:table-cell>
              <table:table-cell office:value-type="float" office:value="0.968">
                <text:p>0.968</text:p>
              </table:table-cell>
              <table:table-cell office:value-type="float" office:value="0.920343">
                <text:p>0.9203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56">
                <text:p>0.856</text:p>
              </table:table-cell>
              <table:table-cell office:value-type="float" office:value="0.898971">
                <text:p>0.8989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286">
                <text:p>0.922286</text:p>
              </table:table-cell>
              <table:table-cell office:value-type="float" office:value="0.928">
                <text:p>0.928</text:p>
              </table:table-cell>
              <table:table-cell office:value-type="float" office:value="0.933486">
                <text:p>0.933486</text:p>
              </table:table-cell>
              <table:table-cell office:value-type="float" office:value="0.936">
                <text:p>0.936</text:p>
              </table:table-cell>
              <table:table-cell office:value-type="float" office:value="0.941257">
                <text:p>0.941257</text:p>
              </table:table-cell>
              <table:table-cell office:value-type="float" office:value="0.944">
                <text:p>0.944</text:p>
              </table:table-cell>
              <table:table-cell office:value-type="float" office:value="0.953371">
                <text:p>0.953371</text:p>
              </table:table-cell>
              <table:table-cell office:value-type="float" office:value="0.968">
                <text:p>0.968</text:p>
              </table:table-cell>
              <table:table-cell office:value-type="float" office:value="0.922766">
                <text:p>0.92276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72914">
                <text:p>0.872914</text:p>
              </table:table-cell>
              <table:table-cell office:value-type="float" office:value="0.901257">
                <text:p>0.901257</text:p>
              </table:table-cell>
              <table:table-cell office:value-type="float" office:value="0.913371">
                <text:p>0.913371</text:p>
              </table:table-cell>
              <table:table-cell office:value-type="float" office:value="0.923429">
                <text:p>0.923429</text:p>
              </table:table-cell>
              <table:table-cell office:value-type="float" office:value="0.928">
                <text:p>0.928</text:p>
              </table:table-cell>
              <table:table-cell office:value-type="float" office:value="0.935771">
                <text:p>0.935771</text:p>
              </table:table-cell>
              <table:table-cell office:value-type="float" office:value="0.936">
                <text:p>0.93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143">
                <text:p>0.945143</text:p>
              </table:table-cell>
              <table:table-cell office:value-type="float" office:value="0.954743">
                <text:p>0.954743</text:p>
              </table:table-cell>
              <table:table-cell office:value-type="float" office:value="0.968">
                <text:p>0.968</text:p>
              </table:table-cell>
              <table:table-cell office:value-type="float" office:value="0.925349">
                <text:p>0.92534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856457">
                <text:p>0.856457</text:p>
              </table:table-cell>
              <table:table-cell office:value-type="float" office:value="0.900114">
                <text:p>0.900114</text:p>
              </table:table-cell>
              <table:table-cell office:value-type="float" office:value="0.915429">
                <text:p>0.915429</text:p>
              </table:table-cell>
              <table:table-cell office:value-type="float" office:value="0.924114">
                <text:p>0.924114</text:p>
              </table:table-cell>
              <table:table-cell office:value-type="float" office:value="0.929829">
                <text:p>0.929829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39657">
                <text:p>0.939657</text:p>
              </table:table-cell>
              <table:table-cell office:value-type="float" office:value="0.944">
                <text:p>0.944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23589">
                <text:p>0.92358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842971">
                <text:p>0.842971</text:p>
              </table:table-cell>
              <table:table-cell office:value-type="float" office:value="0.899429">
                <text:p>0.899429</text:p>
              </table:table-cell>
              <table:table-cell office:value-type="float" office:value="0.9152">
                <text:p>0.9152</text:p>
              </table:table-cell>
              <table:table-cell office:value-type="float" office:value="0.925257">
                <text:p>0.925257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829">
                <text:p>0.945829</text:p>
              </table:table-cell>
              <table:table-cell office:value-type="float" office:value="0.9552">
                <text:p>0.9552</text:p>
              </table:table-cell>
              <table:table-cell office:value-type="float" office:value="0.968">
                <text:p>0.968</text:p>
              </table:table-cell>
              <table:table-cell office:value-type="float" office:value="0.922811">
                <text:p>0.92281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56457">
                <text:p>0.856457</text:p>
              </table:table-cell>
              <table:table-cell office:value-type="float" office:value="0.896686">
                <text:p>0.896686</text:p>
              </table:table-cell>
              <table:table-cell office:value-type="float" office:value="0.914286">
                <text:p>0.914286</text:p>
              </table:table-cell>
              <table:table-cell office:value-type="float" office:value="0.922971">
                <text:p>0.922971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">
                <text:p>0.936</text:p>
              </table:table-cell>
              <table:table-cell office:value-type="float" office:value="0.938057">
                <text:p>0.938057</text:p>
              </table:table-cell>
              <table:table-cell office:value-type="float" office:value="0.944">
                <text:p>0.944</text:p>
              </table:table-cell>
              <table:table-cell office:value-type="float" office:value="0.944229">
                <text:p>0.944229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923703">
                <text:p>0.92370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860343">
                <text:p>0.860343</text:p>
              </table:table-cell>
              <table:table-cell office:value-type="float" office:value="0.893257">
                <text:p>0.893257</text:p>
              </table:table-cell>
              <table:table-cell office:value-type="float" office:value="0.916343">
                <text:p>0.916343</text:p>
              </table:table-cell>
              <table:table-cell office:value-type="float" office:value="0.923657">
                <text:p>0.923657</text:p>
              </table:table-cell>
              <table:table-cell office:value-type="float" office:value="0.930743">
                <text:p>0.930743</text:p>
              </table:table-cell>
              <table:table-cell office:value-type="float" office:value="0.936">
                <text:p>0.936</text:p>
              </table:table-cell>
              <table:table-cell office:value-type="float" office:value="0.936914">
                <text:p>0.93691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23954">
                <text:p>0.9239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847314">
                <text:p>0.847314</text:p>
              </table:table-cell>
              <table:table-cell office:value-type="float" office:value="0.898057">
                <text:p>0.898057</text:p>
              </table:table-cell>
              <table:table-cell office:value-type="float" office:value="0.914971">
                <text:p>0.914971</text:p>
              </table:table-cell>
              <table:table-cell office:value-type="float" office:value="0.924114">
                <text:p>0.924114</text:p>
              </table:table-cell>
              <table:table-cell office:value-type="float" office:value="0.931429">
                <text:p>0.931429</text:p>
              </table:table-cell>
              <table:table-cell office:value-type="float" office:value="0.936">
                <text:p>0.936</text:p>
              </table:table-cell>
              <table:table-cell office:value-type="float" office:value="0.938057">
                <text:p>0.938057</text:p>
              </table:table-cell>
              <table:table-cell office:value-type="float" office:value="0.944">
                <text:p>0.944</text:p>
              </table:table-cell>
              <table:table-cell office:value-type="float" office:value="0.946057">
                <text:p>0.946057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923543">
                <text:p>0.92354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8608">
                <text:p>0.8608</text:p>
              </table:table-cell>
              <table:table-cell office:value-type="float" office:value="0.9024">
                <text:p>0.9024</text:p>
              </table:table-cell>
              <table:table-cell office:value-type="float" office:value="0.915657">
                <text:p>0.915657</text:p>
              </table:table-cell>
              <table:table-cell office:value-type="float" office:value="0.924343">
                <text:p>0.924343</text:p>
              </table:table-cell>
              <table:table-cell office:value-type="float" office:value="0.933486">
                <text:p>0.933486</text:p>
              </table:table-cell>
              <table:table-cell office:value-type="float" office:value="0.936">
                <text:p>0.936</text:p>
              </table:table-cell>
              <table:table-cell office:value-type="float" office:value="0.936914">
                <text:p>0.936914</text:p>
              </table:table-cell>
              <table:table-cell office:value-type="float" office:value="0.944">
                <text:p>0.944</text:p>
              </table:table-cell>
              <table:table-cell office:value-type="float" office:value="0.946057">
                <text:p>0.946057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925463">
                <text:p>0.92546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845029">
                <text:p>0.845029</text:p>
              </table:table-cell>
              <table:table-cell office:value-type="float" office:value="0.889143">
                <text:p>0.889143</text:p>
              </table:table-cell>
              <table:table-cell office:value-type="float" office:value="0.911086">
                <text:p>0.911086</text:p>
              </table:table-cell>
              <table:table-cell office:value-type="float" office:value="0.920457">
                <text:p>0.920457</text:p>
              </table:table-cell>
              <table:table-cell office:value-type="float" office:value="0.928686">
                <text:p>0.92868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314">
                <text:p>0.943314</text:p>
              </table:table-cell>
              <table:table-cell office:value-type="float" office:value="0.946971">
                <text:p>0.946971</text:p>
              </table:table-cell>
              <table:table-cell office:value-type="float" office:value="0.954514">
                <text:p>0.954514</text:p>
              </table:table-cell>
              <table:table-cell office:value-type="float" office:value="0.968">
                <text:p>0.968</text:p>
              </table:table-cell>
              <table:table-cell office:value-type="float" office:value="0.92112">
                <text:p>0.9211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23771">
                <text:p>0.823771</text:p>
              </table:table-cell>
              <table:table-cell office:value-type="float" office:value="0.8944">
                <text:p>0.8944</text:p>
              </table:table-cell>
              <table:table-cell office:value-type="float" office:value="0.914057">
                <text:p>0.914057</text:p>
              </table:table-cell>
              <table:table-cell office:value-type="float" office:value="0.92">
                <text:p>0.92</text:p>
              </table:table-cell>
              <table:table-cell office:value-type="float" office:value="0.928229">
                <text:p>0.928229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086">
                <text:p>0.943086</text:p>
              </table:table-cell>
              <table:table-cell office:value-type="float" office:value="0.9456">
                <text:p>0.9456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19543">
                <text:p>0.91954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64914">
                <text:p>0.864914</text:p>
              </table:table-cell>
              <table:table-cell office:value-type="float" office:value="0.905371">
                <text:p>0.905371</text:p>
              </table:table-cell>
              <table:table-cell office:value-type="float" office:value="0.917257">
                <text:p>0.917257</text:p>
              </table:table-cell>
              <table:table-cell office:value-type="float" office:value="0.923429">
                <text:p>0.923429</text:p>
              </table:table-cell>
              <table:table-cell office:value-type="float" office:value="0.928686">
                <text:p>0.92868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4">
                <text:p>0.944</text:p>
              </table:table-cell>
              <table:table-cell office:value-type="float" office:value="0.946057">
                <text:p>0.946057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925669">
                <text:p>0.92566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8624">
                <text:p>0.8624</text:p>
              </table:table-cell>
              <table:table-cell office:value-type="float" office:value="0.901486">
                <text:p>0.901486</text:p>
              </table:table-cell>
              <table:table-cell office:value-type="float" office:value="0.913829">
                <text:p>0.913829</text:p>
              </table:table-cell>
              <table:table-cell office:value-type="float" office:value="0.9232">
                <text:p>0.9232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5371">
                <text:p>0.94537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24434">
                <text:p>0.92443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47543">
                <text:p>0.847543</text:p>
              </table:table-cell>
              <table:table-cell office:value-type="float" office:value="0.898057">
                <text:p>0.898057</text:p>
              </table:table-cell>
              <table:table-cell office:value-type="float" office:value="0.913371">
                <text:p>0.913371</text:p>
              </table:table-cell>
              <table:table-cell office:value-type="float" office:value="0.921143">
                <text:p>0.921143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086">
                <text:p>0.943086</text:p>
              </table:table-cell>
              <table:table-cell office:value-type="float" office:value="0.945829">
                <text:p>0.945829</text:p>
              </table:table-cell>
              <table:table-cell office:value-type="float" office:value="0.954743">
                <text:p>0.954743</text:p>
              </table:table-cell>
              <table:table-cell office:value-type="float" office:value="0.968">
                <text:p>0.968</text:p>
              </table:table-cell>
              <table:table-cell office:value-type="float" office:value="0.922377">
                <text:p>0.92237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53714">
                <text:p>0.853714</text:p>
              </table:table-cell>
              <table:table-cell office:value-type="float" office:value="0.895086">
                <text:p>0.895086</text:p>
              </table:table-cell>
              <table:table-cell office:value-type="float" office:value="0.913143">
                <text:p>0.913143</text:p>
              </table:table-cell>
              <table:table-cell office:value-type="float" office:value="0.922514">
                <text:p>0.922514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2629">
                <text:p>0.942629</text:p>
              </table:table-cell>
              <table:table-cell office:value-type="float" office:value="0.944914">
                <text:p>0.944914</text:p>
              </table:table-cell>
              <table:table-cell office:value-type="float" office:value="0.954057">
                <text:p>0.954057</text:p>
              </table:table-cell>
              <table:table-cell office:value-type="float" office:value="0.968">
                <text:p>0.968</text:p>
              </table:table-cell>
              <table:table-cell office:value-type="float" office:value="0.922743">
                <text:p>0.92274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51657">
                <text:p>0.851657</text:p>
              </table:table-cell>
              <table:table-cell office:value-type="float" office:value="0.893943">
                <text:p>0.893943</text:p>
              </table:table-cell>
              <table:table-cell office:value-type="float" office:value="0.909943">
                <text:p>0.909943</text:p>
              </table:table-cell>
              <table:table-cell office:value-type="float" office:value="0.919086">
                <text:p>0.919086</text:p>
              </table:table-cell>
              <table:table-cell office:value-type="float" office:value="0.927771">
                <text:p>0.927771</text:p>
              </table:table-cell>
              <table:table-cell office:value-type="float" office:value="0.935314">
                <text:p>0.935314</text:p>
              </table:table-cell>
              <table:table-cell office:value-type="float" office:value="0.936">
                <text:p>0.936</text:p>
              </table:table-cell>
              <table:table-cell office:value-type="float" office:value="0.941943">
                <text:p>0.941943</text:p>
              </table:table-cell>
              <table:table-cell office:value-type="float" office:value="0.9456">
                <text:p>0.9456</text:p>
              </table:table-cell>
              <table:table-cell office:value-type="float" office:value="0.9536">
                <text:p>0.9536</text:p>
              </table:table-cell>
              <table:table-cell office:value-type="float" office:value="0.968">
                <text:p>0.968</text:p>
              </table:table-cell>
              <table:table-cell office:value-type="float" office:value="0.921486">
                <text:p>0.92148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847314">
                <text:p>0.847314</text:p>
              </table:table-cell>
              <table:table-cell office:value-type="float" office:value="0.890514">
                <text:p>0.890514</text:p>
              </table:table-cell>
              <table:table-cell office:value-type="float" office:value="0.907886">
                <text:p>0.907886</text:p>
              </table:table-cell>
              <table:table-cell office:value-type="float" office:value="0.916343">
                <text:p>0.916343</text:p>
              </table:table-cell>
              <table:table-cell office:value-type="float" office:value="0.924114">
                <text:p>0.924114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1714">
                <text:p>0.941714</text:p>
              </table:table-cell>
              <table:table-cell office:value-type="float" office:value="0.946057">
                <text:p>0.946057</text:p>
              </table:table-cell>
              <table:table-cell office:value-type="float" office:value="0.953829">
                <text:p>0.953829</text:p>
              </table:table-cell>
              <table:table-cell office:value-type="float" office:value="0.968">
                <text:p>0.968</text:p>
              </table:table-cell>
              <table:table-cell office:value-type="float" office:value="0.919657">
                <text:p>0.91965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816229">
                <text:p>0.816229</text:p>
              </table:table-cell>
              <table:table-cell office:value-type="float" office:value="0.886857">
                <text:p>0.886857</text:p>
              </table:table-cell>
              <table:table-cell office:value-type="float" office:value="0.905829">
                <text:p>0.905829</text:p>
              </table:table-cell>
              <table:table-cell office:value-type="float" office:value="0.915429">
                <text:p>0.915429</text:p>
              </table:table-cell>
              <table:table-cell office:value-type="float" office:value="0.9216">
                <text:p>0.9216</text:p>
              </table:table-cell>
              <table:table-cell office:value-type="float" office:value="0.929371">
                <text:p>0.929371</text:p>
              </table:table-cell>
              <table:table-cell office:value-type="float" office:value="0.936">
                <text:p>0.936</text:p>
              </table:table-cell>
              <table:table-cell office:value-type="float" office:value="0.941257">
                <text:p>0.941257</text:p>
              </table:table-cell>
              <table:table-cell office:value-type="float" office:value="0.945829">
                <text:p>0.945829</text:p>
              </table:table-cell>
              <table:table-cell office:value-type="float" office:value="0.954743">
                <text:p>0.954743</text:p>
              </table:table-cell>
              <table:table-cell office:value-type="float" office:value="0.968">
                <text:p>0.968</text:p>
              </table:table-cell>
              <table:table-cell office:value-type="float" office:value="0.915314">
                <text:p>0.91531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802057">
                <text:p>0.802057</text:p>
              </table:table-cell>
              <table:table-cell office:value-type="float" office:value="0.887086">
                <text:p>0.887086</text:p>
              </table:table-cell>
              <table:table-cell office:value-type="float" office:value="0.904">
                <text:p>0.904</text:p>
              </table:table-cell>
              <table:table-cell office:value-type="float" office:value="0.913829">
                <text:p>0.913829</text:p>
              </table:table-cell>
              <table:table-cell office:value-type="float" office:value="0.922743">
                <text:p>0.922743</text:p>
              </table:table-cell>
              <table:table-cell office:value-type="float" office:value="0.929143">
                <text:p>0.929143</text:p>
              </table:table-cell>
              <table:table-cell office:value-type="float" office:value="0.936">
                <text:p>0.936</text:p>
              </table:table-cell>
              <table:table-cell office:value-type="float" office:value="0.939657">
                <text:p>0.939657</text:p>
              </table:table-cell>
              <table:table-cell office:value-type="float" office:value="0.945143">
                <text:p>0.945143</text:p>
              </table:table-cell>
              <table:table-cell office:value-type="float" office:value="0.954743">
                <text:p>0.954743</text:p>
              </table:table-cell>
              <table:table-cell office:value-type="float" office:value="0.968">
                <text:p>0.968</text:p>
              </table:table-cell>
              <table:table-cell office:value-type="float" office:value="0.91344">
                <text:p>0.9134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77829">
                <text:p>0.777829</text:p>
              </table:table-cell>
              <table:table-cell office:value-type="float" office:value="0.891657">
                <text:p>0.891657</text:p>
              </table:table-cell>
              <table:table-cell office:value-type="float" office:value="0.906514">
                <text:p>0.906514</text:p>
              </table:table-cell>
              <table:table-cell office:value-type="float" office:value="0.916343">
                <text:p>0.916343</text:p>
              </table:table-cell>
              <table:table-cell office:value-type="float" office:value="0.923657">
                <text:p>0.923657</text:p>
              </table:table-cell>
              <table:table-cell office:value-type="float" office:value="0.928686">
                <text:p>0.928686</text:p>
              </table:table-cell>
              <table:table-cell office:value-type="float" office:value="0.936">
                <text:p>0.936</text:p>
              </table:table-cell>
              <table:table-cell office:value-type="float" office:value="0.941257">
                <text:p>0.941257</text:p>
              </table:table-cell>
              <table:table-cell office:value-type="float" office:value="0.944914">
                <text:p>0.944914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12114">
                <text:p>0.9121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2">
                <text:p>0.792</text:p>
              </table:table-cell>
              <table:table-cell office:value-type="float" office:value="0.886629">
                <text:p>0.886629</text:p>
              </table:table-cell>
              <table:table-cell office:value-type="float" office:value="0.9072">
                <text:p>0.9072</text:p>
              </table:table-cell>
              <table:table-cell office:value-type="float" office:value="0.917714">
                <text:p>0.917714</text:p>
              </table:table-cell>
              <table:table-cell office:value-type="float" office:value="0.926171">
                <text:p>0.926171</text:p>
              </table:table-cell>
              <table:table-cell office:value-type="float" office:value="0.930971">
                <text:p>0.930971</text:p>
              </table:table-cell>
              <table:table-cell office:value-type="float" office:value="0.936">
                <text:p>0.936</text:p>
              </table:table-cell>
              <table:table-cell office:value-type="float" office:value="0.941029">
                <text:p>0.941029</text:p>
              </table:table-cell>
              <table:table-cell office:value-type="float" office:value="0.944">
                <text:p>0.944</text:p>
              </table:table-cell>
              <table:table-cell office:value-type="float" office:value="0.953371">
                <text:p>0.953371</text:p>
              </table:table-cell>
              <table:table-cell office:value-type="float" office:value="0.968">
                <text:p>0.968</text:p>
              </table:table-cell>
              <table:table-cell office:value-type="float" office:value="0.913509">
                <text:p>0.91350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821029">
                <text:p>0.821029</text:p>
              </table:table-cell>
              <table:table-cell office:value-type="float" office:value="0.893943">
                <text:p>0.893943</text:p>
              </table:table-cell>
              <table:table-cell office:value-type="float" office:value="0.912">
                <text:p>0.912</text:p>
              </table:table-cell>
              <table:table-cell office:value-type="float" office:value="0.922743">
                <text:p>0.922743</text:p>
              </table:table-cell>
              <table:table-cell office:value-type="float" office:value="0.928">
                <text:p>0.928</text:p>
              </table:table-cell>
              <table:table-cell office:value-type="float" office:value="0.935086">
                <text:p>0.935086</text:p>
              </table:table-cell>
              <table:table-cell office:value-type="float" office:value="0.936914">
                <text:p>0.936914</text:p>
              </table:table-cell>
              <table:table-cell office:value-type="float" office:value="0.944">
                <text:p>0.944</text:p>
              </table:table-cell>
              <table:table-cell office:value-type="float" office:value="0.945829">
                <text:p>0.945829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19383">
                <text:p>0.91938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823771">
                <text:p>0.823771</text:p>
              </table:table-cell>
              <table:table-cell office:value-type="float" office:value="0.893714">
                <text:p>0.893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24114">
                <text:p>0.924114</text:p>
              </table:table-cell>
              <table:table-cell office:value-type="float" office:value="0.929143">
                <text:p>0.929143</text:p>
              </table:table-cell>
              <table:table-cell office:value-type="float" office:value="0.936">
                <text:p>0.936</text:p>
              </table:table-cell>
              <table:table-cell office:value-type="float" office:value="0.938286">
                <text:p>0.938286</text:p>
              </table:table-cell>
              <table:table-cell office:value-type="float" office:value="0.944">
                <text:p>0.944</text:p>
              </table:table-cell>
              <table:table-cell office:value-type="float" office:value="0.946971">
                <text:p>0.94697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920457">
                <text:p>0.92045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88114">
                <text:p>0.788114</text:p>
              </table:table-cell>
              <table:table-cell office:value-type="float" office:value="0.894171">
                <text:p>0.894171</text:p>
              </table:table-cell>
              <table:table-cell office:value-type="float" office:value="0.912229">
                <text:p>0.912229</text:p>
              </table:table-cell>
              <table:table-cell office:value-type="float" office:value="0.923657">
                <text:p>0.923657</text:p>
              </table:table-cell>
              <table:table-cell office:value-type="float" office:value="0.928686">
                <text:p>0.928686</text:p>
              </table:table-cell>
              <table:table-cell office:value-type="float" office:value="0.936">
                <text:p>0.936</text:p>
              </table:table-cell>
              <table:table-cell office:value-type="float" office:value="0.938743">
                <text:p>0.938743</text:p>
              </table:table-cell>
              <table:table-cell office:value-type="float" office:value="0.944">
                <text:p>0.944</text:p>
              </table:table-cell>
              <table:table-cell office:value-type="float" office:value="0.946286">
                <text:p>0.946286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916686">
                <text:p>0.91668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05714">
                <text:p>0.805714</text:p>
              </table:table-cell>
              <table:table-cell office:value-type="float" office:value="0.903314">
                <text:p>0.903314</text:p>
              </table:table-cell>
              <table:table-cell office:value-type="float" office:value="0.917714">
                <text:p>0.917714</text:p>
              </table:table-cell>
              <table:table-cell office:value-type="float" office:value="0.927086">
                <text:p>0.927086</text:p>
              </table:table-cell>
              <table:table-cell office:value-type="float" office:value="0.934629">
                <text:p>0.934629</text:p>
              </table:table-cell>
              <table:table-cell office:value-type="float" office:value="0.936">
                <text:p>0.93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">
                <text:p>0.944</text:p>
              </table:table-cell>
              <table:table-cell office:value-type="float" office:value="0.946514">
                <text:p>0.946514</text:p>
              </table:table-cell>
              <table:table-cell office:value-type="float" office:value="0.955886">
                <text:p>0.955886</text:p>
              </table:table-cell>
              <table:table-cell office:value-type="float" office:value="0.968">
                <text:p>0.968</text:p>
              </table:table-cell>
              <table:table-cell office:value-type="float" office:value="0.921371">
                <text:p>0.92137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829943">
                <text:p>0.829943</text:p>
              </table:table-cell>
              <table:table-cell office:value-type="float" office:value="0.904914">
                <text:p>0.904914</text:p>
              </table:table-cell>
              <table:table-cell office:value-type="float" office:value="0.917943">
                <text:p>0.917943</text:p>
              </table:table-cell>
              <table:table-cell office:value-type="float" office:value="0.926629">
                <text:p>0.926629</text:p>
              </table:table-cell>
              <table:table-cell office:value-type="float" office:value="0.9344">
                <text:p>0.9344</text:p>
              </table:table-cell>
              <table:table-cell office:value-type="float" office:value="0.936">
                <text:p>0.936</text:p>
              </table:table-cell>
              <table:table-cell office:value-type="float" office:value="0.941943">
                <text:p>0.941943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56343">
                <text:p>0.956343</text:p>
              </table:table-cell>
              <table:table-cell office:value-type="float" office:value="0.968">
                <text:p>0.968</text:p>
              </table:table-cell>
              <table:table-cell office:value-type="float" office:value="0.924091">
                <text:p>0.92409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847771">
                <text:p>0.847771</text:p>
              </table:table-cell>
              <table:table-cell office:value-type="float" office:value="0.899657">
                <text:p>0.899657</text:p>
              </table:table-cell>
              <table:table-cell office:value-type="float" office:value="0.917486">
                <text:p>0.917486</text:p>
              </table:table-cell>
              <table:table-cell office:value-type="float" office:value="0.926171">
                <text:p>0.926171</text:p>
              </table:table-cell>
              <table:table-cell office:value-type="float" office:value="0.934171">
                <text:p>0.934171</text:p>
              </table:table-cell>
              <table:table-cell office:value-type="float" office:value="0.937143">
                <text:p>0.937143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57714">
                <text:p>0.957714</text:p>
              </table:table-cell>
              <table:table-cell office:value-type="float" office:value="0.968">
                <text:p>0.968</text:p>
              </table:table-cell>
              <table:table-cell office:value-type="float" office:value="0.92592">
                <text:p>0.9259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8608">
                <text:p>0.8608</text:p>
              </table:table-cell>
              <table:table-cell office:value-type="float" office:value="0.9072">
                <text:p>0.9072</text:p>
              </table:table-cell>
              <table:table-cell office:value-type="float" office:value="0.919543">
                <text:p>0.919543</text:p>
              </table:table-cell>
              <table:table-cell office:value-type="float" office:value="0.928">
                <text:p>0.928</text:p>
              </table:table-cell>
              <table:table-cell office:value-type="float" office:value="0.9344">
                <text:p>0.9344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543">
                <text:p>0.951543</text:p>
              </table:table-cell>
              <table:table-cell office:value-type="float" office:value="0.957714">
                <text:p>0.957714</text:p>
              </table:table-cell>
              <table:table-cell office:value-type="float" office:value="0.968">
                <text:p>0.968</text:p>
              </table:table-cell>
              <table:table-cell office:value-type="float" office:value="0.928366">
                <text:p>0.92836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856686">
                <text:p>0.856686</text:p>
              </table:table-cell>
              <table:table-cell office:value-type="float" office:value="0.906286">
                <text:p>0.906286</text:p>
              </table:table-cell>
              <table:table-cell office:value-type="float" office:value="0.919086">
                <text:p>0.919086</text:p>
              </table:table-cell>
              <table:table-cell office:value-type="float" office:value="0.927771">
                <text:p>0.927771</text:p>
              </table:table-cell>
              <table:table-cell office:value-type="float" office:value="0.934857">
                <text:p>0.934857</text:p>
              </table:table-cell>
              <table:table-cell office:value-type="float" office:value="0.936">
                <text:p>0.93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">
                <text:p>0.944</text:p>
              </table:table-cell>
              <table:table-cell office:value-type="float" office:value="0.949257">
                <text:p>0.949257</text:p>
              </table:table-cell>
              <table:table-cell office:value-type="float" office:value="0.956114">
                <text:p>0.956114</text:p>
              </table:table-cell>
              <table:table-cell office:value-type="float" office:value="0.968">
                <text:p>0.968</text:p>
              </table:table-cell>
              <table:table-cell office:value-type="float" office:value="0.927291">
                <text:p>0.92729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872914">
                <text:p>0.872914</text:p>
              </table:table-cell>
              <table:table-cell office:value-type="float" office:value="0.909029">
                <text:p>0.909029</text:p>
              </table:table-cell>
              <table:table-cell office:value-type="float" office:value="0.920229">
                <text:p>0.920229</text:p>
              </table:table-cell>
              <table:table-cell office:value-type="float" office:value="0.928">
                <text:p>0.928</text:p>
              </table:table-cell>
              <table:table-cell office:value-type="float" office:value="0.935543">
                <text:p>0.935543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929394">
                <text:p>0.9293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743">
                <text:p>0.858743</text:p>
              </table:table-cell>
              <table:table-cell office:value-type="float" office:value="0.909029">
                <text:p>0.909029</text:p>
              </table:table-cell>
              <table:table-cell office:value-type="float" office:value="0.919314">
                <text:p>0.919314</text:p>
              </table:table-cell>
              <table:table-cell office:value-type="float" office:value="0.927314">
                <text:p>0.927314</text:p>
              </table:table-cell>
              <table:table-cell office:value-type="float" office:value="0.932343">
                <text:p>0.932343</text:p>
              </table:table-cell>
              <table:table-cell office:value-type="float" office:value="0.936">
                <text:p>0.93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">
                <text:p>0.944</text:p>
              </table:table-cell>
              <table:table-cell office:value-type="float" office:value="0.9472">
                <text:p>0.9472</text:p>
              </table:table-cell>
              <table:table-cell office:value-type="float" office:value="0.955657">
                <text:p>0.955657</text:p>
              </table:table-cell>
              <table:table-cell office:value-type="float" office:value="0.968">
                <text:p>0.968</text:p>
              </table:table-cell>
              <table:table-cell office:value-type="float" office:value="0.927246">
                <text:p>0.92724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867657">
                <text:p>0.867657</text:p>
              </table:table-cell>
              <table:table-cell office:value-type="float" office:value="0.905829">
                <text:p>0.905829</text:p>
              </table:table-cell>
              <table:table-cell office:value-type="float" office:value="0.918171">
                <text:p>0.918171</text:p>
              </table:table-cell>
              <table:table-cell office:value-type="float" office:value="0.926629">
                <text:p>0.926629</text:p>
              </table:table-cell>
              <table:table-cell office:value-type="float" office:value="0.932571">
                <text:p>0.932571</text:p>
              </table:table-cell>
              <table:table-cell office:value-type="float" office:value="0.936">
                <text:p>0.936</text:p>
              </table:table-cell>
              <table:table-cell office:value-type="float" office:value="0.941943">
                <text:p>0.941943</text:p>
              </table:table-cell>
              <table:table-cell office:value-type="float" office:value="0.944">
                <text:p>0.944</text:p>
              </table:table-cell>
              <table:table-cell office:value-type="float" office:value="0.948343">
                <text:p>0.948343</text:p>
              </table:table-cell>
              <table:table-cell office:value-type="float" office:value="0.954514">
                <text:p>0.954514</text:p>
              </table:table-cell>
              <table:table-cell office:value-type="float" office:value="0.968">
                <text:p>0.968</text:p>
              </table:table-cell>
              <table:table-cell office:value-type="float" office:value="0.927566">
                <text:p>0.92756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869029">
                <text:p>0.869029</text:p>
              </table:table-cell>
              <table:table-cell office:value-type="float" office:value="0.901714">
                <text:p>0.901714</text:p>
              </table:table-cell>
              <table:table-cell office:value-type="float" office:value="0.9152">
                <text:p>0.9152</text:p>
              </table:table-cell>
              <table:table-cell office:value-type="float" office:value="0.9248">
                <text:p>0.9248</text:p>
              </table:table-cell>
              <table:table-cell office:value-type="float" office:value="0.931429">
                <text:p>0.931429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56571">
                <text:p>0.956571</text:p>
              </table:table-cell>
              <table:table-cell office:value-type="float" office:value="0.968">
                <text:p>0.968</text:p>
              </table:table-cell>
              <table:table-cell office:value-type="float" office:value="0.927131">
                <text:p>0.92713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869257">
                <text:p>0.869257</text:p>
              </table:table-cell>
              <table:table-cell office:value-type="float" office:value="0.906057">
                <text:p>0.906057</text:p>
              </table:table-cell>
              <table:table-cell office:value-type="float" office:value="0.9184">
                <text:p>0.9184</text:p>
              </table:table-cell>
              <table:table-cell office:value-type="float" office:value="0.923886">
                <text:p>0.923886</text:p>
              </table:table-cell>
              <table:table-cell office:value-type="float" office:value="0.930743">
                <text:p>0.930743</text:p>
              </table:table-cell>
              <table:table-cell office:value-type="float" office:value="0.936">
                <text:p>0.936</text:p>
              </table:table-cell>
              <table:table-cell office:value-type="float" office:value="0.942629">
                <text:p>0.942629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56571">
                <text:p>0.956571</text:p>
              </table:table-cell>
              <table:table-cell office:value-type="float" office:value="0.968">
                <text:p>0.968</text:p>
              </table:table-cell>
              <table:table-cell office:value-type="float" office:value="0.927771">
                <text:p>0.927771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847314">
                <text:p>0.847314</text:p>
              </table:table-cell>
              <table:table-cell office:value-type="float" office:value="0.902857">
                <text:p>0.902857</text:p>
              </table:table-cell>
              <table:table-cell office:value-type="float" office:value="0.9168">
                <text:p>0.9168</text:p>
              </table:table-cell>
              <table:table-cell office:value-type="float" office:value="0.922286">
                <text:p>0.922286</text:p>
              </table:table-cell>
              <table:table-cell office:value-type="float" office:value="0.930057">
                <text:p>0.930057</text:p>
              </table:table-cell>
              <table:table-cell office:value-type="float" office:value="0.936">
                <text:p>0.936</text:p>
              </table:table-cell>
              <table:table-cell office:value-type="float" office:value="0.943086">
                <text:p>0.943086</text:p>
              </table:table-cell>
              <table:table-cell office:value-type="float" office:value="0.944">
                <text:p>0.944</text:p>
              </table:table-cell>
              <table:table-cell office:value-type="float" office:value="0.950857">
                <text:p>0.950857</text:p>
              </table:table-cell>
              <table:table-cell office:value-type="float" office:value="0.955886">
                <text:p>0.955886</text:p>
              </table:table-cell>
              <table:table-cell office:value-type="float" office:value="0.968">
                <text:p>0.968</text:p>
              </table:table-cell>
              <table:table-cell office:value-type="float" office:value="0.924914">
                <text:p>0.92491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860571">
                <text:p>0.860571</text:p>
              </table:table-cell>
              <table:table-cell office:value-type="float" office:value="0.904457">
                <text:p>0.904457</text:p>
              </table:table-cell>
              <table:table-cell office:value-type="float" office:value="0.916114">
                <text:p>0.916114</text:p>
              </table:table-cell>
              <table:table-cell office:value-type="float" office:value="0.924571">
                <text:p>0.924571</text:p>
              </table:table-cell>
              <table:table-cell office:value-type="float" office:value="0.934171">
                <text:p>0.934171</text:p>
              </table:table-cell>
              <table:table-cell office:value-type="float" office:value="0.938514">
                <text:p>0.93851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55657">
                <text:p>0.955657</text:p>
              </table:table-cell>
              <table:table-cell office:value-type="float" office:value="0.968">
                <text:p>0.968</text:p>
              </table:table-cell>
              <table:table-cell office:value-type="float" office:value="0.927223">
                <text:p>0.9272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15771">
                <text:p>0.815771</text:p>
              </table:table-cell>
              <table:table-cell office:value-type="float" office:value="0.893257">
                <text:p>0.893257</text:p>
              </table:table-cell>
              <table:table-cell office:value-type="float" office:value="0.909943">
                <text:p>0.909943</text:p>
              </table:table-cell>
              <table:table-cell office:value-type="float" office:value="0.922057">
                <text:p>0.922057</text:p>
              </table:table-cell>
              <table:table-cell office:value-type="float" office:value="0.932114">
                <text:p>0.932114</text:p>
              </table:table-cell>
              <table:table-cell office:value-type="float" office:value="0.936">
                <text:p>0.9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4">
                <text:p>0.944</text:p>
              </table:table-cell>
              <table:table-cell office:value-type="float" office:value="0.949714">
                <text:p>0.949714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920206">
                <text:p>0.92020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96114">
                <text:p>0.796114</text:p>
              </table:table-cell>
              <table:table-cell office:value-type="float" office:value="0.893943">
                <text:p>0.893943</text:p>
              </table:table-cell>
              <table:table-cell office:value-type="float" office:value="0.910171">
                <text:p>0.910171</text:p>
              </table:table-cell>
              <table:table-cell office:value-type="float" office:value="0.923886">
                <text:p>0.923886</text:p>
              </table:table-cell>
              <table:table-cell office:value-type="float" office:value="0.933486">
                <text:p>0.933486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7429">
                <text:p>0.947429</text:p>
              </table:table-cell>
              <table:table-cell office:value-type="float" office:value="0.954057">
                <text:p>0.954057</text:p>
              </table:table-cell>
              <table:table-cell office:value-type="float" office:value="0.96">
                <text:p>0.96</text:p>
              </table:table-cell>
              <table:table-cell office:value-type="float" office:value="0.918354">
                <text:p>0.91835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44">
                <text:p>0.744</text:p>
              </table:table-cell>
              <table:table-cell office:value-type="float" office:value="0.894171">
                <text:p>0.894171</text:p>
              </table:table-cell>
              <table:table-cell office:value-type="float" office:value="0.909943">
                <text:p>0.909943</text:p>
              </table:table-cell>
              <table:table-cell office:value-type="float" office:value="0.922286">
                <text:p>0.922286</text:p>
              </table:table-cell>
              <table:table-cell office:value-type="float" office:value="0.931657">
                <text:p>0.931657</text:p>
              </table:table-cell>
              <table:table-cell office:value-type="float" office:value="0.936">
                <text:p>0.936</text:p>
              </table:table-cell>
              <table:table-cell office:value-type="float" office:value="0.942629">
                <text:p>0.942629</text:p>
              </table:table-cell>
              <table:table-cell office:value-type="float" office:value="0.944">
                <text:p>0.944</text:p>
              </table:table-cell>
              <table:table-cell office:value-type="float" office:value="0.947886">
                <text:p>0.947886</text:p>
              </table:table-cell>
              <table:table-cell office:value-type="float" office:value="0.954286">
                <text:p>0.954286</text:p>
              </table:table-cell>
              <table:table-cell office:value-type="float" office:value="0.96">
                <text:p>0.96</text:p>
              </table:table-cell>
              <table:table-cell office:value-type="float" office:value="0.912686">
                <text:p>0.91268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968">
                <text:p>0.7968</text:p>
              </table:table-cell>
              <table:table-cell office:value-type="float" office:value="0.900571">
                <text:p>0.900571</text:p>
              </table:table-cell>
              <table:table-cell office:value-type="float" office:value="0.916343">
                <text:p>0.916343</text:p>
              </table:table-cell>
              <table:table-cell office:value-type="float" office:value="0.926629">
                <text:p>0.926629</text:p>
              </table:table-cell>
              <table:table-cell office:value-type="float" office:value="0.935771">
                <text:p>0.935771</text:p>
              </table:table-cell>
              <table:table-cell office:value-type="float" office:value="0.9376">
                <text:p>0.9376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49714">
                <text:p>0.949714</text:p>
              </table:table-cell>
              <table:table-cell office:value-type="float" office:value="0.9552">
                <text:p>0.9552</text:p>
              </table:table-cell>
              <table:table-cell office:value-type="float" office:value="0.968">
                <text:p>0.968</text:p>
              </table:table-cell>
              <table:table-cell office:value-type="float" office:value="0.920663">
                <text:p>0.9206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19086">
                <text:p>0.719086</text:p>
              </table:table-cell>
              <table:table-cell office:value-type="float" office:value="0.883657">
                <text:p>0.883657</text:p>
              </table:table-cell>
              <table:table-cell office:value-type="float" office:value="0.911086">
                <text:p>0.911086</text:p>
              </table:table-cell>
              <table:table-cell office:value-type="float" office:value="0.920457">
                <text:p>0.920457</text:p>
              </table:table-cell>
              <table:table-cell office:value-type="float" office:value="0.9312">
                <text:p>0.9312</text:p>
              </table:table-cell>
              <table:table-cell office:value-type="float" office:value="0.936914">
                <text:p>0.936914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771">
                <text:p>0.951771</text:p>
              </table:table-cell>
              <table:table-cell office:value-type="float" office:value="0.9552">
                <text:p>0.9552</text:p>
              </table:table-cell>
              <table:table-cell office:value-type="float" office:value="0.96">
                <text:p>0.96</text:p>
              </table:table-cell>
              <table:table-cell office:value-type="float" office:value="0.909737">
                <text:p>0.90973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63086">
                <text:p>0.663086</text:p>
              </table:table-cell>
              <table:table-cell office:value-type="float" office:value="0.875657">
                <text:p>0.875657</text:p>
              </table:table-cell>
              <table:table-cell office:value-type="float" office:value="0.912">
                <text:p>0.912</text:p>
              </table:table-cell>
              <table:table-cell office:value-type="float" office:value="0.921829">
                <text:p>0.921829</text:p>
              </table:table-cell>
              <table:table-cell office:value-type="float" office:value="0.932114">
                <text:p>0.932114</text:p>
              </table:table-cell>
              <table:table-cell office:value-type="float" office:value="0.937143">
                <text:p>0.937143</text:p>
              </table:table-cell>
              <table:table-cell office:value-type="float" office:value="0.944">
                <text:p>0.944</text:p>
              </table:table-cell>
              <table:table-cell office:value-type="float" office:value="0.944">
                <text:p>0.944</text:p>
              </table:table-cell>
              <table:table-cell office:value-type="float" office:value="0.951543">
                <text:p>0.951543</text:p>
              </table:table-cell>
              <table:table-cell office:value-type="float" office:value="0.955429">
                <text:p>0.955429</text:p>
              </table:table-cell>
              <table:table-cell office:value-type="float" office:value="0.96">
                <text:p>0.96</text:p>
              </table:table-cell>
              <table:table-cell office:value-type="float" office:value="0.90368">
                <text:p>0.9036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10971">
                <text:p>0.610971</text:p>
              </table:table-cell>
              <table:table-cell office:value-type="float" office:value="0.824686">
                <text:p>0.824686</text:p>
              </table:table-cell>
              <table:table-cell office:value-type="float" office:value="0.899429">
                <text:p>0.899429</text:p>
              </table:table-cell>
              <table:table-cell office:value-type="float" office:value="0.914971">
                <text:p>0.914971</text:p>
              </table:table-cell>
              <table:table-cell office:value-type="float" office:value="0.924571">
                <text:p>0.924571</text:p>
              </table:table-cell>
              <table:table-cell office:value-type="float" office:value="0.935086">
                <text:p>0.935086</text:p>
              </table:table-cell>
              <table:table-cell office:value-type="float" office:value="0.941714">
                <text:p>0.941714</text:p>
              </table:table-cell>
              <table:table-cell office:value-type="float" office:value="0.944">
                <text:p>0.944</text:p>
              </table:table-cell>
              <table:table-cell office:value-type="float" office:value="0.950171">
                <text:p>0.95017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90103">
                <text:p>0.89010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89943">
                <text:p>0.589943</text:p>
              </table:table-cell>
              <table:table-cell office:value-type="float" office:value="0.792">
                <text:p>0.792</text:p>
              </table:table-cell>
              <table:table-cell office:value-type="float" office:value="0.888914">
                <text:p>0.888914</text:p>
              </table:table-cell>
              <table:table-cell office:value-type="float" office:value="0.911314">
                <text:p>0.911314</text:p>
              </table:table-cell>
              <table:table-cell office:value-type="float" office:value="0.923429">
                <text:p>0.923429</text:p>
              </table:table-cell>
              <table:table-cell office:value-type="float" office:value="0.933943">
                <text:p>0.933943</text:p>
              </table:table-cell>
              <table:table-cell office:value-type="float" office:value="0.939886">
                <text:p>0.939886</text:p>
              </table:table-cell>
              <table:table-cell office:value-type="float" office:value="0.944">
                <text:p>0.944</text:p>
              </table:table-cell>
              <table:table-cell office:value-type="float" office:value="0.949257">
                <text:p>0.949257</text:p>
              </table:table-cell>
              <table:table-cell office:value-type="float" office:value="0.956114">
                <text:p>0.956114</text:p>
              </table:table-cell>
              <table:table-cell office:value-type="float" office:value="0.968">
                <text:p>0.968</text:p>
              </table:table-cell>
              <table:table-cell office:value-type="float" office:value="0.88288">
                <text:p>0.8828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77371">
                <text:p>0.577371</text:p>
              </table:table-cell>
              <table:table-cell office:value-type="float" office:value="0.771657">
                <text:p>0.771657</text:p>
              </table:table-cell>
              <table:table-cell office:value-type="float" office:value="0.872457">
                <text:p>0.872457</text:p>
              </table:table-cell>
              <table:table-cell office:value-type="float" office:value="0.911314">
                <text:p>0.911314</text:p>
              </table:table-cell>
              <table:table-cell office:value-type="float" office:value="0.922743">
                <text:p>0.922743</text:p>
              </table:table-cell>
              <table:table-cell office:value-type="float" office:value="0.933943">
                <text:p>0.933943</text:p>
              </table:table-cell>
              <table:table-cell office:value-type="float" office:value="0.939657">
                <text:p>0.939657</text:p>
              </table:table-cell>
              <table:table-cell office:value-type="float" office:value="0.944">
                <text:p>0.944</text:p>
              </table:table-cell>
              <table:table-cell office:value-type="float" office:value="0.949486">
                <text:p>0.949486</text:p>
              </table:table-cell>
              <table:table-cell office:value-type="float" office:value="0.956571">
                <text:p>0.956571</text:p>
              </table:table-cell>
              <table:table-cell office:value-type="float" office:value="0.976">
                <text:p>0.976</text:p>
              </table:table-cell>
              <table:table-cell office:value-type="float" office:value="0.87792">
                <text:p>0.8779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64114">
                <text:p>0.564114</text:p>
              </table:table-cell>
              <table:table-cell office:value-type="float" office:value="0.768686">
                <text:p>0.768686</text:p>
              </table:table-cell>
              <table:table-cell office:value-type="float" office:value="0.879543">
                <text:p>0.879543</text:p>
              </table:table-cell>
              <table:table-cell office:value-type="float" office:value="0.911543">
                <text:p>0.911543</text:p>
              </table:table-cell>
              <table:table-cell office:value-type="float" office:value="0.920686">
                <text:p>0.920686</text:p>
              </table:table-cell>
              <table:table-cell office:value-type="float" office:value="0.930971">
                <text:p>0.930971</text:p>
              </table:table-cell>
              <table:table-cell office:value-type="float" office:value="0.936">
                <text:p>0.9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48343">
                <text:p>0.948343</text:p>
              </table:table-cell>
              <table:table-cell office:value-type="float" office:value="0.957486">
                <text:p>0.957486</text:p>
              </table:table-cell>
              <table:table-cell office:value-type="float" office:value="0.968">
                <text:p>0.968</text:p>
              </table:table-cell>
              <table:table-cell office:value-type="float" office:value="0.876114">
                <text:p>0.87611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00686">
                <text:p>0.600686</text:p>
              </table:table-cell>
              <table:table-cell office:value-type="float" office:value="0.779429">
                <text:p>0.779429</text:p>
              </table:table-cell>
              <table:table-cell office:value-type="float" office:value="0.885257">
                <text:p>0.885257</text:p>
              </table:table-cell>
              <table:table-cell office:value-type="float" office:value="0.913829">
                <text:p>0.913829</text:p>
              </table:table-cell>
              <table:table-cell office:value-type="float" office:value="0.922514">
                <text:p>0.922514</text:p>
              </table:table-cell>
              <table:table-cell office:value-type="float" office:value="0.932571">
                <text:p>0.932571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49486">
                <text:p>0.949486</text:p>
              </table:table-cell>
              <table:table-cell office:value-type="float" office:value="0.955657">
                <text:p>0.955657</text:p>
              </table:table-cell>
              <table:table-cell office:value-type="float" office:value="0.968">
                <text:p>0.968</text:p>
              </table:table-cell>
              <table:table-cell office:value-type="float" office:value="0.881989">
                <text:p>0.88198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651429">
                <text:p>0.651429</text:p>
              </table:table-cell>
              <table:table-cell office:value-type="float" office:value="0.856">
                <text:p>0.856</text:p>
              </table:table-cell>
              <table:table-cell office:value-type="float" office:value="0.904">
                <text:p>0.904</text:p>
              </table:table-cell>
              <table:table-cell office:value-type="float" office:value="0.918171">
                <text:p>0.918171</text:p>
              </table:table-cell>
              <table:table-cell office:value-type="float" office:value="0.926857">
                <text:p>0.926857</text:p>
              </table:table-cell>
              <table:table-cell office:value-type="float" office:value="0.936">
                <text:p>0.936</text:p>
              </table:table-cell>
              <table:table-cell office:value-type="float" office:value="0.938743">
                <text:p>0.938743</text:p>
              </table:table-cell>
              <table:table-cell office:value-type="float" office:value="0.944">
                <text:p>0.944</text:p>
              </table:table-cell>
              <table:table-cell office:value-type="float" office:value="0.948571">
                <text:p>0.94857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9792">
                <text:p>0.8979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89829">
                <text:p>0.689829</text:p>
              </table:table-cell>
              <table:table-cell office:value-type="float" office:value="0.863086">
                <text:p>0.863086</text:p>
              </table:table-cell>
              <table:table-cell office:value-type="float" office:value="0.901486">
                <text:p>0.901486</text:p>
              </table:table-cell>
              <table:table-cell office:value-type="float" office:value="0.917486">
                <text:p>0.917486</text:p>
              </table:table-cell>
              <table:table-cell office:value-type="float" office:value="0.927314">
                <text:p>0.927314</text:p>
              </table:table-cell>
              <table:table-cell office:value-type="float" office:value="0.935543">
                <text:p>0.935543</text:p>
              </table:table-cell>
              <table:table-cell office:value-type="float" office:value="0.937829">
                <text:p>0.937829</text:p>
              </table:table-cell>
              <table:table-cell office:value-type="float" office:value="0.944">
                <text:p>0.944</text:p>
              </table:table-cell>
              <table:table-cell office:value-type="float" office:value="0.948571">
                <text:p>0.948571</text:p>
              </table:table-cell>
              <table:table-cell office:value-type="float" office:value="0.955886">
                <text:p>0.955886</text:p>
              </table:table-cell>
              <table:table-cell office:value-type="float" office:value="0.968">
                <text:p>0.968</text:p>
              </table:table-cell>
              <table:table-cell office:value-type="float" office:value="0.902103">
                <text:p>0.90210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66286">
                <text:p>0.666286</text:p>
              </table:table-cell>
              <table:table-cell office:value-type="float" office:value="0.836114">
                <text:p>0.836114</text:p>
              </table:table-cell>
              <table:table-cell office:value-type="float" office:value="0.885714">
                <text:p>0.885714</text:p>
              </table:table-cell>
              <table:table-cell office:value-type="float" office:value="0.911086">
                <text:p>0.911086</text:p>
              </table:table-cell>
              <table:table-cell office:value-type="float" office:value="0.924343">
                <text:p>0.924343</text:p>
              </table:table-cell>
              <table:table-cell office:value-type="float" office:value="0.9328">
                <text:p>0.9328</text:p>
              </table:table-cell>
              <table:table-cell office:value-type="float" office:value="0.936686">
                <text:p>0.936686</text:p>
              </table:table-cell>
              <table:table-cell office:value-type="float" office:value="0.944">
                <text:p>0.944</text:p>
              </table:table-cell>
              <table:table-cell office:value-type="float" office:value="0.9488">
                <text:p>0.9488</text:p>
              </table:table-cell>
              <table:table-cell office:value-type="float" office:value="0.956571">
                <text:p>0.956571</text:p>
              </table:table-cell>
              <table:table-cell office:value-type="float" office:value="0.968">
                <text:p>0.968</text:p>
              </table:table-cell>
              <table:table-cell office:value-type="float" office:value="0.89424">
                <text:p>0.89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65143">
                <text:p>0.665143</text:p>
              </table:table-cell>
              <table:table-cell office:value-type="float" office:value="0.856914">
                <text:p>0.856914</text:p>
              </table:table-cell>
              <table:table-cell office:value-type="float" office:value="0.896914">
                <text:p>0.896914</text:p>
              </table:table-cell>
              <table:table-cell office:value-type="float" office:value="0.9152">
                <text:p>0.9152</text:p>
              </table:table-cell>
              <table:table-cell office:value-type="float" office:value="0.926629">
                <text:p>0.926629</text:p>
              </table:table-cell>
              <table:table-cell office:value-type="float" office:value="0.935086">
                <text:p>0.935086</text:p>
              </table:table-cell>
              <table:table-cell office:value-type="float" office:value="0.941257">
                <text:p>0.941257</text:p>
              </table:table-cell>
              <table:table-cell office:value-type="float" office:value="0.944">
                <text:p>0.944</text:p>
              </table:table-cell>
              <table:table-cell office:value-type="float" office:value="0.951086">
                <text:p>0.951086</text:p>
              </table:table-cell>
              <table:table-cell office:value-type="float" office:value="0.957029">
                <text:p>0.957029</text:p>
              </table:table-cell>
              <table:table-cell office:value-type="float" office:value="0.968">
                <text:p>0.968</text:p>
              </table:table-cell>
              <table:table-cell office:value-type="float" office:value="0.898926">
                <text:p>0.89892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99886">
                <text:p>0.699886</text:p>
              </table:table-cell>
              <table:table-cell office:value-type="float" office:value="0.8512">
                <text:p>0.8512</text:p>
              </table:table-cell>
              <table:table-cell office:value-type="float" office:value="0.894171">
                <text:p>0.894171</text:p>
              </table:table-cell>
              <table:table-cell office:value-type="float" office:value="0.914514">
                <text:p>0.914514</text:p>
              </table:table-cell>
              <table:table-cell office:value-type="float" office:value="0.927543">
                <text:p>0.927543</text:p>
              </table:table-cell>
              <table:table-cell office:value-type="float" office:value="0.936">
                <text:p>0.936</text:p>
              </table:table-cell>
              <table:table-cell office:value-type="float" office:value="0.941714">
                <text:p>0.941714</text:p>
              </table:table-cell>
              <table:table-cell office:value-type="float" office:value="0.944">
                <text:p>0.944</text:p>
              </table:table-cell>
              <table:table-cell office:value-type="float" office:value="0.951314">
                <text:p>0.951314</text:p>
              </table:table-cell>
              <table:table-cell office:value-type="float" office:value="0.957257">
                <text:p>0.957257</text:p>
              </table:table-cell>
              <table:table-cell office:value-type="float" office:value="0.968">
                <text:p>0.968</text:p>
              </table:table-cell>
              <table:table-cell office:value-type="float" office:value="0.90176">
                <text:p>0.9017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72686">
                <text:p>0.672686</text:p>
              </table:table-cell>
              <table:table-cell office:value-type="float" office:value="0.837486">
                <text:p>0.837486</text:p>
              </table:table-cell>
              <table:table-cell office:value-type="float" office:value="0.893943">
                <text:p>0.893943</text:p>
              </table:table-cell>
              <table:table-cell office:value-type="float" office:value="0.9152">
                <text:p>0.9152</text:p>
              </table:table-cell>
              <table:table-cell office:value-type="float" office:value="0.925714">
                <text:p>0.925714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956571">
                <text:p>0.956571</text:p>
              </table:table-cell>
              <table:table-cell office:value-type="float" office:value="0.968">
                <text:p>0.968</text:p>
              </table:table-cell>
              <table:table-cell office:value-type="float" office:value="0.89744">
                <text:p>0.8974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48686">
                <text:p>0.648686</text:p>
              </table:table-cell>
              <table:table-cell office:value-type="float" office:value="0.813943">
                <text:p>0.813943</text:p>
              </table:table-cell>
              <table:table-cell office:value-type="float" office:value="0.8848">
                <text:p>0.8848</text:p>
              </table:table-cell>
              <table:table-cell office:value-type="float" office:value="0.907886">
                <text:p>0.907886</text:p>
              </table:table-cell>
              <table:table-cell office:value-type="float" office:value="0.923429">
                <text:p>0.923429</text:p>
              </table:table-cell>
              <table:table-cell office:value-type="float" office:value="0.935543">
                <text:p>0.935543</text:p>
              </table:table-cell>
              <table:table-cell office:value-type="float" office:value="0.9376">
                <text:p>0.9376</text:p>
              </table:table-cell>
              <table:table-cell office:value-type="float" office:value="0.944">
                <text:p>0.944</text:p>
              </table:table-cell>
              <table:table-cell office:value-type="float" office:value="0.9504">
                <text:p>0.9504</text:p>
              </table:table-cell>
              <table:table-cell office:value-type="float" office:value="0.957029">
                <text:p>0.957029</text:p>
              </table:table-cell>
              <table:table-cell office:value-type="float" office:value="0.976">
                <text:p>0.976</text:p>
              </table:table-cell>
              <table:table-cell office:value-type="float" office:value="0.890331">
                <text:p>0.89033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77371">
                <text:p>0.577371</text:p>
              </table:table-cell>
              <table:table-cell office:value-type="float" office:value="0.785371">
                <text:p>0.785371</text:p>
              </table:table-cell>
              <table:table-cell office:value-type="float" office:value="0.876343">
                <text:p>0.876343</text:p>
              </table:table-cell>
              <table:table-cell office:value-type="float" office:value="0.903771">
                <text:p>0.903771</text:p>
              </table:table-cell>
              <table:table-cell office:value-type="float" office:value="0.920914">
                <text:p>0.920914</text:p>
              </table:table-cell>
              <table:table-cell office:value-type="float" office:value="0.933714">
                <text:p>0.933714</text:p>
              </table:table-cell>
              <table:table-cell office:value-type="float" office:value="0.936686">
                <text:p>0.936686</text:p>
              </table:table-cell>
              <table:table-cell office:value-type="float" office:value="0.944">
                <text:p>0.944</text:p>
              </table:table-cell>
              <table:table-cell office:value-type="float" office:value="0.948571">
                <text:p>0.948571</text:p>
              </table:table-cell>
              <table:table-cell office:value-type="float" office:value="0.9568">
                <text:p>0.9568</text:p>
              </table:table-cell>
              <table:table-cell office:value-type="float" office:value="0.976">
                <text:p>0.976</text:p>
              </table:table-cell>
              <table:table-cell office:value-type="float" office:value="0.878354">
                <text:p>0.87835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90629">
                <text:p>0.590629</text:p>
              </table:table-cell>
              <table:table-cell office:value-type="float" office:value="0.825143">
                <text:p>0.825143</text:p>
              </table:table-cell>
              <table:table-cell office:value-type="float" office:value="0.887543">
                <text:p>0.887543</text:p>
              </table:table-cell>
              <table:table-cell office:value-type="float" office:value="0.910171">
                <text:p>0.910171</text:p>
              </table:table-cell>
              <table:table-cell office:value-type="float" office:value="0.924343">
                <text:p>0.924343</text:p>
              </table:table-cell>
              <table:table-cell office:value-type="float" office:value="0.934629">
                <text:p>0.934629</text:p>
              </table:table-cell>
              <table:table-cell office:value-type="float" office:value="0.937143">
                <text:p>0.937143</text:p>
              </table:table-cell>
              <table:table-cell office:value-type="float" office:value="0.944">
                <text:p>0.944</text:p>
              </table:table-cell>
              <table:table-cell office:value-type="float" office:value="0.949714">
                <text:p>0.949714</text:p>
              </table:table-cell>
              <table:table-cell office:value-type="float" office:value="0.957943">
                <text:p>0.957943</text:p>
              </table:table-cell>
              <table:table-cell office:value-type="float" office:value="0.976">
                <text:p>0.976</text:p>
              </table:table-cell>
              <table:table-cell office:value-type="float" office:value="0.886126">
                <text:p>0.88612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20114">
                <text:p>0.620114</text:p>
              </table:table-cell>
              <table:table-cell office:value-type="float" office:value="0.837486">
                <text:p>0.837486</text:p>
              </table:table-cell>
              <table:table-cell office:value-type="float" office:value="0.889143">
                <text:p>0.889143</text:p>
              </table:table-cell>
              <table:table-cell office:value-type="float" office:value="0.9104">
                <text:p>0.9104</text:p>
              </table:table-cell>
              <table:table-cell office:value-type="float" office:value="0.925943">
                <text:p>0.925943</text:p>
              </table:table-cell>
              <table:table-cell office:value-type="float" office:value="0.934171">
                <text:p>0.934171</text:p>
              </table:table-cell>
              <table:table-cell office:value-type="float" office:value="0.938514">
                <text:p>0.938514</text:p>
              </table:table-cell>
              <table:table-cell office:value-type="float" office:value="0.944">
                <text:p>0.944</text:p>
              </table:table-cell>
              <table:table-cell office:value-type="float" office:value="0.949714">
                <text:p>0.949714</text:p>
              </table:table-cell>
              <table:table-cell office:value-type="float" office:value="0.957029">
                <text:p>0.957029</text:p>
              </table:table-cell>
              <table:table-cell office:value-type="float" office:value="0.976">
                <text:p>0.976</text:p>
              </table:table-cell>
              <table:table-cell office:value-type="float" office:value="0.890651">
                <text:p>0.89065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26286">
                <text:p>0.626286</text:p>
              </table:table-cell>
              <table:table-cell office:value-type="float" office:value="0.838857">
                <text:p>0.838857</text:p>
              </table:table-cell>
              <table:table-cell office:value-type="float" office:value="0.890286">
                <text:p>0.890286</text:p>
              </table:table-cell>
              <table:table-cell office:value-type="float" office:value="0.911314">
                <text:p>0.911314</text:p>
              </table:table-cell>
              <table:table-cell office:value-type="float" office:value="0.922743">
                <text:p>0.922743</text:p>
              </table:table-cell>
              <table:table-cell office:value-type="float" office:value="0.932114">
                <text:p>0.932114</text:p>
              </table:table-cell>
              <table:table-cell office:value-type="float" office:value="0.938286">
                <text:p>0.938286</text:p>
              </table:table-cell>
              <table:table-cell office:value-type="float" office:value="0.944">
                <text:p>0.944</text:p>
              </table:table-cell>
              <table:table-cell office:value-type="float" office:value="0.949714">
                <text:p>0.949714</text:p>
              </table:table-cell>
              <table:table-cell office:value-type="float" office:value="0.955429">
                <text:p>0.955429</text:p>
              </table:table-cell>
              <table:table-cell office:value-type="float" office:value="0.976">
                <text:p>0.976</text:p>
              </table:table-cell>
              <table:table-cell office:value-type="float" office:value="0.890903">
                <text:p>0.89090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31771">
                <text:p>0.631771</text:p>
              </table:table-cell>
              <table:table-cell office:value-type="float" office:value="0.845257">
                <text:p>0.845257</text:p>
              </table:table-cell>
              <table:table-cell office:value-type="float" office:value="0.890971">
                <text:p>0.890971</text:p>
              </table:table-cell>
              <table:table-cell office:value-type="float" office:value="0.911543">
                <text:p>0.911543</text:p>
              </table:table-cell>
              <table:table-cell office:value-type="float" office:value="0.922057">
                <text:p>0.922057</text:p>
              </table:table-cell>
              <table:table-cell office:value-type="float" office:value="0.930743">
                <text:p>0.930743</text:p>
              </table:table-cell>
              <table:table-cell office:value-type="float" office:value="0.938057">
                <text:p>0.938057</text:p>
              </table:table-cell>
              <table:table-cell office:value-type="float" office:value="0.944">
                <text:p>0.944</text:p>
              </table:table-cell>
              <table:table-cell office:value-type="float" office:value="0.950629">
                <text:p>0.950629</text:p>
              </table:table-cell>
              <table:table-cell office:value-type="float" office:value="0.957257">
                <text:p>0.957257</text:p>
              </table:table-cell>
              <table:table-cell office:value-type="float" office:value="0.976">
                <text:p>0.976</text:p>
              </table:table-cell>
              <table:table-cell office:value-type="float" office:value="0.892229">
                <text:p>0.89222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607771">
                <text:p>0.607771</text:p>
              </table:table-cell>
              <table:table-cell office:value-type="float" office:value="0.820114">
                <text:p>0.820114</text:p>
              </table:table-cell>
              <table:table-cell office:value-type="float" office:value="0.879314">
                <text:p>0.879314</text:p>
              </table:table-cell>
              <table:table-cell office:value-type="float" office:value="0.904457">
                <text:p>0.904457</text:p>
              </table:table-cell>
              <table:table-cell office:value-type="float" office:value="0.9168">
                <text:p>0.9168</text:p>
              </table:table-cell>
              <table:table-cell office:value-type="float" office:value="0.927086">
                <text:p>0.927086</text:p>
              </table:table-cell>
              <table:table-cell office:value-type="float" office:value="0.936457">
                <text:p>0.936457</text:p>
              </table:table-cell>
              <table:table-cell office:value-type="float" office:value="0.944">
                <text:p>0.944</text:p>
              </table:table-cell>
              <table:table-cell office:value-type="float" office:value="0.947886">
                <text:p>0.947886</text:p>
              </table:table-cell>
              <table:table-cell office:value-type="float" office:value="0.957257">
                <text:p>0.957257</text:p>
              </table:table-cell>
              <table:table-cell office:value-type="float" office:value="0.968">
                <text:p>0.968</text:p>
              </table:table-cell>
              <table:table-cell office:value-type="float" office:value="0.884114">
                <text:p>0.88411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73943">
                <text:p>0.573943</text:p>
              </table:table-cell>
              <table:table-cell office:value-type="float" office:value="0.777371">
                <text:p>0.777371</text:p>
              </table:table-cell>
              <table:table-cell office:value-type="float" office:value="0.865143">
                <text:p>0.865143</text:p>
              </table:table-cell>
              <table:table-cell office:value-type="float" office:value="0.895314">
                <text:p>0.895314</text:p>
              </table:table-cell>
              <table:table-cell office:value-type="float" office:value="0.913371">
                <text:p>0.913371</text:p>
              </table:table-cell>
              <table:table-cell office:value-type="float" office:value="0.922743">
                <text:p>0.922743</text:p>
              </table:table-cell>
              <table:table-cell office:value-type="float" office:value="0.934171">
                <text:p>0.934171</text:p>
              </table:table-cell>
              <table:table-cell office:value-type="float" office:value="0.941257">
                <text:p>0.941257</text:p>
              </table:table-cell>
              <table:table-cell office:value-type="float" office:value="0.946286">
                <text:p>0.946286</text:p>
              </table:table-cell>
              <table:table-cell office:value-type="float" office:value="0.957486">
                <text:p>0.957486</text:p>
              </table:table-cell>
              <table:table-cell office:value-type="float" office:value="0.968">
                <text:p>0.968</text:p>
              </table:table-cell>
              <table:table-cell office:value-type="float" office:value="0.872709">
                <text:p>0.872709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68229">
                <text:p>0.568229</text:p>
              </table:table-cell>
              <table:table-cell office:value-type="float" office:value="0.719314">
                <text:p>0.719314</text:p>
              </table:table-cell>
              <table:table-cell office:value-type="float" office:value="0.828114">
                <text:p>0.828114</text:p>
              </table:table-cell>
              <table:table-cell office:value-type="float" office:value="0.877943">
                <text:p>0.877943</text:p>
              </table:table-cell>
              <table:table-cell office:value-type="float" office:value="0.903771">
                <text:p>0.903771</text:p>
              </table:table-cell>
              <table:table-cell office:value-type="float" office:value="0.919543">
                <text:p>0.919543</text:p>
              </table:table-cell>
              <table:table-cell office:value-type="float" office:value="0.927543">
                <text:p>0.927543</text:p>
              </table:table-cell>
              <table:table-cell office:value-type="float" office:value="0.9392">
                <text:p>0.9392</text:p>
              </table:table-cell>
              <table:table-cell office:value-type="float" office:value="0.944">
                <text:p>0.944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58309">
                <text:p>0.85830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89257">
                <text:p>0.589257</text:p>
              </table:table-cell>
              <table:table-cell office:value-type="float" office:value="0.700114">
                <text:p>0.700114</text:p>
              </table:table-cell>
              <table:table-cell office:value-type="float" office:value="0.809143">
                <text:p>0.809143</text:p>
              </table:table-cell>
              <table:table-cell office:value-type="float" office:value="0.872">
                <text:p>0.872</text:p>
              </table:table-cell>
              <table:table-cell office:value-type="float" office:value="0.898057">
                <text:p>0.898057</text:p>
              </table:table-cell>
              <table:table-cell office:value-type="float" office:value="0.917257">
                <text:p>0.917257</text:p>
              </table:table-cell>
              <table:table-cell office:value-type="float" office:value="0.9296">
                <text:p>0.9296</text:p>
              </table:table-cell>
              <table:table-cell office:value-type="float" office:value="0.939886">
                <text:p>0.939886</text:p>
              </table:table-cell>
              <table:table-cell office:value-type="float" office:value="0.946286">
                <text:p>0.946286</text:p>
              </table:table-cell>
              <table:table-cell office:value-type="float" office:value="0.957486">
                <text:p>0.957486</text:p>
              </table:table-cell>
              <table:table-cell office:value-type="float" office:value="0.976">
                <text:p>0.976</text:p>
              </table:table-cell>
              <table:table-cell office:value-type="float" office:value="0.855909">
                <text:p>0.85590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58171">
                <text:p>0.558171</text:p>
              </table:table-cell>
              <table:table-cell office:value-type="float" office:value="0.695086">
                <text:p>0.695086</text:p>
              </table:table-cell>
              <table:table-cell office:value-type="float" office:value="0.807314">
                <text:p>0.807314</text:p>
              </table:table-cell>
              <table:table-cell office:value-type="float" office:value="0.871771">
                <text:p>0.871771</text:p>
              </table:table-cell>
              <table:table-cell office:value-type="float" office:value="0.9024">
                <text:p>0.9024</text:p>
              </table:table-cell>
              <table:table-cell office:value-type="float" office:value="0.917486">
                <text:p>0.917486</text:p>
              </table:table-cell>
              <table:table-cell office:value-type="float" office:value="0.928457">
                <text:p>0.928457</text:p>
              </table:table-cell>
              <table:table-cell office:value-type="float" office:value="0.938971">
                <text:p>0.938971</text:p>
              </table:table-cell>
              <table:table-cell office:value-type="float" office:value="0.946286">
                <text:p>0.946286</text:p>
              </table:table-cell>
              <table:table-cell office:value-type="float" office:value="0.957257">
                <text:p>0.957257</text:p>
              </table:table-cell>
              <table:table-cell office:value-type="float" office:value="0.968">
                <text:p>0.968</text:p>
              </table:table-cell>
              <table:table-cell office:value-type="float" office:value="0.85232">
                <text:p>0.8523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99543">
                <text:p>0.599543</text:p>
              </table:table-cell>
              <table:table-cell office:value-type="float" office:value="0.695771">
                <text:p>0.695771</text:p>
              </table:table-cell>
              <table:table-cell office:value-type="float" office:value="0.818514">
                <text:p>0.818514</text:p>
              </table:table-cell>
              <table:table-cell office:value-type="float" office:value="0.874971">
                <text:p>0.874971</text:p>
              </table:table-cell>
              <table:table-cell office:value-type="float" office:value="0.904">
                <text:p>0.904</text:p>
              </table:table-cell>
              <table:table-cell office:value-type="float" office:value="0.918171">
                <text:p>0.918171</text:p>
              </table:table-cell>
              <table:table-cell office:value-type="float" office:value="0.930286">
                <text:p>0.930286</text:p>
              </table:table-cell>
              <table:table-cell office:value-type="float" office:value="0.940571">
                <text:p>0.940571</text:p>
              </table:table-cell>
              <table:table-cell office:value-type="float" office:value="0.947429">
                <text:p>0.947429</text:p>
              </table:table-cell>
              <table:table-cell office:value-type="float" office:value="0.957486">
                <text:p>0.957486</text:p>
              </table:table-cell>
              <table:table-cell office:value-type="float" office:value="0.968">
                <text:p>0.968</text:p>
              </table:table-cell>
              <table:table-cell office:value-type="float" office:value="0.858674">
                <text:p>0.85867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69829">
                <text:p>0.569829</text:p>
              </table:table-cell>
              <table:table-cell office:value-type="float" office:value="0.677714">
                <text:p>0.677714</text:p>
              </table:table-cell>
              <table:table-cell office:value-type="float" office:value="0.808229">
                <text:p>0.808229</text:p>
              </table:table-cell>
              <table:table-cell office:value-type="float" office:value="0.873371">
                <text:p>0.873371</text:p>
              </table:table-cell>
              <table:table-cell office:value-type="float" office:value="0.904229">
                <text:p>0.904229</text:p>
              </table:table-cell>
              <table:table-cell office:value-type="float" office:value="0.920457">
                <text:p>0.920457</text:p>
              </table:table-cell>
              <table:table-cell office:value-type="float" office:value="0.932114">
                <text:p>0.932114</text:p>
              </table:table-cell>
              <table:table-cell office:value-type="float" office:value="0.940343">
                <text:p>0.940343</text:p>
              </table:table-cell>
              <table:table-cell office:value-type="float" office:value="0.9472">
                <text:p>0.9472</text:p>
              </table:table-cell>
              <table:table-cell office:value-type="float" office:value="0.957714">
                <text:p>0.957714</text:p>
              </table:table-cell>
              <table:table-cell office:value-type="float" office:value="0.968">
                <text:p>0.968</text:p>
              </table:table-cell>
              <table:table-cell office:value-type="float" office:value="0.85312">
                <text:p>0.8531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44686">
                <text:p>0.544686</text:p>
              </table:table-cell>
              <table:table-cell office:value-type="float" office:value="0.6704">
                <text:p>0.6704</text:p>
              </table:table-cell>
              <table:table-cell office:value-type="float" office:value="0.799771">
                <text:p>0.799771</text:p>
              </table:table-cell>
              <table:table-cell office:value-type="float" office:value="0.868343">
                <text:p>0.868343</text:p>
              </table:table-cell>
              <table:table-cell office:value-type="float" office:value="0.898743">
                <text:p>0.898743</text:p>
              </table:table-cell>
              <table:table-cell office:value-type="float" office:value="0.9168">
                <text:p>0.9168</text:p>
              </table:table-cell>
              <table:table-cell office:value-type="float" office:value="0.929829">
                <text:p>0.929829</text:p>
              </table:table-cell>
              <table:table-cell office:value-type="float" office:value="0.938971">
                <text:p>0.938971</text:p>
              </table:table-cell>
              <table:table-cell office:value-type="float" office:value="0.9456">
                <text:p>0.9456</text:p>
              </table:table-cell>
              <table:table-cell office:value-type="float" office:value="0.957257">
                <text:p>0.957257</text:p>
              </table:table-cell>
              <table:table-cell office:value-type="float" office:value="0.968">
                <text:p>0.968</text:p>
              </table:table-cell>
              <table:table-cell office:value-type="float" office:value="0.84704">
                <text:p>0.8470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54286">
                <text:p>0.554286</text:p>
              </table:table-cell>
              <table:table-cell office:value-type="float" office:value="0.703086">
                <text:p>0.703086</text:p>
              </table:table-cell>
              <table:table-cell office:value-type="float" office:value="0.819657">
                <text:p>0.819657</text:p>
              </table:table-cell>
              <table:table-cell office:value-type="float" office:value="0.8704">
                <text:p>0.8704</text:p>
              </table:table-cell>
              <table:table-cell office:value-type="float" office:value="0.898514">
                <text:p>0.898514</text:p>
              </table:table-cell>
              <table:table-cell office:value-type="float" office:value="0.915429">
                <text:p>0.915429</text:p>
              </table:table-cell>
              <table:table-cell office:value-type="float" office:value="0.928914">
                <text:p>0.928914</text:p>
              </table:table-cell>
              <table:table-cell office:value-type="float" office:value="0.938971">
                <text:p>0.938971</text:p>
              </table:table-cell>
              <table:table-cell office:value-type="float" office:value="0.946971">
                <text:p>0.946971</text:p>
              </table:table-cell>
              <table:table-cell office:value-type="float" office:value="0.957714">
                <text:p>0.957714</text:p>
              </table:table-cell>
              <table:table-cell office:value-type="float" office:value="0.968">
                <text:p>0.968</text:p>
              </table:table-cell>
              <table:table-cell office:value-type="float" office:value="0.853394">
                <text:p>0.85339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50171">
                <text:p>0.550171</text:p>
              </table:table-cell>
              <table:table-cell office:value-type="float" office:value="0.720457">
                <text:p>0.720457</text:p>
              </table:table-cell>
              <table:table-cell office:value-type="float" office:value="0.822629">
                <text:p>0.822629</text:p>
              </table:table-cell>
              <table:table-cell office:value-type="float" office:value="0.867429">
                <text:p>0.867429</text:p>
              </table:table-cell>
              <table:table-cell office:value-type="float" office:value="0.890743">
                <text:p>0.890743</text:p>
              </table:table-cell>
              <table:table-cell office:value-type="float" office:value="0.911086">
                <text:p>0.911086</text:p>
              </table:table-cell>
              <table:table-cell office:value-type="float" office:value="0.927086">
                <text:p>0.927086</text:p>
              </table:table-cell>
              <table:table-cell office:value-type="float" office:value="0.939429">
                <text:p>0.939429</text:p>
              </table:table-cell>
              <table:table-cell office:value-type="float" office:value="0.9488">
                <text:p>0.9488</text:p>
              </table:table-cell>
              <table:table-cell office:value-type="float" office:value="0.958857">
                <text:p>0.958857</text:p>
              </table:table-cell>
              <table:table-cell office:value-type="float" office:value="0.968">
                <text:p>0.968</text:p>
              </table:table-cell>
              <table:table-cell office:value-type="float" office:value="0.853669">
                <text:p>0.85366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68">
                <text:p>0.568</text:p>
              </table:table-cell>
              <table:table-cell office:value-type="float" office:value="0.694171">
                <text:p>0.694171</text:p>
              </table:table-cell>
              <table:table-cell office:value-type="float" office:value="0.786286">
                <text:p>0.786286</text:p>
              </table:table-cell>
              <table:table-cell office:value-type="float" office:value="0.850971">
                <text:p>0.850971</text:p>
              </table:table-cell>
              <table:table-cell office:value-type="float" office:value="0.883886">
                <text:p>0.883886</text:p>
              </table:table-cell>
              <table:table-cell office:value-type="float" office:value="0.908343">
                <text:p>0.908343</text:p>
              </table:table-cell>
              <table:table-cell office:value-type="float" office:value="0.927543">
                <text:p>0.927543</text:p>
              </table:table-cell>
              <table:table-cell office:value-type="float" office:value="0.939429">
                <text:p>0.939429</text:p>
              </table:table-cell>
              <table:table-cell office:value-type="float" office:value="0.948571">
                <text:p>0.948571</text:p>
              </table:table-cell>
              <table:table-cell office:value-type="float" office:value="0.958629">
                <text:p>0.958629</text:p>
              </table:table-cell>
              <table:table-cell office:value-type="float" office:value="0.968">
                <text:p>0.968</text:p>
              </table:table-cell>
              <table:table-cell office:value-type="float" office:value="0.846583">
                <text:p>0.84658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89257">
                <text:p>0.589257</text:p>
              </table:table-cell>
              <table:table-cell office:value-type="float" office:value="0.698057">
                <text:p>0.698057</text:p>
              </table:table-cell>
              <table:table-cell office:value-type="float" office:value="0.788343">
                <text:p>0.788343</text:p>
              </table:table-cell>
              <table:table-cell office:value-type="float" office:value="0.851657">
                <text:p>0.851657</text:p>
              </table:table-cell>
              <table:table-cell office:value-type="float" office:value="0.889371">
                <text:p>0.889371</text:p>
              </table:table-cell>
              <table:table-cell office:value-type="float" office:value="0.912686">
                <text:p>0.912686</text:p>
              </table:table-cell>
              <table:table-cell office:value-type="float" office:value="0.929829">
                <text:p>0.929829</text:p>
              </table:table-cell>
              <table:table-cell office:value-type="float" office:value="0.940114">
                <text:p>0.940114</text:p>
              </table:table-cell>
              <table:table-cell office:value-type="float" office:value="0.949029">
                <text:p>0.949029</text:p>
              </table:table-cell>
              <table:table-cell office:value-type="float" office:value="0.959086">
                <text:p>0.959086</text:p>
              </table:table-cell>
              <table:table-cell office:value-type="float" office:value="0.976">
                <text:p>0.976</text:p>
              </table:table-cell>
              <table:table-cell office:value-type="float" office:value="0.850743">
                <text:p>0.85074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99771">
                <text:p>0.599771</text:p>
              </table:table-cell>
              <table:table-cell office:value-type="float" office:value="0.746514">
                <text:p>0.746514</text:p>
              </table:table-cell>
              <table:table-cell office:value-type="float" office:value="0.832914">
                <text:p>0.8329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95314">
                <text:p>0.895314</text:p>
              </table:table-cell>
              <table:table-cell office:value-type="float" office:value="0.915657">
                <text:p>0.915657</text:p>
              </table:table-cell>
              <table:table-cell office:value-type="float" office:value="0.933029">
                <text:p>0.933029</text:p>
              </table:table-cell>
              <table:table-cell office:value-type="float" office:value="0.941714">
                <text:p>0.941714</text:p>
              </table:table-cell>
              <table:table-cell office:value-type="float" office:value="0.949486">
                <text:p>0.949486</text:p>
              </table:table-cell>
              <table:table-cell office:value-type="float" office:value="0.960229">
                <text:p>0.960229</text:p>
              </table:table-cell>
              <table:table-cell office:value-type="float" office:value="0.976">
                <text:p>0.976</text:p>
              </table:table-cell>
              <table:table-cell office:value-type="float" office:value="0.86432">
                <text:p>0.8643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00229">
                <text:p>0.600229</text:p>
              </table:table-cell>
              <table:table-cell office:value-type="float" office:value="0.744">
                <text:p>0.744</text:p>
              </table:table-cell>
              <table:table-cell office:value-type="float" office:value="0.830171">
                <text:p>0.830171</text:p>
              </table:table-cell>
              <table:table-cell office:value-type="float" office:value="0.869714">
                <text:p>0.869714</text:p>
              </table:table-cell>
              <table:table-cell office:value-type="float" office:value="0.894171">
                <text:p>0.8941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31886">
                <text:p>0.931886</text:p>
              </table:table-cell>
              <table:table-cell office:value-type="float" office:value="0.938743">
                <text:p>0.938743</text:p>
              </table:table-cell>
              <table:table-cell office:value-type="float" office:value="0.947886">
                <text:p>0.947886</text:p>
              </table:table-cell>
              <table:table-cell office:value-type="float" office:value="0.957714">
                <text:p>0.957714</text:p>
              </table:table-cell>
              <table:table-cell office:value-type="float" office:value="0.968">
                <text:p>0.968</text:p>
              </table:table-cell>
              <table:table-cell office:value-type="float" office:value="0.86288">
                <text:p>0.8628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10057">
                <text:p>0.610057</text:p>
              </table:table-cell>
              <table:table-cell office:value-type="float" office:value="0.733943">
                <text:p>0.733943</text:p>
              </table:table-cell>
              <table:table-cell office:value-type="float" office:value="0.831314">
                <text:p>0.831314</text:p>
              </table:table-cell>
              <table:table-cell office:value-type="float" office:value="0.866057">
                <text:p>0.866057</text:p>
              </table:table-cell>
              <table:table-cell office:value-type="float" office:value="0.892571">
                <text:p>0.892571</text:p>
              </table:table-cell>
              <table:table-cell office:value-type="float" office:value="0.912">
                <text:p>0.912</text:p>
              </table:table-cell>
              <table:table-cell office:value-type="float" office:value="0.928">
                <text:p>0.928</text:p>
              </table:table-cell>
              <table:table-cell office:value-type="float" office:value="0.937143">
                <text:p>0.937143</text:p>
              </table:table-cell>
              <table:table-cell office:value-type="float" office:value="0.948343">
                <text:p>0.948343</text:p>
              </table:table-cell>
              <table:table-cell office:value-type="float" office:value="0.957257">
                <text:p>0.957257</text:p>
              </table:table-cell>
              <table:table-cell office:value-type="float" office:value="0.968">
                <text:p>0.968</text:p>
              </table:table-cell>
              <table:table-cell office:value-type="float" office:value="0.861669">
                <text:p>0.86166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44114">
                <text:p>0.644114</text:p>
              </table:table-cell>
              <table:table-cell office:value-type="float" office:value="0.776686">
                <text:p>0.776686</text:p>
              </table:table-cell>
              <table:table-cell office:value-type="float" office:value="0.845486">
                <text:p>0.845486</text:p>
              </table:table-cell>
              <table:table-cell office:value-type="float" office:value="0.875429">
                <text:p>0.875429</text:p>
              </table:table-cell>
              <table:table-cell office:value-type="float" office:value="0.897143">
                <text:p>0.897143</text:p>
              </table:table-cell>
              <table:table-cell office:value-type="float" office:value="0.916343">
                <text:p>0.916343</text:p>
              </table:table-cell>
              <table:table-cell office:value-type="float" office:value="0.931429">
                <text:p>0.931429</text:p>
              </table:table-cell>
              <table:table-cell office:value-type="float" office:value="0.939657">
                <text:p>0.939657</text:p>
              </table:table-cell>
              <table:table-cell office:value-type="float" office:value="0.949029">
                <text:p>0.949029</text:p>
              </table:table-cell>
              <table:table-cell office:value-type="float" office:value="0.959314">
                <text:p>0.959314</text:p>
              </table:table-cell>
              <table:table-cell office:value-type="float" office:value="0.968">
                <text:p>0.968</text:p>
              </table:table-cell>
              <table:table-cell office:value-type="float" office:value="0.873463">
                <text:p>0.87346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31314">
                <text:p>0.631314</text:p>
              </table:table-cell>
              <table:table-cell office:value-type="float" office:value="0.765714">
                <text:p>0.765714</text:p>
              </table:table-cell>
              <table:table-cell office:value-type="float" office:value="0.842057">
                <text:p>0.842057</text:p>
              </table:table-cell>
              <table:table-cell office:value-type="float" office:value="0.877029">
                <text:p>0.877029</text:p>
              </table:table-cell>
              <table:table-cell office:value-type="float" office:value="0.896686">
                <text:p>0.896686</text:p>
              </table:table-cell>
              <table:table-cell office:value-type="float" office:value="0.9152">
                <text:p>0.9152</text:p>
              </table:table-cell>
              <table:table-cell office:value-type="float" office:value="0.929371">
                <text:p>0.929371</text:p>
              </table:table-cell>
              <table:table-cell office:value-type="float" office:value="0.938743">
                <text:p>0.938743</text:p>
              </table:table-cell>
              <table:table-cell office:value-type="float" office:value="0.9488">
                <text:p>0.9488</text:p>
              </table:table-cell>
              <table:table-cell office:value-type="float" office:value="0.957714">
                <text:p>0.957714</text:p>
              </table:table-cell>
              <table:table-cell office:value-type="float" office:value="0.968">
                <text:p>0.968</text:p>
              </table:table-cell>
              <table:table-cell office:value-type="float" office:value="0.870263">
                <text:p>0.87026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66743">
                <text:p>0.666743</text:p>
              </table:table-cell>
              <table:table-cell office:value-type="float" office:value="0.802971">
                <text:p>0.802971</text:p>
              </table:table-cell>
              <table:table-cell office:value-type="float" office:value="0.860571">
                <text:p>0.860571</text:p>
              </table:table-cell>
              <table:table-cell office:value-type="float" office:value="0.885257">
                <text:p>0.885257</text:p>
              </table:table-cell>
              <table:table-cell office:value-type="float" office:value="0.903314">
                <text:p>0.903314</text:p>
              </table:table-cell>
              <table:table-cell office:value-type="float" office:value="0.916571">
                <text:p>0.916571</text:p>
              </table:table-cell>
              <table:table-cell office:value-type="float" office:value="0.930057">
                <text:p>0.930057</text:p>
              </table:table-cell>
              <table:table-cell office:value-type="float" office:value="0.938971">
                <text:p>0.938971</text:p>
              </table:table-cell>
              <table:table-cell office:value-type="float" office:value="0.949257">
                <text:p>0.949257</text:p>
              </table:table-cell>
              <table:table-cell office:value-type="float" office:value="0.960457">
                <text:p>0.960457</text:p>
              </table:table-cell>
              <table:table-cell office:value-type="float" office:value="0.968">
                <text:p>0.968</text:p>
              </table:table-cell>
              <table:table-cell office:value-type="float" office:value="0.881417">
                <text:p>0.88141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288">
                <text:p>0.6288</text:p>
              </table:table-cell>
              <table:table-cell office:value-type="float" office:value="0.791543">
                <text:p>0.791543</text:p>
              </table:table-cell>
              <table:table-cell office:value-type="float" office:value="0.855543">
                <text:p>0.855543</text:p>
              </table:table-cell>
              <table:table-cell office:value-type="float" office:value="0.885257">
                <text:p>0.885257</text:p>
              </table:table-cell>
              <table:table-cell office:value-type="float" office:value="0.903543">
                <text:p>0.903543</text:p>
              </table:table-cell>
              <table:table-cell office:value-type="float" office:value="0.917943">
                <text:p>0.917943</text:p>
              </table:table-cell>
              <table:table-cell office:value-type="float" office:value="0.929829">
                <text:p>0.929829</text:p>
              </table:table-cell>
              <table:table-cell office:value-type="float" office:value="0.936">
                <text:p>0.936</text:p>
              </table:table-cell>
              <table:table-cell office:value-type="float" office:value="0.9472">
                <text:p>0.9472</text:p>
              </table:table-cell>
              <table:table-cell office:value-type="float" office:value="0.961143">
                <text:p>0.961143</text:p>
              </table:table-cell>
              <table:table-cell office:value-type="float" office:value="0.968">
                <text:p>0.968</text:p>
              </table:table-cell>
              <table:table-cell office:value-type="float" office:value="0.87568">
                <text:p>0.8756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87886">
                <text:p>0.587886</text:p>
              </table:table-cell>
              <table:table-cell office:value-type="float" office:value="0.758629">
                <text:p>0.758629</text:p>
              </table:table-cell>
              <table:table-cell office:value-type="float" office:value="0.838857">
                <text:p>0.838857</text:p>
              </table:table-cell>
              <table:table-cell office:value-type="float" office:value="0.877257">
                <text:p>0.877257</text:p>
              </table:table-cell>
              <table:table-cell office:value-type="float" office:value="0.896229">
                <text:p>0.896229</text:p>
              </table:table-cell>
              <table:table-cell office:value-type="float" office:value="0.912457">
                <text:p>0.912457</text:p>
              </table:table-cell>
              <table:table-cell office:value-type="float" office:value="0.925943">
                <text:p>0.925943</text:p>
              </table:table-cell>
              <table:table-cell office:value-type="float" office:value="0.936">
                <text:p>0.936</text:p>
              </table:table-cell>
              <table:table-cell office:value-type="float" office:value="0.945371">
                <text:p>0.945371</text:p>
              </table:table-cell>
              <table:table-cell office:value-type="float" office:value="0.962057">
                <text:p>0.962057</text:p>
              </table:table-cell>
              <table:table-cell office:value-type="float" office:value="0.976">
                <text:p>0.976</text:p>
              </table:table-cell>
              <table:table-cell office:value-type="float" office:value="0.864069">
                <text:p>0.86406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792">
                <text:p>0.5792</text:p>
              </table:table-cell>
              <table:table-cell office:value-type="float" office:value="0.759771">
                <text:p>0.759771</text:p>
              </table:table-cell>
              <table:table-cell office:value-type="float" office:value="0.830857">
                <text:p>0.830857</text:p>
              </table:table-cell>
              <table:table-cell office:value-type="float" office:value="0.875657">
                <text:p>0.875657</text:p>
              </table:table-cell>
              <table:table-cell office:value-type="float" office:value="0.894629">
                <text:p>0.894629</text:p>
              </table:table-cell>
              <table:table-cell office:value-type="float" office:value="0.9104">
                <text:p>0.9104</text:p>
              </table:table-cell>
              <table:table-cell office:value-type="float" office:value="0.923657">
                <text:p>0.923657</text:p>
              </table:table-cell>
              <table:table-cell office:value-type="float" office:value="0.933943">
                <text:p>0.933943</text:p>
              </table:table-cell>
              <table:table-cell office:value-type="float" office:value="0.943086">
                <text:p>0.943086</text:p>
              </table:table-cell>
              <table:table-cell office:value-type="float" office:value="0.959771">
                <text:p>0.959771</text:p>
              </table:table-cell>
              <table:table-cell office:value-type="float" office:value="0.976">
                <text:p>0.976</text:p>
              </table:table-cell>
              <table:table-cell office:value-type="float" office:value="0.861097">
                <text:p>0.8610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11886">
                <text:p>0.611886</text:p>
              </table:table-cell>
              <table:table-cell office:value-type="float" office:value="0.746971">
                <text:p>0.746971</text:p>
              </table:table-cell>
              <table:table-cell office:value-type="float" office:value="0.818971">
                <text:p>0.818971</text:p>
              </table:table-cell>
              <table:table-cell office:value-type="float" office:value="0.862857">
                <text:p>0.862857</text:p>
              </table:table-cell>
              <table:table-cell office:value-type="float" office:value="0.885486">
                <text:p>0.885486</text:p>
              </table:table-cell>
              <table:table-cell office:value-type="float" office:value="0.903086">
                <text:p>0.903086</text:p>
              </table:table-cell>
              <table:table-cell office:value-type="float" office:value="0.918629">
                <text:p>0.918629</text:p>
              </table:table-cell>
              <table:table-cell office:value-type="float" office:value="0.931657">
                <text:p>0.931657</text:p>
              </table:table-cell>
              <table:table-cell office:value-type="float" office:value="0.941029">
                <text:p>0.941029</text:p>
              </table:table-cell>
              <table:table-cell office:value-type="float" office:value="0.9568">
                <text:p>0.9568</text:p>
              </table:table-cell>
              <table:table-cell office:value-type="float" office:value="0.976">
                <text:p>0.976</text:p>
              </table:table-cell>
              <table:table-cell office:value-type="float" office:value="0.857737">
                <text:p>0.85773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096">
                <text:p>0.6096</text:p>
              </table:table-cell>
              <table:table-cell office:value-type="float" office:value="0.738286">
                <text:p>0.738286</text:p>
              </table:table-cell>
              <table:table-cell office:value-type="float" office:value="0.805714">
                <text:p>0.805714</text:p>
              </table:table-cell>
              <table:table-cell office:value-type="float" office:value="0.856686">
                <text:p>0.856686</text:p>
              </table:table-cell>
              <table:table-cell office:value-type="float" office:value="0.885257">
                <text:p>0.885257</text:p>
              </table:table-cell>
              <table:table-cell office:value-type="float" office:value="0.903771">
                <text:p>0.903771</text:p>
              </table:table-cell>
              <table:table-cell office:value-type="float" office:value="0.92">
                <text:p>0.92</text:p>
              </table:table-cell>
              <table:table-cell office:value-type="float" office:value="0.933029">
                <text:p>0.933029</text:p>
              </table:table-cell>
              <table:table-cell office:value-type="float" office:value="0.944">
                <text:p>0.944</text:p>
              </table:table-cell>
              <table:table-cell office:value-type="float" office:value="0.959314">
                <text:p>0.959314</text:p>
              </table:table-cell>
              <table:table-cell office:value-type="float" office:value="0.976">
                <text:p>0.976</text:p>
              </table:table-cell>
              <table:table-cell office:value-type="float" office:value="0.855566">
                <text:p>0.85556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14857">
                <text:p>0.614857</text:p>
              </table:table-cell>
              <table:table-cell office:value-type="float" office:value="0.722514">
                <text:p>0.722514</text:p>
              </table:table-cell>
              <table:table-cell office:value-type="float" office:value="0.811886">
                <text:p>0.811886</text:p>
              </table:table-cell>
              <table:table-cell office:value-type="float" office:value="0.8608">
                <text:p>0.8608</text:p>
              </table:table-cell>
              <table:table-cell office:value-type="float" office:value="0.882286">
                <text:p>0.882286</text:p>
              </table:table-cell>
              <table:table-cell office:value-type="float" office:value="0.901943">
                <text:p>0.901943</text:p>
              </table:table-cell>
              <table:table-cell office:value-type="float" office:value="0.920229">
                <text:p>0.920229</text:p>
              </table:table-cell>
              <table:table-cell office:value-type="float" office:value="0.932571">
                <text:p>0.932571</text:p>
              </table:table-cell>
              <table:table-cell office:value-type="float" office:value="0.9424">
                <text:p>0.9424</text:p>
              </table:table-cell>
              <table:table-cell office:value-type="float" office:value="0.958171">
                <text:p>0.958171</text:p>
              </table:table-cell>
              <table:table-cell office:value-type="float" office:value="0.976">
                <text:p>0.976</text:p>
              </table:table-cell>
              <table:table-cell office:value-type="float" office:value="0.854766">
                <text:p>0.85476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594286">
                <text:p>0.594286</text:p>
              </table:table-cell>
              <table:table-cell office:value-type="float" office:value="0.728">
                <text:p>0.728</text:p>
              </table:table-cell>
              <table:table-cell office:value-type="float" office:value="0.816686">
                <text:p>0.816686</text:p>
              </table:table-cell>
              <table:table-cell office:value-type="float" office:value="0.856914">
                <text:p>0.856914</text:p>
              </table:table-cell>
              <table:table-cell office:value-type="float" office:value="0.884343">
                <text:p>0.884343</text:p>
              </table:table-cell>
              <table:table-cell office:value-type="float" office:value="0.9104">
                <text:p>0.9104</text:p>
              </table:table-cell>
              <table:table-cell office:value-type="float" office:value="0.9232">
                <text:p>0.9232</text:p>
              </table:table-cell>
              <table:table-cell office:value-type="float" office:value="0.934171">
                <text:p>0.934171</text:p>
              </table:table-cell>
              <table:table-cell office:value-type="float" office:value="0.945371">
                <text:p>0.945371</text:p>
              </table:table-cell>
              <table:table-cell office:value-type="float" office:value="0.96">
                <text:p>0.96</text:p>
              </table:table-cell>
              <table:table-cell office:value-type="float" office:value="0.976">
                <text:p>0.976</text:p>
              </table:table-cell>
              <table:table-cell office:value-type="float" office:value="0.855337">
                <text:p>0.85533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514057">
                <text:p>0.514057</text:p>
              </table:table-cell>
              <table:table-cell office:value-type="float" office:value="0.673371">
                <text:p>0.673371</text:p>
              </table:table-cell>
              <table:table-cell office:value-type="float" office:value="0.786286">
                <text:p>0.786286</text:p>
              </table:table-cell>
              <table:table-cell office:value-type="float" office:value="0.847771">
                <text:p>0.847771</text:p>
              </table:table-cell>
              <table:table-cell office:value-type="float" office:value="0.88">
                <text:p>0.88</text:p>
              </table:table-cell>
              <table:table-cell office:value-type="float" office:value="0.904457">
                <text:p>0.904457</text:p>
              </table:table-cell>
              <table:table-cell office:value-type="float" office:value="0.921143">
                <text:p>0.921143</text:p>
              </table:table-cell>
              <table:table-cell office:value-type="float" office:value="0.933029">
                <text:p>0.933029</text:p>
              </table:table-cell>
              <table:table-cell office:value-type="float" office:value="0.944229">
                <text:p>0.944229</text:p>
              </table:table-cell>
              <table:table-cell office:value-type="float" office:value="0.958857">
                <text:p>0.958857</text:p>
              </table:table-cell>
              <table:table-cell office:value-type="float" office:value="0.976">
                <text:p>0.976</text:p>
              </table:table-cell>
              <table:table-cell office:value-type="float" office:value="0.83632">
                <text:p>0.8363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547657">
                <text:p>0.547657</text:p>
              </table:table-cell>
              <table:table-cell office:value-type="float" office:value="0.685714">
                <text:p>0.685714</text:p>
              </table:table-cell>
              <table:table-cell office:value-type="float" office:value="0.7648">
                <text:p>0.7648</text:p>
              </table:table-cell>
              <table:table-cell office:value-type="float" office:value="0.830171">
                <text:p>0.830171</text:p>
              </table:table-cell>
              <table:table-cell office:value-type="float" office:value="0.8704">
                <text:p>0.8704</text:p>
              </table:table-cell>
              <table:table-cell office:value-type="float" office:value="0.895314">
                <text:p>0.895314</text:p>
              </table:table-cell>
              <table:table-cell office:value-type="float" office:value="0.9152">
                <text:p>0.9152</text:p>
              </table:table-cell>
              <table:table-cell office:value-type="float" office:value="0.930514">
                <text:p>0.930514</text:p>
              </table:table-cell>
              <table:table-cell office:value-type="float" office:value="0.943314">
                <text:p>0.943314</text:p>
              </table:table-cell>
              <table:table-cell office:value-type="float" office:value="0.96">
                <text:p>0.96</text:p>
              </table:table-cell>
              <table:table-cell office:value-type="float" office:value="0.976">
                <text:p>0.976</text:p>
              </table:table-cell>
              <table:table-cell office:value-type="float" office:value="0.834309">
                <text:p>0.83430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5856">
                <text:p>0.5856</text:p>
              </table:table-cell>
              <table:table-cell office:value-type="float" office:value="0.709257">
                <text:p>0.709257</text:p>
              </table:table-cell>
              <table:table-cell office:value-type="float" office:value="0.7856">
                <text:p>0.7856</text:p>
              </table:table-cell>
              <table:table-cell office:value-type="float" office:value="0.838857">
                <text:p>0.838857</text:p>
              </table:table-cell>
              <table:table-cell office:value-type="float" office:value="0.873371">
                <text:p>0.873371</text:p>
              </table:table-cell>
              <table:table-cell office:value-type="float" office:value="0.896">
                <text:p>0.896</text:p>
              </table:table-cell>
              <table:table-cell office:value-type="float" office:value="0.912914">
                <text:p>0.912914</text:p>
              </table:table-cell>
              <table:table-cell office:value-type="float" office:value="0.928914">
                <text:p>0.928914</text:p>
              </table:table-cell>
              <table:table-cell office:value-type="float" office:value="0.941029">
                <text:p>0.941029</text:p>
              </table:table-cell>
              <table:table-cell office:value-type="float" office:value="0.957486">
                <text:p>0.957486</text:p>
              </table:table-cell>
              <table:table-cell office:value-type="float" office:value="0.976">
                <text:p>0.976</text:p>
              </table:table-cell>
              <table:table-cell office:value-type="float" office:value="0.842903">
                <text:p>0.84290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578971">
                <text:p>0.578971</text:p>
              </table:table-cell>
              <table:table-cell office:value-type="float" office:value="0.720914">
                <text:p>0.720914</text:p>
              </table:table-cell>
              <table:table-cell office:value-type="float" office:value="0.786514">
                <text:p>0.786514</text:p>
              </table:table-cell>
              <table:table-cell office:value-type="float" office:value="0.8368">
                <text:p>0.8368</text:p>
              </table:table-cell>
              <table:table-cell office:value-type="float" office:value="0.865829">
                <text:p>0.865829</text:p>
              </table:table-cell>
              <table:table-cell office:value-type="float" office:value="0.889829">
                <text:p>0.889829</text:p>
              </table:table-cell>
              <table:table-cell office:value-type="float" office:value="0.908114">
                <text:p>0.908114</text:p>
              </table:table-cell>
              <table:table-cell office:value-type="float" office:value="0.9248">
                <text:p>0.9248</text:p>
              </table:table-cell>
              <table:table-cell office:value-type="float" office:value="0.939429">
                <text:p>0.939429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840549">
                <text:p>0.84054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584914">
                <text:p>0.584914</text:p>
              </table:table-cell>
              <table:table-cell office:value-type="float" office:value="0.730971">
                <text:p>0.730971</text:p>
              </table:table-cell>
              <table:table-cell office:value-type="float" office:value="0.800229">
                <text:p>0.800229</text:p>
              </table:table-cell>
              <table:table-cell office:value-type="float" office:value="0.847771">
                <text:p>0.847771</text:p>
              </table:table-cell>
              <table:table-cell office:value-type="float" office:value="0.878171">
                <text:p>0.878171</text:p>
              </table:table-cell>
              <table:table-cell office:value-type="float" office:value="0.898286">
                <text:p>0.898286</text:p>
              </table:table-cell>
              <table:table-cell office:value-type="float" office:value="0.916571">
                <text:p>0.916571</text:p>
              </table:table-cell>
              <table:table-cell office:value-type="float" office:value="0.933943">
                <text:p>0.933943</text:p>
              </table:table-cell>
              <table:table-cell office:value-type="float" office:value="0.944914">
                <text:p>0.944914</text:p>
              </table:table-cell>
              <table:table-cell office:value-type="float" office:value="0.958171">
                <text:p>0.958171</text:p>
              </table:table-cell>
              <table:table-cell office:value-type="float" office:value="0.976">
                <text:p>0.976</text:p>
              </table:table-cell>
              <table:table-cell office:value-type="float" office:value="0.849394">
                <text:p>0.84939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52114">
                <text:p>0.652114</text:p>
              </table:table-cell>
              <table:table-cell office:value-type="float" office:value="0.776457">
                <text:p>0.776457</text:p>
              </table:table-cell>
              <table:table-cell office:value-type="float" office:value="0.830629">
                <text:p>0.830629</text:p>
              </table:table-cell>
              <table:table-cell office:value-type="float" office:value="0.865829">
                <text:p>0.865829</text:p>
              </table:table-cell>
              <table:table-cell office:value-type="float" office:value="0.888">
                <text:p>0.888</text:p>
              </table:table-cell>
              <table:table-cell office:value-type="float" office:value="0.907886">
                <text:p>0.907886</text:p>
              </table:table-cell>
              <table:table-cell office:value-type="float" office:value="0.926857">
                <text:p>0.926857</text:p>
              </table:table-cell>
              <table:table-cell office:value-type="float" office:value="0.938971">
                <text:p>0.938971</text:p>
              </table:table-cell>
              <table:table-cell office:value-type="float" office:value="0.946971">
                <text:p>0.946971</text:p>
              </table:table-cell>
              <table:table-cell office:value-type="float" office:value="0.957257">
                <text:p>0.957257</text:p>
              </table:table-cell>
              <table:table-cell office:value-type="float" office:value="0.976">
                <text:p>0.976</text:p>
              </table:table-cell>
              <table:table-cell office:value-type="float" office:value="0.869097">
                <text:p>0.86909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50514">
                <text:p>0.650514</text:p>
              </table:table-cell>
              <table:table-cell office:value-type="float" office:value="0.789943">
                <text:p>0.789943</text:p>
              </table:table-cell>
              <table:table-cell office:value-type="float" office:value="0.848914">
                <text:p>0.848914</text:p>
              </table:table-cell>
              <table:table-cell office:value-type="float" office:value="0.874971">
                <text:p>0.874971</text:p>
              </table:table-cell>
              <table:table-cell office:value-type="float" office:value="0.897829">
                <text:p>0.8978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6171">
                <text:p>0.926171</text:p>
              </table:table-cell>
              <table:table-cell office:value-type="float" office:value="0.935314">
                <text:p>0.935314</text:p>
              </table:table-cell>
              <table:table-cell office:value-type="float" office:value="0.9456">
                <text:p>0.9456</text:p>
              </table:table-cell>
              <table:table-cell office:value-type="float" office:value="0.9568">
                <text:p>0.9568</text:p>
              </table:table-cell>
              <table:table-cell office:value-type="float" office:value="0.968">
                <text:p>0.968</text:p>
              </table:table-cell>
              <table:table-cell office:value-type="float" office:value="0.874034">
                <text:p>0.87403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649143">
                <text:p>0.649143</text:p>
              </table:table-cell>
              <table:table-cell office:value-type="float" office:value="0.788343">
                <text:p>0.788343</text:p>
              </table:table-cell>
              <table:table-cell office:value-type="float" office:value="0.841829">
                <text:p>0.841829</text:p>
              </table:table-cell>
              <table:table-cell office:value-type="float" office:value="0.8688">
                <text:p>0.8688</text:p>
              </table:table-cell>
              <table:table-cell office:value-type="float" office:value="0.895314">
                <text:p>0.895314</text:p>
              </table:table-cell>
              <table:table-cell office:value-type="float" office:value="0.914971">
                <text:p>0.914971</text:p>
              </table:table-cell>
              <table:table-cell office:value-type="float" office:value="0.926629">
                <text:p>0.926629</text:p>
              </table:table-cell>
              <table:table-cell office:value-type="float" office:value="0.938743">
                <text:p>0.938743</text:p>
              </table:table-cell>
              <table:table-cell office:value-type="float" office:value="0.9472">
                <text:p>0.9472</text:p>
              </table:table-cell>
              <table:table-cell office:value-type="float" office:value="0.959543">
                <text:p>0.959543</text:p>
              </table:table-cell>
              <table:table-cell office:value-type="float" office:value="0.976">
                <text:p>0.976</text:p>
              </table:table-cell>
              <table:table-cell office:value-type="float" office:value="0.873051">
                <text:p>0.87305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621486">
                <text:p>0.621486</text:p>
              </table:table-cell>
              <table:table-cell office:value-type="float" office:value="0.766171">
                <text:p>0.766171</text:p>
              </table:table-cell>
              <table:table-cell office:value-type="float" office:value="0.824">
                <text:p>0.824</text:p>
              </table:table-cell>
              <table:table-cell office:value-type="float" office:value="0.859886">
                <text:p>0.859886</text:p>
              </table:table-cell>
              <table:table-cell office:value-type="float" office:value="0.883886">
                <text:p>0.883886</text:p>
              </table:table-cell>
              <table:table-cell office:value-type="float" office:value="0.9056">
                <text:p>0.9056</text:p>
              </table:table-cell>
              <table:table-cell office:value-type="float" office:value="0.924571">
                <text:p>0.924571</text:p>
              </table:table-cell>
              <table:table-cell office:value-type="float" office:value="0.9376">
                <text:p>0.9376</text:p>
              </table:table-cell>
              <table:table-cell office:value-type="float" office:value="0.946286">
                <text:p>0.946286</text:p>
              </table:table-cell>
              <table:table-cell office:value-type="float" office:value="0.958629">
                <text:p>0.958629</text:p>
              </table:table-cell>
              <table:table-cell office:value-type="float" office:value="0.976">
                <text:p>0.976</text:p>
              </table:table-cell>
              <table:table-cell office:value-type="float" office:value="0.862811">
                <text:p>0.86281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65371">
                <text:p>0.665371</text:p>
              </table:table-cell>
              <table:table-cell office:value-type="float" office:value="0.7888">
                <text:p>0.7888</text:p>
              </table:table-cell>
              <table:table-cell office:value-type="float" office:value="0.853257">
                <text:p>0.853257</text:p>
              </table:table-cell>
              <table:table-cell office:value-type="float" office:value="0.876571">
                <text:p>0.876571</text:p>
              </table:table-cell>
              <table:table-cell office:value-type="float" office:value="0.892114">
                <text:p>0.892114</text:p>
              </table:table-cell>
              <table:table-cell office:value-type="float" office:value="0.907429">
                <text:p>0.907429</text:p>
              </table:table-cell>
              <table:table-cell office:value-type="float" office:value="0.925029">
                <text:p>0.925029</text:p>
              </table:table-cell>
              <table:table-cell office:value-type="float" office:value="0.937371">
                <text:p>0.937371</text:p>
              </table:table-cell>
              <table:table-cell office:value-type="float" office:value="0.947657">
                <text:p>0.947657</text:p>
              </table:table-cell>
              <table:table-cell office:value-type="float" office:value="0.96">
                <text:p>0.96</text:p>
              </table:table-cell>
              <table:table-cell office:value-type="float" office:value="0.976">
                <text:p>0.976</text:p>
              </table:table-cell>
              <table:table-cell office:value-type="float" office:value="0.87536">
                <text:p>0.8753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637486">
                <text:p>0.637486</text:p>
              </table:table-cell>
              <table:table-cell office:value-type="float" office:value="0.781486">
                <text:p>0.781486</text:p>
              </table:table-cell>
              <table:table-cell office:value-type="float" office:value="0.838171">
                <text:p>0.838171</text:p>
              </table:table-cell>
              <table:table-cell office:value-type="float" office:value="0.8752">
                <text:p>0.8752</text:p>
              </table:table-cell>
              <table:table-cell office:value-type="float" office:value="0.895771">
                <text:p>0.895771</text:p>
              </table:table-cell>
              <table:table-cell office:value-type="float" office:value="0.911086">
                <text:p>0.911086</text:p>
              </table:table-cell>
              <table:table-cell office:value-type="float" office:value="0.9264">
                <text:p>0.9264</text:p>
              </table:table-cell>
              <table:table-cell office:value-type="float" office:value="0.936914">
                <text:p>0.936914</text:p>
              </table:table-cell>
              <table:table-cell office:value-type="float" office:value="0.946971">
                <text:p>0.946971</text:p>
              </table:table-cell>
              <table:table-cell office:value-type="float" office:value="0.959314">
                <text:p>0.959314</text:p>
              </table:table-cell>
              <table:table-cell office:value-type="float" office:value="0.976">
                <text:p>0.976</text:p>
              </table:table-cell>
              <table:table-cell office:value-type="float" office:value="0.87088">
                <text:p>0.8708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666514">
                <text:p>0.666514</text:p>
              </table:table-cell>
              <table:table-cell office:value-type="float" office:value="0.771886">
                <text:p>0.771886</text:p>
              </table:table-cell>
              <table:table-cell office:value-type="float" office:value="0.837257">
                <text:p>0.837257</text:p>
              </table:table-cell>
              <table:table-cell office:value-type="float" office:value="0.869943">
                <text:p>0.869943</text:p>
              </table:table-cell>
              <table:table-cell office:value-type="float" office:value="0.888686">
                <text:p>0.888686</text:p>
              </table:table-cell>
              <table:table-cell office:value-type="float" office:value="0.904457">
                <text:p>0.904457</text:p>
              </table:table-cell>
              <table:table-cell office:value-type="float" office:value="0.92">
                <text:p>0.92</text:p>
              </table:table-cell>
              <table:table-cell office:value-type="float" office:value="0.933257">
                <text:p>0.933257</text:p>
              </table:table-cell>
              <table:table-cell office:value-type="float" office:value="0.944914">
                <text:p>0.944914</text:p>
              </table:table-cell>
              <table:table-cell office:value-type="float" office:value="0.957486">
                <text:p>0.957486</text:p>
              </table:table-cell>
              <table:table-cell office:value-type="float" office:value="0.968">
                <text:p>0.968</text:p>
              </table:table-cell>
              <table:table-cell office:value-type="float" office:value="0.86944">
                <text:p>0.8694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384">
                <text:p>0.6384</text:p>
              </table:table-cell>
              <table:table-cell office:value-type="float" office:value="0.748571">
                <text:p>0.748571</text:p>
              </table:table-cell>
              <table:table-cell office:value-type="float" office:value="0.818743">
                <text:p>0.818743</text:p>
              </table:table-cell>
              <table:table-cell office:value-type="float" office:value="0.860114">
                <text:p>0.860114</text:p>
              </table:table-cell>
              <table:table-cell office:value-type="float" office:value="0.882286">
                <text:p>0.882286</text:p>
              </table:table-cell>
              <table:table-cell office:value-type="float" office:value="0.900571">
                <text:p>0.900571</text:p>
              </table:table-cell>
              <table:table-cell office:value-type="float" office:value="0.916343">
                <text:p>0.916343</text:p>
              </table:table-cell>
              <table:table-cell office:value-type="float" office:value="0.933029">
                <text:p>0.933029</text:p>
              </table:table-cell>
              <table:table-cell office:value-type="float" office:value="0.944457">
                <text:p>0.944457</text:p>
              </table:table-cell>
              <table:table-cell office:value-type="float" office:value="0.957257">
                <text:p>0.957257</text:p>
              </table:table-cell>
              <table:table-cell office:value-type="float" office:value="0.968">
                <text:p>0.968</text:p>
              </table:table-cell>
              <table:table-cell office:value-type="float" office:value="0.859977">
                <text:p>0.85997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02514">
                <text:p>0.602514</text:p>
              </table:table-cell>
              <table:table-cell office:value-type="float" office:value="0.729829">
                <text:p>0.729829</text:p>
              </table:table-cell>
              <table:table-cell office:value-type="float" office:value="0.803429">
                <text:p>0.803429</text:p>
              </table:table-cell>
              <table:table-cell office:value-type="float" office:value="0.8544">
                <text:p>0.8544</text:p>
              </table:table-cell>
              <table:table-cell office:value-type="float" office:value="0.8784">
                <text:p>0.8784</text:p>
              </table:table-cell>
              <table:table-cell office:value-type="float" office:value="0.896229">
                <text:p>0.896229</text:p>
              </table:table-cell>
              <table:table-cell office:value-type="float" office:value="0.914971">
                <text:p>0.914971</text:p>
              </table:table-cell>
              <table:table-cell office:value-type="float" office:value="0.932571">
                <text:p>0.932571</text:p>
              </table:table-cell>
              <table:table-cell office:value-type="float" office:value="0.942171">
                <text:p>0.942171</text:p>
              </table:table-cell>
              <table:table-cell office:value-type="float" office:value="0.9568">
                <text:p>0.9568</text:p>
              </table:table-cell>
              <table:table-cell office:value-type="float" office:value="0.968">
                <text:p>0.968</text:p>
              </table:table-cell>
              <table:table-cell office:value-type="float" office:value="0.851131">
                <text:p>0.85113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564343">
                <text:p>0.564343</text:p>
              </table:table-cell>
              <table:table-cell office:value-type="float" office:value="0.725486">
                <text:p>0.725486</text:p>
              </table:table-cell>
              <table:table-cell office:value-type="float" office:value="0.802286">
                <text:p>0.802286</text:p>
              </table:table-cell>
              <table:table-cell office:value-type="float" office:value="0.854171">
                <text:p>0.854171</text:p>
              </table:table-cell>
              <table:table-cell office:value-type="float" office:value="0.8768">
                <text:p>0.8768</text:p>
              </table:table-cell>
              <table:table-cell office:value-type="float" office:value="0.892343">
                <text:p>0.892343</text:p>
              </table:table-cell>
              <table:table-cell office:value-type="float" office:value="0.907657">
                <text:p>0.907657</text:p>
              </table:table-cell>
              <table:table-cell office:value-type="float" office:value="0.927543">
                <text:p>0.927543</text:p>
              </table:table-cell>
              <table:table-cell office:value-type="float" office:value="0.939657">
                <text:p>0.939657</text:p>
              </table:table-cell>
              <table:table-cell office:value-type="float" office:value="0.955657">
                <text:p>0.955657</text:p>
              </table:table-cell>
              <table:table-cell office:value-type="float" office:value="0.968">
                <text:p>0.968</text:p>
              </table:table-cell>
              <table:table-cell office:value-type="float" office:value="0.844594">
                <text:p>0.84459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224">
                <text:p>0.6224</text:p>
              </table:table-cell>
              <table:table-cell office:value-type="float" office:value="0.732343">
                <text:p>0.732343</text:p>
              </table:table-cell>
              <table:table-cell office:value-type="float" office:value="0.805029">
                <text:p>0.805029</text:p>
              </table:table-cell>
              <table:table-cell office:value-type="float" office:value="0.851429">
                <text:p>0.851429</text:p>
              </table:table-cell>
              <table:table-cell office:value-type="float" office:value="0.877486">
                <text:p>0.877486</text:p>
              </table:table-cell>
              <table:table-cell office:value-type="float" office:value="0.896686">
                <text:p>0.896686</text:p>
              </table:table-cell>
              <table:table-cell office:value-type="float" office:value="0.912457">
                <text:p>0.912457</text:p>
              </table:table-cell>
              <table:table-cell office:value-type="float" office:value="0.928686">
                <text:p>0.928686</text:p>
              </table:table-cell>
              <table:table-cell office:value-type="float" office:value="0.940571">
                <text:p>0.940571</text:p>
              </table:table-cell>
              <table:table-cell office:value-type="float" office:value="0.957029">
                <text:p>0.957029</text:p>
              </table:table-cell>
              <table:table-cell office:value-type="float" office:value="0.976">
                <text:p>0.976</text:p>
              </table:table-cell>
              <table:table-cell office:value-type="float" office:value="0.852411">
                <text:p>0.8524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27429">
                <text:p>0.627429</text:p>
              </table:table-cell>
              <table:table-cell office:value-type="float" office:value="0.756343">
                <text:p>0.756343</text:p>
              </table:table-cell>
              <table:table-cell office:value-type="float" office:value="0.828343">
                <text:p>0.828343</text:p>
              </table:table-cell>
              <table:table-cell office:value-type="float" office:value="0.857829">
                <text:p>0.857829</text:p>
              </table:table-cell>
              <table:table-cell office:value-type="float" office:value="0.883886">
                <text:p>0.883886</text:p>
              </table:table-cell>
              <table:table-cell office:value-type="float" office:value="0.905143">
                <text:p>0.905143</text:p>
              </table:table-cell>
              <table:table-cell office:value-type="float" office:value="0.918629">
                <text:p>0.918629</text:p>
              </table:table-cell>
              <table:table-cell office:value-type="float" office:value="0.9312">
                <text:p>0.9312</text:p>
              </table:table-cell>
              <table:table-cell office:value-type="float" office:value="0.940114">
                <text:p>0.940114</text:p>
              </table:table-cell>
              <table:table-cell office:value-type="float" office:value="0.957486">
                <text:p>0.957486</text:p>
              </table:table-cell>
              <table:table-cell office:value-type="float" office:value="0.976">
                <text:p>0.976</text:p>
              </table:table-cell>
              <table:table-cell office:value-type="float" office:value="0.86064">
                <text:p>0.8606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02286">
                <text:p>0.602286</text:p>
              </table:table-cell>
              <table:table-cell office:value-type="float" office:value="0.726171">
                <text:p>0.726171</text:p>
              </table:table-cell>
              <table:table-cell office:value-type="float" office:value="0.8112">
                <text:p>0.8112</text:p>
              </table:table-cell>
              <table:table-cell office:value-type="float" office:value="0.849371">
                <text:p>0.849371</text:p>
              </table:table-cell>
              <table:table-cell office:value-type="float" office:value="0.874971">
                <text:p>0.874971</text:p>
              </table:table-cell>
              <table:table-cell office:value-type="float" office:value="0.897829">
                <text:p>0.897829</text:p>
              </table:table-cell>
              <table:table-cell office:value-type="float" office:value="0.914971">
                <text:p>0.914971</text:p>
              </table:table-cell>
              <table:table-cell office:value-type="float" office:value="0.927314">
                <text:p>0.927314</text:p>
              </table:table-cell>
              <table:table-cell office:value-type="float" office:value="0.937143">
                <text:p>0.937143</text:p>
              </table:table-cell>
              <table:table-cell office:value-type="float" office:value="0.953829">
                <text:p>0.953829</text:p>
              </table:table-cell>
              <table:table-cell office:value-type="float" office:value="0.968">
                <text:p>0.968</text:p>
              </table:table-cell>
              <table:table-cell office:value-type="float" office:value="0.849509">
                <text:p>0.84950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15543">
                <text:p>0.615543</text:p>
              </table:table-cell>
              <table:table-cell office:value-type="float" office:value="0.753829">
                <text:p>0.753829</text:p>
              </table:table-cell>
              <table:table-cell office:value-type="float" office:value="0.827657">
                <text:p>0.827657</text:p>
              </table:table-cell>
              <table:table-cell office:value-type="float" office:value="0.865143">
                <text:p>0.865143</text:p>
              </table:table-cell>
              <table:table-cell office:value-type="float" office:value="0.888229">
                <text:p>0.888229</text:p>
              </table:table-cell>
              <table:table-cell office:value-type="float" office:value="0.905143">
                <text:p>0.905143</text:p>
              </table:table-cell>
              <table:table-cell office:value-type="float" office:value="0.919314">
                <text:p>0.919314</text:p>
              </table:table-cell>
              <table:table-cell office:value-type="float" office:value="0.931429">
                <text:p>0.931429</text:p>
              </table:table-cell>
              <table:table-cell office:value-type="float" office:value="0.939886">
                <text:p>0.939886</text:p>
              </table:table-cell>
              <table:table-cell office:value-type="float" office:value="0.955886">
                <text:p>0.955886</text:p>
              </table:table-cell>
              <table:table-cell office:value-type="float" office:value="0.968">
                <text:p>0.968</text:p>
              </table:table-cell>
              <table:table-cell office:value-type="float" office:value="0.860206">
                <text:p>0.86020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541257">
                <text:p>0.541257</text:p>
              </table:table-cell>
              <table:table-cell office:value-type="float" office:value="0.734857">
                <text:p>0.734857</text:p>
              </table:table-cell>
              <table:table-cell office:value-type="float" office:value="0.809143">
                <text:p>0.809143</text:p>
              </table:table-cell>
              <table:table-cell office:value-type="float" office:value="0.843886">
                <text:p>0.843886</text:p>
              </table:table-cell>
              <table:table-cell office:value-type="float" office:value="0.873371">
                <text:p>0.873371</text:p>
              </table:table-cell>
              <table:table-cell office:value-type="float" office:value="0.900114">
                <text:p>0.900114</text:p>
              </table:table-cell>
              <table:table-cell office:value-type="float" office:value="0.915886">
                <text:p>0.915886</text:p>
              </table:table-cell>
              <table:table-cell office:value-type="float" office:value="0.930971">
                <text:p>0.930971</text:p>
              </table:table-cell>
              <table:table-cell office:value-type="float" office:value="0.9392">
                <text:p>0.9392</text:p>
              </table:table-cell>
              <table:table-cell office:value-type="float" office:value="0.956343">
                <text:p>0.956343</text:p>
              </table:table-cell>
              <table:table-cell office:value-type="float" office:value="0.968">
                <text:p>0.968</text:p>
              </table:table-cell>
              <table:table-cell office:value-type="float" office:value="0.844503">
                <text:p>0.84450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589257">
                <text:p>0.589257</text:p>
              </table:table-cell>
              <table:table-cell office:value-type="float" office:value="0.746971">
                <text:p>0.746971</text:p>
              </table:table-cell>
              <table:table-cell office:value-type="float" office:value="0.808229">
                <text:p>0.808229</text:p>
              </table:table-cell>
              <table:table-cell office:value-type="float" office:value="0.849829">
                <text:p>0.849829</text:p>
              </table:table-cell>
              <table:table-cell office:value-type="float" office:value="0.882743">
                <text:p>0.882743</text:p>
              </table:table-cell>
              <table:table-cell office:value-type="float" office:value="0.904457">
                <text:p>0.904457</text:p>
              </table:table-cell>
              <table:table-cell office:value-type="float" office:value="0.921371">
                <text:p>0.921371</text:p>
              </table:table-cell>
              <table:table-cell office:value-type="float" office:value="0.933029">
                <text:p>0.933029</text:p>
              </table:table-cell>
              <table:table-cell office:value-type="float" office:value="0.941029">
                <text:p>0.941029</text:p>
              </table:table-cell>
              <table:table-cell office:value-type="float" office:value="0.959314">
                <text:p>0.959314</text:p>
              </table:table-cell>
              <table:table-cell office:value-type="float" office:value="0.968">
                <text:p>0.968</text:p>
              </table:table-cell>
              <table:table-cell office:value-type="float" office:value="0.853623">
                <text:p>0.85362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14171">
                <text:p>0.614171</text:p>
              </table:table-cell>
              <table:table-cell office:value-type="float" office:value="0.741486">
                <text:p>0.741486</text:p>
              </table:table-cell>
              <table:table-cell office:value-type="float" office:value="0.808457">
                <text:p>0.808457</text:p>
              </table:table-cell>
              <table:table-cell office:value-type="float" office:value="0.852343">
                <text:p>0.852343</text:p>
              </table:table-cell>
              <table:table-cell office:value-type="float" office:value="0.882057">
                <text:p>0.882057</text:p>
              </table:table-cell>
              <table:table-cell office:value-type="float" office:value="0.904457">
                <text:p>0.904457</text:p>
              </table:table-cell>
              <table:table-cell office:value-type="float" office:value="0.920457">
                <text:p>0.920457</text:p>
              </table:table-cell>
              <table:table-cell office:value-type="float" office:value="0.932114">
                <text:p>0.9321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85584">
                <text:p>0.8558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567086">
                <text:p>0.567086</text:p>
              </table:table-cell>
              <table:table-cell office:value-type="float" office:value="0.717943">
                <text:p>0.717943</text:p>
              </table:table-cell>
              <table:table-cell office:value-type="float" office:value="0.801371">
                <text:p>0.801371</text:p>
              </table:table-cell>
              <table:table-cell office:value-type="float" office:value="0.8464">
                <text:p>0.8464</text:p>
              </table:table-cell>
              <table:table-cell office:value-type="float" office:value="0.880229">
                <text:p>0.880229</text:p>
              </table:table-cell>
              <table:table-cell office:value-type="float" office:value="0.903543">
                <text:p>0.903543</text:p>
              </table:table-cell>
              <table:table-cell office:value-type="float" office:value="0.918629">
                <text:p>0.918629</text:p>
              </table:table-cell>
              <table:table-cell office:value-type="float" office:value="0.9312">
                <text:p>0.9312</text:p>
              </table:table-cell>
              <table:table-cell office:value-type="float" office:value="0.940571">
                <text:p>0.940571</text:p>
              </table:table-cell>
              <table:table-cell office:value-type="float" office:value="0.957486">
                <text:p>0.957486</text:p>
              </table:table-cell>
              <table:table-cell office:value-type="float" office:value="0.968">
                <text:p>0.968</text:p>
              </table:table-cell>
              <table:table-cell office:value-type="float" office:value="0.846446">
                <text:p>0.84644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546286">
                <text:p>0.546286</text:p>
              </table:table-cell>
              <table:table-cell office:value-type="float" office:value="0.698286">
                <text:p>0.698286</text:p>
              </table:table-cell>
              <table:table-cell office:value-type="float" office:value="0.777143">
                <text:p>0.777143</text:p>
              </table:table-cell>
              <table:table-cell office:value-type="float" office:value="0.832">
                <text:p>0.832</text:p>
              </table:table-cell>
              <table:table-cell office:value-type="float" office:value="0.866286">
                <text:p>0.866286</text:p>
              </table:table-cell>
              <table:table-cell office:value-type="float" office:value="0.8944">
                <text:p>0.8944</text:p>
              </table:table-cell>
              <table:table-cell office:value-type="float" office:value="0.915429">
                <text:p>0.915429</text:p>
              </table:table-cell>
              <table:table-cell office:value-type="float" office:value="0.930057">
                <text:p>0.930057</text:p>
              </table:table-cell>
              <table:table-cell office:value-type="float" office:value="0.939886">
                <text:p>0.939886</text:p>
              </table:table-cell>
              <table:table-cell office:value-type="float" office:value="0.956571">
                <text:p>0.956571</text:p>
              </table:table-cell>
              <table:table-cell office:value-type="float" office:value="0.968">
                <text:p>0.968</text:p>
              </table:table-cell>
              <table:table-cell office:value-type="float" office:value="0.835634">
                <text:p>0.83563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552914">
                <text:p>0.552914</text:p>
              </table:table-cell>
              <table:table-cell office:value-type="float" office:value="0.688686">
                <text:p>0.688686</text:p>
              </table:table-cell>
              <table:table-cell office:value-type="float" office:value="0.761829">
                <text:p>0.761829</text:p>
              </table:table-cell>
              <table:table-cell office:value-type="float" office:value="0.822171">
                <text:p>0.822171</text:p>
              </table:table-cell>
              <table:table-cell office:value-type="float" office:value="0.861943">
                <text:p>0.861943</text:p>
              </table:table-cell>
              <table:table-cell office:value-type="float" office:value="0.8928">
                <text:p>0.8928</text:p>
              </table:table-cell>
              <table:table-cell office:value-type="float" office:value="0.912686">
                <text:p>0.912686</text:p>
              </table:table-cell>
              <table:table-cell office:value-type="float" office:value="0.928">
                <text:p>0.928</text:p>
              </table:table-cell>
              <table:table-cell office:value-type="float" office:value="0.938743">
                <text:p>0.938743</text:p>
              </table:table-cell>
              <table:table-cell office:value-type="float" office:value="0.955886">
                <text:p>0.955886</text:p>
              </table:table-cell>
              <table:table-cell office:value-type="float" office:value="0.976">
                <text:p>0.976</text:p>
              </table:table-cell>
              <table:table-cell office:value-type="float" office:value="0.831566">
                <text:p>0.83156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536457">
                <text:p>0.536457</text:p>
              </table:table-cell>
              <table:table-cell office:value-type="float" office:value="0.697371">
                <text:p>0.697371</text:p>
              </table:table-cell>
              <table:table-cell office:value-type="float" office:value="0.775771">
                <text:p>0.775771</text:p>
              </table:table-cell>
              <table:table-cell office:value-type="float" office:value="0.828571">
                <text:p>0.828571</text:p>
              </table:table-cell>
              <table:table-cell office:value-type="float" office:value="0.860343">
                <text:p>0.860343</text:p>
              </table:table-cell>
              <table:table-cell office:value-type="float" office:value="0.889829">
                <text:p>0.889829</text:p>
              </table:table-cell>
              <table:table-cell office:value-type="float" office:value="0.912229">
                <text:p>0.912229</text:p>
              </table:table-cell>
              <table:table-cell office:value-type="float" office:value="0.926857">
                <text:p>0.926857</text:p>
              </table:table-cell>
              <table:table-cell office:value-type="float" office:value="0.9376">
                <text:p>0.9376</text:p>
              </table:table-cell>
              <table:table-cell office:value-type="float" office:value="0.954514">
                <text:p>0.954514</text:p>
              </table:table-cell>
              <table:table-cell office:value-type="float" office:value="0.968">
                <text:p>0.968</text:p>
              </table:table-cell>
              <table:table-cell office:value-type="float" office:value="0.831954">
                <text:p>0.8319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93829">
                <text:p>0.593829</text:p>
              </table:table-cell>
              <table:table-cell office:value-type="float" office:value="0.730514">
                <text:p>0.730514</text:p>
              </table:table-cell>
              <table:table-cell office:value-type="float" office:value="0.797257">
                <text:p>0.797257</text:p>
              </table:table-cell>
              <table:table-cell office:value-type="float" office:value="0.846171">
                <text:p>0.846171</text:p>
              </table:table-cell>
              <table:table-cell office:value-type="float" office:value="0.878171">
                <text:p>0.878171</text:p>
              </table:table-cell>
              <table:table-cell office:value-type="float" office:value="0.9024">
                <text:p>0.9024</text:p>
              </table:table-cell>
              <table:table-cell office:value-type="float" office:value="0.918857">
                <text:p>0.918857</text:p>
              </table:table-cell>
              <table:table-cell office:value-type="float" office:value="0.9312">
                <text:p>0.9312</text:p>
              </table:table-cell>
              <table:table-cell office:value-type="float" office:value="0.939657">
                <text:p>0.939657</text:p>
              </table:table-cell>
              <table:table-cell office:value-type="float" office:value="0.954743">
                <text:p>0.954743</text:p>
              </table:table-cell>
              <table:table-cell office:value-type="float" office:value="0.968">
                <text:p>0.968</text:p>
              </table:table-cell>
              <table:table-cell office:value-type="float" office:value="0.84928">
                <text:p>0.8492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578743">
                <text:p>0.578743</text:p>
              </table:table-cell>
              <table:table-cell office:value-type="float" office:value="0.717943">
                <text:p>0.717943</text:p>
              </table:table-cell>
              <table:table-cell office:value-type="float" office:value="0.795886">
                <text:p>0.795886</text:p>
              </table:table-cell>
              <table:table-cell office:value-type="float" office:value="0.847543">
                <text:p>0.847543</text:p>
              </table:table-cell>
              <table:table-cell office:value-type="float" office:value="0.877714">
                <text:p>0.877714</text:p>
              </table:table-cell>
              <table:table-cell office:value-type="float" office:value="0.9024">
                <text:p>0.9024</text:p>
              </table:table-cell>
              <table:table-cell office:value-type="float" office:value="0.917486">
                <text:p>0.917486</text:p>
              </table:table-cell>
              <table:table-cell office:value-type="float" office:value="0.9296">
                <text:p>0.9296</text:p>
              </table:table-cell>
              <table:table-cell office:value-type="float" office:value="0.939657">
                <text:p>0.939657</text:p>
              </table:table-cell>
              <table:table-cell office:value-type="float" office:value="0.956114">
                <text:p>0.956114</text:p>
              </table:table-cell>
              <table:table-cell office:value-type="float" office:value="0.968">
                <text:p>0.968</text:p>
              </table:table-cell>
              <table:table-cell office:value-type="float" office:value="0.846309">
                <text:p>0.84630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584">
                <text:p>0.584</text:p>
              </table:table-cell>
              <table:table-cell office:value-type="float" office:value="0.720229">
                <text:p>0.720229</text:p>
              </table:table-cell>
              <table:table-cell office:value-type="float" office:value="0.795657">
                <text:p>0.795657</text:p>
              </table:table-cell>
              <table:table-cell office:value-type="float" office:value="0.8416">
                <text:p>0.8416</text:p>
              </table:table-cell>
              <table:table-cell office:value-type="float" office:value="0.878171">
                <text:p>0.878171</text:p>
              </table:table-cell>
              <table:table-cell office:value-type="float" office:value="0.899657">
                <text:p>0.899657</text:p>
              </table:table-cell>
              <table:table-cell office:value-type="float" office:value="0.913829">
                <text:p>0.913829</text:p>
              </table:table-cell>
              <table:table-cell office:value-type="float" office:value="0.926857">
                <text:p>0.926857</text:p>
              </table:table-cell>
              <table:table-cell office:value-type="float" office:value="0.938743">
                <text:p>0.938743</text:p>
              </table:table-cell>
              <table:table-cell office:value-type="float" office:value="0.952686">
                <text:p>0.952686</text:p>
              </table:table-cell>
              <table:table-cell office:value-type="float" office:value="0.968">
                <text:p>0.968</text:p>
              </table:table-cell>
              <table:table-cell office:value-type="float" office:value="0.845143">
                <text:p>0.84514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579886">
                <text:p>0.579886</text:p>
              </table:table-cell>
              <table:table-cell office:value-type="float" office:value="0.736229">
                <text:p>0.736229</text:p>
              </table:table-cell>
              <table:table-cell office:value-type="float" office:value="0.797943">
                <text:p>0.797943</text:p>
              </table:table-cell>
              <table:table-cell office:value-type="float" office:value="0.847771">
                <text:p>0.847771</text:p>
              </table:table-cell>
              <table:table-cell office:value-type="float" office:value="0.880914">
                <text:p>0.880914</text:p>
              </table:table-cell>
              <table:table-cell office:value-type="float" office:value="0.902629">
                <text:p>0.902629</text:p>
              </table:table-cell>
              <table:table-cell office:value-type="float" office:value="0.915657">
                <text:p>0.915657</text:p>
              </table:table-cell>
              <table:table-cell office:value-type="float" office:value="0.929829">
                <text:p>0.929829</text:p>
              </table:table-cell>
              <table:table-cell office:value-type="float" office:value="0.939886">
                <text:p>0.939886</text:p>
              </table:table-cell>
              <table:table-cell office:value-type="float" office:value="0.953143">
                <text:p>0.953143</text:p>
              </table:table-cell>
              <table:table-cell office:value-type="float" office:value="0.968">
                <text:p>0.968</text:p>
              </table:table-cell>
              <table:table-cell office:value-type="float" office:value="0.848389">
                <text:p>0.848389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11886">
                <text:p>0.611886</text:p>
              </table:table-cell>
              <table:table-cell office:value-type="float" office:value="0.731657">
                <text:p>0.731657</text:p>
              </table:table-cell>
              <table:table-cell office:value-type="float" office:value="0.799543">
                <text:p>0.799543</text:p>
              </table:table-cell>
              <table:table-cell office:value-type="float" office:value="0.842514">
                <text:p>0.842514</text:p>
              </table:table-cell>
              <table:table-cell office:value-type="float" office:value="0.8736">
                <text:p>0.8736</text:p>
              </table:table-cell>
              <table:table-cell office:value-type="float" office:value="0.899657">
                <text:p>0.899657</text:p>
              </table:table-cell>
              <table:table-cell office:value-type="float" office:value="0.916343">
                <text:p>0.916343</text:p>
              </table:table-cell>
              <table:table-cell office:value-type="float" office:value="0.932343">
                <text:p>0.932343</text:p>
              </table:table-cell>
              <table:table-cell office:value-type="float" office:value="0.940571">
                <text:p>0.940571</text:p>
              </table:table-cell>
              <table:table-cell office:value-type="float" office:value="0.954514">
                <text:p>0.954514</text:p>
              </table:table-cell>
              <table:table-cell office:value-type="float" office:value="0.968">
                <text:p>0.968</text:p>
              </table:table-cell>
              <table:table-cell office:value-type="float" office:value="0.850263">
                <text:p>0.850263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594743">
                <text:p>0.594743</text:p>
              </table:table-cell>
              <table:table-cell office:value-type="float" office:value="0.736686">
                <text:p>0.736686</text:p>
              </table:table-cell>
              <table:table-cell office:value-type="float" office:value="0.797714">
                <text:p>0.797714</text:p>
              </table:table-cell>
              <table:table-cell office:value-type="float" office:value="0.841371">
                <text:p>0.841371</text:p>
              </table:table-cell>
              <table:table-cell office:value-type="float" office:value="0.870857">
                <text:p>0.870857</text:p>
              </table:table-cell>
              <table:table-cell office:value-type="float" office:value="0.8928">
                <text:p>0.8928</text:p>
              </table:table-cell>
              <table:table-cell office:value-type="float" office:value="0.910857">
                <text:p>0.910857</text:p>
              </table:table-cell>
              <table:table-cell office:value-type="float" office:value="0.930514">
                <text:p>0.930514</text:p>
              </table:table-cell>
              <table:table-cell office:value-type="float" office:value="0.939657">
                <text:p>0.939657</text:p>
              </table:table-cell>
              <table:table-cell office:value-type="float" office:value="0.952457">
                <text:p>0.952457</text:p>
              </table:table-cell>
              <table:table-cell office:value-type="float" office:value="0.968">
                <text:p>0.968</text:p>
              </table:table-cell>
              <table:table-cell office:value-type="float" office:value="0.846766">
                <text:p>0.84676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352">
                <text:p>0.6352</text:p>
              </table:table-cell>
              <table:table-cell office:value-type="float" office:value="0.731886">
                <text:p>0.731886</text:p>
              </table:table-cell>
              <table:table-cell office:value-type="float" office:value="0.7952">
                <text:p>0.7952</text:p>
              </table:table-cell>
              <table:table-cell office:value-type="float" office:value="0.846171">
                <text:p>0.846171</text:p>
              </table:table-cell>
              <table:table-cell office:value-type="float" office:value="0.876114">
                <text:p>0.876114</text:p>
              </table:table-cell>
              <table:table-cell office:value-type="float" office:value="0.896686">
                <text:p>0.896686</text:p>
              </table:table-cell>
              <table:table-cell office:value-type="float" office:value="0.917486">
                <text:p>0.917486</text:p>
              </table:table-cell>
              <table:table-cell office:value-type="float" office:value="0.933714">
                <text:p>0.933714</text:p>
              </table:table-cell>
              <table:table-cell office:value-type="float" office:value="0.941943">
                <text:p>0.941943</text:p>
              </table:table-cell>
              <table:table-cell office:value-type="float" office:value="0.954057">
                <text:p>0.954057</text:p>
              </table:table-cell>
              <table:table-cell office:value-type="float" office:value="0.968">
                <text:p>0.968</text:p>
              </table:table-cell>
              <table:table-cell office:value-type="float" office:value="0.852846">
                <text:p>0.85284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12114">
                <text:p>0.612114</text:p>
              </table:table-cell>
              <table:table-cell office:value-type="float" office:value="0.704914">
                <text:p>0.704914</text:p>
              </table:table-cell>
              <table:table-cell office:value-type="float" office:value="0.790629">
                <text:p>0.790629</text:p>
              </table:table-cell>
              <table:table-cell office:value-type="float" office:value="0.845029">
                <text:p>0.845029</text:p>
              </table:table-cell>
              <table:table-cell office:value-type="float" office:value="0.875886">
                <text:p>0.875886</text:p>
              </table:table-cell>
              <table:table-cell office:value-type="float" office:value="0.894629">
                <text:p>0.894629</text:p>
              </table:table-cell>
              <table:table-cell office:value-type="float" office:value="0.9104">
                <text:p>0.9104</text:p>
              </table:table-cell>
              <table:table-cell office:value-type="float" office:value="0.930514">
                <text:p>0.930514</text:p>
              </table:table-cell>
              <table:table-cell office:value-type="float" office:value="0.941486">
                <text:p>0.941486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845989">
                <text:p>0.84598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46171">
                <text:p>0.646171</text:p>
              </table:table-cell>
              <table:table-cell office:value-type="float" office:value="0.7616">
                <text:p>0.7616</text:p>
              </table:table-cell>
              <table:table-cell office:value-type="float" office:value="0.824">
                <text:p>0.824</text:p>
              </table:table-cell>
              <table:table-cell office:value-type="float" office:value="0.865829">
                <text:p>0.865829</text:p>
              </table:table-cell>
              <table:table-cell office:value-type="float" office:value="0.890057">
                <text:p>0.890057</text:p>
              </table:table-cell>
              <table:table-cell office:value-type="float" office:value="0.903771">
                <text:p>0.903771</text:p>
              </table:table-cell>
              <table:table-cell office:value-type="float" office:value="0.919314">
                <text:p>0.919314</text:p>
              </table:table-cell>
              <table:table-cell office:value-type="float" office:value="0.9328">
                <text:p>0.9328</text:p>
              </table:table-cell>
              <table:table-cell office:value-type="float" office:value="0.940114">
                <text:p>0.940114</text:p>
              </table:table-cell>
              <table:table-cell office:value-type="float" office:value="0.953143">
                <text:p>0.953143</text:p>
              </table:table-cell>
              <table:table-cell office:value-type="float" office:value="0.968">
                <text:p>0.968</text:p>
              </table:table-cell>
              <table:table-cell office:value-type="float" office:value="0.86368">
                <text:p>0.8636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53943">
                <text:p>0.653943</text:p>
              </table:table-cell>
              <table:table-cell office:value-type="float" office:value="0.7792">
                <text:p>0.7792</text:p>
              </table:table-cell>
              <table:table-cell office:value-type="float" office:value="0.830171">
                <text:p>0.830171</text:p>
              </table:table-cell>
              <table:table-cell office:value-type="float" office:value="0.865143">
                <text:p>0.865143</text:p>
              </table:table-cell>
              <table:table-cell office:value-type="float" office:value="0.890286">
                <text:p>0.890286</text:p>
              </table:table-cell>
              <table:table-cell office:value-type="float" office:value="0.905371">
                <text:p>0.905371</text:p>
              </table:table-cell>
              <table:table-cell office:value-type="float" office:value="0.918171">
                <text:p>0.918171</text:p>
              </table:table-cell>
              <table:table-cell office:value-type="float" office:value="0.931429">
                <text:p>0.931429</text:p>
              </table:table-cell>
              <table:table-cell office:value-type="float" office:value="0.940343">
                <text:p>0.940343</text:p>
              </table:table-cell>
              <table:table-cell office:value-type="float" office:value="0.954286">
                <text:p>0.954286</text:p>
              </table:table-cell>
              <table:table-cell office:value-type="float" office:value="0.976">
                <text:p>0.976</text:p>
              </table:table-cell>
              <table:table-cell office:value-type="float" office:value="0.866834">
                <text:p>0.86683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08457">
                <text:p>0.608457</text:p>
              </table:table-cell>
              <table:table-cell office:value-type="float" office:value="0.759543">
                <text:p>0.759543</text:p>
              </table:table-cell>
              <table:table-cell office:value-type="float" office:value="0.821257">
                <text:p>0.821257</text:p>
              </table:table-cell>
              <table:table-cell office:value-type="float" office:value="0.860343">
                <text:p>0.860343</text:p>
              </table:table-cell>
              <table:table-cell office:value-type="float" office:value="0.884114">
                <text:p>0.884114</text:p>
              </table:table-cell>
              <table:table-cell office:value-type="float" office:value="0.903543">
                <text:p>0.903543</text:p>
              </table:table-cell>
              <table:table-cell office:value-type="float" office:value="0.917943">
                <text:p>0.917943</text:p>
              </table:table-cell>
              <table:table-cell office:value-type="float" office:value="0.930057">
                <text:p>0.930057</text:p>
              </table:table-cell>
              <table:table-cell office:value-type="float" office:value="0.939429">
                <text:p>0.939429</text:p>
              </table:table-cell>
              <table:table-cell office:value-type="float" office:value="0.954514">
                <text:p>0.954514</text:p>
              </table:table-cell>
              <table:table-cell office:value-type="float" office:value="0.976">
                <text:p>0.976</text:p>
              </table:table-cell>
              <table:table-cell office:value-type="float" office:value="0.85792">
                <text:p>0.8579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01829">
                <text:p>0.601829</text:p>
              </table:table-cell>
              <table:table-cell office:value-type="float" office:value="0.733714">
                <text:p>0.733714</text:p>
              </table:table-cell>
              <table:table-cell office:value-type="float" office:value="0.794971">
                <text:p>0.794971</text:p>
              </table:table-cell>
              <table:table-cell office:value-type="float" office:value="0.843429">
                <text:p>0.843429</text:p>
              </table:table-cell>
              <table:table-cell office:value-type="float" office:value="0.872229">
                <text:p>0.872229</text:p>
              </table:table-cell>
              <table:table-cell office:value-type="float" office:value="0.896686">
                <text:p>0.896686</text:p>
              </table:table-cell>
              <table:table-cell office:value-type="float" office:value="0.917714">
                <text:p>0.917714</text:p>
              </table:table-cell>
              <table:table-cell office:value-type="float" office:value="0.931657">
                <text:p>0.931657</text:p>
              </table:table-cell>
              <table:table-cell office:value-type="float" office:value="0.941486">
                <text:p>0.941486</text:p>
              </table:table-cell>
              <table:table-cell office:value-type="float" office:value="0.957486">
                <text:p>0.957486</text:p>
              </table:table-cell>
              <table:table-cell office:value-type="float" office:value="0.984">
                <text:p>0.984</text:p>
              </table:table-cell>
              <table:table-cell office:value-type="float" office:value="0.84912">
                <text:p>0.8491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588114">
                <text:p>0.588114</text:p>
              </table:table-cell>
              <table:table-cell office:value-type="float" office:value="0.712229">
                <text:p>0.712229</text:p>
              </table:table-cell>
              <table:table-cell office:value-type="float" office:value="0.7792">
                <text:p>0.7792</text:p>
              </table:table-cell>
              <table:table-cell office:value-type="float" office:value="0.8304">
                <text:p>0.8304</text:p>
              </table:table-cell>
              <table:table-cell office:value-type="float" office:value="0.8656">
                <text:p>0.8656</text:p>
              </table:table-cell>
              <table:table-cell office:value-type="float" office:value="0.890286">
                <text:p>0.890286</text:p>
              </table:table-cell>
              <table:table-cell office:value-type="float" office:value="0.914057">
                <text:p>0.914057</text:p>
              </table:table-cell>
              <table:table-cell office:value-type="float" office:value="0.930971">
                <text:p>0.930971</text:p>
              </table:table-cell>
              <table:table-cell office:value-type="float" office:value="0.940114">
                <text:p>0.940114</text:p>
              </table:table-cell>
              <table:table-cell office:value-type="float" office:value="0.954057">
                <text:p>0.954057</text:p>
              </table:table-cell>
              <table:table-cell office:value-type="float" office:value="0.984">
                <text:p>0.984</text:p>
              </table:table-cell>
              <table:table-cell office:value-type="float" office:value="0.840503">
                <text:p>0.84050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566857">
                <text:p>0.566857</text:p>
              </table:table-cell>
              <table:table-cell office:value-type="float" office:value="0.687543">
                <text:p>0.687543</text:p>
              </table:table-cell>
              <table:table-cell office:value-type="float" office:value="0.7696">
                <text:p>0.7696</text:p>
              </table:table-cell>
              <table:table-cell office:value-type="float" office:value="0.813714">
                <text:p>0.813714</text:p>
              </table:table-cell>
              <table:table-cell office:value-type="float" office:value="0.851429">
                <text:p>0.851429</text:p>
              </table:table-cell>
              <table:table-cell office:value-type="float" office:value="0.882971">
                <text:p>0.882971</text:p>
              </table:table-cell>
              <table:table-cell office:value-type="float" office:value="0.903543">
                <text:p>0.903543</text:p>
              </table:table-cell>
              <table:table-cell office:value-type="float" office:value="0.927314">
                <text:p>0.927314</text:p>
              </table:table-cell>
              <table:table-cell office:value-type="float" office:value="0.941029">
                <text:p>0.941029</text:p>
              </table:table-cell>
              <table:table-cell office:value-type="float" office:value="0.955657">
                <text:p>0.955657</text:p>
              </table:table-cell>
              <table:table-cell office:value-type="float" office:value="0.984">
                <text:p>0.984</text:p>
              </table:table-cell>
              <table:table-cell office:value-type="float" office:value="0.829966">
                <text:p>0.82996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75771">
                <text:p>0.575771</text:p>
              </table:table-cell>
              <table:table-cell office:value-type="float" office:value="0.705371">
                <text:p>0.705371</text:p>
              </table:table-cell>
              <table:table-cell office:value-type="float" office:value="0.776457">
                <text:p>0.776457</text:p>
              </table:table-cell>
              <table:table-cell office:value-type="float" office:value="0.818971">
                <text:p>0.818971</text:p>
              </table:table-cell>
              <table:table-cell office:value-type="float" office:value="0.8576">
                <text:p>0.8576</text:p>
              </table:table-cell>
              <table:table-cell office:value-type="float" office:value="0.883886">
                <text:p>0.883886</text:p>
              </table:table-cell>
              <table:table-cell office:value-type="float" office:value="0.901486">
                <text:p>0.901486</text:p>
              </table:table-cell>
              <table:table-cell office:value-type="float" office:value="0.921371">
                <text:p>0.921371</text:p>
              </table:table-cell>
              <table:table-cell office:value-type="float" office:value="0.938971">
                <text:p>0.938971</text:p>
              </table:table-cell>
              <table:table-cell office:value-type="float" office:value="0.954971">
                <text:p>0.954971</text:p>
              </table:table-cell>
              <table:table-cell office:value-type="float" office:value="0.984">
                <text:p>0.984</text:p>
              </table:table-cell>
              <table:table-cell office:value-type="float" office:value="0.833486">
                <text:p>0.83348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00686">
                <text:p>0.600686</text:p>
              </table:table-cell>
              <table:table-cell office:value-type="float" office:value="0.7344">
                <text:p>0.7344</text:p>
              </table:table-cell>
              <table:table-cell office:value-type="float" office:value="0.786743">
                <text:p>0.786743</text:p>
              </table:table-cell>
              <table:table-cell office:value-type="float" office:value="0.831314">
                <text:p>0.831314</text:p>
              </table:table-cell>
              <table:table-cell office:value-type="float" office:value="0.8704">
                <text:p>0.8704</text:p>
              </table:table-cell>
              <table:table-cell office:value-type="float" office:value="0.891429">
                <text:p>0.891429</text:p>
              </table:table-cell>
              <table:table-cell office:value-type="float" office:value="0.906971">
                <text:p>0.906971</text:p>
              </table:table-cell>
              <table:table-cell office:value-type="float" office:value="0.924571">
                <text:p>0.924571</text:p>
              </table:table-cell>
              <table:table-cell office:value-type="float" office:value="0.938971">
                <text:p>0.938971</text:p>
              </table:table-cell>
              <table:table-cell office:value-type="float" office:value="0.957714">
                <text:p>0.957714</text:p>
              </table:table-cell>
              <table:table-cell office:value-type="float" office:value="0.984">
                <text:p>0.984</text:p>
              </table:table-cell>
              <table:table-cell office:value-type="float" office:value="0.84432">
                <text:p>0.8443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541714">
                <text:p>0.541714</text:p>
              </table:table-cell>
              <table:table-cell office:value-type="float" office:value="0.699886">
                <text:p>0.699886</text:p>
              </table:table-cell>
              <table:table-cell office:value-type="float" office:value="0.769371">
                <text:p>0.769371</text:p>
              </table:table-cell>
              <table:table-cell office:value-type="float" office:value="0.811657">
                <text:p>0.811657</text:p>
              </table:table-cell>
              <table:table-cell office:value-type="float" office:value="0.853714">
                <text:p>0.853714</text:p>
              </table:table-cell>
              <table:table-cell office:value-type="float" office:value="0.882743">
                <text:p>0.882743</text:p>
              </table:table-cell>
              <table:table-cell office:value-type="float" office:value="0.9024">
                <text:p>0.9024</text:p>
              </table:table-cell>
              <table:table-cell office:value-type="float" office:value="0.919086">
                <text:p>0.919086</text:p>
              </table:table-cell>
              <table:table-cell office:value-type="float" office:value="0.933943">
                <text:p>0.933943</text:p>
              </table:table-cell>
              <table:table-cell office:value-type="float" office:value="0.953371">
                <text:p>0.953371</text:p>
              </table:table-cell>
              <table:table-cell office:value-type="float" office:value="0.984">
                <text:p>0.984</text:p>
              </table:table-cell>
              <table:table-cell office:value-type="float" office:value="0.826789">
                <text:p>0.82678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02971">
                <text:p>0.602971</text:p>
              </table:table-cell>
              <table:table-cell office:value-type="float" office:value="0.716343">
                <text:p>0.716343</text:p>
              </table:table-cell>
              <table:table-cell office:value-type="float" office:value="0.771429">
                <text:p>0.771429</text:p>
              </table:table-cell>
              <table:table-cell office:value-type="float" office:value="0.8128">
                <text:p>0.8128</text:p>
              </table:table-cell>
              <table:table-cell office:value-type="float" office:value="0.854857">
                <text:p>0.854857</text:p>
              </table:table-cell>
              <table:table-cell office:value-type="float" office:value="0.881143">
                <text:p>0.881143</text:p>
              </table:table-cell>
              <table:table-cell office:value-type="float" office:value="0.898971">
                <text:p>0.898971</text:p>
              </table:table-cell>
              <table:table-cell office:value-type="float" office:value="0.916114">
                <text:p>0.916114</text:p>
              </table:table-cell>
              <table:table-cell office:value-type="float" office:value="0.931886">
                <text:p>0.931886</text:p>
              </table:table-cell>
              <table:table-cell office:value-type="float" office:value="0.952686">
                <text:p>0.952686</text:p>
              </table:table-cell>
              <table:table-cell office:value-type="float" office:value="0.984">
                <text:p>0.984</text:p>
              </table:table-cell>
              <table:table-cell office:value-type="float" office:value="0.83392">
                <text:p>0.8339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593829">
                <text:p>0.593829</text:p>
              </table:table-cell>
              <table:table-cell office:value-type="float" office:value="0.718629">
                <text:p>0.718629</text:p>
              </table:table-cell>
              <table:table-cell office:value-type="float" office:value="0.784">
                <text:p>0.784</text:p>
              </table:table-cell>
              <table:table-cell office:value-type="float" office:value="0.829486">
                <text:p>0.829486</text:p>
              </table:table-cell>
              <table:table-cell office:value-type="float" office:value="0.859429">
                <text:p>0.859429</text:p>
              </table:table-cell>
              <table:table-cell office:value-type="float" office:value="0.883886">
                <text:p>0.883886</text:p>
              </table:table-cell>
              <table:table-cell office:value-type="float" office:value="0.902171">
                <text:p>0.902171</text:p>
              </table:table-cell>
              <table:table-cell office:value-type="float" office:value="0.919314">
                <text:p>0.919314</text:p>
              </table:table-cell>
              <table:table-cell office:value-type="float" office:value="0.935086">
                <text:p>0.935086</text:p>
              </table:table-cell>
              <table:table-cell office:value-type="float" office:value="0.955657">
                <text:p>0.955657</text:p>
              </table:table-cell>
              <table:table-cell office:value-type="float" office:value="0.984">
                <text:p>0.984</text:p>
              </table:table-cell>
              <table:table-cell office:value-type="float" office:value="0.838149">
                <text:p>0.83814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03657">
                <text:p>0.603657</text:p>
              </table:table-cell>
              <table:table-cell office:value-type="float" office:value="0.742171">
                <text:p>0.742171</text:p>
              </table:table-cell>
              <table:table-cell office:value-type="float" office:value="0.798629">
                <text:p>0.798629</text:p>
              </table:table-cell>
              <table:table-cell office:value-type="float" office:value="0.834286">
                <text:p>0.834286</text:p>
              </table:table-cell>
              <table:table-cell office:value-type="float" office:value="0.863086">
                <text:p>0.863086</text:p>
              </table:table-cell>
              <table:table-cell office:value-type="float" office:value="0.887314">
                <text:p>0.887314</text:p>
              </table:table-cell>
              <table:table-cell office:value-type="float" office:value="0.904457">
                <text:p>0.904457</text:p>
              </table:table-cell>
              <table:table-cell office:value-type="float" office:value="0.9248">
                <text:p>0.9248</text:p>
              </table:table-cell>
              <table:table-cell office:value-type="float" office:value="0.938743">
                <text:p>0.938743</text:p>
              </table:table-cell>
              <table:table-cell office:value-type="float" office:value="0.9552">
                <text:p>0.9552</text:p>
              </table:table-cell>
              <table:table-cell office:value-type="float" office:value="0.984">
                <text:p>0.984</text:p>
              </table:table-cell>
              <table:table-cell office:value-type="float" office:value="0.845234">
                <text:p>0.8452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01143">
                <text:p>0.601143</text:p>
              </table:table-cell>
              <table:table-cell office:value-type="float" office:value="0.743314">
                <text:p>0.743314</text:p>
              </table:table-cell>
              <table:table-cell office:value-type="float" office:value="0.799314">
                <text:p>0.799314</text:p>
              </table:table-cell>
              <table:table-cell office:value-type="float" office:value="0.839543">
                <text:p>0.839543</text:p>
              </table:table-cell>
              <table:table-cell office:value-type="float" office:value="0.871086">
                <text:p>0.871086</text:p>
              </table:table-cell>
              <table:table-cell office:value-type="float" office:value="0.892114">
                <text:p>0.892114</text:p>
              </table:table-cell>
              <table:table-cell office:value-type="float" office:value="0.909029">
                <text:p>0.909029</text:p>
              </table:table-cell>
              <table:table-cell office:value-type="float" office:value="0.927314">
                <text:p>0.927314</text:p>
              </table:table-cell>
              <table:table-cell office:value-type="float" office:value="0.938743">
                <text:p>0.938743</text:p>
              </table:table-cell>
              <table:table-cell office:value-type="float" office:value="0.956343">
                <text:p>0.956343</text:p>
              </table:table-cell>
              <table:table-cell office:value-type="float" office:value="0.984">
                <text:p>0.984</text:p>
              </table:table-cell>
              <table:table-cell office:value-type="float" office:value="0.847794">
                <text:p>0.84779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562743">
                <text:p>0.562743</text:p>
              </table:table-cell>
              <table:table-cell office:value-type="float" office:value="0.719543">
                <text:p>0.719543</text:p>
              </table:table-cell>
              <table:table-cell office:value-type="float" office:value="0.794514">
                <text:p>0.794514</text:p>
              </table:table-cell>
              <table:table-cell office:value-type="float" office:value="0.8304">
                <text:p>0.8304</text:p>
              </table:table-cell>
              <table:table-cell office:value-type="float" office:value="0.864686">
                <text:p>0.864686</text:p>
              </table:table-cell>
              <table:table-cell office:value-type="float" office:value="0.889829">
                <text:p>0.889829</text:p>
              </table:table-cell>
              <table:table-cell office:value-type="float" office:value="0.906286">
                <text:p>0.906286</text:p>
              </table:table-cell>
              <table:table-cell office:value-type="float" office:value="0.924343">
                <text:p>0.924343</text:p>
              </table:table-cell>
              <table:table-cell office:value-type="float" office:value="0.938514">
                <text:p>0.938514</text:p>
              </table:table-cell>
              <table:table-cell office:value-type="float" office:value="0.957486">
                <text:p>0.957486</text:p>
              </table:table-cell>
              <table:table-cell office:value-type="float" office:value="0.984">
                <text:p>0.984</text:p>
              </table:table-cell>
              <table:table-cell office:value-type="float" office:value="0.838834">
                <text:p>0.83883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50171">
                <text:p>0.550171</text:p>
              </table:table-cell>
              <table:table-cell office:value-type="float" office:value="0.719771">
                <text:p>0.719771</text:p>
              </table:table-cell>
              <table:table-cell office:value-type="float" office:value="0.7904">
                <text:p>0.7904</text:p>
              </table:table-cell>
              <table:table-cell office:value-type="float" office:value="0.834286">
                <text:p>0.834286</text:p>
              </table:table-cell>
              <table:table-cell office:value-type="float" office:value="0.866971">
                <text:p>0.866971</text:p>
              </table:table-cell>
              <table:table-cell office:value-type="float" office:value="0.890971">
                <text:p>0.890971</text:p>
              </table:table-cell>
              <table:table-cell office:value-type="float" office:value="0.906057">
                <text:p>0.906057</text:p>
              </table:table-cell>
              <table:table-cell office:value-type="float" office:value="0.924571">
                <text:p>0.924571</text:p>
              </table:table-cell>
              <table:table-cell office:value-type="float" office:value="0.939657">
                <text:p>0.939657</text:p>
              </table:table-cell>
              <table:table-cell office:value-type="float" office:value="0.956114">
                <text:p>0.956114</text:p>
              </table:table-cell>
              <table:table-cell office:value-type="float" office:value="0.968">
                <text:p>0.968</text:p>
              </table:table-cell>
              <table:table-cell office:value-type="float" office:value="0.837897">
                <text:p>0.83789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65486">
                <text:p>0.565486</text:p>
              </table:table-cell>
              <table:table-cell office:value-type="float" office:value="0.7088">
                <text:p>0.7088</text:p>
              </table:table-cell>
              <table:table-cell office:value-type="float" office:value="0.778743">
                <text:p>0.778743</text:p>
              </table:table-cell>
              <table:table-cell office:value-type="float" office:value="0.822629">
                <text:p>0.822629</text:p>
              </table:table-cell>
              <table:table-cell office:value-type="float" office:value="0.859657">
                <text:p>0.859657</text:p>
              </table:table-cell>
              <table:table-cell office:value-type="float" office:value="0.890057">
                <text:p>0.890057</text:p>
              </table:table-cell>
              <table:table-cell office:value-type="float" office:value="0.9072">
                <text:p>0.9072</text:p>
              </table:table-cell>
              <table:table-cell office:value-type="float" office:value="0.925714">
                <text:p>0.925714</text:p>
              </table:table-cell>
              <table:table-cell office:value-type="float" office:value="0.938057">
                <text:p>0.938057</text:p>
              </table:table-cell>
              <table:table-cell office:value-type="float" office:value="0.956114">
                <text:p>0.956114</text:p>
              </table:table-cell>
              <table:table-cell office:value-type="float" office:value="0.968">
                <text:p>0.968</text:p>
              </table:table-cell>
              <table:table-cell office:value-type="float" office:value="0.835246">
                <text:p>0.83524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328">
                <text:p>0.5328</text:p>
              </table:table-cell>
              <table:table-cell office:value-type="float" office:value="0.677029">
                <text:p>0.677029</text:p>
              </table:table-cell>
              <table:table-cell office:value-type="float" office:value="0.761143">
                <text:p>0.761143</text:p>
              </table:table-cell>
              <table:table-cell office:value-type="float" office:value="0.811429">
                <text:p>0.811429</text:p>
              </table:table-cell>
              <table:table-cell office:value-type="float" office:value="0.850743">
                <text:p>0.850743</text:p>
              </table:table-cell>
              <table:table-cell office:value-type="float" office:value="0.881143">
                <text:p>0.881143</text:p>
              </table:table-cell>
              <table:table-cell office:value-type="float" office:value="0.904457">
                <text:p>0.904457</text:p>
              </table:table-cell>
              <table:table-cell office:value-type="float" office:value="0.9248">
                <text:p>0.9248</text:p>
              </table:table-cell>
              <table:table-cell office:value-type="float" office:value="0.9392">
                <text:p>0.9392</text:p>
              </table:table-cell>
              <table:table-cell office:value-type="float" office:value="0.956343">
                <text:p>0.956343</text:p>
              </table:table-cell>
              <table:table-cell office:value-type="float" office:value="0.968">
                <text:p>0.968</text:p>
              </table:table-cell>
              <table:table-cell office:value-type="float" office:value="0.823909">
                <text:p>0.82390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28686">
                <text:p>0.528686</text:p>
              </table:table-cell>
              <table:table-cell office:value-type="float" office:value="0.683886">
                <text:p>0.683886</text:p>
              </table:table-cell>
              <table:table-cell office:value-type="float" office:value="0.749943">
                <text:p>0.749943</text:p>
              </table:table-cell>
              <table:table-cell office:value-type="float" office:value="0.816914">
                <text:p>0.816914</text:p>
              </table:table-cell>
              <table:table-cell office:value-type="float" office:value="0.859657">
                <text:p>0.859657</text:p>
              </table:table-cell>
              <table:table-cell office:value-type="float" office:value="0.8848">
                <text:p>0.8848</text:p>
              </table:table-cell>
              <table:table-cell office:value-type="float" office:value="0.902629">
                <text:p>0.902629</text:p>
              </table:table-cell>
              <table:table-cell office:value-type="float" office:value="0.925714">
                <text:p>0.925714</text:p>
              </table:table-cell>
              <table:table-cell office:value-type="float" office:value="0.939657">
                <text:p>0.939657</text:p>
              </table:table-cell>
              <table:table-cell office:value-type="float" office:value="0.9536">
                <text:p>0.9536</text:p>
              </table:table-cell>
              <table:table-cell office:value-type="float" office:value="0.968">
                <text:p>0.968</text:p>
              </table:table-cell>
              <table:table-cell office:value-type="float" office:value="0.824549">
                <text:p>0.82454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79886">
                <text:p>0.579886</text:p>
              </table:table-cell>
              <table:table-cell office:value-type="float" office:value="0.729371">
                <text:p>0.729371</text:p>
              </table:table-cell>
              <table:table-cell office:value-type="float" office:value="0.809371">
                <text:p>0.809371</text:p>
              </table:table-cell>
              <table:table-cell office:value-type="float" office:value="0.855086">
                <text:p>0.855086</text:p>
              </table:table-cell>
              <table:table-cell office:value-type="float" office:value="0.880914">
                <text:p>0.880914</text:p>
              </table:table-cell>
              <table:table-cell office:value-type="float" office:value="0.900114">
                <text:p>0.900114</text:p>
              </table:table-cell>
              <table:table-cell office:value-type="float" office:value="0.915429">
                <text:p>0.915429</text:p>
              </table:table-cell>
              <table:table-cell office:value-type="float" office:value="0.931429">
                <text:p>0.931429</text:p>
              </table:table-cell>
              <table:table-cell office:value-type="float" office:value="0.941029">
                <text:p>0.941029</text:p>
              </table:table-cell>
              <table:table-cell office:value-type="float" office:value="0.955657">
                <text:p>0.955657</text:p>
              </table:table-cell>
              <table:table-cell office:value-type="float" office:value="0.968">
                <text:p>0.968</text:p>
              </table:table-cell>
              <table:table-cell office:value-type="float" office:value="0.849829">
                <text:p>0.849829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576457">
                <text:p>0.576457</text:p>
              </table:table-cell>
              <table:table-cell office:value-type="float" office:value="0.723657">
                <text:p>0.723657</text:p>
              </table:table-cell>
              <table:table-cell office:value-type="float" office:value="0.799314">
                <text:p>0.799314</text:p>
              </table:table-cell>
              <table:table-cell office:value-type="float" office:value="0.853486">
                <text:p>0.853486</text:p>
              </table:table-cell>
              <table:table-cell office:value-type="float" office:value="0.882514">
                <text:p>0.882514</text:p>
              </table:table-cell>
              <table:table-cell office:value-type="float" office:value="0.904457">
                <text:p>0.904457</text:p>
              </table:table-cell>
              <table:table-cell office:value-type="float" office:value="0.922514">
                <text:p>0.922514</text:p>
              </table:table-cell>
              <table:table-cell office:value-type="float" office:value="0.934857">
                <text:p>0.934857</text:p>
              </table:table-cell>
              <table:table-cell office:value-type="float" office:value="0.948343">
                <text:p>0.948343</text:p>
              </table:table-cell>
              <table:table-cell office:value-type="float" office:value="0.9584">
                <text:p>0.9584</text:p>
              </table:table-cell>
              <table:table-cell office:value-type="float" office:value="0.976">
                <text:p>0.976</text:p>
              </table:table-cell>
              <table:table-cell office:value-type="float" office:value="0.8504">
                <text:p>0.850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564343">
                <text:p>0.564343</text:p>
              </table:table-cell>
              <table:table-cell office:value-type="float" office:value="0.7056">
                <text:p>0.7056</text:p>
              </table:table-cell>
              <table:table-cell office:value-type="float" office:value="0.781257">
                <text:p>0.781257</text:p>
              </table:table-cell>
              <table:table-cell office:value-type="float" office:value="0.840686">
                <text:p>0.840686</text:p>
              </table:table-cell>
              <table:table-cell office:value-type="float" office:value="0.874971">
                <text:p>0.874971</text:p>
              </table:table-cell>
              <table:table-cell office:value-type="float" office:value="0.899886">
                <text:p>0.899886</text:p>
              </table:table-cell>
              <table:table-cell office:value-type="float" office:value="0.919543">
                <text:p>0.919543</text:p>
              </table:table-cell>
              <table:table-cell office:value-type="float" office:value="0.932571">
                <text:p>0.932571</text:p>
              </table:table-cell>
              <table:table-cell office:value-type="float" office:value="0.944686">
                <text:p>0.944686</text:p>
              </table:table-cell>
              <table:table-cell office:value-type="float" office:value="0.957943">
                <text:p>0.957943</text:p>
              </table:table-cell>
              <table:table-cell office:value-type="float" office:value="0.976">
                <text:p>0.976</text:p>
              </table:table-cell>
              <table:table-cell office:value-type="float" office:value="0.842149">
                <text:p>0.84214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559771">
                <text:p>0.559771</text:p>
              </table:table-cell>
              <table:table-cell office:value-type="float" office:value="0.7088">
                <text:p>0.7088</text:p>
              </table:table-cell>
              <table:table-cell office:value-type="float" office:value="0.815543">
                <text:p>0.815543</text:p>
              </table:table-cell>
              <table:table-cell office:value-type="float" office:value="0.860114">
                <text:p>0.860114</text:p>
              </table:table-cell>
              <table:table-cell office:value-type="float" office:value="0.887314">
                <text:p>0.887314</text:p>
              </table:table-cell>
              <table:table-cell office:value-type="float" office:value="0.905829">
                <text:p>0.905829</text:p>
              </table:table-cell>
              <table:table-cell office:value-type="float" office:value="0.922971">
                <text:p>0.922971</text:p>
              </table:table-cell>
              <table:table-cell office:value-type="float" office:value="0.934857">
                <text:p>0.934857</text:p>
              </table:table-cell>
              <table:table-cell office:value-type="float" office:value="0.945143">
                <text:p>0.945143</text:p>
              </table:table-cell>
              <table:table-cell office:value-type="float" office:value="0.9584">
                <text:p>0.9584</text:p>
              </table:table-cell>
              <table:table-cell office:value-type="float" office:value="0.976">
                <text:p>0.976</text:p>
              </table:table-cell>
              <table:table-cell office:value-type="float" office:value="0.849874">
                <text:p>0.84987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87886">
                <text:p>0.587886</text:p>
              </table:table-cell>
              <table:table-cell office:value-type="float" office:value="0.714743">
                <text:p>0.714743</text:p>
              </table:table-cell>
              <table:table-cell office:value-type="float" office:value="0.8128">
                <text:p>0.8128</text:p>
              </table:table-cell>
              <table:table-cell office:value-type="float" office:value="0.863771">
                <text:p>0.863771</text:p>
              </table:table-cell>
              <table:table-cell office:value-type="float" office:value="0.886171">
                <text:p>0.886171</text:p>
              </table:table-cell>
              <table:table-cell office:value-type="float" office:value="0.904">
                <text:p>0.904</text:p>
              </table:table-cell>
              <table:table-cell office:value-type="float" office:value="0.919771">
                <text:p>0.919771</text:p>
              </table:table-cell>
              <table:table-cell office:value-type="float" office:value="0.934629">
                <text:p>0.934629</text:p>
              </table:table-cell>
              <table:table-cell office:value-type="float" office:value="0.945829">
                <text:p>0.945829</text:p>
              </table:table-cell>
              <table:table-cell office:value-type="float" office:value="0.957943">
                <text:p>0.957943</text:p>
              </table:table-cell>
              <table:table-cell office:value-type="float" office:value="0.976">
                <text:p>0.976</text:p>
              </table:table-cell>
              <table:table-cell office:value-type="float" office:value="0.852754">
                <text:p>0.85275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74629">
                <text:p>0.574629</text:p>
              </table:table-cell>
              <table:table-cell office:value-type="float" office:value="0.709486">
                <text:p>0.709486</text:p>
              </table:table-cell>
              <table:table-cell office:value-type="float" office:value="0.817143">
                <text:p>0.817143</text:p>
              </table:table-cell>
              <table:table-cell office:value-type="float" office:value="0.858514">
                <text:p>0.858514</text:p>
              </table:table-cell>
              <table:table-cell office:value-type="float" office:value="0.88">
                <text:p>0.88</text:p>
              </table:table-cell>
              <table:table-cell office:value-type="float" office:value="0.898057">
                <text:p>0.898057</text:p>
              </table:table-cell>
              <table:table-cell office:value-type="float" office:value="0.919543">
                <text:p>0.919543</text:p>
              </table:table-cell>
              <table:table-cell office:value-type="float" office:value="0.934857">
                <text:p>0.934857</text:p>
              </table:table-cell>
              <table:table-cell office:value-type="float" office:value="0.946057">
                <text:p>0.946057</text:p>
              </table:table-cell>
              <table:table-cell office:value-type="float" office:value="0.960229">
                <text:p>0.960229</text:p>
              </table:table-cell>
              <table:table-cell office:value-type="float" office:value="0.976">
                <text:p>0.976</text:p>
              </table:table-cell>
              <table:table-cell office:value-type="float" office:value="0.849851">
                <text:p>0.849851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61371">
                <text:p>0.561371</text:p>
              </table:table-cell>
              <table:table-cell office:value-type="float" office:value="0.710171">
                <text:p>0.710171</text:p>
              </table:table-cell>
              <table:table-cell office:value-type="float" office:value="0.8192">
                <text:p>0.8192</text:p>
              </table:table-cell>
              <table:table-cell office:value-type="float" office:value="0.8672">
                <text:p>0.8672</text:p>
              </table:table-cell>
              <table:table-cell office:value-type="float" office:value="0.885029">
                <text:p>0.885029</text:p>
              </table:table-cell>
              <table:table-cell office:value-type="float" office:value="0.902629">
                <text:p>0.902629</text:p>
              </table:table-cell>
              <table:table-cell office:value-type="float" office:value="0.919771">
                <text:p>0.919771</text:p>
              </table:table-cell>
              <table:table-cell office:value-type="float" office:value="0.935314">
                <text:p>0.935314</text:p>
              </table:table-cell>
              <table:table-cell office:value-type="float" office:value="0.945371">
                <text:p>0.945371</text:p>
              </table:table-cell>
              <table:table-cell office:value-type="float" office:value="0.960914">
                <text:p>0.960914</text:p>
              </table:table-cell>
              <table:table-cell office:value-type="float" office:value="0.976">
                <text:p>0.976</text:p>
              </table:table-cell>
              <table:table-cell office:value-type="float" office:value="0.850697">
                <text:p>0.85069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72114">
                <text:p>0.572114</text:p>
              </table:table-cell>
              <table:table-cell office:value-type="float" office:value="0.686629">
                <text:p>0.686629</text:p>
              </table:table-cell>
              <table:table-cell office:value-type="float" office:value="0.784">
                <text:p>0.784</text:p>
              </table:table-cell>
              <table:table-cell office:value-type="float" office:value="0.852114">
                <text:p>0.852114</text:p>
              </table:table-cell>
              <table:table-cell office:value-type="float" office:value="0.883886">
                <text:p>0.883886</text:p>
              </table:table-cell>
              <table:table-cell office:value-type="float" office:value="0.9056">
                <text:p>0.9056</text:p>
              </table:table-cell>
              <table:table-cell office:value-type="float" office:value="0.924343">
                <text:p>0.924343</text:p>
              </table:table-cell>
              <table:table-cell office:value-type="float" office:value="0.937829">
                <text:p>0.937829</text:p>
              </table:table-cell>
              <table:table-cell office:value-type="float" office:value="0.948343">
                <text:p>0.948343</text:p>
              </table:table-cell>
              <table:table-cell office:value-type="float" office:value="0.962743">
                <text:p>0.962743</text:p>
              </table:table-cell>
              <table:table-cell office:value-type="float" office:value="0.976">
                <text:p>0.976</text:p>
              </table:table-cell>
              <table:table-cell office:value-type="float" office:value="0.84576">
                <text:p>0.8457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44914">
                <text:p>0.544914</text:p>
              </table:table-cell>
              <table:table-cell office:value-type="float" office:value="0.677257">
                <text:p>0.677257</text:p>
              </table:table-cell>
              <table:table-cell office:value-type="float" office:value="0.770743">
                <text:p>0.770743</text:p>
              </table:table-cell>
              <table:table-cell office:value-type="float" office:value="0.839771">
                <text:p>0.839771</text:p>
              </table:table-cell>
              <table:table-cell office:value-type="float" office:value="0.877943">
                <text:p>0.877943</text:p>
              </table:table-cell>
              <table:table-cell office:value-type="float" office:value="0.903771">
                <text:p>0.903771</text:p>
              </table:table-cell>
              <table:table-cell office:value-type="float" office:value="0.922514">
                <text:p>0.922514</text:p>
              </table:table-cell>
              <table:table-cell office:value-type="float" office:value="0.9376">
                <text:p>0.9376</text:p>
              </table:table-cell>
              <table:table-cell office:value-type="float" office:value="0.947429">
                <text:p>0.947429</text:p>
              </table:table-cell>
              <table:table-cell office:value-type="float" office:value="0.961371">
                <text:p>0.961371</text:p>
              </table:table-cell>
              <table:table-cell office:value-type="float" office:value="0.976">
                <text:p>0.976</text:p>
              </table:table-cell>
              <table:table-cell office:value-type="float" office:value="0.838331">
                <text:p>0.83833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33029">
                <text:p>0.533029</text:p>
              </table:table-cell>
              <table:table-cell office:value-type="float" office:value="0.668343">
                <text:p>0.668343</text:p>
              </table:table-cell>
              <table:table-cell office:value-type="float" office:value="0.746743">
                <text:p>0.746743</text:p>
              </table:table-cell>
              <table:table-cell office:value-type="float" office:value="0.810743">
                <text:p>0.810743</text:p>
              </table:table-cell>
              <table:table-cell office:value-type="float" office:value="0.868343">
                <text:p>0.868343</text:p>
              </table:table-cell>
              <table:table-cell office:value-type="float" office:value="0.893257">
                <text:p>0.893257</text:p>
              </table:table-cell>
              <table:table-cell office:value-type="float" office:value="0.910629">
                <text:p>0.910629</text:p>
              </table:table-cell>
              <table:table-cell office:value-type="float" office:value="0.928">
                <text:p>0.928</text:p>
              </table:table-cell>
              <table:table-cell office:value-type="float" office:value="0.941714">
                <text:p>0.941714</text:p>
              </table:table-cell>
              <table:table-cell office:value-type="float" office:value="0.960457">
                <text:p>0.960457</text:p>
              </table:table-cell>
              <table:table-cell office:value-type="float" office:value="0.976">
                <text:p>0.976</text:p>
              </table:table-cell>
              <table:table-cell office:value-type="float" office:value="0.826126">
                <text:p>0.82612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470171">
                <text:p>0.470171</text:p>
              </table:table-cell>
              <table:table-cell office:value-type="float" office:value="0.6432">
                <text:p>0.6432</text:p>
              </table:table-cell>
              <table:table-cell office:value-type="float" office:value="0.702857">
                <text:p>0.702857</text:p>
              </table:table-cell>
              <table:table-cell office:value-type="float" office:value="0.776229">
                <text:p>0.776229</text:p>
              </table:table-cell>
              <table:table-cell office:value-type="float" office:value="0.838629">
                <text:p>0.838629</text:p>
              </table:table-cell>
              <table:table-cell office:value-type="float" office:value="0.876343">
                <text:p>0.876343</text:p>
              </table:table-cell>
              <table:table-cell office:value-type="float" office:value="0.898971">
                <text:p>0.898971</text:p>
              </table:table-cell>
              <table:table-cell office:value-type="float" office:value="0.921371">
                <text:p>0.921371</text:p>
              </table:table-cell>
              <table:table-cell office:value-type="float" office:value="0.936457">
                <text:p>0.936457</text:p>
              </table:table-cell>
              <table:table-cell office:value-type="float" office:value="0.957486">
                <text:p>0.957486</text:p>
              </table:table-cell>
              <table:table-cell office:value-type="float" office:value="0.976">
                <text:p>0.976</text:p>
              </table:table-cell>
              <table:table-cell office:value-type="float" office:value="0.802171">
                <text:p>0.80217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469943">
                <text:p>0.469943</text:p>
              </table:table-cell>
              <table:table-cell office:value-type="float" office:value="0.634057">
                <text:p>0.634057</text:p>
              </table:table-cell>
              <table:table-cell office:value-type="float" office:value="0.722514">
                <text:p>0.722514</text:p>
              </table:table-cell>
              <table:table-cell office:value-type="float" office:value="0.785143">
                <text:p>0.785143</text:p>
              </table:table-cell>
              <table:table-cell office:value-type="float" office:value="0.834286">
                <text:p>0.834286</text:p>
              </table:table-cell>
              <table:table-cell office:value-type="float" office:value="0.870171">
                <text:p>0.870171</text:p>
              </table:table-cell>
              <table:table-cell office:value-type="float" office:value="0.8928">
                <text:p>0.8928</text:p>
              </table:table-cell>
              <table:table-cell office:value-type="float" office:value="0.913143">
                <text:p>0.913143</text:p>
              </table:table-cell>
              <table:table-cell office:value-type="float" office:value="0.933029">
                <text:p>0.933029</text:p>
              </table:table-cell>
              <table:table-cell office:value-type="float" office:value="0.954057">
                <text:p>0.954057</text:p>
              </table:table-cell>
              <table:table-cell office:value-type="float" office:value="0.976">
                <text:p>0.976</text:p>
              </table:table-cell>
              <table:table-cell office:value-type="float" office:value="0.800914">
                <text:p>0.80091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513143">
                <text:p>0.513143</text:p>
              </table:table-cell>
              <table:table-cell office:value-type="float" office:value="0.658743">
                <text:p>0.658743</text:p>
              </table:table-cell>
              <table:table-cell office:value-type="float" office:value="0.738971">
                <text:p>0.738971</text:p>
              </table:table-cell>
              <table:table-cell office:value-type="float" office:value="0.803657">
                <text:p>0.803657</text:p>
              </table:table-cell>
              <table:table-cell office:value-type="float" office:value="0.839314">
                <text:p>0.839314</text:p>
              </table:table-cell>
              <table:table-cell office:value-type="float" office:value="0.871543">
                <text:p>0.871543</text:p>
              </table:table-cell>
              <table:table-cell office:value-type="float" office:value="0.894629">
                <text:p>0.894629</text:p>
              </table:table-cell>
              <table:table-cell office:value-type="float" office:value="0.916114">
                <text:p>0.916114</text:p>
              </table:table-cell>
              <table:table-cell office:value-type="float" office:value="0.933486">
                <text:p>0.933486</text:p>
              </table:table-cell>
              <table:table-cell office:value-type="float" office:value="0.952914">
                <text:p>0.952914</text:p>
              </table:table-cell>
              <table:table-cell office:value-type="float" office:value="0.968">
                <text:p>0.968</text:p>
              </table:table-cell>
              <table:table-cell office:value-type="float" office:value="0.812251">
                <text:p>0.81225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482743">
                <text:p>0.482743</text:p>
              </table:table-cell>
              <table:table-cell office:value-type="float" office:value="0.666514">
                <text:p>0.666514</text:p>
              </table:table-cell>
              <table:table-cell office:value-type="float" office:value="0.741257">
                <text:p>0.741257</text:p>
              </table:table-cell>
              <table:table-cell office:value-type="float" office:value="0.807543">
                <text:p>0.807543</text:p>
              </table:table-cell>
              <table:table-cell office:value-type="float" office:value="0.853257">
                <text:p>0.853257</text:p>
              </table:table-cell>
              <table:table-cell office:value-type="float" office:value="0.881829">
                <text:p>0.881829</text:p>
              </table:table-cell>
              <table:table-cell office:value-type="float" office:value="0.899886">
                <text:p>0.899886</text:p>
              </table:table-cell>
              <table:table-cell office:value-type="float" office:value="0.920229">
                <text:p>0.920229</text:p>
              </table:table-cell>
              <table:table-cell office:value-type="float" office:value="0.936686">
                <text:p>0.936686</text:p>
              </table:table-cell>
              <table:table-cell office:value-type="float" office:value="0.955886">
                <text:p>0.955886</text:p>
              </table:table-cell>
              <table:table-cell office:value-type="float" office:value="0.968">
                <text:p>0.968</text:p>
              </table:table-cell>
              <table:table-cell office:value-type="float" office:value="0.814583">
                <text:p>0.81458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5136">
                <text:p>0.5136</text:p>
              </table:table-cell>
              <table:table-cell office:value-type="float" office:value="0.686857">
                <text:p>0.686857</text:p>
              </table:table-cell>
              <table:table-cell office:value-type="float" office:value="0.764571">
                <text:p>0.764571</text:p>
              </table:table-cell>
              <table:table-cell office:value-type="float" office:value="0.816914">
                <text:p>0.816914</text:p>
              </table:table-cell>
              <table:table-cell office:value-type="float" office:value="0.853943">
                <text:p>0.853943</text:p>
              </table:table-cell>
              <table:table-cell office:value-type="float" office:value="0.880914">
                <text:p>0.880914</text:p>
              </table:table-cell>
              <table:table-cell office:value-type="float" office:value="0.9024">
                <text:p>0.9024</text:p>
              </table:table-cell>
              <table:table-cell office:value-type="float" office:value="0.921829">
                <text:p>0.921829</text:p>
              </table:table-cell>
              <table:table-cell office:value-type="float" office:value="0.936686">
                <text:p>0.936686</text:p>
              </table:table-cell>
              <table:table-cell office:value-type="float" office:value="0.956114">
                <text:p>0.956114</text:p>
              </table:table-cell>
              <table:table-cell office:value-type="float" office:value="0.968">
                <text:p>0.968</text:p>
              </table:table-cell>
              <table:table-cell office:value-type="float" office:value="0.823383">
                <text:p>0.8233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488686">
                <text:p>0.488686</text:p>
              </table:table-cell>
              <table:table-cell office:value-type="float" office:value="0.663771">
                <text:p>0.663771</text:p>
              </table:table-cell>
              <table:table-cell office:value-type="float" office:value="0.751314">
                <text:p>0.751314</text:p>
              </table:table-cell>
              <table:table-cell office:value-type="float" office:value="0.816686">
                <text:p>0.816686</text:p>
              </table:table-cell>
              <table:table-cell office:value-type="float" office:value="0.856">
                <text:p>0.856</text:p>
              </table:table-cell>
              <table:table-cell office:value-type="float" office:value="0.882743">
                <text:p>0.882743</text:p>
              </table:table-cell>
              <table:table-cell office:value-type="float" office:value="0.901714">
                <text:p>0.901714</text:p>
              </table:table-cell>
              <table:table-cell office:value-type="float" office:value="0.920457">
                <text:p>0.920457</text:p>
              </table:table-cell>
              <table:table-cell office:value-type="float" office:value="0.935543">
                <text:p>0.935543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17234">
                <text:p>0.81723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490057">
                <text:p>0.490057</text:p>
              </table:table-cell>
              <table:table-cell office:value-type="float" office:value="0.659886">
                <text:p>0.659886</text:p>
              </table:table-cell>
              <table:table-cell office:value-type="float" office:value="0.742629">
                <text:p>0.742629</text:p>
              </table:table-cell>
              <table:table-cell office:value-type="float" office:value="0.805486">
                <text:p>0.805486</text:p>
              </table:table-cell>
              <table:table-cell office:value-type="float" office:value="0.847086">
                <text:p>0.847086</text:p>
              </table:table-cell>
              <table:table-cell office:value-type="float" office:value="0.879771">
                <text:p>0.879771</text:p>
              </table:table-cell>
              <table:table-cell office:value-type="float" office:value="0.896">
                <text:p>0.896</text:p>
              </table:table-cell>
              <table:table-cell office:value-type="float" office:value="0.917714">
                <text:p>0.917714</text:p>
              </table:table-cell>
              <table:table-cell office:value-type="float" office:value="0.933714">
                <text:p>0.933714</text:p>
              </table:table-cell>
              <table:table-cell office:value-type="float" office:value="0.953829">
                <text:p>0.953829</text:p>
              </table:table-cell>
              <table:table-cell office:value-type="float" office:value="0.968">
                <text:p>0.968</text:p>
              </table:table-cell>
              <table:table-cell office:value-type="float" office:value="0.812617">
                <text:p>0.812617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008">
                <text:p>0.5008</text:p>
              </table:table-cell>
              <table:table-cell office:value-type="float" office:value="0.6528">
                <text:p>0.6528</text:p>
              </table:table-cell>
              <table:table-cell office:value-type="float" office:value="0.736229">
                <text:p>0.736229</text:p>
              </table:table-cell>
              <table:table-cell office:value-type="float" office:value="0.800686">
                <text:p>0.800686</text:p>
              </table:table-cell>
              <table:table-cell office:value-type="float" office:value="0.834971">
                <text:p>0.834971</text:p>
              </table:table-cell>
              <table:table-cell office:value-type="float" office:value="0.871771">
                <text:p>0.871771</text:p>
              </table:table-cell>
              <table:table-cell office:value-type="float" office:value="0.893714">
                <text:p>0.893714</text:p>
              </table:table-cell>
              <table:table-cell office:value-type="float" office:value="0.913371">
                <text:p>0.913371</text:p>
              </table:table-cell>
              <table:table-cell office:value-type="float" office:value="0.938057">
                <text:p>0.938057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09783">
                <text:p>0.80978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469257">
                <text:p>0.469257</text:p>
              </table:table-cell>
              <table:table-cell office:value-type="float" office:value="0.645257">
                <text:p>0.645257</text:p>
              </table:table-cell>
              <table:table-cell office:value-type="float" office:value="0.746743">
                <text:p>0.746743</text:p>
              </table:table-cell>
              <table:table-cell office:value-type="float" office:value="0.804571">
                <text:p>0.804571</text:p>
              </table:table-cell>
              <table:table-cell office:value-type="float" office:value="0.842514">
                <text:p>0.842514</text:p>
              </table:table-cell>
              <table:table-cell office:value-type="float" office:value="0.874057">
                <text:p>0.874057</text:p>
              </table:table-cell>
              <table:table-cell office:value-type="float" office:value="0.892114">
                <text:p>0.892114</text:p>
              </table:table-cell>
              <table:table-cell office:value-type="float" office:value="0.911314">
                <text:p>0.911314</text:p>
              </table:table-cell>
              <table:table-cell office:value-type="float" office:value="0.936457">
                <text:p>0.936457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807657">
                <text:p>0.807657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16114">
                <text:p>0.516114</text:p>
              </table:table-cell>
              <table:table-cell office:value-type="float" office:value="0.648686">
                <text:p>0.648686</text:p>
              </table:table-cell>
              <table:table-cell office:value-type="float" office:value="0.736914">
                <text:p>0.736914</text:p>
              </table:table-cell>
              <table:table-cell office:value-type="float" office:value="0.798629">
                <text:p>0.798629</text:p>
              </table:table-cell>
              <table:table-cell office:value-type="float" office:value="0.845029">
                <text:p>0.845029</text:p>
              </table:table-cell>
              <table:table-cell office:value-type="float" office:value="0.88">
                <text:p>0.88</text:p>
              </table:table-cell>
              <table:table-cell office:value-type="float" office:value="0.8992">
                <text:p>0.8992</text:p>
              </table:table-cell>
              <table:table-cell office:value-type="float" office:value="0.917029">
                <text:p>0.917029</text:p>
              </table:table-cell>
              <table:table-cell office:value-type="float" office:value="0.938057">
                <text:p>0.938057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13509">
                <text:p>0.81350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455086">
                <text:p>0.455086</text:p>
              </table:table-cell>
              <table:table-cell office:value-type="float" office:value="0.633829">
                <text:p>0.633829</text:p>
              </table:table-cell>
              <table:table-cell office:value-type="float" office:value="0.728914">
                <text:p>0.728914</text:p>
              </table:table-cell>
              <table:table-cell office:value-type="float" office:value="0.799314">
                <text:p>0.799314</text:p>
              </table:table-cell>
              <table:table-cell office:value-type="float" office:value="0.849143">
                <text:p>0.849143</text:p>
              </table:table-cell>
              <table:table-cell office:value-type="float" office:value="0.880229">
                <text:p>0.880229</text:p>
              </table:table-cell>
              <table:table-cell office:value-type="float" office:value="0.897143">
                <text:p>0.897143</text:p>
              </table:table-cell>
              <table:table-cell office:value-type="float" office:value="0.916343">
                <text:p>0.916343</text:p>
              </table:table-cell>
              <table:table-cell office:value-type="float" office:value="0.935771">
                <text:p>0.93577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0512">
                <text:p>0.8051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488457">
                <text:p>0.488457</text:p>
              </table:table-cell>
              <table:table-cell office:value-type="float" office:value="0.656229">
                <text:p>0.656229</text:p>
              </table:table-cell>
              <table:table-cell office:value-type="float" office:value="0.726629">
                <text:p>0.726629</text:p>
              </table:table-cell>
              <table:table-cell office:value-type="float" office:value="0.804571">
                <text:p>0.804571</text:p>
              </table:table-cell>
              <table:table-cell office:value-type="float" office:value="0.853257">
                <text:p>0.853257</text:p>
              </table:table-cell>
              <table:table-cell office:value-type="float" office:value="0.882286">
                <text:p>0.882286</text:p>
              </table:table-cell>
              <table:table-cell office:value-type="float" office:value="0.897371">
                <text:p>0.897371</text:p>
              </table:table-cell>
              <table:table-cell office:value-type="float" office:value="0.915886">
                <text:p>0.915886</text:p>
              </table:table-cell>
              <table:table-cell office:value-type="float" office:value="0.9376">
                <text:p>0.9376</text:p>
              </table:table-cell>
              <table:table-cell office:value-type="float" office:value="0.9552">
                <text:p>0.9552</text:p>
              </table:table-cell>
              <table:table-cell office:value-type="float" office:value="0.968">
                <text:p>0.968</text:p>
              </table:table-cell>
              <table:table-cell office:value-type="float" office:value="0.811749">
                <text:p>0.81174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4896">
                <text:p>0.4896</text:p>
              </table:table-cell>
              <table:table-cell office:value-type="float" office:value="0.647086">
                <text:p>0.647086</text:p>
              </table:table-cell>
              <table:table-cell office:value-type="float" office:value="0.711771">
                <text:p>0.711771</text:p>
              </table:table-cell>
              <table:table-cell office:value-type="float" office:value="0.801829">
                <text:p>0.801829</text:p>
              </table:table-cell>
              <table:table-cell office:value-type="float" office:value="0.852571">
                <text:p>0.852571</text:p>
              </table:table-cell>
              <table:table-cell office:value-type="float" office:value="0.880229">
                <text:p>0.880229</text:p>
              </table:table-cell>
              <table:table-cell office:value-type="float" office:value="0.8976">
                <text:p>0.8976</text:p>
              </table:table-cell>
              <table:table-cell office:value-type="float" office:value="0.917714">
                <text:p>0.917714</text:p>
              </table:table-cell>
              <table:table-cell office:value-type="float" office:value="0.9376">
                <text:p>0.9376</text:p>
              </table:table-cell>
              <table:table-cell office:value-type="float" office:value="0.956571">
                <text:p>0.956571</text:p>
              </table:table-cell>
              <table:table-cell office:value-type="float" office:value="0.968">
                <text:p>0.968</text:p>
              </table:table-cell>
              <table:table-cell office:value-type="float" office:value="0.809257">
                <text:p>0.809257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473143">
                <text:p>0.473143</text:p>
              </table:table-cell>
              <table:table-cell office:value-type="float" office:value="0.628343">
                <text:p>0.628343</text:p>
              </table:table-cell>
              <table:table-cell office:value-type="float" office:value="0.691429">
                <text:p>0.691429</text:p>
              </table:table-cell>
              <table:table-cell office:value-type="float" office:value="0.769143">
                <text:p>0.769143</text:p>
              </table:table-cell>
              <table:table-cell office:value-type="float" office:value="0.841371">
                <text:p>0.841371</text:p>
              </table:table-cell>
              <table:table-cell office:value-type="float" office:value="0.8768">
                <text:p>0.8768</text:p>
              </table:table-cell>
              <table:table-cell office:value-type="float" office:value="0.896686">
                <text:p>0.896686</text:p>
              </table:table-cell>
              <table:table-cell office:value-type="float" office:value="0.917257">
                <text:p>0.917257</text:p>
              </table:table-cell>
              <table:table-cell office:value-type="float" office:value="0.940571">
                <text:p>0.940571</text:p>
              </table:table-cell>
              <table:table-cell office:value-type="float" office:value="0.954743">
                <text:p>0.954743</text:p>
              </table:table-cell>
              <table:table-cell office:value-type="float" office:value="0.96">
                <text:p>0.96</text:p>
              </table:table-cell>
              <table:table-cell office:value-type="float" office:value="0.798949">
                <text:p>0.79894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492343">
                <text:p>0.492343</text:p>
              </table:table-cell>
              <table:table-cell office:value-type="float" office:value="0.630171">
                <text:p>0.630171</text:p>
              </table:table-cell>
              <table:table-cell office:value-type="float" office:value="0.686857">
                <text:p>0.686857</text:p>
              </table:table-cell>
              <table:table-cell office:value-type="float" office:value="0.778057">
                <text:p>0.778057</text:p>
              </table:table-cell>
              <table:table-cell office:value-type="float" office:value="0.843429">
                <text:p>0.843429</text:p>
              </table:table-cell>
              <table:table-cell office:value-type="float" office:value="0.8768">
                <text:p>0.8768</text:p>
              </table:table-cell>
              <table:table-cell office:value-type="float" office:value="0.895314">
                <text:p>0.895314</text:p>
              </table:table-cell>
              <table:table-cell office:value-type="float" office:value="0.9136">
                <text:p>0.9136</text:p>
              </table:table-cell>
              <table:table-cell office:value-type="float" office:value="0.938057">
                <text:p>0.938057</text:p>
              </table:table-cell>
              <table:table-cell office:value-type="float" office:value="0.9552">
                <text:p>0.9552</text:p>
              </table:table-cell>
              <table:table-cell office:value-type="float" office:value="0.968">
                <text:p>0.968</text:p>
              </table:table-cell>
              <table:table-cell office:value-type="float" office:value="0.800983">
                <text:p>0.800983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497829">
                <text:p>0.497829</text:p>
              </table:table-cell>
              <table:table-cell office:value-type="float" office:value="0.640457">
                <text:p>0.640457</text:p>
              </table:table-cell>
              <table:table-cell office:value-type="float" office:value="0.717257">
                <text:p>0.717257</text:p>
              </table:table-cell>
              <table:table-cell office:value-type="float" office:value="0.787429">
                <text:p>0.787429</text:p>
              </table:table-cell>
              <table:table-cell office:value-type="float" office:value="0.835657">
                <text:p>0.835657</text:p>
              </table:table-cell>
              <table:table-cell office:value-type="float" office:value="0.875429">
                <text:p>0.875429</text:p>
              </table:table-cell>
              <table:table-cell office:value-type="float" office:value="0.894171">
                <text:p>0.894171</text:p>
              </table:table-cell>
              <table:table-cell office:value-type="float" office:value="0.912">
                <text:p>0.912</text:p>
              </table:table-cell>
              <table:table-cell office:value-type="float" office:value="0.935771">
                <text:p>0.935771</text:p>
              </table:table-cell>
              <table:table-cell office:value-type="float" office:value="0.954514">
                <text:p>0.954514</text:p>
              </table:table-cell>
              <table:table-cell office:value-type="float" office:value="0.968">
                <text:p>0.968</text:p>
              </table:table-cell>
              <table:table-cell office:value-type="float" office:value="0.805051">
                <text:p>0.80505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519543">
                <text:p>0.519543</text:p>
              </table:table-cell>
              <table:table-cell office:value-type="float" office:value="0.654629">
                <text:p>0.654629</text:p>
              </table:table-cell>
              <table:table-cell office:value-type="float" office:value="0.718857">
                <text:p>0.718857</text:p>
              </table:table-cell>
              <table:table-cell office:value-type="float" office:value="0.780343">
                <text:p>0.780343</text:p>
              </table:table-cell>
              <table:table-cell office:value-type="float" office:value="0.8336">
                <text:p>0.8336</text:p>
              </table:table-cell>
              <table:table-cell office:value-type="float" office:value="0.877029">
                <text:p>0.877029</text:p>
              </table:table-cell>
              <table:table-cell office:value-type="float" office:value="0.896457">
                <text:p>0.896457</text:p>
              </table:table-cell>
              <table:table-cell office:value-type="float" office:value="0.918629">
                <text:p>0.918629</text:p>
              </table:table-cell>
              <table:table-cell office:value-type="float" office:value="0.937371">
                <text:p>0.937371</text:p>
              </table:table-cell>
              <table:table-cell office:value-type="float" office:value="0.955429">
                <text:p>0.955429</text:p>
              </table:table-cell>
              <table:table-cell office:value-type="float" office:value="0.968">
                <text:p>0.968</text:p>
              </table:table-cell>
              <table:table-cell office:value-type="float" office:value="0.809189">
                <text:p>0.80918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501714">
                <text:p>0.501714</text:p>
              </table:table-cell>
              <table:table-cell office:value-type="float" office:value="0.643886">
                <text:p>0.643886</text:p>
              </table:table-cell>
              <table:table-cell office:value-type="float" office:value="0.712686">
                <text:p>0.712686</text:p>
              </table:table-cell>
              <table:table-cell office:value-type="float" office:value="0.772343">
                <text:p>0.772343</text:p>
              </table:table-cell>
              <table:table-cell office:value-type="float" office:value="0.826514">
                <text:p>0.826514</text:p>
              </table:table-cell>
              <table:table-cell office:value-type="float" office:value="0.8672">
                <text:p>0.8672</text:p>
              </table:table-cell>
              <table:table-cell office:value-type="float" office:value="0.892114">
                <text:p>0.892114</text:p>
              </table:table-cell>
              <table:table-cell office:value-type="float" office:value="0.911543">
                <text:p>0.911543</text:p>
              </table:table-cell>
              <table:table-cell office:value-type="float" office:value="0.936229">
                <text:p>0.936229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80192">
                <text:p>0.8019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549714">
                <text:p>0.549714</text:p>
              </table:table-cell>
              <table:table-cell office:value-type="float" office:value="0.665371">
                <text:p>0.665371</text:p>
              </table:table-cell>
              <table:table-cell office:value-type="float" office:value="0.728686">
                <text:p>0.728686</text:p>
              </table:table-cell>
              <table:table-cell office:value-type="float" office:value="0.794286">
                <text:p>0.794286</text:p>
              </table:table-cell>
              <table:table-cell office:value-type="float" office:value="0.847543">
                <text:p>0.847543</text:p>
              </table:table-cell>
              <table:table-cell office:value-type="float" office:value="0.881371">
                <text:p>0.881371</text:p>
              </table:table-cell>
              <table:table-cell office:value-type="float" office:value="0.897829">
                <text:p>0.897829</text:p>
              </table:table-cell>
              <table:table-cell office:value-type="float" office:value="0.916343">
                <text:p>0.916343</text:p>
              </table:table-cell>
              <table:table-cell office:value-type="float" office:value="0.935086">
                <text:p>0.935086</text:p>
              </table:table-cell>
              <table:table-cell office:value-type="float" office:value="0.955886">
                <text:p>0.955886</text:p>
              </table:table-cell>
              <table:table-cell office:value-type="float" office:value="0.968">
                <text:p>0.968</text:p>
              </table:table-cell>
              <table:table-cell office:value-type="float" office:value="0.817211">
                <text:p>0.81721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529143">
                <text:p>0.529143</text:p>
              </table:table-cell>
              <table:table-cell office:value-type="float" office:value="0.663543">
                <text:p>0.663543</text:p>
              </table:table-cell>
              <table:table-cell office:value-type="float" office:value="0.7328">
                <text:p>0.7328</text:p>
              </table:table-cell>
              <table:table-cell office:value-type="float" office:value="0.797943">
                <text:p>0.797943</text:p>
              </table:table-cell>
              <table:table-cell office:value-type="float" office:value="0.8432">
                <text:p>0.8432</text:p>
              </table:table-cell>
              <table:table-cell office:value-type="float" office:value="0.880457">
                <text:p>0.880457</text:p>
              </table:table-cell>
              <table:table-cell office:value-type="float" office:value="0.901943">
                <text:p>0.901943</text:p>
              </table:table-cell>
              <table:table-cell office:value-type="float" office:value="0.925257">
                <text:p>0.925257</text:p>
              </table:table-cell>
              <table:table-cell office:value-type="float" office:value="0.938971">
                <text:p>0.938971</text:p>
              </table:table-cell>
              <table:table-cell office:value-type="float" office:value="0.958171">
                <text:p>0.958171</text:p>
              </table:table-cell>
              <table:table-cell office:value-type="float" office:value="0.968">
                <text:p>0.968</text:p>
              </table:table-cell>
              <table:table-cell office:value-type="float" office:value="0.817143">
                <text:p>0.817143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530286">
                <text:p>0.530286</text:p>
              </table:table-cell>
              <table:table-cell office:value-type="float" office:value="0.661486">
                <text:p>0.661486</text:p>
              </table:table-cell>
              <table:table-cell office:value-type="float" office:value="0.720457">
                <text:p>0.720457</text:p>
              </table:table-cell>
              <table:table-cell office:value-type="float" office:value="0.782171">
                <text:p>0.782171</text:p>
              </table:table-cell>
              <table:table-cell office:value-type="float" office:value="0.834514">
                <text:p>0.834514</text:p>
              </table:table-cell>
              <table:table-cell office:value-type="float" office:value="0.871771">
                <text:p>0.871771</text:p>
              </table:table-cell>
              <table:table-cell office:value-type="float" office:value="0.899657">
                <text:p>0.899657</text:p>
              </table:table-cell>
              <table:table-cell office:value-type="float" office:value="0.9248">
                <text:p>0.9248</text:p>
              </table:table-cell>
              <table:table-cell office:value-type="float" office:value="0.9392">
                <text:p>0.9392</text:p>
              </table:table-cell>
              <table:table-cell office:value-type="float" office:value="0.9568">
                <text:p>0.9568</text:p>
              </table:table-cell>
              <table:table-cell office:value-type="float" office:value="0.968">
                <text:p>0.968</text:p>
              </table:table-cell>
              <table:table-cell office:value-type="float" office:value="0.812114">
                <text:p>0.81211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442057">
                <text:p>0.442057</text:p>
              </table:table-cell>
              <table:table-cell office:value-type="float" office:value="0.6208">
                <text:p>0.6208</text:p>
              </table:table-cell>
              <table:table-cell office:value-type="float" office:value="0.696">
                <text:p>0.696</text:p>
              </table:table-cell>
              <table:table-cell office:value-type="float" office:value="0.752914">
                <text:p>0.752914</text:p>
              </table:table-cell>
              <table:table-cell office:value-type="float" office:value="0.811657">
                <text:p>0.811657</text:p>
              </table:table-cell>
              <table:table-cell office:value-type="float" office:value="0.856914">
                <text:p>0.856914</text:p>
              </table:table-cell>
              <table:table-cell office:value-type="float" office:value="0.890743">
                <text:p>0.890743</text:p>
              </table:table-cell>
              <table:table-cell office:value-type="float" office:value="0.9152">
                <text:p>0.9152</text:p>
              </table:table-cell>
              <table:table-cell office:value-type="float" office:value="0.935086">
                <text:p>0.935086</text:p>
              </table:table-cell>
              <table:table-cell office:value-type="float" office:value="0.9552">
                <text:p>0.9552</text:p>
              </table:table-cell>
              <table:table-cell office:value-type="float" office:value="0.968">
                <text:p>0.968</text:p>
              </table:table-cell>
              <table:table-cell office:value-type="float" office:value="0.787657">
                <text:p>0.78765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466286">
                <text:p>0.466286</text:p>
              </table:table-cell>
              <table:table-cell office:value-type="float" office:value="0.625829">
                <text:p>0.625829</text:p>
              </table:table-cell>
              <table:table-cell office:value-type="float" office:value="0.7056">
                <text:p>0.7056</text:p>
              </table:table-cell>
              <table:table-cell office:value-type="float" office:value="0.770743">
                <text:p>0.770743</text:p>
              </table:table-cell>
              <table:table-cell office:value-type="float" office:value="0.824457">
                <text:p>0.824457</text:p>
              </table:table-cell>
              <table:table-cell office:value-type="float" office:value="0.867429">
                <text:p>0.867429</text:p>
              </table:table-cell>
              <table:table-cell office:value-type="float" office:value="0.898514">
                <text:p>0.898514</text:p>
              </table:table-cell>
              <table:table-cell office:value-type="float" office:value="0.917943">
                <text:p>0.917943</text:p>
              </table:table-cell>
              <table:table-cell office:value-type="float" office:value="0.9376">
                <text:p>0.9376</text:p>
              </table:table-cell>
              <table:table-cell office:value-type="float" office:value="0.9552">
                <text:p>0.9552</text:p>
              </table:table-cell>
              <table:table-cell office:value-type="float" office:value="0.968">
                <text:p>0.968</text:p>
              </table:table-cell>
              <table:table-cell office:value-type="float" office:value="0.79696">
                <text:p>0.7969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497143">
                <text:p>0.497143</text:p>
              </table:table-cell>
              <table:table-cell office:value-type="float" office:value="0.670171">
                <text:p>0.670171</text:p>
              </table:table-cell>
              <table:table-cell office:value-type="float" office:value="0.740114">
                <text:p>0.740114</text:p>
              </table:table-cell>
              <table:table-cell office:value-type="float" office:value="0.800914">
                <text:p>0.800914</text:p>
              </table:table-cell>
              <table:table-cell office:value-type="float" office:value="0.845714">
                <text:p>0.845714</text:p>
              </table:table-cell>
              <table:table-cell office:value-type="float" office:value="0.879771">
                <text:p>0.879771</text:p>
              </table:table-cell>
              <table:table-cell office:value-type="float" office:value="0.898743">
                <text:p>0.898743</text:p>
              </table:table-cell>
              <table:table-cell office:value-type="float" office:value="0.917943">
                <text:p>0.917943</text:p>
              </table:table-cell>
              <table:table-cell office:value-type="float" office:value="0.937371">
                <text:p>0.93737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8">
                <text:p>0.968</text:p>
              </table:table-cell>
              <table:table-cell office:value-type="float" office:value="0.814217">
                <text:p>0.81421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02857">
                <text:p>0.502857</text:p>
              </table:table-cell>
              <table:table-cell office:value-type="float" office:value="0.682971">
                <text:p>0.682971</text:p>
              </table:table-cell>
              <table:table-cell office:value-type="float" office:value="0.770286">
                <text:p>0.770286</text:p>
              </table:table-cell>
              <table:table-cell office:value-type="float" office:value="0.813029">
                <text:p>0.813029</text:p>
              </table:table-cell>
              <table:table-cell office:value-type="float" office:value="0.852114">
                <text:p>0.852114</text:p>
              </table:table-cell>
              <table:table-cell office:value-type="float" office:value="0.879771">
                <text:p>0.879771</text:p>
              </table:table-cell>
              <table:table-cell office:value-type="float" office:value="0.895771">
                <text:p>0.895771</text:p>
              </table:table-cell>
              <table:table-cell office:value-type="float" office:value="0.917943">
                <text:p>0.917943</text:p>
              </table:table-cell>
              <table:table-cell office:value-type="float" office:value="0.938057">
                <text:p>0.938057</text:p>
              </table:table-cell>
              <table:table-cell office:value-type="float" office:value="0.954971">
                <text:p>0.954971</text:p>
              </table:table-cell>
              <table:table-cell office:value-type="float" office:value="0.968">
                <text:p>0.968</text:p>
              </table:table-cell>
              <table:table-cell office:value-type="float" office:value="0.820777">
                <text:p>0.82077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498514">
                <text:p>0.498514</text:p>
              </table:table-cell>
              <table:table-cell office:value-type="float" office:value="0.672457">
                <text:p>0.672457</text:p>
              </table:table-cell>
              <table:table-cell office:value-type="float" office:value="0.752457">
                <text:p>0.752457</text:p>
              </table:table-cell>
              <table:table-cell office:value-type="float" office:value="0.793143">
                <text:p>0.793143</text:p>
              </table:table-cell>
              <table:table-cell office:value-type="float" office:value="0.835886">
                <text:p>0.835886</text:p>
              </table:table-cell>
              <table:table-cell office:value-type="float" office:value="0.870629">
                <text:p>0.870629</text:p>
              </table:table-cell>
              <table:table-cell office:value-type="float" office:value="0.893029">
                <text:p>0.893029</text:p>
              </table:table-cell>
              <table:table-cell office:value-type="float" office:value="0.912">
                <text:p>0.912</text:p>
              </table:table-cell>
              <table:table-cell office:value-type="float" office:value="0.931886">
                <text:p>0.931886</text:p>
              </table:table-cell>
              <table:table-cell office:value-type="float" office:value="0.952686">
                <text:p>0.952686</text:p>
              </table:table-cell>
              <table:table-cell office:value-type="float" office:value="0.968">
                <text:p>0.968</text:p>
              </table:table-cell>
              <table:table-cell office:value-type="float" office:value="0.811269">
                <text:p>0.81126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489829">
                <text:p>0.489829</text:p>
              </table:table-cell>
              <table:table-cell office:value-type="float" office:value="0.677486">
                <text:p>0.677486</text:p>
              </table:table-cell>
              <table:table-cell office:value-type="float" office:value="0.7536">
                <text:p>0.7536</text:p>
              </table:table-cell>
              <table:table-cell office:value-type="float" office:value="0.8016">
                <text:p>0.8016</text:p>
              </table:table-cell>
              <table:table-cell office:value-type="float" office:value="0.846171">
                <text:p>0.846171</text:p>
              </table:table-cell>
              <table:table-cell office:value-type="float" office:value="0.875429">
                <text:p>0.875429</text:p>
              </table:table-cell>
              <table:table-cell office:value-type="float" office:value="0.892571">
                <text:p>0.892571</text:p>
              </table:table-cell>
              <table:table-cell office:value-type="float" office:value="0.911086">
                <text:p>0.911086</text:p>
              </table:table-cell>
              <table:table-cell office:value-type="float" office:value="0.933714">
                <text:p>0.933714</text:p>
              </table:table-cell>
              <table:table-cell office:value-type="float" office:value="0.954286">
                <text:p>0.954286</text:p>
              </table:table-cell>
              <table:table-cell office:value-type="float" office:value="0.976">
                <text:p>0.976</text:p>
              </table:table-cell>
              <table:table-cell office:value-type="float" office:value="0.813577">
                <text:p>0.81357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471086">
                <text:p>0.471086</text:p>
              </table:table-cell>
              <table:table-cell office:value-type="float" office:value="0.679086">
                <text:p>0.679086</text:p>
              </table:table-cell>
              <table:table-cell office:value-type="float" office:value="0.762514">
                <text:p>0.762514</text:p>
              </table:table-cell>
              <table:table-cell office:value-type="float" office:value="0.813486">
                <text:p>0.813486</text:p>
              </table:table-cell>
              <table:table-cell office:value-type="float" office:value="0.857371">
                <text:p>0.857371</text:p>
              </table:table-cell>
              <table:table-cell office:value-type="float" office:value="0.8816">
                <text:p>0.8816</text:p>
              </table:table-cell>
              <table:table-cell office:value-type="float" office:value="0.898971">
                <text:p>0.898971</text:p>
              </table:table-cell>
              <table:table-cell office:value-type="float" office:value="0.912686">
                <text:p>0.912686</text:p>
              </table:table-cell>
              <table:table-cell office:value-type="float" office:value="0.933714">
                <text:p>0.933714</text:p>
              </table:table-cell>
              <table:table-cell office:value-type="float" office:value="0.954057">
                <text:p>0.954057</text:p>
              </table:table-cell>
              <table:table-cell office:value-type="float" office:value="0.968">
                <text:p>0.968</text:p>
              </table:table-cell>
              <table:table-cell office:value-type="float" office:value="0.816457">
                <text:p>0.8164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453486">
                <text:p>0.453486</text:p>
              </table:table-cell>
              <table:table-cell office:value-type="float" office:value="0.626057">
                <text:p>0.626057</text:p>
              </table:table-cell>
              <table:table-cell office:value-type="float" office:value="0.7184">
                <text:p>0.7184</text:p>
              </table:table-cell>
              <table:table-cell office:value-type="float" office:value="0.796571">
                <text:p>0.796571</text:p>
              </table:table-cell>
              <table:table-cell office:value-type="float" office:value="0.842971">
                <text:p>0.842971</text:p>
              </table:table-cell>
              <table:table-cell office:value-type="float" office:value="0.874057">
                <text:p>0.874057</text:p>
              </table:table-cell>
              <table:table-cell office:value-type="float" office:value="0.893486">
                <text:p>0.893486</text:p>
              </table:table-cell>
              <table:table-cell office:value-type="float" office:value="0.908114">
                <text:p>0.908114</text:p>
              </table:table-cell>
              <table:table-cell office:value-type="float" office:value="0.927086">
                <text:p>0.927086</text:p>
              </table:table-cell>
              <table:table-cell office:value-type="float" office:value="0.953143">
                <text:p>0.953143</text:p>
              </table:table-cell>
              <table:table-cell office:value-type="float" office:value="0.968">
                <text:p>0.968</text:p>
              </table:table-cell>
              <table:table-cell office:value-type="float" office:value="0.799337">
                <text:p>0.79933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420571">
                <text:p>0.420571</text:p>
              </table:table-cell>
              <table:table-cell office:value-type="float" office:value="0.580571">
                <text:p>0.580571</text:p>
              </table:table-cell>
              <table:table-cell office:value-type="float" office:value="0.669943">
                <text:p>0.669943</text:p>
              </table:table-cell>
              <table:table-cell office:value-type="float" office:value="0.759771">
                <text:p>0.759771</text:p>
              </table:table-cell>
              <table:table-cell office:value-type="float" office:value="0.818743">
                <text:p>0.818743</text:p>
              </table:table-cell>
              <table:table-cell office:value-type="float" office:value="0.860114">
                <text:p>0.860114</text:p>
              </table:table-cell>
              <table:table-cell office:value-type="float" office:value="0.889143">
                <text:p>0.889143</text:p>
              </table:table-cell>
              <table:table-cell office:value-type="float" office:value="0.908571">
                <text:p>0.908571</text:p>
              </table:table-cell>
              <table:table-cell office:value-type="float" office:value="0.928">
                <text:p>0.928</text:p>
              </table:table-cell>
              <table:table-cell office:value-type="float" office:value="0.952914">
                <text:p>0.952914</text:p>
              </table:table-cell>
              <table:table-cell office:value-type="float" office:value="0.968">
                <text:p>0.968</text:p>
              </table:table-cell>
              <table:table-cell office:value-type="float" office:value="0.778834">
                <text:p>0.77883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4256">
                <text:p>0.4256</text:p>
              </table:table-cell>
              <table:table-cell office:value-type="float" office:value="0.616686">
                <text:p>0.616686</text:p>
              </table:table-cell>
              <table:table-cell office:value-type="float" office:value="0.706514">
                <text:p>0.706514</text:p>
              </table:table-cell>
              <table:table-cell office:value-type="float" office:value="0.785829">
                <text:p>0.785829</text:p>
              </table:table-cell>
              <table:table-cell office:value-type="float" office:value="0.836571">
                <text:p>0.836571</text:p>
              </table:table-cell>
              <table:table-cell office:value-type="float" office:value="0.869714">
                <text:p>0.869714</text:p>
              </table:table-cell>
              <table:table-cell office:value-type="float" office:value="0.892571">
                <text:p>0.892571</text:p>
              </table:table-cell>
              <table:table-cell office:value-type="float" office:value="0.912686">
                <text:p>0.912686</text:p>
              </table:table-cell>
              <table:table-cell office:value-type="float" office:value="0.933029">
                <text:p>0.933029</text:p>
              </table:table-cell>
              <table:table-cell office:value-type="float" office:value="0.9536">
                <text:p>0.9536</text:p>
              </table:table-cell>
              <table:table-cell office:value-type="float" office:value="0.968">
                <text:p>0.968</text:p>
              </table:table-cell>
              <table:table-cell office:value-type="float" office:value="0.79328">
                <text:p>0.79328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385143">
                <text:p>0.385143</text:p>
              </table:table-cell>
              <table:table-cell office:value-type="float" office:value="0.581714">
                <text:p>0.581714</text:p>
              </table:table-cell>
              <table:table-cell office:value-type="float" office:value="0.691429">
                <text:p>0.691429</text:p>
              </table:table-cell>
              <table:table-cell office:value-type="float" office:value="0.766857">
                <text:p>0.766857</text:p>
              </table:table-cell>
              <table:table-cell office:value-type="float" office:value="0.814857">
                <text:p>0.814857</text:p>
              </table:table-cell>
              <table:table-cell office:value-type="float" office:value="0.853943">
                <text:p>0.853943</text:p>
              </table:table-cell>
              <table:table-cell office:value-type="float" office:value="0.8864">
                <text:p>0.8864</text:p>
              </table:table-cell>
              <table:table-cell office:value-type="float" office:value="0.907886">
                <text:p>0.907886</text:p>
              </table:table-cell>
              <table:table-cell office:value-type="float" office:value="0.928457">
                <text:p>0.928457</text:p>
              </table:table-cell>
              <table:table-cell office:value-type="float" office:value="0.9504">
                <text:p>0.9504</text:p>
              </table:table-cell>
              <table:table-cell office:value-type="float" office:value="0.968">
                <text:p>0.968</text:p>
              </table:table-cell>
              <table:table-cell office:value-type="float" office:value="0.776709">
                <text:p>0.77670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376457">
                <text:p>0.376457</text:p>
              </table:table-cell>
              <table:table-cell office:value-type="float" office:value="0.586286">
                <text:p>0.586286</text:p>
              </table:table-cell>
              <table:table-cell office:value-type="float" office:value="0.697143">
                <text:p>0.697143</text:p>
              </table:table-cell>
              <table:table-cell office:value-type="float" office:value="0.786743">
                <text:p>0.786743</text:p>
              </table:table-cell>
              <table:table-cell office:value-type="float" office:value="0.8336">
                <text:p>0.8336</text:p>
              </table:table-cell>
              <table:table-cell office:value-type="float" office:value="0.862171">
                <text:p>0.862171</text:p>
              </table:table-cell>
              <table:table-cell office:value-type="float" office:value="0.886171">
                <text:p>0.886171</text:p>
              </table:table-cell>
              <table:table-cell office:value-type="float" office:value="0.906057">
                <text:p>0.906057</text:p>
              </table:table-cell>
              <table:table-cell office:value-type="float" office:value="0.929143">
                <text:p>0.929143</text:p>
              </table:table-cell>
              <table:table-cell office:value-type="float" office:value="0.952914">
                <text:p>0.952914</text:p>
              </table:table-cell>
              <table:table-cell office:value-type="float" office:value="0.968">
                <text:p>0.968</text:p>
              </table:table-cell>
              <table:table-cell office:value-type="float" office:value="0.781669">
                <text:p>0.78166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389257">
                <text:p>0.389257</text:p>
              </table:table-cell>
              <table:table-cell office:value-type="float" office:value="0.5952">
                <text:p>0.5952</text:p>
              </table:table-cell>
              <table:table-cell office:value-type="float" office:value="0.677257">
                <text:p>0.677257</text:p>
              </table:table-cell>
              <table:table-cell office:value-type="float" office:value="0.745829">
                <text:p>0.745829</text:p>
              </table:table-cell>
              <table:table-cell office:value-type="float" office:value="0.806857">
                <text:p>0.806857</text:p>
              </table:table-cell>
              <table:table-cell office:value-type="float" office:value="0.856">
                <text:p>0.856</text:p>
              </table:table-cell>
              <table:table-cell office:value-type="float" office:value="0.880686">
                <text:p>0.880686</text:p>
              </table:table-cell>
              <table:table-cell office:value-type="float" office:value="0.901714">
                <text:p>0.901714</text:p>
              </table:table-cell>
              <table:table-cell office:value-type="float" office:value="0.921143">
                <text:p>0.921143</text:p>
              </table:table-cell>
              <table:table-cell office:value-type="float" office:value="0.951771">
                <text:p>0.951771</text:p>
              </table:table-cell>
              <table:table-cell office:value-type="float" office:value="0.968">
                <text:p>0.968</text:p>
              </table:table-cell>
              <table:table-cell office:value-type="float" office:value="0.772571">
                <text:p>0.7725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18743">
                <text:p>0.418743</text:p>
              </table:table-cell>
              <table:table-cell office:value-type="float" office:value="0.611657">
                <text:p>0.611657</text:p>
              </table:table-cell>
              <table:table-cell office:value-type="float" office:value="0.683886">
                <text:p>0.683886</text:p>
              </table:table-cell>
              <table:table-cell office:value-type="float" office:value="0.747886">
                <text:p>0.747886</text:p>
              </table:table-cell>
              <table:table-cell office:value-type="float" office:value="0.805486">
                <text:p>0.805486</text:p>
              </table:table-cell>
              <table:table-cell office:value-type="float" office:value="0.857143">
                <text:p>0.857143</text:p>
              </table:table-cell>
              <table:table-cell office:value-type="float" office:value="0.887314">
                <text:p>0.887314</text:p>
              </table:table-cell>
              <table:table-cell office:value-type="float" office:value="0.905829">
                <text:p>0.905829</text:p>
              </table:table-cell>
              <table:table-cell office:value-type="float" office:value="0.923657">
                <text:p>0.923657</text:p>
              </table:table-cell>
              <table:table-cell office:value-type="float" office:value="0.953143">
                <text:p>0.953143</text:p>
              </table:table-cell>
              <table:table-cell office:value-type="float" office:value="0.968">
                <text:p>0.968</text:p>
              </table:table-cell>
              <table:table-cell office:value-type="float" office:value="0.779474">
                <text:p>0.77947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404114">
                <text:p>0.404114</text:p>
              </table:table-cell>
              <table:table-cell office:value-type="float" office:value="0.587429">
                <text:p>0.587429</text:p>
              </table:table-cell>
              <table:table-cell office:value-type="float" office:value="0.662857">
                <text:p>0.662857</text:p>
              </table:table-cell>
              <table:table-cell office:value-type="float" office:value="0.725714">
                <text:p>0.725714</text:p>
              </table:table-cell>
              <table:table-cell office:value-type="float" office:value="0.778057">
                <text:p>0.778057</text:p>
              </table:table-cell>
              <table:table-cell office:value-type="float" office:value="0.8416">
                <text:p>0.8416</text:p>
              </table:table-cell>
              <table:table-cell office:value-type="float" office:value="0.882514">
                <text:p>0.882514</text:p>
              </table:table-cell>
              <table:table-cell office:value-type="float" office:value="0.9024">
                <text:p>0.9024</text:p>
              </table:table-cell>
              <table:table-cell office:value-type="float" office:value="0.9216">
                <text:p>0.9216</text:p>
              </table:table-cell>
              <table:table-cell office:value-type="float" office:value="0.951771">
                <text:p>0.951771</text:p>
              </table:table-cell>
              <table:table-cell office:value-type="float" office:value="0.968">
                <text:p>0.968</text:p>
              </table:table-cell>
              <table:table-cell office:value-type="float" office:value="0.765806">
                <text:p>0.76580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397257">
                <text:p>0.397257</text:p>
              </table:table-cell>
              <table:table-cell office:value-type="float" office:value="0.598857">
                <text:p>0.598857</text:p>
              </table:table-cell>
              <table:table-cell office:value-type="float" office:value="0.669257">
                <text:p>0.669257</text:p>
              </table:table-cell>
              <table:table-cell office:value-type="float" office:value="0.732343">
                <text:p>0.732343</text:p>
              </table:table-cell>
              <table:table-cell office:value-type="float" office:value="0.807086">
                <text:p>0.807086</text:p>
              </table:table-cell>
              <table:table-cell office:value-type="float" office:value="0.854171">
                <text:p>0.854171</text:p>
              </table:table-cell>
              <table:table-cell office:value-type="float" office:value="0.882743">
                <text:p>0.882743</text:p>
              </table:table-cell>
              <table:table-cell office:value-type="float" office:value="0.904">
                <text:p>0.904</text:p>
              </table:table-cell>
              <table:table-cell office:value-type="float" office:value="0.9232">
                <text:p>0.9232</text:p>
              </table:table-cell>
              <table:table-cell office:value-type="float" office:value="0.950171">
                <text:p>0.950171</text:p>
              </table:table-cell>
              <table:table-cell office:value-type="float" office:value="0.968">
                <text:p>0.968</text:p>
              </table:table-cell>
              <table:table-cell office:value-type="float" office:value="0.771909">
                <text:p>0.771909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4016">
                <text:p>0.4016</text:p>
              </table:table-cell>
              <table:table-cell office:value-type="float" office:value="0.570514">
                <text:p>0.570514</text:p>
              </table:table-cell>
              <table:table-cell office:value-type="float" office:value="0.632914">
                <text:p>0.632914</text:p>
              </table:table-cell>
              <table:table-cell office:value-type="float" office:value="0.686629">
                <text:p>0.686629</text:p>
              </table:table-cell>
              <table:table-cell office:value-type="float" office:value="0.761143">
                <text:p>0.761143</text:p>
              </table:table-cell>
              <table:table-cell office:value-type="float" office:value="0.8288">
                <text:p>0.8288</text:p>
              </table:table-cell>
              <table:table-cell office:value-type="float" office:value="0.868114">
                <text:p>0.868114</text:p>
              </table:table-cell>
              <table:table-cell office:value-type="float" office:value="0.893714">
                <text:p>0.893714</text:p>
              </table:table-cell>
              <table:table-cell office:value-type="float" office:value="0.918857">
                <text:p>0.918857</text:p>
              </table:table-cell>
              <table:table-cell office:value-type="float" office:value="0.951086">
                <text:p>0.951086</text:p>
              </table:table-cell>
              <table:table-cell office:value-type="float" office:value="0.968">
                <text:p>0.968</text:p>
              </table:table-cell>
              <table:table-cell office:value-type="float" office:value="0.751337">
                <text:p>0.75133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3776">
                <text:p>0.3776</text:p>
              </table:table-cell>
              <table:table-cell office:value-type="float" office:value="0.565029">
                <text:p>0.565029</text:p>
              </table:table-cell>
              <table:table-cell office:value-type="float" office:value="0.637029">
                <text:p>0.637029</text:p>
              </table:table-cell>
              <table:table-cell office:value-type="float" office:value="0.710857">
                <text:p>0.710857</text:p>
              </table:table-cell>
              <table:table-cell office:value-type="float" office:value="0.787657">
                <text:p>0.787657</text:p>
              </table:table-cell>
              <table:table-cell office:value-type="float" office:value="0.845714">
                <text:p>0.845714</text:p>
              </table:table-cell>
              <table:table-cell office:value-type="float" office:value="0.872686">
                <text:p>0.872686</text:p>
              </table:table-cell>
              <table:table-cell office:value-type="float" office:value="0.893943">
                <text:p>0.893943</text:p>
              </table:table-cell>
              <table:table-cell office:value-type="float" office:value="0.9216">
                <text:p>0.9216</text:p>
              </table:table-cell>
              <table:table-cell office:value-type="float" office:value="0.951771">
                <text:p>0.951771</text:p>
              </table:table-cell>
              <table:table-cell office:value-type="float" office:value="0.968">
                <text:p>0.968</text:p>
              </table:table-cell>
              <table:table-cell office:value-type="float" office:value="0.756389">
                <text:p>0.75638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389486">
                <text:p>0.389486</text:p>
              </table:table-cell>
              <table:table-cell office:value-type="float" office:value="0.559543">
                <text:p>0.559543</text:p>
              </table:table-cell>
              <table:table-cell office:value-type="float" office:value="0.631086">
                <text:p>0.631086</text:p>
              </table:table-cell>
              <table:table-cell office:value-type="float" office:value="0.688457">
                <text:p>0.688457</text:p>
              </table:table-cell>
              <table:table-cell office:value-type="float" office:value="0.774171">
                <text:p>0.774171</text:p>
              </table:table-cell>
              <table:table-cell office:value-type="float" office:value="0.8352">
                <text:p>0.8352</text:p>
              </table:table-cell>
              <table:table-cell office:value-type="float" office:value="0.866057">
                <text:p>0.866057</text:p>
              </table:table-cell>
              <table:table-cell office:value-type="float" office:value="0.888914">
                <text:p>0.888914</text:p>
              </table:table-cell>
              <table:table-cell office:value-type="float" office:value="0.911314">
                <text:p>0.911314</text:p>
              </table:table-cell>
              <table:table-cell office:value-type="float" office:value="0.948343">
                <text:p>0.948343</text:p>
              </table:table-cell>
              <table:table-cell office:value-type="float" office:value="0.968">
                <text:p>0.968</text:p>
              </table:table-cell>
              <table:table-cell office:value-type="float" office:value="0.749257">
                <text:p>0.749257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378057">
                <text:p>0.378057</text:p>
              </table:table-cell>
              <table:table-cell office:value-type="float" office:value="0.5472">
                <text:p>0.5472</text:p>
              </table:table-cell>
              <table:table-cell office:value-type="float" office:value="0.625143">
                <text:p>0.625143</text:p>
              </table:table-cell>
              <table:table-cell office:value-type="float" office:value="0.684571">
                <text:p>0.684571</text:p>
              </table:table-cell>
              <table:table-cell office:value-type="float" office:value="0.764114">
                <text:p>0.764114</text:p>
              </table:table-cell>
              <table:table-cell office:value-type="float" office:value="0.828343">
                <text:p>0.828343</text:p>
              </table:table-cell>
              <table:table-cell office:value-type="float" office:value="0.866971">
                <text:p>0.866971</text:p>
              </table:table-cell>
              <table:table-cell office:value-type="float" office:value="0.892114">
                <text:p>0.892114</text:p>
              </table:table-cell>
              <table:table-cell office:value-type="float" office:value="0.912686">
                <text:p>0.912686</text:p>
              </table:table-cell>
              <table:table-cell office:value-type="float" office:value="0.946514">
                <text:p>0.946514</text:p>
              </table:table-cell>
              <table:table-cell office:value-type="float" office:value="0.968">
                <text:p>0.968</text:p>
              </table:table-cell>
              <table:table-cell office:value-type="float" office:value="0.744571">
                <text:p>0.74457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386286">
                <text:p>0.386286</text:p>
              </table:table-cell>
              <table:table-cell office:value-type="float" office:value="0.5488">
                <text:p>0.5488</text:p>
              </table:table-cell>
              <table:table-cell office:value-type="float" office:value="0.634286">
                <text:p>0.634286</text:p>
              </table:table-cell>
              <table:table-cell office:value-type="float" office:value="0.696">
                <text:p>0.696</text:p>
              </table:table-cell>
              <table:table-cell office:value-type="float" office:value="0.7776">
                <text:p>0.7776</text:p>
              </table:table-cell>
              <table:table-cell office:value-type="float" office:value="0.8368">
                <text:p>0.8368</text:p>
              </table:table-cell>
              <table:table-cell office:value-type="float" office:value="0.865829">
                <text:p>0.865829</text:p>
              </table:table-cell>
              <table:table-cell office:value-type="float" office:value="0.888457">
                <text:p>0.888457</text:p>
              </table:table-cell>
              <table:table-cell office:value-type="float" office:value="0.9136">
                <text:p>0.9136</text:p>
              </table:table-cell>
              <table:table-cell office:value-type="float" office:value="0.949714">
                <text:p>0.949714</text:p>
              </table:table-cell>
              <table:table-cell office:value-type="float" office:value="0.968">
                <text:p>0.968</text:p>
              </table:table-cell>
              <table:table-cell office:value-type="float" office:value="0.749737">
                <text:p>0.749737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414857">
                <text:p>0.414857</text:p>
              </table:table-cell>
              <table:table-cell office:value-type="float" office:value="0.543543">
                <text:p>0.543543</text:p>
              </table:table-cell>
              <table:table-cell office:value-type="float" office:value="0.625143">
                <text:p>0.625143</text:p>
              </table:table-cell>
              <table:table-cell office:value-type="float" office:value="0.694171">
                <text:p>0.694171</text:p>
              </table:table-cell>
              <table:table-cell office:value-type="float" office:value="0.771429">
                <text:p>0.771429</text:p>
              </table:table-cell>
              <table:table-cell office:value-type="float" office:value="0.8288">
                <text:p>0.8288</text:p>
              </table:table-cell>
              <table:table-cell office:value-type="float" office:value="0.870857">
                <text:p>0.870857</text:p>
              </table:table-cell>
              <table:table-cell office:value-type="float" office:value="0.892343">
                <text:p>0.892343</text:p>
              </table:table-cell>
              <table:table-cell office:value-type="float" office:value="0.913143">
                <text:p>0.913143</text:p>
              </table:table-cell>
              <table:table-cell office:value-type="float" office:value="0.947886">
                <text:p>0.947886</text:p>
              </table:table-cell>
              <table:table-cell office:value-type="float" office:value="0.968">
                <text:p>0.968</text:p>
              </table:table-cell>
              <table:table-cell office:value-type="float" office:value="0.750217">
                <text:p>0.75021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402057">
                <text:p>0.402057</text:p>
              </table:table-cell>
              <table:table-cell office:value-type="float" office:value="0.558171">
                <text:p>0.558171</text:p>
              </table:table-cell>
              <table:table-cell office:value-type="float" office:value="0.6288">
                <text:p>0.6288</text:p>
              </table:table-cell>
              <table:table-cell office:value-type="float" office:value="0.688">
                <text:p>0.688</text:p>
              </table:table-cell>
              <table:table-cell office:value-type="float" office:value="0.751543">
                <text:p>0.751543</text:p>
              </table:table-cell>
              <table:table-cell office:value-type="float" office:value="0.811886">
                <text:p>0.811886</text:p>
              </table:table-cell>
              <table:table-cell office:value-type="float" office:value="0.858286">
                <text:p>0.858286</text:p>
              </table:table-cell>
              <table:table-cell office:value-type="float" office:value="0.8864">
                <text:p>0.8864</text:p>
              </table:table-cell>
              <table:table-cell office:value-type="float" office:value="0.909486">
                <text:p>0.909486</text:p>
              </table:table-cell>
              <table:table-cell office:value-type="float" office:value="0.9456">
                <text:p>0.9456</text:p>
              </table:table-cell>
              <table:table-cell office:value-type="float" office:value="0.968">
                <text:p>0.968</text:p>
              </table:table-cell>
              <table:table-cell office:value-type="float" office:value="0.744023">
                <text:p>0.74402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408229">
                <text:p>0.408229</text:p>
              </table:table-cell>
              <table:table-cell office:value-type="float" office:value="0.583771">
                <text:p>0.583771</text:p>
              </table:table-cell>
              <table:table-cell office:value-type="float" office:value="0.644343">
                <text:p>0.644343</text:p>
              </table:table-cell>
              <table:table-cell office:value-type="float" office:value="0.684571">
                <text:p>0.684571</text:p>
              </table:table-cell>
              <table:table-cell office:value-type="float" office:value="0.743314">
                <text:p>0.743314</text:p>
              </table:table-cell>
              <table:table-cell office:value-type="float" office:value="0.818286">
                <text:p>0.8182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90514">
                <text:p>0.890514</text:p>
              </table:table-cell>
              <table:table-cell office:value-type="float" office:value="0.915429">
                <text:p>0.915429</text:p>
              </table:table-cell>
              <table:table-cell office:value-type="float" office:value="0.947429">
                <text:p>0.947429</text:p>
              </table:table-cell>
              <table:table-cell office:value-type="float" office:value="0.968">
                <text:p>0.968</text:p>
              </table:table-cell>
              <table:table-cell office:value-type="float" office:value="0.749874">
                <text:p>0.74987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456229">
                <text:p>0.456229</text:p>
              </table:table-cell>
              <table:table-cell office:value-type="float" office:value="0.603886">
                <text:p>0.603886</text:p>
              </table:table-cell>
              <table:table-cell office:value-type="float" office:value="0.674971">
                <text:p>0.674971</text:p>
              </table:table-cell>
              <table:table-cell office:value-type="float" office:value="0.729143">
                <text:p>0.729143</text:p>
              </table:table-cell>
              <table:table-cell office:value-type="float" office:value="0.789029">
                <text:p>0.789029</text:p>
              </table:table-cell>
              <table:table-cell office:value-type="float" office:value="0.8336">
                <text:p>0.8336</text:p>
              </table:table-cell>
              <table:table-cell office:value-type="float" office:value="0.865829">
                <text:p>0.865829</text:p>
              </table:table-cell>
              <table:table-cell office:value-type="float" office:value="0.889371">
                <text:p>0.889371</text:p>
              </table:table-cell>
              <table:table-cell office:value-type="float" office:value="0.912914">
                <text:p>0.912914</text:p>
              </table:table-cell>
              <table:table-cell office:value-type="float" office:value="0.944">
                <text:p>0.944</text:p>
              </table:table-cell>
              <table:table-cell office:value-type="float" office:value="0.96">
                <text:p>0.96</text:p>
              </table:table-cell>
              <table:table-cell office:value-type="float" office:value="0.769897">
                <text:p>0.769897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432914">
                <text:p>0.432914</text:p>
              </table:table-cell>
              <table:table-cell office:value-type="float" office:value="0.5712">
                <text:p>0.5712</text:p>
              </table:table-cell>
              <table:table-cell office:value-type="float" office:value="0.645257">
                <text:p>0.645257</text:p>
              </table:table-cell>
              <table:table-cell office:value-type="float" office:value="0.702171">
                <text:p>0.702171</text:p>
              </table:table-cell>
              <table:table-cell office:value-type="float" office:value="0.765486">
                <text:p>0.765486</text:p>
              </table:table-cell>
              <table:table-cell office:value-type="float" office:value="0.821714">
                <text:p>0.821714</text:p>
              </table:table-cell>
              <table:table-cell office:value-type="float" office:value="0.865143">
                <text:p>0.865143</text:p>
              </table:table-cell>
              <table:table-cell office:value-type="float" office:value="0.888914">
                <text:p>0.888914</text:p>
              </table:table-cell>
              <table:table-cell office:value-type="float" office:value="0.910171">
                <text:p>0.910171</text:p>
              </table:table-cell>
              <table:table-cell office:value-type="float" office:value="0.943543">
                <text:p>0.943543</text:p>
              </table:table-cell>
              <table:table-cell office:value-type="float" office:value="0.96">
                <text:p>0.96</text:p>
              </table:table-cell>
              <table:table-cell office:value-type="float" office:value="0.754651">
                <text:p>0.75465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4496">
                <text:p>0.4496</text:p>
              </table:table-cell>
              <table:table-cell office:value-type="float" office:value="0.6064">
                <text:p>0.6064</text:p>
              </table:table-cell>
              <table:table-cell office:value-type="float" office:value="0.670629">
                <text:p>0.670629</text:p>
              </table:table-cell>
              <table:table-cell office:value-type="float" office:value="0.720229">
                <text:p>0.720229</text:p>
              </table:table-cell>
              <table:table-cell office:value-type="float" office:value="0.766171">
                <text:p>0.766171</text:p>
              </table:table-cell>
              <table:table-cell office:value-type="float" office:value="0.8208">
                <text:p>0.8208</text:p>
              </table:table-cell>
              <table:table-cell office:value-type="float" office:value="0.863086">
                <text:p>0.863086</text:p>
              </table:table-cell>
              <table:table-cell office:value-type="float" office:value="0.888914">
                <text:p>0.888914</text:p>
              </table:table-cell>
              <table:table-cell office:value-type="float" office:value="0.911086">
                <text:p>0.911086</text:p>
              </table:table-cell>
              <table:table-cell office:value-type="float" office:value="0.940571">
                <text:p>0.940571</text:p>
              </table:table-cell>
              <table:table-cell office:value-type="float" office:value="0.96">
                <text:p>0.96</text:p>
              </table:table-cell>
              <table:table-cell office:value-type="float" office:value="0.763749">
                <text:p>0.76374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444571">
                <text:p>0.444571</text:p>
              </table:table-cell>
              <table:table-cell office:value-type="float" office:value="0.598171">
                <text:p>0.598171</text:p>
              </table:table-cell>
              <table:table-cell office:value-type="float" office:value="0.656457">
                <text:p>0.656457</text:p>
              </table:table-cell>
              <table:table-cell office:value-type="float" office:value="0.714286">
                <text:p>0.714286</text:p>
              </table:table-cell>
              <table:table-cell office:value-type="float" office:value="0.768914">
                <text:p>0.768914</text:p>
              </table:table-cell>
              <table:table-cell office:value-type="float" office:value="0.8272">
                <text:p>0.8272</text:p>
              </table:table-cell>
              <table:table-cell office:value-type="float" office:value="0.869257">
                <text:p>0.869257</text:p>
              </table:table-cell>
              <table:table-cell office:value-type="float" office:value="0.894629">
                <text:p>0.894629</text:p>
              </table:table-cell>
              <table:table-cell office:value-type="float" office:value="0.915886">
                <text:p>0.915886</text:p>
              </table:table-cell>
              <table:table-cell office:value-type="float" office:value="0.942629">
                <text:p>0.942629</text:p>
              </table:table-cell>
              <table:table-cell office:value-type="float" office:value="0.96">
                <text:p>0.96</text:p>
              </table:table-cell>
              <table:table-cell office:value-type="float" office:value="0.7632">
                <text:p>0.763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426971">
                <text:p>0.426971</text:p>
              </table:table-cell>
              <table:table-cell office:value-type="float" office:value="0.582857">
                <text:p>0.582857</text:p>
              </table:table-cell>
              <table:table-cell office:value-type="float" office:value="0.657371">
                <text:p>0.657371</text:p>
              </table:table-cell>
              <table:table-cell office:value-type="float" office:value="0.713829">
                <text:p>0.713829</text:p>
              </table:table-cell>
              <table:table-cell office:value-type="float" office:value="0.765029">
                <text:p>0.765029</text:p>
              </table:table-cell>
              <table:table-cell office:value-type="float" office:value="0.817829">
                <text:p>0.817829</text:p>
              </table:table-cell>
              <table:table-cell office:value-type="float" office:value="0.860571">
                <text:p>0.860571</text:p>
              </table:table-cell>
              <table:table-cell office:value-type="float" office:value="0.8848">
                <text:p>0.8848</text:p>
              </table:table-cell>
              <table:table-cell office:value-type="float" office:value="0.909257">
                <text:p>0.909257</text:p>
              </table:table-cell>
              <table:table-cell office:value-type="float" office:value="0.941714">
                <text:p>0.941714</text:p>
              </table:table-cell>
              <table:table-cell office:value-type="float" office:value="0.968">
                <text:p>0.968</text:p>
              </table:table-cell>
              <table:table-cell office:value-type="float" office:value="0.756023">
                <text:p>0.756023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401143">
                <text:p>0.401143</text:p>
              </table:table-cell>
              <table:table-cell office:value-type="float" office:value="0.5808">
                <text:p>0.5808</text:p>
              </table:table-cell>
              <table:table-cell office:value-type="float" office:value="0.654629">
                <text:p>0.654629</text:p>
              </table:table-cell>
              <table:table-cell office:value-type="float" office:value="0.721829">
                <text:p>0.721829</text:p>
              </table:table-cell>
              <table:table-cell office:value-type="float" office:value="0.773486">
                <text:p>0.773486</text:p>
              </table:table-cell>
              <table:table-cell office:value-type="float" office:value="0.826286">
                <text:p>0.826286</text:p>
              </table:table-cell>
              <table:table-cell office:value-type="float" office:value="0.864229">
                <text:p>0.864229</text:p>
              </table:table-cell>
              <table:table-cell office:value-type="float" office:value="0.888229">
                <text:p>0.888229</text:p>
              </table:table-cell>
              <table:table-cell office:value-type="float" office:value="0.911086">
                <text:p>0.911086</text:p>
              </table:table-cell>
              <table:table-cell office:value-type="float" office:value="0.941714">
                <text:p>0.941714</text:p>
              </table:table-cell>
              <table:table-cell office:value-type="float" office:value="0.968">
                <text:p>0.968</text:p>
              </table:table-cell>
              <table:table-cell office:value-type="float" office:value="0.756343">
                <text:p>0.756343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408686">
                <text:p>0.408686</text:p>
              </table:table-cell>
              <table:table-cell office:value-type="float" office:value="0.562971">
                <text:p>0.562971</text:p>
              </table:table-cell>
              <table:table-cell office:value-type="float" office:value="0.645943">
                <text:p>0.645943</text:p>
              </table:table-cell>
              <table:table-cell office:value-type="float" office:value="0.696914">
                <text:p>0.696914</text:p>
              </table:table-cell>
              <table:table-cell office:value-type="float" office:value="0.754971">
                <text:p>0.754971</text:p>
              </table:table-cell>
              <table:table-cell office:value-type="float" office:value="0.811886">
                <text:p>0.811886</text:p>
              </table:table-cell>
              <table:table-cell office:value-type="float" office:value="0.850514">
                <text:p>0.850514</text:p>
              </table:table-cell>
              <table:table-cell office:value-type="float" office:value="0.880457">
                <text:p>0.880457</text:p>
              </table:table-cell>
              <table:table-cell office:value-type="float" office:value="0.905143">
                <text:p>0.905143</text:p>
              </table:table-cell>
              <table:table-cell office:value-type="float" office:value="0.9376">
                <text:p>0.9376</text:p>
              </table:table-cell>
              <table:table-cell office:value-type="float" office:value="0.96">
                <text:p>0.96</text:p>
              </table:table-cell>
              <table:table-cell office:value-type="float" office:value="0.745509">
                <text:p>0.745509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420343">
                <text:p>0.420343</text:p>
              </table:table-cell>
              <table:table-cell office:value-type="float" office:value="0.576">
                <text:p>0.576</text:p>
              </table:table-cell>
              <table:table-cell office:value-type="float" office:value="0.6352">
                <text:p>0.6352</text:p>
              </table:table-cell>
              <table:table-cell office:value-type="float" office:value="0.686171">
                <text:p>0.686171</text:p>
              </table:table-cell>
              <table:table-cell office:value-type="float" office:value="0.748343">
                <text:p>0.748343</text:p>
              </table:table-cell>
              <table:table-cell office:value-type="float" office:value="0.806857">
                <text:p>0.806857</text:p>
              </table:table-cell>
              <table:table-cell office:value-type="float" office:value="0.850286">
                <text:p>0.850286</text:p>
              </table:table-cell>
              <table:table-cell office:value-type="float" office:value="0.882057">
                <text:p>0.882057</text:p>
              </table:table-cell>
              <table:table-cell office:value-type="float" office:value="0.906971">
                <text:p>0.906971</text:p>
              </table:table-cell>
              <table:table-cell office:value-type="float" office:value="0.938743">
                <text:p>0.938743</text:p>
              </table:table-cell>
              <table:table-cell office:value-type="float" office:value="0.96">
                <text:p>0.96</text:p>
              </table:table-cell>
              <table:table-cell office:value-type="float" office:value="0.745097">
                <text:p>0.745097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3808">
                <text:p>0.3808</text:p>
              </table:table-cell>
              <table:table-cell office:value-type="float" office:value="0.539657">
                <text:p>0.539657</text:p>
              </table:table-cell>
              <table:table-cell office:value-type="float" office:value="0.608914">
                <text:p>0.608914</text:p>
              </table:table-cell>
              <table:table-cell office:value-type="float" office:value="0.658057">
                <text:p>0.658057</text:p>
              </table:table-cell>
              <table:table-cell office:value-type="float" office:value="0.722057">
                <text:p>0.722057</text:p>
              </table:table-cell>
              <table:table-cell office:value-type="float" office:value="0.7696">
                <text:p>0.7696</text:p>
              </table:table-cell>
              <table:table-cell office:value-type="float" office:value="0.814857">
                <text:p>0.814857</text:p>
              </table:table-cell>
              <table:table-cell office:value-type="float" office:value="0.863771">
                <text:p>0.863771</text:p>
              </table:table-cell>
              <table:table-cell office:value-type="float" office:value="0.896">
                <text:p>0.896</text:p>
              </table:table-cell>
              <table:table-cell office:value-type="float" office:value="0.933714">
                <text:p>0.933714</text:p>
              </table:table-cell>
              <table:table-cell office:value-type="float" office:value="0.96">
                <text:p>0.96</text:p>
              </table:table-cell>
              <table:table-cell office:value-type="float" office:value="0.718743">
                <text:p>0.71874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396343">
                <text:p>0.396343</text:p>
              </table:table-cell>
              <table:table-cell office:value-type="float" office:value="0.5536">
                <text:p>0.5536</text:p>
              </table:table-cell>
              <table:table-cell office:value-type="float" office:value="0.617829">
                <text:p>0.617829</text:p>
              </table:table-cell>
              <table:table-cell office:value-type="float" office:value="0.663771">
                <text:p>0.663771</text:p>
              </table:table-cell>
              <table:table-cell office:value-type="float" office:value="0.725486">
                <text:p>0.725486</text:p>
              </table:table-cell>
              <table:table-cell office:value-type="float" office:value="0.771429">
                <text:p>0.771429</text:p>
              </table:table-cell>
              <table:table-cell office:value-type="float" office:value="0.821257">
                <text:p>0.821257</text:p>
              </table:table-cell>
              <table:table-cell office:value-type="float" office:value="0.864686">
                <text:p>0.864686</text:p>
              </table:table-cell>
              <table:table-cell office:value-type="float" office:value="0.898286">
                <text:p>0.898286</text:p>
              </table:table-cell>
              <table:table-cell office:value-type="float" office:value="0.934629">
                <text:p>0.934629</text:p>
              </table:table-cell>
              <table:table-cell office:value-type="float" office:value="0.96">
                <text:p>0.96</text:p>
              </table:table-cell>
              <table:table-cell office:value-type="float" office:value="0.724731">
                <text:p>0.72473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405486">
                <text:p>0.405486</text:p>
              </table:table-cell>
              <table:table-cell office:value-type="float" office:value="0.545371">
                <text:p>0.545371</text:p>
              </table:table-cell>
              <table:table-cell office:value-type="float" office:value="0.615543">
                <text:p>0.615543</text:p>
              </table:table-cell>
              <table:table-cell office:value-type="float" office:value="0.6736">
                <text:p>0.6736</text:p>
              </table:table-cell>
              <table:table-cell office:value-type="float" office:value="0.730514">
                <text:p>0.730514</text:p>
              </table:table-cell>
              <table:table-cell office:value-type="float" office:value="0.779429">
                <text:p>0.779429</text:p>
              </table:table-cell>
              <table:table-cell office:value-type="float" office:value="0.8304">
                <text:p>0.8304</text:p>
              </table:table-cell>
              <table:table-cell office:value-type="float" office:value="0.870857">
                <text:p>0.870857</text:p>
              </table:table-cell>
              <table:table-cell office:value-type="float" office:value="0.900343">
                <text:p>0.900343</text:p>
              </table:table-cell>
              <table:table-cell office:value-type="float" office:value="0.936457">
                <text:p>0.936457</text:p>
              </table:table-cell>
              <table:table-cell office:value-type="float" office:value="0.96">
                <text:p>0.96</text:p>
              </table:table-cell>
              <table:table-cell office:value-type="float" office:value="0.7288">
                <text:p>0.7288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400457">
                <text:p>0.400457</text:p>
              </table:table-cell>
              <table:table-cell office:value-type="float" office:value="0.551543">
                <text:p>0.551543</text:p>
              </table:table-cell>
              <table:table-cell office:value-type="float" office:value="0.625143">
                <text:p>0.625143</text:p>
              </table:table-cell>
              <table:table-cell office:value-type="float" office:value="0.684114">
                <text:p>0.684114</text:p>
              </table:table-cell>
              <table:table-cell office:value-type="float" office:value="0.750857">
                <text:p>0.750857</text:p>
              </table:table-cell>
              <table:table-cell office:value-type="float" office:value="0.802971">
                <text:p>0.802971</text:p>
              </table:table-cell>
              <table:table-cell office:value-type="float" office:value="0.8496">
                <text:p>0.8496</text:p>
              </table:table-cell>
              <table:table-cell office:value-type="float" office:value="0.881829">
                <text:p>0.881829</text:p>
              </table:table-cell>
              <table:table-cell office:value-type="float" office:value="0.9056">
                <text:p>0.9056</text:p>
              </table:table-cell>
              <table:table-cell office:value-type="float" office:value="0.938057">
                <text:p>0.938057</text:p>
              </table:table-cell>
              <table:table-cell office:value-type="float" office:value="0.96">
                <text:p>0.96</text:p>
              </table:table-cell>
              <table:table-cell office:value-type="float" office:value="0.739017">
                <text:p>0.73901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420571">
                <text:p>0.420571</text:p>
              </table:table-cell>
              <table:table-cell office:value-type="float" office:value="0.564114">
                <text:p>0.564114</text:p>
              </table:table-cell>
              <table:table-cell office:value-type="float" office:value="0.627429">
                <text:p>0.627429</text:p>
              </table:table-cell>
              <table:table-cell office:value-type="float" office:value="0.688457">
                <text:p>0.688457</text:p>
              </table:table-cell>
              <table:table-cell office:value-type="float" office:value="0.765029">
                <text:p>0.765029</text:p>
              </table:table-cell>
              <table:table-cell office:value-type="float" office:value="0.8096">
                <text:p>0.8096</text:p>
              </table:table-cell>
              <table:table-cell office:value-type="float" office:value="0.851886">
                <text:p>0.851886</text:p>
              </table:table-cell>
              <table:table-cell office:value-type="float" office:value="0.882057">
                <text:p>0.882057</text:p>
              </table:table-cell>
              <table:table-cell office:value-type="float" office:value="0.912914">
                <text:p>0.912914</text:p>
              </table:table-cell>
              <table:table-cell office:value-type="float" office:value="0.941257">
                <text:p>0.941257</text:p>
              </table:table-cell>
              <table:table-cell office:value-type="float" office:value="0.968">
                <text:p>0.968</text:p>
              </table:table-cell>
              <table:table-cell office:value-type="float" office:value="0.746331">
                <text:p>0.74633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449143">
                <text:p>0.449143</text:p>
              </table:table-cell>
              <table:table-cell office:value-type="float" office:value="0.591314">
                <text:p>0.591314</text:p>
              </table:table-cell>
              <table:table-cell office:value-type="float" office:value="0.644114">
                <text:p>0.644114</text:p>
              </table:table-cell>
              <table:table-cell office:value-type="float" office:value="0.704457">
                <text:p>0.704457</text:p>
              </table:table-cell>
              <table:table-cell office:value-type="float" office:value="0.768914">
                <text:p>0.768914</text:p>
              </table:table-cell>
              <table:table-cell office:value-type="float" office:value="0.813943">
                <text:p>0.813943</text:p>
              </table:table-cell>
              <table:table-cell office:value-type="float" office:value="0.852571">
                <text:p>0.852571</text:p>
              </table:table-cell>
              <table:table-cell office:value-type="float" office:value="0.885029">
                <text:p>0.885029</text:p>
              </table:table-cell>
              <table:table-cell office:value-type="float" office:value="0.9136">
                <text:p>0.9136</text:p>
              </table:table-cell>
              <table:table-cell office:value-type="float" office:value="0.943771">
                <text:p>0.943771</text:p>
              </table:table-cell>
              <table:table-cell office:value-type="float" office:value="0.968">
                <text:p>0.968</text:p>
              </table:table-cell>
              <table:table-cell office:value-type="float" office:value="0.756686">
                <text:p>0.75668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418743">
                <text:p>0.418743</text:p>
              </table:table-cell>
              <table:table-cell office:value-type="float" office:value="0.583543">
                <text:p>0.583543</text:p>
              </table:table-cell>
              <table:table-cell office:value-type="float" office:value="0.643657">
                <text:p>0.643657</text:p>
              </table:table-cell>
              <table:table-cell office:value-type="float" office:value="0.693257">
                <text:p>0.693257</text:p>
              </table:table-cell>
              <table:table-cell office:value-type="float" office:value="0.765943">
                <text:p>0.765943</text:p>
              </table:table-cell>
              <table:table-cell office:value-type="float" office:value="0.823086">
                <text:p>0.823086</text:p>
              </table:table-cell>
              <table:table-cell office:value-type="float" office:value="0.8576">
                <text:p>0.8576</text:p>
              </table:table-cell>
              <table:table-cell office:value-type="float" office:value="0.889371">
                <text:p>0.889371</text:p>
              </table:table-cell>
              <table:table-cell office:value-type="float" office:value="0.912">
                <text:p>0.912</text:p>
              </table:table-cell>
              <table:table-cell office:value-type="float" office:value="0.940114">
                <text:p>0.940114</text:p>
              </table:table-cell>
              <table:table-cell office:value-type="float" office:value="0.968">
                <text:p>0.968</text:p>
              </table:table-cell>
              <table:table-cell office:value-type="float" office:value="0.752731">
                <text:p>0.75273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408457">
                <text:p>0.408457</text:p>
              </table:table-cell>
              <table:table-cell office:value-type="float" office:value="0.586286">
                <text:p>0.586286</text:p>
              </table:table-cell>
              <table:table-cell office:value-type="float" office:value="0.644114">
                <text:p>0.644114</text:p>
              </table:table-cell>
              <table:table-cell office:value-type="float" office:value="0.694629">
                <text:p>0.694629</text:p>
              </table:table-cell>
              <table:table-cell office:value-type="float" office:value="0.754743">
                <text:p>0.754743</text:p>
              </table:table-cell>
              <table:table-cell office:value-type="float" office:value="0.8224">
                <text:p>0.8224</text:p>
              </table:table-cell>
              <table:table-cell office:value-type="float" office:value="0.862857">
                <text:p>0.862857</text:p>
              </table:table-cell>
              <table:table-cell office:value-type="float" office:value="0.889371">
                <text:p>0.889371</text:p>
              </table:table-cell>
              <table:table-cell office:value-type="float" office:value="0.909486">
                <text:p>0.909486</text:p>
              </table:table-cell>
              <table:table-cell office:value-type="float" office:value="0.940114">
                <text:p>0.940114</text:p>
              </table:table-cell>
              <table:table-cell office:value-type="float" office:value="0.968">
                <text:p>0.968</text:p>
              </table:table-cell>
              <table:table-cell office:value-type="float" office:value="0.751246">
                <text:p>0.75124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420343">
                <text:p>0.420343</text:p>
              </table:table-cell>
              <table:table-cell office:value-type="float" office:value="0.562057">
                <text:p>0.562057</text:p>
              </table:table-cell>
              <table:table-cell office:value-type="float" office:value="0.6384">
                <text:p>0.6384</text:p>
              </table:table-cell>
              <table:table-cell office:value-type="float" office:value="0.6896">
                <text:p>0.6896</text:p>
              </table:table-cell>
              <table:table-cell office:value-type="float" office:value="0.746743">
                <text:p>0.746743</text:p>
              </table:table-cell>
              <table:table-cell office:value-type="float" office:value="0.813486">
                <text:p>0.813486</text:p>
              </table:table-cell>
              <table:table-cell office:value-type="float" office:value="0.8544">
                <text:p>0.8544</text:p>
              </table:table-cell>
              <table:table-cell office:value-type="float" office:value="0.885943">
                <text:p>0.885943</text:p>
              </table:table-cell>
              <table:table-cell office:value-type="float" office:value="0.909257">
                <text:p>0.909257</text:p>
              </table:table-cell>
              <table:table-cell office:value-type="float" office:value="0.944457">
                <text:p>0.944457</text:p>
              </table:table-cell>
              <table:table-cell office:value-type="float" office:value="0.968">
                <text:p>0.968</text:p>
              </table:table-cell>
              <table:table-cell office:value-type="float" office:value="0.746469">
                <text:p>0.74646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433829">
                <text:p>0.433829</text:p>
              </table:table-cell>
              <table:table-cell office:value-type="float" office:value="0.577143">
                <text:p>0.577143</text:p>
              </table:table-cell>
              <table:table-cell office:value-type="float" office:value="0.651886">
                <text:p>0.651886</text:p>
              </table:table-cell>
              <table:table-cell office:value-type="float" office:value="0.701257">
                <text:p>0.701257</text:p>
              </table:table-cell>
              <table:table-cell office:value-type="float" office:value="0.754971">
                <text:p>0.754971</text:p>
              </table:table-cell>
              <table:table-cell office:value-type="float" office:value="0.815314">
                <text:p>0.815314</text:p>
              </table:table-cell>
              <table:table-cell office:value-type="float" office:value="0.8592">
                <text:p>0.8592</text:p>
              </table:table-cell>
              <table:table-cell office:value-type="float" office:value="0.893486">
                <text:p>0.893486</text:p>
              </table:table-cell>
              <table:table-cell office:value-type="float" office:value="0.916114">
                <text:p>0.916114</text:p>
              </table:table-cell>
              <table:table-cell office:value-type="float" office:value="0.944229">
                <text:p>0.944229</text:p>
              </table:table-cell>
              <table:table-cell office:value-type="float" office:value="0.968">
                <text:p>0.968</text:p>
              </table:table-cell>
              <table:table-cell office:value-type="float" office:value="0.754743">
                <text:p>0.75474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398857">
                <text:p>0.398857</text:p>
              </table:table-cell>
              <table:table-cell office:value-type="float" office:value="0.508114">
                <text:p>0.508114</text:p>
              </table:table-cell>
              <table:table-cell office:value-type="float" office:value="0.610057">
                <text:p>0.610057</text:p>
              </table:table-cell>
              <table:table-cell office:value-type="float" office:value="0.676114">
                <text:p>0.676114</text:p>
              </table:table-cell>
              <table:table-cell office:value-type="float" office:value="0.736229">
                <text:p>0.736229</text:p>
              </table:table-cell>
              <table:table-cell office:value-type="float" office:value="0.795657">
                <text:p>0.795657</text:p>
              </table:table-cell>
              <table:table-cell office:value-type="float" office:value="0.847086">
                <text:p>0.847086</text:p>
              </table:table-cell>
              <table:table-cell office:value-type="float" office:value="0.8896">
                <text:p>0.8896</text:p>
              </table:table-cell>
              <table:table-cell office:value-type="float" office:value="0.917029">
                <text:p>0.917029</text:p>
              </table:table-cell>
              <table:table-cell office:value-type="float" office:value="0.944">
                <text:p>0.944</text:p>
              </table:table-cell>
              <table:table-cell office:value-type="float" office:value="0.968">
                <text:p>0.968</text:p>
              </table:table-cell>
              <table:table-cell office:value-type="float" office:value="0.732274">
                <text:p>0.73227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420343">
                <text:p>0.420343</text:p>
              </table:table-cell>
              <table:table-cell office:value-type="float" office:value="0.5696">
                <text:p>0.5696</text:p>
              </table:table-cell>
              <table:table-cell office:value-type="float" office:value="0.639771">
                <text:p>0.639771</text:p>
              </table:table-cell>
              <table:table-cell office:value-type="float" office:value="0.684343">
                <text:p>0.684343</text:p>
              </table:table-cell>
              <table:table-cell office:value-type="float" office:value="0.748343">
                <text:p>0.748343</text:p>
              </table:table-cell>
              <table:table-cell office:value-type="float" office:value="0.802286">
                <text:p>0.802286</text:p>
              </table:table-cell>
              <table:table-cell office:value-type="float" office:value="0.844343">
                <text:p>0.844343</text:p>
              </table:table-cell>
              <table:table-cell office:value-type="float" office:value="0.8864">
                <text:p>0.8864</text:p>
              </table:table-cell>
              <table:table-cell office:value-type="float" office:value="0.913371">
                <text:p>0.913371</text:p>
              </table:table-cell>
              <table:table-cell office:value-type="float" office:value="0.946057">
                <text:p>0.946057</text:p>
              </table:table-cell>
              <table:table-cell office:value-type="float" office:value="0.976">
                <text:p>0.976</text:p>
              </table:table-cell>
              <table:table-cell office:value-type="float" office:value="0.745486">
                <text:p>0.74548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438629">
                <text:p>0.438629</text:p>
              </table:table-cell>
              <table:table-cell office:value-type="float" office:value="0.568457">
                <text:p>0.568457</text:p>
              </table:table-cell>
              <table:table-cell office:value-type="float" office:value="0.640914">
                <text:p>0.640914</text:p>
              </table:table-cell>
              <table:table-cell office:value-type="float" office:value="0.693486">
                <text:p>0.693486</text:p>
              </table:table-cell>
              <table:table-cell office:value-type="float" office:value="0.749943">
                <text:p>0.749943</text:p>
              </table:table-cell>
              <table:table-cell office:value-type="float" office:value="0.797714">
                <text:p>0.797714</text:p>
              </table:table-cell>
              <table:table-cell office:value-type="float" office:value="0.834514">
                <text:p>0.834514</text:p>
              </table:table-cell>
              <table:table-cell office:value-type="float" office:value="0.8832">
                <text:p>0.8832</text:p>
              </table:table-cell>
              <table:table-cell office:value-type="float" office:value="0.912">
                <text:p>0.912</text:p>
              </table:table-cell>
              <table:table-cell office:value-type="float" office:value="0.944">
                <text:p>0.944</text:p>
              </table:table-cell>
              <table:table-cell office:value-type="float" office:value="0.968">
                <text:p>0.968</text:p>
              </table:table-cell>
              <table:table-cell office:value-type="float" office:value="0.746286">
                <text:p>0.74628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417371">
                <text:p>0.417371</text:p>
              </table:table-cell>
              <table:table-cell office:value-type="float" office:value="0.554514">
                <text:p>0.554514</text:p>
              </table:table-cell>
              <table:table-cell office:value-type="float" office:value="0.637029">
                <text:p>0.637029</text:p>
              </table:table-cell>
              <table:table-cell office:value-type="float" office:value="0.681829">
                <text:p>0.681829</text:p>
              </table:table-cell>
              <table:table-cell office:value-type="float" office:value="0.737829">
                <text:p>0.737829</text:p>
              </table:table-cell>
              <table:table-cell office:value-type="float" office:value="0.793143">
                <text:p>0.793143</text:p>
              </table:table-cell>
              <table:table-cell office:value-type="float" office:value="0.838629">
                <text:p>0.838629</text:p>
              </table:table-cell>
              <table:table-cell office:value-type="float" office:value="0.885714">
                <text:p>0.885714</text:p>
              </table:table-cell>
              <table:table-cell office:value-type="float" office:value="0.914057">
                <text:p>0.914057</text:p>
              </table:table-cell>
              <table:table-cell office:value-type="float" office:value="0.944457">
                <text:p>0.944457</text:p>
              </table:table-cell>
              <table:table-cell office:value-type="float" office:value="0.96">
                <text:p>0.96</text:p>
              </table:table-cell>
              <table:table-cell office:value-type="float" office:value="0.740457">
                <text:p>0.74045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426286">
                <text:p>0.426286</text:p>
              </table:table-cell>
              <table:table-cell office:value-type="float" office:value="0.584914">
                <text:p>0.584914</text:p>
              </table:table-cell>
              <table:table-cell office:value-type="float" office:value="0.655771">
                <text:p>0.655771</text:p>
              </table:table-cell>
              <table:table-cell office:value-type="float" office:value="0.703543">
                <text:p>0.703543</text:p>
              </table:table-cell>
              <table:table-cell office:value-type="float" office:value="0.765486">
                <text:p>0.765486</text:p>
              </table:table-cell>
              <table:table-cell office:value-type="float" office:value="0.814171">
                <text:p>0.814171</text:p>
              </table:table-cell>
              <table:table-cell office:value-type="float" office:value="0.864457">
                <text:p>0.864457</text:p>
              </table:table-cell>
              <table:table-cell office:value-type="float" office:value="0.894171">
                <text:p>0.894171</text:p>
              </table:table-cell>
              <table:table-cell office:value-type="float" office:value="0.9168">
                <text:p>0.9168</text:p>
              </table:table-cell>
              <table:table-cell office:value-type="float" office:value="0.944457">
                <text:p>0.944457</text:p>
              </table:table-cell>
              <table:table-cell office:value-type="float" office:value="0.96">
                <text:p>0.96</text:p>
              </table:table-cell>
              <table:table-cell office:value-type="float" office:value="0.757006">
                <text:p>0.75700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457143">
                <text:p>0.457143</text:p>
              </table:table-cell>
              <table:table-cell office:value-type="float" office:value="0.586057">
                <text:p>0.586057</text:p>
              </table:table-cell>
              <table:table-cell office:value-type="float" office:value="0.655086">
                <text:p>0.655086</text:p>
              </table:table-cell>
              <table:table-cell office:value-type="float" office:value="0.693486">
                <text:p>0.693486</text:p>
              </table:table-cell>
              <table:table-cell office:value-type="float" office:value="0.751086">
                <text:p>0.751086</text:p>
              </table:table-cell>
              <table:table-cell office:value-type="float" office:value="0.805486">
                <text:p>0.805486</text:p>
              </table:table-cell>
              <table:table-cell office:value-type="float" office:value="0.851429">
                <text:p>0.851429</text:p>
              </table:table-cell>
              <table:table-cell office:value-type="float" office:value="0.892571">
                <text:p>0.892571</text:p>
              </table:table-cell>
              <table:table-cell office:value-type="float" office:value="0.915429">
                <text:p>0.915429</text:p>
              </table:table-cell>
              <table:table-cell office:value-type="float" office:value="0.946514">
                <text:p>0.946514</text:p>
              </table:table-cell>
              <table:table-cell office:value-type="float" office:value="0.96">
                <text:p>0.96</text:p>
              </table:table-cell>
              <table:table-cell office:value-type="float" office:value="0.755429">
                <text:p>0.75542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422171">
                <text:p>0.422171</text:p>
              </table:table-cell>
              <table:table-cell office:value-type="float" office:value="0.577143">
                <text:p>0.577143</text:p>
              </table:table-cell>
              <table:table-cell office:value-type="float" office:value="0.660114">
                <text:p>0.660114</text:p>
              </table:table-cell>
              <table:table-cell office:value-type="float" office:value="0.703543">
                <text:p>0.703543</text:p>
              </table:table-cell>
              <table:table-cell office:value-type="float" office:value="0.751543">
                <text:p>0.751543</text:p>
              </table:table-cell>
              <table:table-cell office:value-type="float" office:value="0.8096">
                <text:p>0.8096</text:p>
              </table:table-cell>
              <table:table-cell office:value-type="float" office:value="0.862857">
                <text:p>0.862857</text:p>
              </table:table-cell>
              <table:table-cell office:value-type="float" office:value="0.896229">
                <text:p>0.896229</text:p>
              </table:table-cell>
              <table:table-cell office:value-type="float" office:value="0.9168">
                <text:p>0.9168</text:p>
              </table:table-cell>
              <table:table-cell office:value-type="float" office:value="0.946057">
                <text:p>0.946057</text:p>
              </table:table-cell>
              <table:table-cell office:value-type="float" office:value="0.968">
                <text:p>0.968</text:p>
              </table:table-cell>
              <table:table-cell office:value-type="float" office:value="0.754606">
                <text:p>0.754606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447086">
                <text:p>0.447086</text:p>
              </table:table-cell>
              <table:table-cell office:value-type="float" office:value="0.607543">
                <text:p>0.607543</text:p>
              </table:table-cell>
              <table:table-cell office:value-type="float" office:value="0.675429">
                <text:p>0.675429</text:p>
              </table:table-cell>
              <table:table-cell office:value-type="float" office:value="0.730971">
                <text:p>0.730971</text:p>
              </table:table-cell>
              <table:table-cell office:value-type="float" office:value="0.786286">
                <text:p>0.786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871086">
                <text:p>0.871086</text:p>
              </table:table-cell>
              <table:table-cell office:value-type="float" office:value="0.897143">
                <text:p>0.897143</text:p>
              </table:table-cell>
              <table:table-cell office:value-type="float" office:value="0.918629">
                <text:p>0.918629</text:p>
              </table:table-cell>
              <table:table-cell office:value-type="float" office:value="0.9456">
                <text:p>0.9456</text:p>
              </table:table-cell>
              <table:table-cell office:value-type="float" office:value="0.968">
                <text:p>0.968</text:p>
              </table:table-cell>
              <table:table-cell office:value-type="float" office:value="0.770834">
                <text:p>0.77083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4384">
                <text:p>0.4384</text:p>
              </table:table-cell>
              <table:table-cell office:value-type="float" office:value="0.620114">
                <text:p>0.620114</text:p>
              </table:table-cell>
              <table:table-cell office:value-type="float" office:value="0.694629">
                <text:p>0.694629</text:p>
              </table:table-cell>
              <table:table-cell office:value-type="float" office:value="0.748571">
                <text:p>0.748571</text:p>
              </table:table-cell>
              <table:table-cell office:value-type="float" office:value="0.799086">
                <text:p>0.799086</text:p>
              </table:table-cell>
              <table:table-cell office:value-type="float" office:value="0.846857">
                <text:p>0.846857</text:p>
              </table:table-cell>
              <table:table-cell office:value-type="float" office:value="0.882286">
                <text:p>0.882286</text:p>
              </table:table-cell>
              <table:table-cell office:value-type="float" office:value="0.904457">
                <text:p>0.904457</text:p>
              </table:table-cell>
              <table:table-cell office:value-type="float" office:value="0.922971">
                <text:p>0.922971</text:p>
              </table:table-cell>
              <table:table-cell office:value-type="float" office:value="0.946514">
                <text:p>0.946514</text:p>
              </table:table-cell>
              <table:table-cell office:value-type="float" office:value="0.968">
                <text:p>0.968</text:p>
              </table:table-cell>
              <table:table-cell office:value-type="float" office:value="0.780389">
                <text:p>0.780389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458514">
                <text:p>0.458514</text:p>
              </table:table-cell>
              <table:table-cell office:value-type="float" office:value="0.632686">
                <text:p>0.632686</text:p>
              </table:table-cell>
              <table:table-cell office:value-type="float" office:value="0.702857">
                <text:p>0.702857</text:p>
              </table:table-cell>
              <table:table-cell office:value-type="float" office:value="0.757257">
                <text:p>0.757257</text:p>
              </table:table-cell>
              <table:table-cell office:value-type="float" office:value="0.810971">
                <text:p>0.810971</text:p>
              </table:table-cell>
              <table:table-cell office:value-type="float" office:value="0.856">
                <text:p>0.856</text:p>
              </table:table-cell>
              <table:table-cell office:value-type="float" office:value="0.881829">
                <text:p>0.881829</text:p>
              </table:table-cell>
              <table:table-cell office:value-type="float" office:value="0.904">
                <text:p>0.904</text:p>
              </table:table-cell>
              <table:table-cell office:value-type="float" office:value="0.921143">
                <text:p>0.921143</text:p>
              </table:table-cell>
              <table:table-cell office:value-type="float" office:value="0.945143">
                <text:p>0.945143</text:p>
              </table:table-cell>
              <table:table-cell office:value-type="float" office:value="0.96">
                <text:p>0.96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4496">
                <text:p>0.4496</text:p>
              </table:table-cell>
              <table:table-cell office:value-type="float" office:value="0.629714">
                <text:p>0.629714</text:p>
              </table:table-cell>
              <table:table-cell office:value-type="float" office:value="0.695314">
                <text:p>0.695314</text:p>
              </table:table-cell>
              <table:table-cell office:value-type="float" office:value="0.755429">
                <text:p>0.755429</text:p>
              </table:table-cell>
              <table:table-cell office:value-type="float" office:value="0.805714">
                <text:p>0.805714</text:p>
              </table:table-cell>
              <table:table-cell office:value-type="float" office:value="0.844343">
                <text:p>0.844343</text:p>
              </table:table-cell>
              <table:table-cell office:value-type="float" office:value="0.8736">
                <text:p>0.8736</text:p>
              </table:table-cell>
              <table:table-cell office:value-type="float" office:value="0.896686">
                <text:p>0.896686</text:p>
              </table:table-cell>
              <table:table-cell office:value-type="float" office:value="0.9152">
                <text:p>0.9152</text:p>
              </table:table-cell>
              <table:table-cell office:value-type="float" office:value="0.937829">
                <text:p>0.937829</text:p>
              </table:table-cell>
              <table:table-cell office:value-type="float" office:value="0.96">
                <text:p>0.96</text:p>
              </table:table-cell>
              <table:table-cell office:value-type="float" office:value="0.780343">
                <text:p>0.78034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418514">
                <text:p>0.418514</text:p>
              </table:table-cell>
              <table:table-cell office:value-type="float" office:value="0.5872">
                <text:p>0.5872</text:p>
              </table:table-cell>
              <table:table-cell office:value-type="float" office:value="0.675429">
                <text:p>0.675429</text:p>
              </table:table-cell>
              <table:table-cell office:value-type="float" office:value="0.749257">
                <text:p>0.749257</text:p>
              </table:table-cell>
              <table:table-cell office:value-type="float" office:value="0.813257">
                <text:p>0.813257</text:p>
              </table:table-cell>
              <table:table-cell office:value-type="float" office:value="0.851886">
                <text:p>0.851886</text:p>
              </table:table-cell>
              <table:table-cell office:value-type="float" office:value="0.876343">
                <text:p>0.876343</text:p>
              </table:table-cell>
              <table:table-cell office:value-type="float" office:value="0.898286">
                <text:p>0.898286</text:p>
              </table:table-cell>
              <table:table-cell office:value-type="float" office:value="0.9168">
                <text:p>0.9168</text:p>
              </table:table-cell>
              <table:table-cell office:value-type="float" office:value="0.938057">
                <text:p>0.938057</text:p>
              </table:table-cell>
              <table:table-cell office:value-type="float" office:value="0.96">
                <text:p>0.96</text:p>
              </table:table-cell>
              <table:table-cell office:value-type="float" office:value="0.772503">
                <text:p>0.772503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473829">
                <text:p>0.473829</text:p>
              </table:table-cell>
              <table:table-cell office:value-type="float" office:value="0.630857">
                <text:p>0.630857</text:p>
              </table:table-cell>
              <table:table-cell office:value-type="float" office:value="0.692571">
                <text:p>0.692571</text:p>
              </table:table-cell>
              <table:table-cell office:value-type="float" office:value="0.7584">
                <text:p>0.7584</text:p>
              </table:table-cell>
              <table:table-cell office:value-type="float" office:value="0.823543">
                <text:p>0.823543</text:p>
              </table:table-cell>
              <table:table-cell office:value-type="float" office:value="0.866057">
                <text:p>0.866057</text:p>
              </table:table-cell>
              <table:table-cell office:value-type="float" office:value="0.8864">
                <text:p>0.8864</text:p>
              </table:table-cell>
              <table:table-cell office:value-type="float" office:value="0.903543">
                <text:p>0.903543</text:p>
              </table:table-cell>
              <table:table-cell office:value-type="float" office:value="0.918629">
                <text:p>0.918629</text:p>
              </table:table-cell>
              <table:table-cell office:value-type="float" office:value="0.940343">
                <text:p>0.940343</text:p>
              </table:table-cell>
              <table:table-cell office:value-type="float" office:value="0.96">
                <text:p>0.96</text:p>
              </table:table-cell>
              <table:table-cell office:value-type="float" office:value="0.789417">
                <text:p>0.78941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517257">
                <text:p>0.517257</text:p>
              </table:table-cell>
              <table:table-cell office:value-type="float" office:value="0.653714">
                <text:p>0.653714</text:p>
              </table:table-cell>
              <table:table-cell office:value-type="float" office:value="0.710857">
                <text:p>0.710857</text:p>
              </table:table-cell>
              <table:table-cell office:value-type="float" office:value="0.762057">
                <text:p>0.762057</text:p>
              </table:table-cell>
              <table:table-cell office:value-type="float" office:value="0.811886">
                <text:p>0.811886</text:p>
              </table:table-cell>
              <table:table-cell office:value-type="float" office:value="0.858514">
                <text:p>0.858514</text:p>
              </table:table-cell>
              <table:table-cell office:value-type="float" office:value="0.885943">
                <text:p>0.885943</text:p>
              </table:table-cell>
              <table:table-cell office:value-type="float" office:value="0.903543">
                <text:p>0.903543</text:p>
              </table:table-cell>
              <table:table-cell office:value-type="float" office:value="0.919086">
                <text:p>0.919086</text:p>
              </table:table-cell>
              <table:table-cell office:value-type="float" office:value="0.9424">
                <text:p>0.9424</text:p>
              </table:table-cell>
              <table:table-cell office:value-type="float" office:value="0.96">
                <text:p>0.96</text:p>
              </table:table-cell>
              <table:table-cell office:value-type="float" office:value="0.796526">
                <text:p>0.79652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544914">
                <text:p>0.544914</text:p>
              </table:table-cell>
              <table:table-cell office:value-type="float" office:value="0.662629">
                <text:p>0.662629</text:p>
              </table:table-cell>
              <table:table-cell office:value-type="float" office:value="0.7248">
                <text:p>0.7248</text:p>
              </table:table-cell>
              <table:table-cell office:value-type="float" office:value="0.777829">
                <text:p>0.777829</text:p>
              </table:table-cell>
              <table:table-cell office:value-type="float" office:value="0.823543">
                <text:p>0.823543</text:p>
              </table:table-cell>
              <table:table-cell office:value-type="float" office:value="0.859429">
                <text:p>0.859429</text:p>
              </table:table-cell>
              <table:table-cell office:value-type="float" office:value="0.883886">
                <text:p>0.883886</text:p>
              </table:table-cell>
              <table:table-cell office:value-type="float" office:value="0.902171">
                <text:p>0.902171</text:p>
              </table:table-cell>
              <table:table-cell office:value-type="float" office:value="0.917029">
                <text:p>0.917029</text:p>
              </table:table-cell>
              <table:table-cell office:value-type="float" office:value="0.9408">
                <text:p>0.9408</text:p>
              </table:table-cell>
              <table:table-cell office:value-type="float" office:value="0.96">
                <text:p>0.96</text:p>
              </table:table-cell>
              <table:table-cell office:value-type="float" office:value="0.803703">
                <text:p>0.803703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513143">
                <text:p>0.513143</text:p>
              </table:table-cell>
              <table:table-cell office:value-type="float" office:value="0.656457">
                <text:p>0.656457</text:p>
              </table:table-cell>
              <table:table-cell office:value-type="float" office:value="0.714743">
                <text:p>0.714743</text:p>
              </table:table-cell>
              <table:table-cell office:value-type="float" office:value="0.768914">
                <text:p>0.768914</text:p>
              </table:table-cell>
              <table:table-cell office:value-type="float" office:value="0.819429">
                <text:p>0.819429</text:p>
              </table:table-cell>
              <table:table-cell office:value-type="float" office:value="0.8544">
                <text:p>0.8544</text:p>
              </table:table-cell>
              <table:table-cell office:value-type="float" office:value="0.879314">
                <text:p>0.879314</text:p>
              </table:table-cell>
              <table:table-cell office:value-type="float" office:value="0.895086">
                <text:p>0.895086</text:p>
              </table:table-cell>
              <table:table-cell office:value-type="float" office:value="0.913371">
                <text:p>0.913371</text:p>
              </table:table-cell>
              <table:table-cell office:value-type="float" office:value="0.940571">
                <text:p>0.940571</text:p>
              </table:table-cell>
              <table:table-cell office:value-type="float" office:value="0.96">
                <text:p>0.96</text:p>
              </table:table-cell>
              <table:table-cell office:value-type="float" office:value="0.795543">
                <text:p>0.79554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522743">
                <text:p>0.522743</text:p>
              </table:table-cell>
              <table:table-cell office:value-type="float" office:value="0.658286">
                <text:p>0.658286</text:p>
              </table:table-cell>
              <table:table-cell office:value-type="float" office:value="0.718857">
                <text:p>0.718857</text:p>
              </table:table-cell>
              <table:table-cell office:value-type="float" office:value="0.766857">
                <text:p>0.766857</text:p>
              </table:table-cell>
              <table:table-cell office:value-type="float" office:value="0.813257">
                <text:p>0.813257</text:p>
              </table:table-cell>
              <table:table-cell office:value-type="float" office:value="0.850514">
                <text:p>0.850514</text:p>
              </table:table-cell>
              <table:table-cell office:value-type="float" office:value="0.878171">
                <text:p>0.878171</text:p>
              </table:table-cell>
              <table:table-cell office:value-type="float" office:value="0.8976">
                <text:p>0.8976</text:p>
              </table:table-cell>
              <table:table-cell office:value-type="float" office:value="0.920229">
                <text:p>0.920229</text:p>
              </table:table-cell>
              <table:table-cell office:value-type="float" office:value="0.944457">
                <text:p>0.944457</text:p>
              </table:table-cell>
              <table:table-cell office:value-type="float" office:value="0.96">
                <text:p>0.96</text:p>
              </table:table-cell>
              <table:table-cell office:value-type="float" office:value="0.797097">
                <text:p>0.797097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539657">
                <text:p>0.539657</text:p>
              </table:table-cell>
              <table:table-cell office:value-type="float" office:value="0.664686">
                <text:p>0.664686</text:p>
              </table:table-cell>
              <table:table-cell office:value-type="float" office:value="0.733029">
                <text:p>0.733029</text:p>
              </table:table-cell>
              <table:table-cell office:value-type="float" office:value="0.791314">
                <text:p>0.791314</text:p>
              </table:table-cell>
              <table:table-cell office:value-type="float" office:value="0.831086">
                <text:p>0.831086</text:p>
              </table:table-cell>
              <table:table-cell office:value-type="float" office:value="0.862629">
                <text:p>0.862629</text:p>
              </table:table-cell>
              <table:table-cell office:value-type="float" office:value="0.882286">
                <text:p>0.882286</text:p>
              </table:table-cell>
              <table:table-cell office:value-type="float" office:value="0.902171">
                <text:p>0.902171</text:p>
              </table:table-cell>
              <table:table-cell office:value-type="float" office:value="0.922286">
                <text:p>0.922286</text:p>
              </table:table-cell>
              <table:table-cell office:value-type="float" office:value="0.945829">
                <text:p>0.945829</text:p>
              </table:table-cell>
              <table:table-cell office:value-type="float" office:value="0.96">
                <text:p>0.96</text:p>
              </table:table-cell>
              <table:table-cell office:value-type="float" office:value="0.807497">
                <text:p>0.807497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5008">
                <text:p>0.5008</text:p>
              </table:table-cell>
              <table:table-cell office:value-type="float" office:value="0.648457">
                <text:p>0.648457</text:p>
              </table:table-cell>
              <table:table-cell office:value-type="float" office:value="0.727543">
                <text:p>0.727543</text:p>
              </table:table-cell>
              <table:table-cell office:value-type="float" office:value="0.788114">
                <text:p>0.788114</text:p>
              </table:table-cell>
              <table:table-cell office:value-type="float" office:value="0.8288">
                <text:p>0.8288</text:p>
              </table:table-cell>
              <table:table-cell office:value-type="float" office:value="0.868343">
                <text:p>0.868343</text:p>
              </table:table-cell>
              <table:table-cell office:value-type="float" office:value="0.886629">
                <text:p>0.886629</text:p>
              </table:table-cell>
              <table:table-cell office:value-type="float" office:value="0.903771">
                <text:p>0.903771</text:p>
              </table:table-cell>
              <table:table-cell office:value-type="float" office:value="0.925714">
                <text:p>0.925714</text:p>
              </table:table-cell>
              <table:table-cell office:value-type="float" office:value="0.946971">
                <text:p>0.946971</text:p>
              </table:table-cell>
              <table:table-cell office:value-type="float" office:value="0.96">
                <text:p>0.96</text:p>
              </table:table-cell>
              <table:table-cell office:value-type="float" office:value="0.802514">
                <text:p>0.80251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537143">
                <text:p>0.537143</text:p>
              </table:table-cell>
              <table:table-cell office:value-type="float" office:value="0.679314">
                <text:p>0.679314</text:p>
              </table:table-cell>
              <table:table-cell office:value-type="float" office:value="0.744686">
                <text:p>0.744686</text:p>
              </table:table-cell>
              <table:table-cell office:value-type="float" office:value="0.790857">
                <text:p>0.790857</text:p>
              </table:table-cell>
              <table:table-cell office:value-type="float" office:value="0.832914">
                <text:p>0.832914</text:p>
              </table:table-cell>
              <table:table-cell office:value-type="float" office:value="0.868571">
                <text:p>0.868571</text:p>
              </table:table-cell>
              <table:table-cell office:value-type="float" office:value="0.890286">
                <text:p>0.890286</text:p>
              </table:table-cell>
              <table:table-cell office:value-type="float" office:value="0.910629">
                <text:p>0.910629</text:p>
              </table:table-cell>
              <table:table-cell office:value-type="float" office:value="0.928229">
                <text:p>0.928229</text:p>
              </table:table-cell>
              <table:table-cell office:value-type="float" office:value="0.945829">
                <text:p>0.945829</text:p>
              </table:table-cell>
              <table:table-cell office:value-type="float" office:value="0.968">
                <text:p>0.968</text:p>
              </table:table-cell>
              <table:table-cell office:value-type="float" office:value="0.812846">
                <text:p>0.81284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514971">
                <text:p>0.514971</text:p>
              </table:table-cell>
              <table:table-cell office:value-type="float" office:value="0.6624">
                <text:p>0.6624</text:p>
              </table:table-cell>
              <table:table-cell office:value-type="float" office:value="0.734857">
                <text:p>0.734857</text:p>
              </table:table-cell>
              <table:table-cell office:value-type="float" office:value="0.780114">
                <text:p>0.780114</text:p>
              </table:table-cell>
              <table:table-cell office:value-type="float" office:value="0.8144">
                <text:p>0.8144</text:p>
              </table:table-cell>
              <table:table-cell office:value-type="float" office:value="0.8576">
                <text:p>0.8576</text:p>
              </table:table-cell>
              <table:table-cell office:value-type="float" office:value="0.885486">
                <text:p>0.885486</text:p>
              </table:table-cell>
              <table:table-cell office:value-type="float" office:value="0.909486">
                <text:p>0.909486</text:p>
              </table:table-cell>
              <table:table-cell office:value-type="float" office:value="0.927771">
                <text:p>0.927771</text:p>
              </table:table-cell>
              <table:table-cell office:value-type="float" office:value="0.9456">
                <text:p>0.9456</text:p>
              </table:table-cell>
              <table:table-cell office:value-type="float" office:value="0.96">
                <text:p>0.96</text:p>
              </table:table-cell>
              <table:table-cell office:value-type="float" office:value="0.803269">
                <text:p>0.8032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